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99mm"/>
    </style:style>
    <style:style style:name="co2" style:family="table-column">
      <style:table-column-properties fo:break-before="auto" style:column-width="24.73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23.57mm"/>
    </style:style>
    <style:style style:name="co7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12.51mm"/>
    </style:style>
    <style:style style:name="co12" style:family="table-column">
      <style:table-column-properties fo:break-before="auto" style:column-width="17.0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.35mm"/>
    </style:style>
    <style:style style:name="co15" style:family="table-column">
      <style:table-column-properties fo:break-before="auto" style:column-width="9.23mm"/>
    </style:style>
    <style:style style:name="co16" style:family="table-column">
      <style:table-column-properties fo:break-before="auto" style:column-width="18.33mm"/>
    </style:style>
    <style:style style:name="co17" style:family="table-column">
      <style:table-column-properties fo:break-before="auto" style:column-width="17.15mm"/>
    </style:style>
    <style:style style:name="co18" style:family="table-column">
      <style:table-column-properties fo:break-before="auto" style:column-width="16.9mm"/>
    </style:style>
    <style:style style:name="co19" style:family="table-column">
      <style:table-column-properties fo:break-before="auto" style:column-width="22.38mm"/>
    </style:style>
    <style:style style:name="co20" style:family="table-column">
      <style:table-column-properties fo:break-before="auto" style:column-width="10.64mm"/>
    </style:style>
    <style:style style:name="co21" style:family="table-column">
      <style:table-column-properties fo:break-before="auto" style:column-width="19.76mm"/>
    </style:style>
    <style:style style:name="co22" style:family="table-column">
      <style:table-column-properties fo:break-before="auto" style:column-width="4.52mm"/>
    </style:style>
    <style:style style:name="co23" style:family="table-column">
      <style:table-column-properties fo:break-before="auto" style:column-width="6.1mm"/>
    </style:style>
    <style:style style:name="co24" style:family="table-column">
      <style:table-column-properties fo:break-before="auto" style:column-width="19.53mm"/>
    </style:style>
    <style:style style:name="co25" style:family="table-column">
      <style:table-column-properties fo:break-before="auto" style:column-width="20.14mm"/>
    </style:style>
    <style:style style:name="co26" style:family="table-column">
      <style:table-column-properties fo:break-before="auto" style:column-width="19.05mm"/>
    </style:style>
    <style:style style:name="co27" style:family="table-column">
      <style:table-column-properties fo:break-before="auto" style:column-width="14.76mm"/>
    </style:style>
    <style:style style:name="co28" style:family="table-column">
      <style:table-column-properties fo:break-before="auto" style:column-width="16.62mm"/>
    </style:style>
    <style:style style:name="co29" style:family="table-column">
      <style:table-column-properties fo:break-before="auto" style:column-width="14.64mm"/>
    </style:style>
    <style:style style:name="co30" style:family="table-column">
      <style:table-column-properties fo:break-before="auto" style:column-width="21.98mm"/>
    </style:style>
    <style:style style:name="co31" style:family="table-column">
      <style:table-column-properties fo:break-before="auto" style:column-width="19.23mm"/>
    </style:style>
    <style:style style:name="co32" style:family="table-column">
      <style:table-column-properties fo:break-before="auto" style:column-width="17.09mm"/>
    </style:style>
    <style:style style:name="co33" style:family="table-column">
      <style:table-column-properties fo:break-before="auto" style:column-width="16.67mm"/>
    </style:style>
    <style:style style:name="co34" style:family="table-column">
      <style:table-column-properties fo:break-before="auto" style:column-width="15.22mm"/>
    </style:style>
    <style:style style:name="co35" style:family="table-column">
      <style:table-column-properties fo:break-before="auto" style:column-width="15.12mm"/>
    </style:style>
    <style:style style:name="co36" style:family="table-column">
      <style:table-column-properties fo:break-before="auto" style:column-width="5.31mm"/>
    </style:style>
    <style:style style:name="co37" style:family="table-column">
      <style:table-column-properties fo:break-before="auto" style:column-width="20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16.47mm"/>
    </style:style>
    <style:style style:name="co40" style:family="table-column">
      <style:table-column-properties fo:break-before="auto" style:column-width="17.71mm"/>
    </style:style>
    <style:style style:name="co41" style:family="table-column">
      <style:table-column-properties fo:break-before="auto" style:column-width="14.68mm"/>
    </style:style>
    <style:style style:name="co42" style:family="table-column">
      <style:table-column-properties fo:break-before="auto" style:column-width="15.77mm"/>
    </style:style>
    <style:style style:name="co43" style:family="table-column">
      <style:table-column-properties fo:break-before="auto" style:column-width="5.94mm"/>
    </style:style>
    <style:style style:name="co44" style:family="table-column">
      <style:table-column-properties fo:break-before="auto" style:column-width="8.85mm"/>
    </style:style>
    <style:style style:name="co45" style:family="table-column">
      <style:table-column-properties fo:break-before="auto" style:column-width="21.04mm"/>
    </style:style>
    <style:style style:name="co46" style:family="table-column">
      <style:table-column-properties fo:break-before="auto" style:column-width="3.03mm"/>
    </style:style>
    <style:style style:name="co47" style:family="table-column">
      <style:table-column-properties fo:break-before="auto" style:column-width="6.42mm"/>
    </style:style>
    <style:style style:name="co48" style:family="table-column">
      <style:table-column-properties fo:break-before="auto" style:column-width="18.8mm"/>
    </style:style>
    <style:style style:name="co49" style:family="table-column">
      <style:table-column-properties fo:break-before="auto" style:column-width="18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99" style:family="table-cell" style:parent-style-name="Default"/>
    <style:style style:name="ce100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8" style:family="table-cell" style:parent-style-name="Default" style:data-style-name="N121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2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fo:border-bottom="none" fo:background-color="#ff7b5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 style:data-style-name="N10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 style:data-style-name="N104">
      <style:table-cell-properties fo:border-bottom="0.06pt solid #000000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" style:family="table-cell" style:parent-style-name="Default" style:data-style-name="N135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25" style:family="table-cell" style:parent-style-name="Default" style:data-style-name="N103">
      <style:table-cell-properties fo:border-bottom="none" fo:background-color="#e0c2cd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" style:family="table-cell" style:parent-style-name="Default" style:data-style-name="N103">
      <style:table-cell-properties fo:border-bottom="0.06pt solid #000000" fo:background-color="#e0c2cd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7" style:family="table-cell" style:parent-style-name="Default">
      <style:table-cell-properties fo:background-color="#e0c2cd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33" style:family="table-cell" style:parent-style-name="Default">
      <style:table-cell-properties fo:border-bottom="none" fo:background-color="#3465a4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30" style:family="table-cell" style:parent-style-name="Default" style:data-style-name="N103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" style:family="table-cell" style:parent-style-name="Default" style:data-style-name="N103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" style:family="table-cell" style:parent-style-name="Default" style:data-style-name="N103">
      <style:table-cell-properties fo:border-bottom="none" fo:background-color="#cc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3" style:family="table-cell" style:parent-style-name="Default" style:data-style-name="N103">
      <style:table-cell-properties fo:border-bottom="0.06pt solid #000000" fo:background-color="#cc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fo:border-bottom="none" fo:background-color="#ffff38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36" style:family="table-cell" style:parent-style-name="Default" style:data-style-name="N104">
      <style:table-cell-properties fo:background-color="#ccffcc"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7" style:family="table-cell" style:parent-style-name="Default" style:data-style-name="N104">
      <style:table-cell-properties fo:border-bottom="0.06pt solid #000000" fo:background-color="#ccffcc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8" style:family="table-cell" style:parent-style-name="Default" style:data-style-name="N135">
      <style:table-cell-properties fo:border-bottom="0.06pt solid #000000" fo:background-color="#ffa6a6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39" style:family="table-cell" style:parent-style-name="Default" style:data-style-name="N103">
      <style:table-cell-properties fo:border-bottom="none" fo:background-color="#ccffcc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" style:family="table-cell" style:parent-style-name="Default" style:data-style-name="N103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" style:family="table-cell" style:parent-style-name="Default" style:data-style-name="N103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46" style:family="table-cell" style:parent-style-name="Default">
      <style:table-cell-properties fo:border-bottom="none" fo:background-color="#ff860d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2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" style:family="table-cell" style:parent-style-name="Default" style:data-style-name="N104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4" style:family="table-cell" style:parent-style-name="Default" style:data-style-name="N135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45" style:family="table-cell" style:parent-style-name="Default" style:data-style-name="N120">
      <style:table-cell-properties fo:border-bottom="none" fo:background-color="#e0c2cd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6" style:family="table-cell" style:parent-style-name="Default" style:data-style-name="N120">
      <style:table-cell-properties fo:border-bottom="none" fo:background-color="#e0c2cd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7" style:family="table-cell" style:parent-style-name="Default" style:data-style-name="N120">
      <style:table-cell-properties fo:border-bottom="0.06pt solid #000000" fo:background-color="#e0c2cd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53" style:family="table-cell" style:parent-style-name="Default">
      <style:table-cell-properties fo:border-bottom="none" fo:background-color="#3faf4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04">
      <style:table-cell-properties fo:background-color="#ffa6a6"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49" style:family="table-cell" style:parent-style-name="Default" style:data-style-name="N104">
      <style:table-cell-properties fo:border-bottom="0.06pt solid #000000" fo:background-color="#ffa6a6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0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1" style:family="table-cell" style:parent-style-name="Default" style:data-style-name="N120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2" style:family="table-cell" style:parent-style-name="Default" style:data-style-name="N120">
      <style:table-cell-properties fo:border-bottom="none" fo:background-color="#cc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3" style:family="table-cell" style:parent-style-name="Default" style:data-style-name="N120">
      <style:table-cell-properties fo:border-bottom="0.06pt solid #000000" fo:background-color="#cc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64" style:family="table-cell" style:parent-style-name="Default">
      <style:table-cell-properties fo:border-bottom="none" fo:background-color="#ffff38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2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54" style:family="table-cell" style:parent-style-name="Default" style:data-style-name="N134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5" style:family="table-cell" style:parent-style-name="Default" style:data-style-name="N120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6" style:family="table-cell" style:parent-style-name="Default" style:data-style-name="N120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5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6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7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6" style:family="table-cell" style:parent-style-name="Default">
      <style:table-cell-properties fo:border-bottom="none" fo:background-color="#b47804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57" style:family="table-cell" style:parent-style-name="Default" style:data-style-name="N120">
      <style:table-cell-properties fo:border-bottom="none" fo:background-color="#cc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8" style:family="table-cell" style:parent-style-name="Default" style:data-style-name="N120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9" style:family="table-cell" style:parent-style-name="Default" style:data-style-name="N120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80" style:family="table-cell" style:parent-style-name="Default">
      <style:table-cell-properties fo:border-bottom="none" fo:background-color="#069a2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6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mm"/>
      <style:text-properties fo:font-size="9pt" style:font-size-asian="9pt" style:font-size-complex="9pt"/>
    </style:style>
    <style:style style:name="ce61" style:family="table-cell" style:parent-style-name="Default" style:data-style-name="N120">
      <style:table-cell-properties fo:border-bottom="none" fo:background-color="#ccffff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2" style:family="table-cell" style:parent-style-name="Default" style:data-style-name="N120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3" style:family="table-cell" style:parent-style-name="Default" style:data-style-name="N120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65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7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91" style:family="table-cell" style:parent-style-name="Default">
      <style:table-cell-properties fo:border-bottom="none" fo:background-color="#729fc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67" style:family="table-cell" style:parent-style-name="Default" style:data-style-name="N104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8" style:family="table-cell" style:parent-style-name="Default" style:data-style-name="N120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9" style:family="table-cell" style:parent-style-name="Default" style:data-style-name="N120">
      <style:table-cell-properties fo:border-bottom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0" style:family="table-cell" style:parent-style-name="Default" style:data-style-name="N120">
      <style:table-cell-properties fo:border-bottom="0.06pt solid #000000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97" style:family="table-cell" style:parent-style-name="Default">
      <style:table-cell-properties fo:background-color="#7b3d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72" style:family="table-cell" style:parent-style-name="Default" style:data-style-name="N104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74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5" style:family="table-cell" style:parent-style-name="Default" style:data-style-name="N120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03" style:family="table-cell" style:parent-style-name="Default">
      <style:table-cell-properties fo:border-bottom="none" fo:background-color="#729fc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76" style:family="table-cell" style:parent-style-name="Default" style:data-style-name="N104">
      <style:table-cell-properties fo:border-bottom="none" fo:background-color="#ccffcc" style:text-align-source="fix" style:repeat-content="false" fo:border-left="none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81" style:family="table-cell" style:parent-style-name="Default">
      <style:table-cell-properties fo:background-color="#ffa6a6"/>
    </style:style>
    <style:style style:name="ce182" style:family="table-cell" style:parent-style-name="Default">
      <style:table-cell-properties fo:background-color="#ccffcc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 style:data-style-name="N104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9" style:family="table-cell" style:parent-style-name="Default" style:data-style-name="N120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10" style:family="table-cell" style:parent-style-name="Default">
      <style:table-cell-properties fo:border-bottom="none" fo:background-color="#b47804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80" style:family="table-cell" style:parent-style-name="Default" style:data-style-name="N104">
      <style:table-cell-properties fo:border-bottom="none" fo:background-color="#ffa6a6" style:text-align-source="fix" style:repeat-content="false" fo:border-left="0.06pt solid #000000" fo:border-right="none" fo:border-top="none"/>
      <style:paragraph-properties fo:text-align="center" fo:margin-left="0mm"/>
      <style:text-properties fo:font-size="9pt" style:font-size-asian="9pt" style:font-size-complex="9pt"/>
    </style:style>
    <style:style style:name="ce81" style:family="table-cell" style:parent-style-name="Default" style:data-style-name="N120">
      <style:table-cell-properties fo:border-bottom="0.06pt solid #000000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14" style:family="table-cell" style:parent-style-name="Default">
      <style:table-cell-properties fo:border-bottom="none" fo:background-color="#e8a202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83" style:family="table-cell" style:parent-style-name="Default" style:data-style-name="N104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84" style:family="table-cell" style:parent-style-name="Default" style:data-style-name="N135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85" style:family="table-cell" style:parent-style-name="Default" style:data-style-name="N120">
      <style:table-cell-properties fo:border-bottom="none" fo:background-color="#ccffcc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86" style:family="table-cell" style:parent-style-name="Default" style:data-style-name="N120">
      <style:table-cell-properties fo:border-bottom="0.06pt solid #000000" fo:background-color="#ccffcc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87" style:family="table-cell" style:parent-style-name="Default">
      <style:table-cell-properties fo:background-color="#ccffcc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20" style:family="table-cell" style:parent-style-name="Default">
      <style:table-cell-properties fo:border-bottom="none" fo:background-color="#bbe33d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21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22" style:family="table-cell" style:parent-style-name="Default">
      <style:table-cell-properties fo:border-bottom="none" fo:background-color="#481d32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88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89" style:family="table-cell" style:parent-style-name="Default" style:data-style-name="N13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225" style:family="table-cell" style:parent-style-name="Default">
      <style:table-cell-properties fo:border-bottom="none" fo:background-color="#55215b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91" style:family="table-cell" style:parent-style-name="Default" style:data-style-name="N104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92" style:family="table-cell" style:parent-style-name="Default" style:data-style-name="N120">
      <style:table-cell-properties fo:border-bottom="none" fo:background-color="#ccffcc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93" style:family="table-cell" style:parent-style-name="Default" style:data-style-name="N120">
      <style:table-cell-properties fo:border-bottom="0.06pt solid #000000" fo:background-color="#cc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29" style:family="table-cell" style:parent-style-name="Default">
      <style:table-cell-properties fo:background-color="#e8a202"/>
    </style:style>
    <style:style style:name="ce230" style:family="table-cell" style:parent-style-name="Default" style:data-style-name="N120">
      <style:table-cell-properties fo:background-color="#ffdbb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1" style:family="table-cell" style:parent-style-name="Default" style:data-style-name="N120">
      <style:table-cell-properties fo:background-color="#ffdbb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2" style:family="table-cell" style:parent-style-name="Default">
      <style:table-cell-properties fo:background-color="#55215b" style:text-align-source="fix" style:repeat-content="false"/>
      <style:paragraph-properties fo:text-align="start" fo:margin-left="0mm"/>
    </style:style>
    <style:style style:name="ce233" style:family="table-cell" style:parent-style-name="Default">
      <style:table-cell-properties fo:background-color="#55215b"/>
    </style:style>
    <style:style style:name="ce97" style:family="table-cell" style:parent-style-name="Default" style:data-style-name="N104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6" style:family="table-cell" style:parent-style-name="Default" style:data-style-name="N120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7" style:family="table-cell" style:parent-style-name="Default" style:data-style-name="N120">
      <style:table-cell-properties fo:background-color="#55215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9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0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1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42" style:family="table-cell" style:parent-style-name="Default" style:data-style-name="N121">
      <style:table-cell-properties fo:border-bottom="none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3" style:family="table-cell" style:parent-style-name="Default" style:data-style-name="N121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4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5" style:family="table-cell" style:parent-style-name="Default" style:data-style-name="N121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6" style:family="table-cell" style:parent-style-name="Default" style:data-style-name="N121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7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3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2" style:family="table-cell" style:parent-style-name="Default" style:data-style-name="N12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5" style:family="table-cell" style:parent-style-name="Default">
      <style:table-cell-properties fo:border-bottom="1.76pt solid #000000" fo:background-color="#33cccc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6" style:family="table-cell" style:parent-style-name="Default">
      <style:table-cell-properties fo:background-color="#99ccff" style:rotation-align="none"/>
    </style:style>
    <style:style style:name="ce25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8" style:family="table-cell" style:parent-style-name="Default">
      <style:table-cell-properties fo:border-bottom="1.76pt solid #000000" fo:background-color="#33cc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260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1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3" style:family="table-cell" style:parent-style-name="Default">
      <style:table-cell-properties fo:border-bottom="1.76pt solid #000000" fo:background-color="#33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9pt" style:font-size-asian="9pt" style:font-size-complex="9pt"/>
    </style:style>
    <style:style style:name="ce266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7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6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9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71" style:family="table-cell" style:parent-style-name="Default" style:data-style-name="N133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272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0.74pt solid #000000"/>
      <style:text-properties fo:font-size="9pt" style:font-size-asian="9pt" style:font-size-complex="9pt"/>
    </style:style>
    <style:style style:name="ce273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none"/>
      <style:text-properties fo:font-size="9pt" style:font-size-asian="9pt" style:font-size-complex="9pt"/>
    </style:style>
    <style:style style:name="ce274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none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21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121">
      <style:table-cell-properties fo:border-bottom="1.76pt solid #000000" fo:background-color="#33cccc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7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79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0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1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282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3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4" style:family="table-cell" style:parent-style-name="Default">
      <style:table-cell-properties fo:border-bottom="none" fo:border-left="0.06pt solid #000000" fo:border-right="none" fo:border-top="0.06pt solid #000000"/>
    </style:style>
    <style:style style:name="ce28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size="9pt" style:font-size-asian="9pt" style:font-size-complex="9pt"/>
    </style:style>
    <style:style style:name="ce286" style:family="table-cell" style:parent-style-name="Default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7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9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290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9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95" style:family="table-cell" style:parent-style-name="Default" style:data-style-name="N124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296" style:family="table-cell" style:parent-style-name="Default" style:data-style-name="N133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297" style:family="table-cell" style:parent-style-name="Default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8" style:family="table-cell" style:parent-style-name="Default" style:data-style-name="N113">
      <style:table-cell-properties fo:border-bottom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9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306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307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08" style:family="table-cell" style:parent-style-name="Default" style:data-style-name="N113">
      <style:table-cell-properties fo:border-bottom="none" fo:background-color="#cccccc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9" style:family="table-cell" style:parent-style-name="Default" style:data-style-name="N120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1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12" style:family="table-cell" style:parent-style-name="Default" style:data-style-name="N134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bold" style:font-size-asian="8pt" style:font-style-asian="normal" style:font-weight-asian="bold" style:font-name-complex="ariel" style:font-size-complex="8pt" style:font-style-complex="normal" style:font-weight-complex="bold"/>
    </style:style>
    <style:style style:name="ce313" style:family="table-cell" style:parent-style-name="Default" style:data-style-name="N11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4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16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bold" style:font-size-asian="8pt" style:font-style-asian="normal" style:font-weight-asian="bold" style:font-name-complex="ariel" style:font-size-complex="8pt" style:font-style-complex="normal" style:font-weight-complex="bold"/>
    </style:style>
    <style:style style:name="ce317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18" style:family="table-cell" style:parent-style-name="Default" style:data-style-name="N11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9" style:family="table-cell" style:parent-style-name="Default">
      <style:table-cell-properties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20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</style:style>
    <style:style style:name="ce321" style:family="table-cell" style:parent-style-name="Default" style:data-style-name="N120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2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3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4" style:family="table-cell" style:parent-style-name="Default" style:data-style-name="N113">
      <style:table-cell-properties fo:background-color="#bf819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25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ariel" fo:font-size="9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9pt" style:language-asian="zh" style:country-asian="CN" style:font-style-asian="normal" style:font-weight-asian="normal" style:font-name-complex="arie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 style:data-style-name="N103">
      <style:table-cell-properties style:text-align-source="fix" style:repeat-content="false" fo:background-color="transparent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8" style:family="table-cell" style:parent-style-name="Default" style:data-style-name="N12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9" style:family="table-cell" style:parent-style-name="Default" style:data-style-name="N113">
      <style:table-cell-properties fo:background-color="#bf819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30" style:family="table-cell" style:parent-style-name="Default" style:data-style-name="N103">
      <style:table-cell-properties fo:background-color="#cccccc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31" style:family="table-cell" style:parent-style-name="Default" style:data-style-name="N120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32" style:family="table-cell" style:parent-style-name="Default" style:data-style-name="N103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9pt" style:font-size-asian="9pt" style:font-size-complex="9pt"/>
    </style:style>
    <style:style style:name="ce333" style:family="table-cell" style:parent-style-name="Default" style:data-style-name="N120">
      <style:table-cell-properties fo:background-color="#bf819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34" style:family="table-cell" style:parent-style-name="Default" style:data-style-name="N120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35" style:family="table-cell" style:parent-style-name="Default" style:data-style-name="N10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36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38" style:family="table-cell" style:parent-style-name="Default" style:data-style-name="N120">
      <style:table-cell-properties style:rotation-align="none"/>
    </style:style>
    <style:style style:name="ce339" style:family="table-cell" style:parent-style-name="Default" style:data-style-name="N120">
      <style:table-cell-properties fo:background-color="#bf819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1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42" style:family="table-cell" style:parent-style-name="Default" style:data-style-name="N11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3" style:family="table-cell" style:parent-style-name="Default" style:data-style-name="N113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4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45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6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47" style:family="table-cell" style:parent-style-name="Default" style:data-style-name="N103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8" style:family="table-cell" style:parent-style-name="Default" style:data-style-name="N11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9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351" style:family="table-cell" style:parent-style-name="Default" style:data-style-name="N103">
      <style:table-cell-properties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2" style:family="table-cell" style:parent-style-name="Default" style:data-style-name="N10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3" style:family="table-cell" style:parent-style-name="Default" style:data-style-name="N103">
      <style:table-cell-properties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5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5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</style:style>
    <style:style style:name="ce35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8" style:family="table-cell" style:parent-style-name="Default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9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0" style:family="table-cell" style:parent-style-name="Default" style:data-style-name="N120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362" style:family="table-cell" style:parent-style-name="Default">
      <style:table-cell-properties fo:border-bottom="0.99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63" style:family="table-cell" style:parent-style-name="Default" style:data-style-name="N120">
      <style:table-cell-properties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  <style:style style:name="ce36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6" style:family="table-cell" style:parent-style-name="Default">
      <style:table-cell-properties fo:border-bottom="none" fo:border-left="0.99pt solid #000000" fo:border-right="none" fo:border-top="0.99pt solid #000000"/>
    </style:style>
    <style:style style:name="ce367" style:family="table-cell" style:parent-style-name="Default">
      <style:table-cell-properties fo:border-bottom="none" fo:border-left="0.99pt solid #000000" fo:border-right="none" fo:border-top="none"/>
    </style:style>
    <style:style style:name="ce368" style:family="table-cell" style:parent-style-name="Default" style:data-style-name="N113">
      <style:table-cell-properties fo:border-bottom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9" style:family="table-cell" style:parent-style-name="Default">
      <style:table-cell-properties fo:border-bottom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0" style:family="table-cell" style:parent-style-name="Default">
      <style:table-cell-properties fo:border-bottom="none" fo:background-color="transparent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1" style:family="table-cell" style:parent-style-name="Default">
      <style:table-cell-properties fo:border-bottom="0.99pt solid #000000" fo:border-left="0.99pt solid #000000" fo:border-right="none" fo:border-top="none"/>
    </style:style>
    <style:style style:name="ce372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373" style:family="table-cell" style:parent-style-name="Default" style:data-style-name="N113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75" style:family="table-cell" style:parent-style-name="Excel_20_Built-in_20_Percent" style:data-style-name="N1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6" style:family="table-cell" style:parent-style-name="Default">
      <style:text-properties fo:font-weight="bold" style:font-weight-asian="bold" style:font-weight-complex="bold"/>
    </style:style>
    <style:style style:name="ce377" style:family="table-cell" style:parent-style-name="Default" style:data-style-name="N142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78" style:family="table-cell" style:parent-style-name="Default" style:data-style-name="N113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9" style:family="table-cell" style:parent-style-name="Default" style:data-style-name="N135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bold" style:font-size-asian="8pt" style:font-style-asian="normal" style:font-weight-asian="bold" style:font-name-complex="ariel" style:font-size-complex="8pt" style:font-style-complex="normal" style:font-weight-complex="bold"/>
    </style:style>
    <style:style style:name="ce380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84" style:family="table-cell" style:parent-style-name="Default" style:data-style-name="N103">
      <style:table-cell-properties fo:background-color="#c0c0c0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85" style:family="table-cell" style:parent-style-name="Default" style:data-style-name="N120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86" style:family="table-cell" style:parent-style-name="Default" style:data-style-name="N103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87" style:family="table-cell" style:parent-style-name="Default" style:data-style-name="N1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9pt" style:font-size-asian="9pt" style:font-size-complex="9pt"/>
    </style:style>
    <style:style style:name="ce388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89" style:family="table-cell" style:parent-style-name="Default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0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none" style:rotation-align="none"/>
    </style:style>
    <style:style style:name="ce396" style:family="table-cell" style:parent-style-name="Default" style:data-style-name="N12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8" style:family="table-cell" style:parent-style-name="Default" style:data-style-name="N103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9" style:family="table-cell" style:parent-style-name="Default" style:data-style-name="N115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400" style:family="table-cell" style:parent-style-name="Default" style:data-style-name="N137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401" style:family="table-cell" style:parent-style-name="Default" style:data-style-name="N135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bold" style:font-size-asian="8pt" style:font-style-asian="normal" style:font-weight-asian="bold" style:font-name-complex="ariel" style:font-size-complex="8pt" style:font-style-complex="normal" style:font-weight-complex="bold"/>
    </style:style>
    <style:style style:name="ce402" style:family="table-cell" style:parent-style-name="Default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3" style:family="table-cell" style:parent-style-name="Default" style:data-style-name="N120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9pt" style:font-size-asian="9pt" style:font-size-complex="9pt"/>
    </style:style>
    <style:style style:name="ce405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6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407" style:family="table-cell" style:parent-style-name="Default" style:data-style-name="N1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8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9" style:family="table-cell" style:parent-style-name="Default" style:data-style-name="N1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0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1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412" style:family="table-cell" style:parent-style-name="Default">
      <style:table-cell-properties style:cell-protect="none" style:print-content="true"/>
    </style:style>
    <style:style style:name="ce413" style:family="table-cell" style:parent-style-name="Default">
      <style:table-cell-properties fo:border-bottom="none" style:cell-protect="none" style:print-content="true" fo:border-left="none" fo:border-right="0.99pt solid #000000" fo:border-top="0.99pt solid #000000"/>
    </style:style>
    <style:style style:name="ce414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415" style:family="table-cell" style:parent-style-name="Default">
      <style:table-cell-properties fo:border-bottom="0.99pt solid #000000" style:cell-protect="none" style:print-content="true" fo:border-left="none" fo:border-right="0.99pt solid #000000" fo:border-top="none"/>
    </style:style>
    <style:style style:name="ce416" style:family="table-cell" style:parent-style-name="Default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</style:style>
    <style:style style:name="ce417" style:family="table-cell" style:parent-style-name="Default" style:data-style-name="N113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8" style:family="table-cell" style:parent-style-name="Default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9" style:family="table-cell" style:parent-style-name="Default">
      <style:table-cell-properties fo:border-bottom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20" style:family="table-cell" style:parent-style-name="Default">
      <style:table-cell-properties fo:border-bottom="0.99pt solid #00000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21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422" style:family="table-cell" style:parent-style-name="Default" style:data-style-name="N147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424" style:family="table-cell" style:parent-style-name="Default" style:data-style-name="N142">
      <style:table-cell-properties style:text-align-source="fix" style:repeat-content="false"/>
      <style:paragraph-properties fo:text-align="center" fo:margin-left="0mm"/>
    </style:style>
    <style:style style:name="ce425" style:family="table-cell" style:parent-style-name="Default" style:data-style-name="N120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26" style:family="table-cell" style:parent-style-name="Default" style:data-style-name="N11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27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28" style:family="table-cell" style:parent-style-name="Default">
      <style:table-cell-properties fo:border-bottom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</style:style>
    <style:style style:name="ce429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30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31" style:family="table-cell" style:parent-style-name="Default" style:data-style-name="N113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32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33" style:family="table-cell" style:parent-style-name="Default">
      <style:table-cell-properties fo:border-bottom="0.99pt solid #000000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Usage- Cost Tables &amp; Graphs" table:style-name="ta1">
        <table:shapes>
          <draw:frame draw:z-index="1" draw:style-name="gr1" draw:text-style-name="P1" svg:width="257.52mm" svg:height="166.76mm" svg:x="315.3mm" svg:y="181.58mm">
            <draw:object draw:notify-on-update-of-ranges="'Usage- Cost Tables &amp; Graphs'.D52:'Usage- Cost Tables &amp; Graphs'.D71 'Usage- Cost Tables &amp; Graphs'.E47:'Usage- Cost Tables &amp; Graphs'.E47 'Usage- Cost Tables &amp; Graphs'.E52:'Usage- Cost Tables &amp; Graphs'.E71 'Usage- Cost Tables &amp; Graphs'.F47:'Usage- Cost Tables &amp; Graphs'.F47 'Usage- Cost Tables &amp; Graphs'.F52:'Usage- Cost Tables &amp; Graphs'.F71 'Usage- Cost Tables &amp; Graphs'.G47:'Usage- Cost Tables &amp; Graphs'.G47 'Usage- Cost Tables &amp; Graphs'.G52:'Usage- Cost Tables &amp; Graphs'.G71 'Usage- Cost Tables &amp; Graphs'.H47:'Usage- Cost Tables &amp; Graphs'.H47 'Usage- Cost Tables &amp; Graphs'.H52:'Usage- Cost Tables &amp; Graphs'.H71 'Usage- Cost Tables &amp; Graphs'.I47:'Usage- Cost Tables &amp; Graphs'.I47 'Usage- Cost Tables &amp; Graphs'.I52:'Usage- Cost Tables &amp; Graphs'.I71 'Usage- Cost Tables &amp; Graphs'.J47:'Usage- Cost Tables &amp; Graphs'.J47 'Usage- Cost Tables &amp; Graphs'.J52:'Usage- Cost Tables &amp; Graphs'.J71 'Usage- Cost Tables &amp; Graphs'.K47:'Usage- Cost Tables &amp; Graphs'.K47 'Usage- Cost Tables &amp; Graphs'.K52:'Usage- Cost Tables &amp; Graphs'.K71 'Usage- Cost Tables &amp; Graphs'.L47:'Usage- Cost Tables &amp; Graphs'.L47 'Usage- Cost Tables &amp; Graphs'.L52:'Usage- Cost Tables &amp; Graphs'.L71 'Usage- Cost Tables &amp; Graphs'.M47:'Usage- Cost Tables &amp; Graphs'.M47 'Usage- Cost Tables &amp; Graphs'.M52:'Usage- Cost Tables &amp; Graphs'.M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as Price comparison" draw:style-name="gr1" draw:text-style-name="P1" svg:width="257.22mm" svg:height="155.14mm" svg:x="310.39mm" svg:y="7.74mm">
            <draw:object draw:notify-on-update-of-ranges="'Usage- Cost Tables &amp; Graphs'.D12:'Usage- Cost Tables &amp; Graphs'.D27 'Usage- Cost Tables &amp; Graphs'.E7:'Usage- Cost Tables &amp; Graphs'.E7 'Usage- Cost Tables &amp; Graphs'.E13:'Usage- Cost Tables &amp; Graphs'.E27 'Usage- Cost Tables &amp; Graphs'.F7:'Usage- Cost Tables &amp; Graphs'.F7 'Usage- Cost Tables &amp; Graphs'.F13:'Usage- Cost Tables &amp; Graphs'.F27 'Usage- Cost Tables &amp; Graphs'.G7:'Usage- Cost Tables &amp; Graphs'.G7 'Usage- Cost Tables &amp; Graphs'.G13:'Usage- Cost Tables &amp; Graphs'.G27 'Usage- Cost Tables &amp; Graphs'.H7:'Usage- Cost Tables &amp; Graphs'.H7 'Usage- Cost Tables &amp; Graphs'.H13:'Usage- Cost Tables &amp; Graphs'.H27 'Usage- Cost Tables &amp; Graphs'.I7:'Usage- Cost Tables &amp; Graphs'.I7 'Usage- Cost Tables &amp; Graphs'.I13:'Usage- Cost Tables &amp; Graphs'.I27 'Usage- Cost Tables &amp; Graphs'.K7:'Usage- Cost Tables &amp; Graphs'.K7 'Usage- Cost Tables &amp; Graphs'.K13:'Usage- Cost Tables &amp; Graphs'.K27 'Usage- Cost Tables &amp; Graphs'.L7:'Usage- Cost Tables &amp; Graphs'.L7 'Usage- Cost Tables &amp; Graphs'.L13:'Usage- Cost Tables &amp; Graphs'.L27 'Usage- Cost Tables &amp; Graphs'.M7:'Usage- Cost Tables &amp; Graphs'.M7 'Usage- Cost Tables &amp; Graphs'.M13:'Usage- Cost Tables &amp; Graphs'.M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2" table:default-cell-style-name="Default"/>
        <table:table-column table:style-name="co13" table:number-columns-repeated="994" table:default-cell-style-name="Default"/>
        <table:table-row table:style-name="ro1">
          <table:table-cell table:style-name="ce100" table:number-columns-repeated="3"/>
          <table:table-cell table:style-name="ce111" table:number-columns-repeated="4"/>
          <table:table-cell table:style-name="ce172"/>
          <table:table-cell table:style-name="ce111" table:number-columns-repeated="2"/>
          <table:table-cell table:style-name="ce100" table:number-columns-repeated="1014"/>
        </table:table-row>
        <table:table-row table:style-name="ro1">
          <table:table-cell table:number-columns-repeated="7"/>
          <table:table-cell table:style-name="ce155" office:value-type="string" calcext:value-type="string">
            <text:p><text:s/>cheapest from Supplier</text:p>
          </table:table-cell>
          <table:table-cell table:style-name="ce165"/>
          <table:table-cell/>
          <table:table-cell table:style-name="ce181" office:value-type="string" calcext:value-type="string">
            <text:p><text:s/>highest tariff</text:p>
          </table:table-cell>
          <table:table-cell table:style-name="ce181"/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GAS</text:p>
          </table:table-cell>
          <table:table-cell/>
          <table:table-cell table:style-name="ce11" office:value-type="string" calcext:value-type="string">
            <text:p>Monthly Usage over 30 days</text:p>
          </table:table-cell>
          <table:table-cell table:number-columns-repeated="3"/>
          <table:table-cell table:style-name="ce156" office:value-type="string" calcext:value-type="string">
            <text:p><text:s/>cheapest overall</text:p>
          </table:table-cell>
          <table:table-cell table:style-name="ce166"/>
          <table:table-cell/>
          <table:table-cell table:style-name="ce182" office:value-type="string" calcext:value-type="string">
            <text:p><text:s/>lowest tarrif</text:p>
          </table:table-cell>
          <table:table-cell table:style-name="ce182"/>
          <table:table-cell table:number-columns-repeated="64"/>
          <table:table-cell>
            <draw:frame table:end-cell-address="'Usage- Cost Tables &amp; Graphs'.CK49" table:end-x="11.36mm" table:end-y="1.92mm" draw:z-index="0" draw:name="Chart 2" draw:style-name="gr2" draw:text-style-name="P3" svg:width="278.3mm" svg:height="207.7mm" svg:x="4.01mm" svg:y="1.95mm">
              <draw:object draw:notify-on-update-of-ranges="'Usage- Cost Tables &amp; Graphs'.D10:'Usage- Cost Tables &amp; Graphs'.D26 'Usage- Cost Tables &amp; Graphs'.E7:'Usage- Cost Tables &amp; Graphs'.E7 'Usage- Cost Tables &amp; Graphs'.E10:'Usage- Cost Tables &amp; Graphs'.E26 'Usage- Cost Tables &amp; Graphs'.D10:'Usage- Cost Tables &amp; Graphs'.D26 'Usage- Cost Tables &amp; Graphs'.F7:'Usage- Cost Tables &amp; Graphs'.F7 'Usage- Cost Tables &amp; Graphs'.F10:'Usage- Cost Tables &amp; Graphs'.F26 'Usage- Cost Tables &amp; Graphs'.D10:'Usage- Cost Tables &amp; Graphs'.D26 'Usage- Cost Tables &amp; Graphs'.G7:'Usage- Cost Tables &amp; Graphs'.G7 'Usage- Cost Tables &amp; Graphs'.G10:'Usage- Cost Tables &amp; Graphs'.G26 'Usage- Cost Tables &amp; Graphs'.D10:'Usage- Cost Tables &amp; Graphs'.D26 'Usage- Cost Tables &amp; Graphs'.H7:'Usage- Cost Tables &amp; Graphs'.H7 'Usage- Cost Tables &amp; Graphs'.H10:'Usage- Cost Tables &amp; Graphs'.H26 'Usage- Cost Tables &amp; Graphs'.D10:'Usage- Cost Tables &amp; Graphs'.D26 'Usage- Cost Tables &amp; Graphs'.I7:'Usage- Cost Tables &amp; Graphs'.I7 'Usage- Cost Tables &amp; Graphs'.I10:'Usage- Cost Tables &amp; Graphs'.I26 'Usage- Cost Tables &amp; Graphs'.D10:'Usage- Cost Tables &amp; Graphs'.D26 'Usage- Cost Tables &amp; Graphs'.J7:'Usage- Cost Tables &amp; Graphs'.J7 'Usage- Cost Tables &amp; Graphs'.J10:'Usage- Cost Tables &amp; Graphs'.J26 'Usage- Cost Tables &amp; Graphs'.D10:'Usage- Cost Tables &amp; Graphs'.D26 'Usage- Cost Tables &amp; Graphs'.K7:'Usage- Cost Tables &amp; Graphs'.K7 'Usage- Cost Tables &amp; Graphs'.K10:'Usage- Cost Tables &amp; Graphs'.K26 'Usage- Cost Tables &amp; Graphs'.D10:'Usage- Cost Tables &amp; Graphs'.D26 'Usage- Cost Tables &amp; Graphs'.L7:'Usage- Cost Tables &amp; Graphs'.L7 'Usage- Cost Tables &amp; Graphs'.L10:'Usage- Cost Tables &amp; Graphs'.L26 'Usage- Cost Tables &amp; Graphs'.D10:'Usage- Cost Tables &amp; Graphs'.D26 'Usage- Cost Tables &amp; Graphs'.M7:'Usage- Cost Tables &amp; Graphs'.M7 'Usage- Cost Tables &amp; Graphs'.M10:'Usage- Cost Tables &amp; Graphs'.M26" xlink:href="./Object 1" xlink:type="simple" xlink:show="embed" xlink:actuate="onLoad">
                <loext:p text:style-name="P2">
                  <text:span text:style-name="T1">Saving</text:span>
                </loext:p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Default" office:value-type="string" calcext:value-type="string">
            <text:p>Input figures ex-GST</text:p>
          </table:table-cell>
          <table:table-cell table:number-columns-repeated="3"/>
          <table:table-cell table:style-name="ce157" office:value-type="string" calcext:value-type="string">
            <text:p><text:s/>Benchmark for comparison</text:p>
          </table:table-cell>
          <table:table-cell table:style-name="ce167"/>
          <table:table-cell table:number-columns-repeated="1015"/>
        </table:table-row>
        <table:table-row table:style-name="ro1">
          <table:table-cell table:number-columns-repeated="3"/>
          <table:table-cell table:style-name="ce12" office:value-type="string" calcext:value-type="string">
            <text:p>Table figures with GST but before discount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5" office:value-type="string" calcext:value-type="string">
            <text:p>Plan</text:p>
          </table:table-cell>
          <table:table-cell table:style-name="ce20" office:value-type="string" calcext:value-type="string">
            <text:p>regular</text:p>
          </table:table-cell>
          <table:table-cell table:style-name="ce34" office:value-type="string" calcext:value-type="string">
            <text:p>Low User</text:p>
          </table:table-cell>
          <table:table-cell table:style-name="ce20" office:value-type="string" calcext:value-type="string">
            <text:p>Regular</text:p>
          </table:table-cell>
          <table:table-cell table:style-name="ce34" office:value-type="string" calcext:value-type="string">
            <text:p>Low User</text:p>
          </table:table-cell>
          <table:table-cell table:style-name="ce64" office:value-type="string" calcext:value-type="string">
            <text:p>Flexible</text:p>
          </table:table-cell>
          <table:table-cell/>
          <table:table-cell table:style-name="ce77" office:value-type="string" calcext:value-type="string">
            <text:p>Standard</text:p>
          </table:table-cell>
          <table:table-cell table:style-name="ce82" office:value-type="string" calcext:value-type="string">
            <text:p>eSaver</text:p>
          </table:table-cell>
          <table:table-cell table:style-name="ce1" office:value-type="string" calcext:value-type="string">
            <text:p>Everyday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5" office:value-type="string" calcext:value-type="string">
            <text:p>Supplier</text:p>
          </table:table-cell>
          <table:table-cell table:style-name="ce123" office:value-type="string" calcext:value-type="string">
            <text:p>NOVA-R</text:p>
          </table:table-cell>
          <table:table-cell table:style-name="ce139" office:value-type="string" calcext:value-type="string">
            <text:p>NOVA-S</text:p>
          </table:table-cell>
          <table:table-cell table:style-name="ce153" office:value-type="string" calcext:value-type="string">
            <text:p>Trustpower-R</text:p>
          </table:table-cell>
          <table:table-cell table:style-name="ce176" office:value-type="string" calcext:value-type="string">
            <text:p>Trustpower-S</text:p>
          </table:table-cell>
          <table:table-cell table:style-name="ce191" office:value-type="string" calcext:value-type="string">
            <text:p>Contact</text:p>
          </table:table-cell>
          <table:table-cell table:style-name="ce71" office:value-type="string" calcext:value-type="string">
            <text:p>Blank</text:p>
          </table:table-cell>
          <table:table-cell table:style-name="ce133" office:value-type="string" calcext:value-type="string">
            <text:p>Genesis-R</text:p>
          </table:table-cell>
          <table:table-cell table:style-name="ce214" office:value-type="string" calcext:value-type="string">
            <text:p>Genesis-S</text:p>
          </table:table-cell>
          <table:table-cell table:style-name="ce222" office:value-type="string" calcext:value-type="string">
            <text:p>Mercury</text:p>
          </table:table-cell>
          <table:table-cell table:style-name="ce71" table:number-columns-repeated="2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30 days</text:p>
          </table:table-cell>
          <table:table-cell/>
          <table:table-cell table:style-name="Default"/>
          <table:table-cell table:style-name="ce124" table:number-columns-repeated="2"/>
          <table:table-cell table:style-name="ce154"/>
          <table:table-cell table:style-name="ce124"/>
          <table:table-cell table:style-name="ce154"/>
          <table:table-cell table:style-name="Default"/>
          <table:table-cell table:style-name="ce124"/>
          <table:table-cell table:style-name="ce154" table:number-columns-repeated="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Fixed Charge</text:p>
          </table:table-cell>
          <table:table-cell/>
          <table:table-cell table:style-name="ce116" office:value-type="string" calcext:value-type="string">
            <text:p>Daily charge</text:p>
          </table:table-cell>
          <table:table-cell table:style-name="ce29" office:value-type="currency" office:currency="NZD" office:value="0.92109" calcext:value-type="currency">
            <text:p>$0.92</text:p>
          </table:table-cell>
          <table:table-cell table:style-name="ce36" office:value-type="currency" office:currency="NZD" office:value="0.37294" calcext:value-type="currency">
            <text:p>$0.37</text:p>
          </table:table-cell>
          <table:table-cell table:style-name="ce48" office:value-type="currency" office:currency="NZD" office:value="1.65" calcext:value-type="currency">
            <text:p>$1.65</text:p>
          </table:table-cell>
          <table:table-cell table:style-name="ce22" office:value-type="currency" office:currency="NZD" office:value="1.07" calcext:value-type="currency">
            <text:p>$1.07</text:p>
          </table:table-cell>
          <table:table-cell table:style-name="ce66" office:value-type="currency" office:currency="NZD" office:value="1.599" calcext:value-type="currency">
            <text:p>$1.60</text:p>
          </table:table-cell>
          <table:table-cell table:style-name="Default"/>
          <table:table-cell table:style-name="ce22" office:value-type="currency" office:currency="NZD" office:value="1.2219" calcext:value-type="currency">
            <text:p>$1.22</text:p>
          </table:table-cell>
          <table:table-cell table:style-name="ce22" office:value-type="currency" office:currency="NZD" office:value="1.175" calcext:value-type="currency">
            <text:p>$1.18</text:p>
          </table:table-cell>
          <table:table-cell table:style-name="ce88" office:value-type="currency" office:currency="NZD" office:value="1.417" calcext:value-type="currency">
            <text:p>$1.42</text:p>
          </table:table-cell>
          <table:table-cell office:value-type="string" calcext:value-type="string">
            <text:p><text:s/>Pre-Discount</text:p>
          </table:table-cell>
          <table:table-cell table:style-name="ce74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less GST</text:p>
          </table:table-cell>
          <table:table-cell table:style-name="ce8"/>
          <table:table-cell table:style-name="ce15" office:value-type="float" office:value="0" calcext:value-type="float">
            <text:p>0 kW</text:p>
          </table:table-cell>
          <table:table-cell table:style-name="ce23" office:value-type="currency" office:currency="NZD" office:value="27.6327" calcext:value-type="currency">
            <text:p>$27.63</text:p>
          </table:table-cell>
          <table:table-cell table:style-name="ce37" office:value-type="currency" office:currency="NZD" office:value="11.1882" calcext:value-type="currency">
            <text:p>$11.19</text:p>
          </table:table-cell>
          <table:table-cell table:style-name="ce49" office:value-type="currency" office:currency="NZD" office:value="49.5" calcext:value-type="currency">
            <text:p>$49.50</text:p>
          </table:table-cell>
          <table:table-cell table:style-name="ce43" office:value-type="currency" office:currency="NZD" office:value="32.1" calcext:value-type="currency">
            <text:p>$32.10</text:p>
          </table:table-cell>
          <table:table-cell table:style-name="ce67" office:value-type="currency" office:currency="NZD" office:value="48.204" calcext:value-type="currency">
            <text:p>$48.20</text:p>
          </table:table-cell>
          <table:table-cell table:style-name="ce72"/>
          <table:table-cell table:style-name="ce78" office:value-type="currency" office:currency="NZD" office:value="36.885" calcext:value-type="currency">
            <text:p>$36.89</text:p>
          </table:table-cell>
          <table:table-cell table:style-name="ce83" office:value-type="currency" office:currency="NZD" office:value="35.478" calcext:value-type="currency">
            <text:p>$35.48</text:p>
          </table:table-cell>
          <table:table-cell table:style-name="ce43" office:value-type="currency" office:currency="NZD" office:value="42.51" calcext:value-type="currency">
            <text:p>$42.51</text:p>
          </table:table-cell>
          <table:table-cell table:style-name="ce229" office:value-type="string" calcext:value-type="string">
            <text:p><text:s/>Genesis S</text:p>
          </table:table-cell>
          <table:table-cell table:style-name="ce236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sage Rate</text:p>
          </table:table-cell>
          <table:table-cell/>
          <table:table-cell table:style-name="ce16" office:value-type="string" calcext:value-type="string">
            <text:p>per kW</text:p>
          </table:table-cell>
          <table:table-cell table:style-name="ce24" office:value-type="float" office:value="11.9" calcext:value-type="float">
            <text:p>@ 11.90 c</text:p>
          </table:table-cell>
          <table:table-cell table:style-name="ce38" office:value-type="float" office:value="26.48" calcext:value-type="float">
            <text:p>@ 26.48 c</text:p>
          </table:table-cell>
          <table:table-cell table:style-name="ce50" office:value-type="float" office:value="8.18" calcext:value-type="float">
            <text:p>@ 8.180 c</text:p>
          </table:table-cell>
          <table:table-cell table:style-name="ce24" office:value-type="float" office:value="13.4" calcext:value-type="float">
            <text:p>@ 13.40 c</text:p>
          </table:table-cell>
          <table:table-cell table:style-name="ce24" office:value-type="float" office:value="7.2" calcext:value-type="float">
            <text:p>@ 7.20 c</text:p>
          </table:table-cell>
          <table:table-cell table:style-name="ce73"/>
          <table:table-cell table:style-name="ce24" office:value-type="float" office:value="7.96" calcext:value-type="float">
            <text:p>@ 7.96 c</text:p>
          </table:table-cell>
          <table:table-cell table:style-name="ce84" office:value-type="float" office:value="5.91" calcext:value-type="float">
            <text:p>@ 5.91 c</text:p>
          </table:table-cell>
          <table:table-cell table:style-name="ce89" office:value-type="float" office:value="8.11" calcext:value-type="float">
            <text:p>@ 8.11 c</text:p>
          </table:table-cell>
          <table:table-cell table:style-name="ce229" office:value-type="string" calcext:value-type="string">
            <text:p>Saving / month</text:p>
          </table:table-cell>
          <table:table-cell table:style-name="ce236"/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0" calcext:value-type="float">
            <text:p>100 kW</text:p>
          </table:table-cell>
          <table:table-cell table:style-name="ce25" table:formula="of:=([.E$10]+[.D12]*[.E$11]/100)*1.15" office:value-type="currency" office:currency="NZD" office:value="45.462605" calcext:value-type="currency">
            <text:p>$45</text:p>
          </table:table-cell>
          <table:table-cell table:style-name="ce39" table:formula="of:=([.F$10]+[.D12]*[.F$11]/100)*1.15" office:value-type="currency" office:currency="NZD" office:value="43.31843" calcext:value-type="currency">
            <text:p>$43</text:p>
          </table:table-cell>
          <table:table-cell table:style-name="ce51" table:formula="of:=([.G$10]+[.D12]*[.G$11]/100)*1.15" office:value-type="float" office:value="66.332" calcext:value-type="float">
            <text:p>$66</text:p>
          </table:table-cell>
          <table:table-cell table:style-name="ce57" table:formula="of:=([.H$10]+[.D12]*[.H$11]/100)*1.15" office:value-type="float" office:value="52.325" calcext:value-type="float">
            <text:p>$52</text:p>
          </table:table-cell>
          <table:table-cell table:style-name="ce68" table:formula="of:=([.I$10]+[.D12]*[.I$11]/100)*1.15" office:value-type="float" office:value="63.7146" calcext:value-type="float">
            <text:p>$64</text:p>
          </table:table-cell>
          <table:table-cell table:style-name="ce74"/>
          <table:table-cell table:style-name="ce51" table:formula="of:=([.K$10]+[.D12]*[.K$11]/100)*1.15" office:value-type="float" office:value="51.57175" calcext:value-type="float">
            <text:p>$52</text:p>
          </table:table-cell>
          <table:table-cell table:style-name="ce57" table:formula="of:=([.L$10]+[.D12]*([.L$11]/100))*1.15" office:value-type="float" office:value="47.5962" calcext:value-type="float">
            <text:p>$48</text:p>
          </table:table-cell>
          <table:table-cell table:style-name="ce85" table:formula="of:=([.M$10]+[.D12]*[.M$11]/100)*1.15" office:value-type="float" office:value="58.213" calcext:value-type="float">
            <text:p>$58</text:p>
          </table:table-cell>
          <table:table-cell table:style-name="ce230" table:formula="of:=[.E12]-[.$L12]" office:value-type="float" office:value="-2.13359500000001" calcext:value-type="float">
            <text:p>-$2</text:p>
          </table:table-cell>
          <table:table-cell table:style-name="ce74"/>
          <table:table-cell table:number-columns-repeated="1009"/>
        </table:table-row>
        <table:table-row table:style-name="ro1">
          <table:table-cell/>
          <table:table-cell table:style-name="ce5"/>
          <table:table-cell table:style-name="ce9"/>
          <table:table-cell table:style-name="ce18" table:formula="of:=[.D12]+100" office:value-type="float" office:value="200" calcext:value-type="float">
            <text:p>200 kW</text:p>
          </table:table-cell>
          <table:table-cell table:style-name="ce25" table:formula="of:=([.E$10]+[.D13]*[.E$11]/100)*1.15" office:value-type="currency" office:currency="NZD" office:value="59.147605" calcext:value-type="currency">
            <text:p>$59</text:p>
          </table:table-cell>
          <table:table-cell table:style-name="ce40" table:formula="of:=([.F$10]+[.D13]*[.F$11]/100)*1.15" office:value-type="currency" office:currency="NZD" office:value="73.77043" calcext:value-type="currency">
            <text:p>$74</text:p>
          </table:table-cell>
          <table:table-cell table:style-name="ce52" table:formula="of:=([.G$10]+[.D13]*[.G$11]/100)*1.15" office:value-type="float" office:value="75.739" calcext:value-type="float">
            <text:p>$76</text:p>
          </table:table-cell>
          <table:table-cell table:style-name="ce58" table:formula="of:=([.H$10]+[.D13]*[.H$11]/100)*1.15" office:value-type="float" office:value="67.735" calcext:value-type="float">
            <text:p>$68</text:p>
          </table:table-cell>
          <table:table-cell table:style-name="ce69" table:formula="of:=([.I$10]+[.D13]*[.I$11]/100)*1.15" office:value-type="float" office:value="71.9946" calcext:value-type="float">
            <text:p>$72</text:p>
          </table:table-cell>
          <table:table-cell table:style-name="ce74"/>
          <table:table-cell table:style-name="ce51" table:formula="of:=([.K$10]+[.D13]*[.K$11]/100)*1.15" office:value-type="float" office:value="60.72575" calcext:value-type="float">
            <text:p>$61</text:p>
          </table:table-cell>
          <table:table-cell table:style-name="ce85" table:formula="of:=([.L$10]+[.D13]*([.L$11]/100))*1.15" office:value-type="float" office:value="54.3927" calcext:value-type="float">
            <text:p>$54</text:p>
          </table:table-cell>
          <table:table-cell table:style-name="ce58" table:formula="of:=([.M$10]+[.D13]*[.M$11]/100)*1.15" office:value-type="float" office:value="67.5395" calcext:value-type="float">
            <text:p>$68</text:p>
          </table:table-cell>
          <table:table-cell table:style-name="ce231" table:formula="of:=[.E13]-[.$L13]" office:value-type="float" office:value="4.75490499999999" calcext:value-type="float">
            <text:p>$5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office:value-type="float" office:value="220" calcext:value-type="float">
            <text:p>220 kW</text:p>
          </table:table-cell>
          <table:table-cell table:style-name="ce25" table:formula="of:=([.E$10]+[.D14]*[.E$11]/100)*1.15" office:value-type="currency" office:currency="NZD" office:value="61.884605" calcext:value-type="currency">
            <text:p>$62</text:p>
          </table:table-cell>
          <table:table-cell table:style-name="ce40" table:formula="of:=([.F$10]+[.D14]*[.F$11]/100)*1.15" office:value-type="currency" office:currency="NZD" office:value="79.86083" calcext:value-type="currency">
            <text:p>$80</text:p>
          </table:table-cell>
          <table:table-cell table:style-name="ce52" table:formula="of:=([.G$10]+[.D14]*[.G$11]/100)*1.15" office:value-type="float" office:value="77.6204" calcext:value-type="float">
            <text:p>$78</text:p>
          </table:table-cell>
          <table:table-cell table:style-name="ce58" table:formula="of:=([.H$10]+[.D14]*[.H$11]/100)*1.15" office:value-type="float" office:value="70.817" calcext:value-type="float">
            <text:p>$71</text:p>
          </table:table-cell>
          <table:table-cell table:style-name="ce69" table:formula="of:=([.I$10]+[.D14]*[.I$11]/100)*1.15" office:value-type="float" office:value="73.6506" calcext:value-type="float">
            <text:p>$74</text:p>
          </table:table-cell>
          <table:table-cell table:style-name="ce74"/>
          <table:table-cell table:style-name="ce51" table:formula="of:=([.K$10]+[.D14]*[.K$11]/100)*1.15" office:value-type="float" office:value="62.55655" calcext:value-type="float">
            <text:p>$63</text:p>
          </table:table-cell>
          <table:table-cell table:style-name="ce85" table:formula="of:=([.L$10]+[.D14]*([.L$11]/100))*1.15" office:value-type="float" office:value="55.752" calcext:value-type="float">
            <text:p>$56</text:p>
          </table:table-cell>
          <table:table-cell table:style-name="ce58" table:formula="of:=([.M$10]+[.D14]*[.M$11]/100)*1.15" office:value-type="float" office:value="69.4048" calcext:value-type="float">
            <text:p>$69</text:p>
          </table:table-cell>
          <table:table-cell table:style-name="ce231" table:formula="of:=[.E14]-[.$L14]" office:value-type="float" office:value="6.13260499999999" calcext:value-type="float">
            <text:p>$6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13]+100" office:value-type="float" office:value="300" calcext:value-type="float">
            <text:p>300 kW</text:p>
          </table:table-cell>
          <table:table-cell table:style-name="ce25" table:formula="of:=([.E$10]+[.D15]*[.E$11]/100)*1.15" office:value-type="currency" office:currency="NZD" office:value="72.832605" calcext:value-type="currency">
            <text:p>$73</text:p>
          </table:table-cell>
          <table:table-cell table:style-name="ce40" table:formula="of:=([.F$10]+[.D15]*[.F$11]/100)*1.15" office:value-type="currency" office:currency="NZD" office:value="104.22243" calcext:value-type="currency">
            <text:p>$104</text:p>
          </table:table-cell>
          <table:table-cell table:style-name="ce52" table:formula="of:=([.G$10]+[.D15]*[.G$11]/100)*1.15" office:value-type="float" office:value="85.146" calcext:value-type="float">
            <text:p>$85</text:p>
          </table:table-cell>
          <table:table-cell table:style-name="ce58" table:formula="of:=([.H$10]+[.D15]*[.H$11]/100)*1.15" office:value-type="float" office:value="83.145" calcext:value-type="float">
            <text:p>$83</text:p>
          </table:table-cell>
          <table:table-cell table:style-name="ce69" table:formula="of:=([.I$10]+[.D15]*[.I$11]/100)*1.15" office:value-type="float" office:value="80.2746" calcext:value-type="float">
            <text:p>$80</text:p>
          </table:table-cell>
          <table:table-cell table:style-name="ce74"/>
          <table:table-cell table:style-name="ce51" table:formula="of:=([.K$10]+[.D15]*[.K$11]/100)*1.15" office:value-type="float" office:value="69.87975" calcext:value-type="float">
            <text:p>$70</text:p>
          </table:table-cell>
          <table:table-cell table:style-name="ce85" table:formula="of:=([.L$10]+[.D15]*([.L$11]/100))*1.15" office:value-type="float" office:value="61.1892" calcext:value-type="float">
            <text:p>$61</text:p>
          </table:table-cell>
          <table:table-cell table:style-name="ce58" table:formula="of:=([.M$10]+[.D15]*[.M$11]/100)*1.15" office:value-type="float" office:value="76.866" calcext:value-type="float">
            <text:p>$77</text:p>
          </table:table-cell>
          <table:table-cell table:style-name="ce231" table:formula="of:=[.E15]-[.$L15]" office:value-type="float" office:value="11.643405" calcext:value-type="float">
            <text:p>$12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/>
          <table:table-cell table:style-name="ce4"/>
          <table:table-cell table:style-name="ce18" table:formula="of:=[.D15]+100" office:value-type="float" office:value="400" calcext:value-type="float">
            <text:p>400 kW</text:p>
          </table:table-cell>
          <table:table-cell table:style-name="ce25" table:formula="of:=([.E$10]+[.D16]*[.E$11]/100)*1.15" office:value-type="currency" office:currency="NZD" office:value="86.517605" calcext:value-type="currency">
            <text:p>$87</text:p>
          </table:table-cell>
          <table:table-cell table:style-name="ce40" table:formula="of:=([.F$10]+[.D16]*[.F$11]/100)*1.15" office:value-type="currency" office:currency="NZD" office:value="134.67443" calcext:value-type="currency">
            <text:p>$135</text:p>
          </table:table-cell>
          <table:table-cell table:style-name="ce52" table:formula="of:=([.G$10]+[.D16]*[.G$11]/100)*1.15" office:value-type="float" office:value="94.553" calcext:value-type="float">
            <text:p>$95</text:p>
          </table:table-cell>
          <table:table-cell table:style-name="ce58" table:formula="of:=([.H$10]+[.D16]*[.H$11]/100)*1.15" office:value-type="float" office:value="98.555" calcext:value-type="float">
            <text:p>$99</text:p>
          </table:table-cell>
          <table:table-cell table:style-name="ce69" table:formula="of:=([.I$10]+[.D16]*[.I$11]/100)*1.15" office:value-type="float" office:value="88.5546" calcext:value-type="float">
            <text:p>$89</text:p>
          </table:table-cell>
          <table:table-cell table:style-name="ce74"/>
          <table:table-cell table:style-name="ce51" table:formula="of:=([.K$10]+[.D16]*[.K$11]/100)*1.15" office:value-type="float" office:value="79.03375" calcext:value-type="float">
            <text:p>$79</text:p>
          </table:table-cell>
          <table:table-cell table:style-name="ce85" table:formula="of:=([.L$10]+[.D16]*([.L$11]/100))*1.15" office:value-type="float" office:value="67.9857" calcext:value-type="float">
            <text:p>$68</text:p>
          </table:table-cell>
          <table:table-cell table:style-name="ce58" table:formula="of:=([.M$10]+[.D16]*[.M$11]/100)*1.15" office:value-type="float" office:value="86.1925" calcext:value-type="float">
            <text:p>$86</text:p>
          </table:table-cell>
          <table:table-cell table:style-name="ce231" table:formula="of:=[.E16]-[.$L16]" office:value-type="float" office:value="18.531905" calcext:value-type="float">
            <text:p>$19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16]+100" office:value-type="float" office:value="500" calcext:value-type="float">
            <text:p>500 kW</text:p>
          </table:table-cell>
          <table:table-cell table:style-name="ce25" table:formula="of:=([.E$10]+[.D17]*[.E$11]/100)*1.15" office:value-type="currency" office:currency="NZD" office:value="100.202605" calcext:value-type="currency">
            <text:p>$100</text:p>
          </table:table-cell>
          <table:table-cell table:style-name="ce40" table:formula="of:=([.F$10]+[.D17]*[.F$11]/100)*1.15" office:value-type="currency" office:currency="NZD" office:value="165.12643" calcext:value-type="currency">
            <text:p>$165</text:p>
          </table:table-cell>
          <table:table-cell table:style-name="ce52" table:formula="of:=([.G$10]+[.D17]*[.G$11]/100)*1.15" office:value-type="float" office:value="103.96" calcext:value-type="float">
            <text:p>$104</text:p>
          </table:table-cell>
          <table:table-cell table:style-name="ce58" table:formula="of:=([.H$10]+[.D17]*[.H$11]/100)*1.15" office:value-type="float" office:value="113.965" calcext:value-type="float">
            <text:p>$114</text:p>
          </table:table-cell>
          <table:table-cell table:style-name="ce69" table:formula="of:=([.I$10]+[.D17]*[.I$11]/100)*1.15" office:value-type="float" office:value="96.8346" calcext:value-type="float">
            <text:p>$97</text:p>
          </table:table-cell>
          <table:table-cell table:style-name="ce74"/>
          <table:table-cell table:style-name="ce51" table:formula="of:=([.K$10]+[.D17]*[.K$11]/100)*1.15" office:value-type="float" office:value="88.18775" calcext:value-type="float">
            <text:p>$88</text:p>
          </table:table-cell>
          <table:table-cell table:style-name="ce85" table:formula="of:=([.L$10]+[.D17]*([.L$11]/100))*1.15" office:value-type="float" office:value="74.7822" calcext:value-type="float">
            <text:p>$75</text:p>
          </table:table-cell>
          <table:table-cell table:style-name="ce58" table:formula="of:=([.M$10]+[.D17]*[.M$11]/100)*1.15" office:value-type="float" office:value="95.519" calcext:value-type="float">
            <text:p>$96</text:p>
          </table:table-cell>
          <table:table-cell table:style-name="ce231" table:formula="of:=[.E17]-[.$L17]" office:value-type="float" office:value="25.420405" calcext:value-type="float">
            <text:p>$25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17]+100" office:value-type="float" office:value="600" calcext:value-type="float">
            <text:p>600 kW</text:p>
          </table:table-cell>
          <table:table-cell table:style-name="ce25" table:formula="of:=([.E$10]+[.D18]*[.E$11]/100)*1.15" office:value-type="currency" office:currency="NZD" office:value="113.887605" calcext:value-type="currency">
            <text:p>$114</text:p>
          </table:table-cell>
          <table:table-cell table:style-name="ce40" table:formula="of:=([.F$10]+[.D18]*[.F$11]/100)*1.15" office:value-type="currency" office:currency="NZD" office:value="195.57843" calcext:value-type="currency">
            <text:p>$196</text:p>
          </table:table-cell>
          <table:table-cell table:style-name="ce52" table:formula="of:=([.G$10]+[.D18]*[.G$11]/100)*1.15" office:value-type="float" office:value="113.367" calcext:value-type="float">
            <text:p>$113</text:p>
          </table:table-cell>
          <table:table-cell table:style-name="ce58" table:formula="of:=([.H$10]+[.D18]*[.H$11]/100)*1.15" office:value-type="float" office:value="129.375" calcext:value-type="float">
            <text:p>$129</text:p>
          </table:table-cell>
          <table:table-cell table:style-name="ce69" table:formula="of:=([.I$10]+[.D18]*[.I$11]/100)*1.15" office:value-type="float" office:value="105.1146" calcext:value-type="float">
            <text:p>$105</text:p>
          </table:table-cell>
          <table:table-cell table:style-name="ce74"/>
          <table:table-cell table:style-name="ce51" table:formula="of:=([.K$10]+[.D18]*[.K$11]/100)*1.15" office:value-type="float" office:value="97.34175" calcext:value-type="float">
            <text:p>$97</text:p>
          </table:table-cell>
          <table:table-cell table:style-name="ce85" table:formula="of:=([.L$10]+[.D18]*([.L$11]/100))*1.15" office:value-type="float" office:value="81.5787" calcext:value-type="float">
            <text:p>$82</text:p>
          </table:table-cell>
          <table:table-cell table:style-name="ce58" table:formula="of:=([.M$10]+[.D18]*[.M$11]/100)*1.15" office:value-type="float" office:value="104.8455" calcext:value-type="float">
            <text:p>$105</text:p>
          </table:table-cell>
          <table:table-cell table:style-name="ce231" table:formula="of:=[.E18]-[.$L18]" office:value-type="float" office:value="32.308905" calcext:value-type="float">
            <text:p>$32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18]+100" office:value-type="float" office:value="700" calcext:value-type="float">
            <text:p>700 kW</text:p>
          </table:table-cell>
          <table:table-cell table:style-name="ce25" table:formula="of:=([.E$10]+[.D19]*[.E$11]/100)*1.15" office:value-type="currency" office:currency="NZD" office:value="127.572605" calcext:value-type="currency">
            <text:p>$128</text:p>
          </table:table-cell>
          <table:table-cell table:style-name="ce40" table:formula="of:=([.F$10]+[.D19]*[.F$11]/100)*1.15" office:value-type="currency" office:currency="NZD" office:value="226.03043" calcext:value-type="currency">
            <text:p>$226</text:p>
          </table:table-cell>
          <table:table-cell table:style-name="ce52" table:formula="of:=([.G$10]+[.D19]*[.G$11]/100)*1.15" office:value-type="float" office:value="122.774" calcext:value-type="float">
            <text:p>$123</text:p>
          </table:table-cell>
          <table:table-cell table:style-name="ce58" table:formula="of:=([.H$10]+[.D19]*[.H$11]/100)*1.15" office:value-type="float" office:value="144.785" calcext:value-type="float">
            <text:p>$145</text:p>
          </table:table-cell>
          <table:table-cell table:style-name="ce69" table:formula="of:=([.I$10]+[.D19]*[.I$11]/100)*1.15" office:value-type="float" office:value="113.3946" calcext:value-type="float">
            <text:p>$113</text:p>
          </table:table-cell>
          <table:table-cell table:style-name="ce74"/>
          <table:table-cell table:style-name="ce51" table:formula="of:=([.K$10]+[.D19]*[.K$11]/100)*1.15" office:value-type="float" office:value="106.49575" calcext:value-type="float">
            <text:p>$106</text:p>
          </table:table-cell>
          <table:table-cell table:style-name="ce85" table:formula="of:=([.L$10]+[.D19]*([.L$11]/100))*1.15" office:value-type="float" office:value="88.3752" calcext:value-type="float">
            <text:p>$88</text:p>
          </table:table-cell>
          <table:table-cell table:style-name="ce58" table:formula="of:=([.M$10]+[.D19]*[.M$11]/100)*1.15" office:value-type="float" office:value="114.172" calcext:value-type="float">
            <text:p>$114</text:p>
          </table:table-cell>
          <table:table-cell table:style-name="ce231" table:formula="of:=[.E19]-[.$L19]" office:value-type="float" office:value="39.197405" calcext:value-type="float">
            <text:p>$39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19]+100" office:value-type="float" office:value="800" calcext:value-type="float">
            <text:p>800 kW</text:p>
          </table:table-cell>
          <table:table-cell table:style-name="ce25" table:formula="of:=([.E$10]+[.D20]*[.E$11]/100)*1.15" office:value-type="currency" office:currency="NZD" office:value="141.257605" calcext:value-type="currency">
            <text:p>$141</text:p>
          </table:table-cell>
          <table:table-cell table:style-name="ce40" table:formula="of:=([.F$10]+[.D20]*[.F$11]/100)*1.15" office:value-type="currency" office:currency="NZD" office:value="256.48243" calcext:value-type="currency">
            <text:p>$256</text:p>
          </table:table-cell>
          <table:table-cell table:style-name="ce52" table:formula="of:=([.G$10]+[.D20]*[.G$11]/100)*1.15" office:value-type="float" office:value="132.181" calcext:value-type="float">
            <text:p>$132</text:p>
          </table:table-cell>
          <table:table-cell table:style-name="ce58" table:formula="of:=([.H$10]+[.D20]*[.H$11]/100)*1.15" office:value-type="float" office:value="160.195" calcext:value-type="float">
            <text:p>$160</text:p>
          </table:table-cell>
          <table:table-cell table:style-name="ce69" table:formula="of:=([.I$10]+[.D20]*[.I$11]/100)*1.15" office:value-type="float" office:value="121.6746" calcext:value-type="float">
            <text:p>$122</text:p>
          </table:table-cell>
          <table:table-cell table:style-name="ce74"/>
          <table:table-cell table:style-name="ce51" table:formula="of:=([.K$10]+[.D20]*[.K$11]/100)*1.15" office:value-type="float" office:value="115.64975" calcext:value-type="float">
            <text:p>$116</text:p>
          </table:table-cell>
          <table:table-cell table:style-name="ce85" table:formula="of:=([.L$10]+[.D20]*([.L$11]/100))*1.15" office:value-type="float" office:value="95.1717" calcext:value-type="float">
            <text:p>$95</text:p>
          </table:table-cell>
          <table:table-cell table:style-name="ce58" table:formula="of:=([.M$10]+[.D20]*[.M$11]/100)*1.15" office:value-type="float" office:value="123.4985" calcext:value-type="float">
            <text:p>$123</text:p>
          </table:table-cell>
          <table:table-cell table:style-name="ce231" table:formula="of:=[.E20]-[.$L20]" office:value-type="float" office:value="46.085905" calcext:value-type="float">
            <text:p>$46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20]+100" office:value-type="float" office:value="900" calcext:value-type="float">
            <text:p>900 kW</text:p>
          </table:table-cell>
          <table:table-cell table:style-name="ce25" table:formula="of:=([.E$10]+[.D21]*[.E$11]/100)*1.15" office:value-type="currency" office:currency="NZD" office:value="154.942605" calcext:value-type="currency">
            <text:p>$155</text:p>
          </table:table-cell>
          <table:table-cell table:style-name="ce40" table:formula="of:=([.F$10]+[.D21]*[.F$11]/100)*1.15" office:value-type="currency" office:currency="NZD" office:value="286.93443" calcext:value-type="currency">
            <text:p>$287</text:p>
          </table:table-cell>
          <table:table-cell table:style-name="ce52" table:formula="of:=([.G$10]+[.D21]*[.G$11]/100)*1.15" office:value-type="float" office:value="141.588" calcext:value-type="float">
            <text:p>$142</text:p>
          </table:table-cell>
          <table:table-cell table:style-name="ce58" table:formula="of:=([.H$10]+[.D21]*[.H$11]/100)*1.15" office:value-type="float" office:value="175.605" calcext:value-type="float">
            <text:p>$176</text:p>
          </table:table-cell>
          <table:table-cell table:style-name="ce69" table:formula="of:=([.I$10]+[.D21]*[.I$11]/100)*1.15" office:value-type="float" office:value="129.9546" calcext:value-type="float">
            <text:p>$130</text:p>
          </table:table-cell>
          <table:table-cell table:style-name="ce74"/>
          <table:table-cell table:style-name="ce51" table:formula="of:=([.K$10]+[.D21]*[.K$11]/100)*1.15" office:value-type="float" office:value="124.80375" calcext:value-type="float">
            <text:p>$125</text:p>
          </table:table-cell>
          <table:table-cell table:style-name="ce85" table:formula="of:=([.L$10]+[.D21]*([.L$11]/100))*1.15" office:value-type="float" office:value="101.9682" calcext:value-type="float">
            <text:p>$102</text:p>
          </table:table-cell>
          <table:table-cell table:style-name="ce58" table:formula="of:=([.M$10]+[.D21]*[.M$11]/100)*1.15" office:value-type="float" office:value="132.825" calcext:value-type="float">
            <text:p>$133</text:p>
          </table:table-cell>
          <table:table-cell table:style-name="ce231" table:formula="of:=[.E21]-[.$L21]" office:value-type="float" office:value="52.974405" calcext:value-type="float">
            <text:p>$53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21]+100" office:value-type="float" office:value="1000" calcext:value-type="float">
            <text:p>1000 kW</text:p>
          </table:table-cell>
          <table:table-cell table:style-name="ce25" table:formula="of:=([.E$10]+[.D22]*[.E$11]/100)*1.15" office:value-type="currency" office:currency="NZD" office:value="168.627605" calcext:value-type="currency">
            <text:p>$169</text:p>
          </table:table-cell>
          <table:table-cell table:style-name="ce40" table:formula="of:=([.F$10]+[.D22]*[.F$11]/100)*1.15" office:value-type="currency" office:currency="NZD" office:value="317.38643" calcext:value-type="currency">
            <text:p>$317</text:p>
          </table:table-cell>
          <table:table-cell table:style-name="ce52" table:formula="of:=([.G$10]+[.D22]*[.G$11]/100)*1.15" office:value-type="float" office:value="150.995" calcext:value-type="float">
            <text:p>$151</text:p>
          </table:table-cell>
          <table:table-cell table:style-name="ce58" table:formula="of:=([.H$10]+[.D22]*[.H$11]/100)*1.15" office:value-type="float" office:value="191.015" calcext:value-type="float">
            <text:p>$191</text:p>
          </table:table-cell>
          <table:table-cell table:style-name="ce69" table:formula="of:=([.I$10]+[.D22]*[.I$11]/100)*1.15" office:value-type="float" office:value="138.2346" calcext:value-type="float">
            <text:p>$138</text:p>
          </table:table-cell>
          <table:table-cell table:style-name="ce74"/>
          <table:table-cell table:style-name="ce51" table:formula="of:=([.K$10]+[.D22]*[.K$11]/100)*1.15" office:value-type="float" office:value="133.95775" calcext:value-type="float">
            <text:p>$134</text:p>
          </table:table-cell>
          <table:table-cell table:style-name="ce85" table:formula="of:=([.L$10]+[.D22]*([.L$11]/100))*1.15" office:value-type="float" office:value="108.7647" calcext:value-type="float">
            <text:p>$109</text:p>
          </table:table-cell>
          <table:table-cell table:style-name="ce58" table:formula="of:=([.M$10]+[.D22]*[.M$11]/100)*1.15" office:value-type="float" office:value="142.1515" calcext:value-type="float">
            <text:p>$142</text:p>
          </table:table-cell>
          <table:table-cell table:style-name="ce231" table:formula="of:=[.E22]-[.$L22]" office:value-type="float" office:value="59.862905" calcext:value-type="float">
            <text:p>$60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22]+100" office:value-type="float" office:value="1100" calcext:value-type="float">
            <text:p>1100 kW</text:p>
          </table:table-cell>
          <table:table-cell table:style-name="ce25" table:formula="of:=([.E$10]+[.D23]*[.E$11]/100)*1.15" office:value-type="currency" office:currency="NZD" office:value="182.312605" calcext:value-type="currency">
            <text:p>$182</text:p>
          </table:table-cell>
          <table:table-cell table:style-name="ce40" table:formula="of:=([.F$10]+[.D23]*[.F$11]/100)*1.15" office:value-type="currency" office:currency="NZD" office:value="347.83843" calcext:value-type="currency">
            <text:p>$348</text:p>
          </table:table-cell>
          <table:table-cell table:style-name="ce52" table:formula="of:=([.G$10]+[.D23]*[.G$11]/100)*1.15" office:value-type="float" office:value="160.402" calcext:value-type="float">
            <text:p>$160</text:p>
          </table:table-cell>
          <table:table-cell table:style-name="ce58" table:formula="of:=([.H$10]+[.D23]*[.H$11]/100)*1.15" office:value-type="float" office:value="206.425" calcext:value-type="float">
            <text:p>$206</text:p>
          </table:table-cell>
          <table:table-cell table:style-name="ce69" table:formula="of:=([.I$10]+[.D23]*[.I$11]/100)*1.15" office:value-type="float" office:value="146.5146" calcext:value-type="float">
            <text:p>$147</text:p>
          </table:table-cell>
          <table:table-cell table:style-name="ce74"/>
          <table:table-cell table:style-name="ce51" table:formula="of:=([.K$10]+[.D23]*[.K$11]/100)*1.15" office:value-type="float" office:value="143.11175" calcext:value-type="float">
            <text:p>$143</text:p>
          </table:table-cell>
          <table:table-cell table:style-name="ce85" table:formula="of:=([.L$10]+[.D23]*([.L$11]/100))*1.15" office:value-type="float" office:value="115.5612" calcext:value-type="float">
            <text:p>$116</text:p>
          </table:table-cell>
          <table:table-cell table:style-name="ce58" table:formula="of:=([.M$10]+[.D23]*[.M$11]/100)*1.15" office:value-type="float" office:value="151.478" calcext:value-type="float">
            <text:p>$151</text:p>
          </table:table-cell>
          <table:table-cell table:style-name="ce231" table:formula="of:=[.E23]-[.$L23]" office:value-type="float" office:value="66.751405" calcext:value-type="float">
            <text:p>$67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6"/>
          <table:table-cell table:style-name="ce5"/>
          <table:table-cell table:style-name="ce18" table:formula="of:=[.D23]+100" office:value-type="float" office:value="1200" calcext:value-type="float">
            <text:p>1200 kW</text:p>
          </table:table-cell>
          <table:table-cell table:style-name="ce25" table:formula="of:=([.E$10]+[.D24]*[.E$11]/100)*1.15" office:value-type="currency" office:currency="NZD" office:value="195.997605" calcext:value-type="currency">
            <text:p>$196</text:p>
          </table:table-cell>
          <table:table-cell table:style-name="ce40" table:formula="of:=([.F$10]+[.D24]*[.F$11]/100)*1.15" office:value-type="currency" office:currency="NZD" office:value="378.29043" calcext:value-type="currency">
            <text:p>$378</text:p>
          </table:table-cell>
          <table:table-cell table:style-name="ce52" table:formula="of:=([.G$10]+[.D24]*[.G$11]/100)*1.15" office:value-type="float" office:value="169.809" calcext:value-type="float">
            <text:p>$170</text:p>
          </table:table-cell>
          <table:table-cell table:style-name="ce58" table:formula="of:=([.H$10]+[.D24]*[.H$11]/100)*1.15" office:value-type="float" office:value="221.835" calcext:value-type="float">
            <text:p>$222</text:p>
          </table:table-cell>
          <table:table-cell table:style-name="ce69" table:formula="of:=([.I$10]+[.D24]*[.I$11]/100)*1.15" office:value-type="float" office:value="154.7946" calcext:value-type="float">
            <text:p>$155</text:p>
          </table:table-cell>
          <table:table-cell table:style-name="ce74"/>
          <table:table-cell table:style-name="ce51" table:formula="of:=([.K$10]+[.D24]*[.K$11]/100)*1.15" office:value-type="float" office:value="152.26575" calcext:value-type="float">
            <text:p>$152</text:p>
          </table:table-cell>
          <table:table-cell table:style-name="ce85" table:formula="of:=([.L$10]+[.D24]*([.L$11]/100))*1.15" office:value-type="float" office:value="122.3577" calcext:value-type="float">
            <text:p>$122</text:p>
          </table:table-cell>
          <table:table-cell table:style-name="ce58" table:formula="of:=([.M$10]+[.D24]*[.M$11]/100)*1.15" office:value-type="float" office:value="160.8045" calcext:value-type="float">
            <text:p>$161</text:p>
          </table:table-cell>
          <table:table-cell table:style-name="ce231" table:formula="of:=[.E24]-[.$L24]" office:value-type="float" office:value="73.639905" calcext:value-type="float">
            <text:p>$74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8" table:formula="of:=[.D24]+100" office:value-type="float" office:value="1300" calcext:value-type="float">
            <text:p>1300 kW</text:p>
          </table:table-cell>
          <table:table-cell table:style-name="ce25" table:formula="of:=([.E$10]+[.D25]*[.E$11]/100)*1.15" office:value-type="currency" office:currency="NZD" office:value="209.682605" calcext:value-type="currency">
            <text:p>$210</text:p>
          </table:table-cell>
          <table:table-cell table:style-name="ce40" table:formula="of:=([.F$10]+[.D25]*[.F$11]/100)*1.15" office:value-type="currency" office:currency="NZD" office:value="408.74243" calcext:value-type="currency">
            <text:p>$409</text:p>
          </table:table-cell>
          <table:table-cell table:style-name="ce52" table:formula="of:=([.G$10]+[.D25]*[.G$11]/100)*1.15" office:value-type="float" office:value="179.216" calcext:value-type="float">
            <text:p>$179</text:p>
          </table:table-cell>
          <table:table-cell table:style-name="ce58" table:formula="of:=([.H$10]+[.D25]*[.H$11]/100)*1.15" office:value-type="float" office:value="237.245" calcext:value-type="float">
            <text:p>$237</text:p>
          </table:table-cell>
          <table:table-cell table:style-name="ce69" table:formula="of:=([.I$10]+[.D25]*[.I$11]/100)*1.15" office:value-type="float" office:value="163.0746" calcext:value-type="float">
            <text:p>$163</text:p>
          </table:table-cell>
          <table:table-cell table:style-name="ce74"/>
          <table:table-cell table:style-name="ce51" table:formula="of:=([.K$10]+[.D25]*[.K$11]/100)*1.15" office:value-type="float" office:value="161.41975" calcext:value-type="float">
            <text:p>$161</text:p>
          </table:table-cell>
          <table:table-cell table:style-name="ce85" table:formula="of:=([.L$10]+[.D25]*([.L$11]/100))*1.15" office:value-type="float" office:value="129.1542" calcext:value-type="float">
            <text:p>$129</text:p>
          </table:table-cell>
          <table:table-cell table:style-name="ce58" table:formula="of:=([.M$10]+[.D25]*[.M$11]/100)*1.15" office:value-type="float" office:value="170.131" calcext:value-type="float">
            <text:p>$170</text:p>
          </table:table-cell>
          <table:table-cell table:style-name="ce231" table:formula="of:=[.E25]-[.$L25]" office:value-type="float" office:value="80.528405" calcext:value-type="float">
            <text:p>$81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8" table:formula="of:=[.D25]+100" office:value-type="float" office:value="1400" calcext:value-type="float">
            <text:p>1400 kW</text:p>
          </table:table-cell>
          <table:table-cell table:style-name="ce25" table:formula="of:=([.E$10]+[.D26]*[.E$11]/100)*1.15" office:value-type="currency" office:currency="NZD" office:value="223.367605" calcext:value-type="currency">
            <text:p>$223</text:p>
          </table:table-cell>
          <table:table-cell table:style-name="ce40" table:formula="of:=([.F$10]+[.D26]*[.F$11]/100)*1.15" office:value-type="currency" office:currency="NZD" office:value="439.19443" calcext:value-type="currency">
            <text:p>$439</text:p>
          </table:table-cell>
          <table:table-cell table:style-name="ce52" table:formula="of:=([.G$10]+[.D26]*[.G$11]/100)*1.15" office:value-type="float" office:value="188.623" calcext:value-type="float">
            <text:p>$189</text:p>
          </table:table-cell>
          <table:table-cell table:style-name="ce58" table:formula="of:=([.H$10]+[.D26]*[.H$11]/100)*1.15" office:value-type="float" office:value="252.655" calcext:value-type="float">
            <text:p>$253</text:p>
          </table:table-cell>
          <table:table-cell table:style-name="ce69" table:formula="of:=([.I$10]+[.D26]*[.I$11]/100)*1.15" office:value-type="float" office:value="171.3546" calcext:value-type="float">
            <text:p>$171</text:p>
          </table:table-cell>
          <table:table-cell table:style-name="ce74"/>
          <table:table-cell table:style-name="ce51" table:formula="of:=([.K$10]+[.D26]*[.K$11]/100)*1.15" office:value-type="float" office:value="170.57375" calcext:value-type="float">
            <text:p>$171</text:p>
          </table:table-cell>
          <table:table-cell table:style-name="ce85" table:formula="of:=([.L$10]+[.D26]*([.L$11]/100))*1.15" office:value-type="float" office:value="135.9507" calcext:value-type="float">
            <text:p>$136</text:p>
          </table:table-cell>
          <table:table-cell table:style-name="ce58" table:formula="of:=([.M$10]+[.D26]*[.M$11]/100)*1.15" office:value-type="float" office:value="179.4575" calcext:value-type="float">
            <text:p>$179</text:p>
          </table:table-cell>
          <table:table-cell table:style-name="ce231" table:formula="of:=[.E26]-[.$L26]" office:value-type="float" office:value="87.416905" calcext:value-type="float">
            <text:p>$87</text:p>
          </table:table-cell>
          <table:table-cell table:style-name="ce6" table:number-columns-repeated="16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8" table:formula="of:=[.D26]+100" office:value-type="float" office:value="1500" calcext:value-type="float">
            <text:p>1500 kW</text:p>
          </table:table-cell>
          <table:table-cell table:style-name="ce26" table:formula="of:=([.E$10]+[.D27]*[.E$11]/100)*1.15" office:value-type="currency" office:currency="NZD" office:value="237.052605" calcext:value-type="currency">
            <text:p>$237</text:p>
          </table:table-cell>
          <table:table-cell table:style-name="ce41" table:formula="of:=([.F$10]+[.D27]*[.F$11]/100)*1.15" office:value-type="currency" office:currency="NZD" office:value="469.64643" calcext:value-type="currency">
            <text:p>$470</text:p>
          </table:table-cell>
          <table:table-cell table:style-name="ce53" table:formula="of:=([.G$10]+[.D27]*[.G$11]/100)*1.15" office:value-type="float" office:value="198.03" calcext:value-type="float">
            <text:p>$198</text:p>
          </table:table-cell>
          <table:table-cell table:style-name="ce59" table:formula="of:=([.H$10]+[.D27]*[.H$11]/100)*1.15" office:value-type="float" office:value="268.065" calcext:value-type="float">
            <text:p>$268</text:p>
          </table:table-cell>
          <table:table-cell table:style-name="ce70" table:formula="of:=([.I$10]+[.D27]*[.I$11]/100)*1.15" office:value-type="float" office:value="179.6346" calcext:value-type="float">
            <text:p>$180</text:p>
          </table:table-cell>
          <table:table-cell table:style-name="ce75"/>
          <table:table-cell table:style-name="ce79" table:formula="of:=([.K$10]+[.D27]*[.K$11]/100)*1.15" office:value-type="float" office:value="179.72775" calcext:value-type="float">
            <text:p>$180</text:p>
          </table:table-cell>
          <table:table-cell table:style-name="ce86" table:formula="of:=([.L$10]+[.D27]*([.L$11]/100))*1.15" office:value-type="float" office:value="142.7472" calcext:value-type="float">
            <text:p>$143</text:p>
          </table:table-cell>
          <table:table-cell table:style-name="ce59" table:formula="of:=([.M$10]+[.D27]*[.M$11]/100)*1.15" office:value-type="float" office:value="188.784" calcext:value-type="float">
            <text:p>$189</text:p>
          </table:table-cell>
          <table:table-cell table:style-name="ce231" table:formula="of:=[.E27]-[.$L27]" office:value-type="float" office:value="94.305405" calcext:value-type="float">
            <text:p>$94</text:p>
          </table:table-cell>
          <table:table-cell table:style-name="ce6" table:number-columns-repeated="16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8"/>
          <table:table-cell table:style-name="ce27" office:value-type="string" calcext:value-type="string">
            <text:p>reference</text:p>
          </table:table-cell>
          <table:table-cell table:style-name="ce6" table:number-columns-repeated="6"/>
          <table:table-cell table:style-name="ce87" office:value-type="string" calcext:value-type="string">
            <text:p>Best</text:p>
          </table:table-cell>
          <table:table-cell table:style-name="ce6" table:number-columns-repeated="18"/>
          <table:table-cell table:number-columns-repeated="994"/>
        </table:table-row>
        <table:table-row table:style-name="ro1">
          <table:table-cell/>
          <table:table-cell table:style-name="ce7"/>
          <table:table-cell/>
          <table:table-cell table:style-name="Default" table:number-columns-repeated="7"/>
          <table:table-cell table:number-columns-repeated="3"/>
          <table:table-cell table:style-name="ce7" table:number-columns-repeated="17"/>
          <table:table-cell table:number-columns-repeated="994"/>
        </table:table-row>
        <table:table-row table:style-name="ro1" table:number-rows-repeated="6">
          <table:table-cell/>
          <table:table-cell table:style-name="ce6"/>
          <table:table-cell/>
          <table:table-cell table:style-name="Default" table:number-columns-repeated="7"/>
          <table:table-cell table:number-columns-repeated="3"/>
          <table:table-cell table:style-name="ce6" table:number-columns-repeated="17"/>
          <table:table-cell table:number-columns-repeated="994"/>
        </table:table-row>
        <table:table-row table:style-name="ro1">
          <table:table-cell table:number-columns-repeated="3"/>
          <table:table-cell table:style-name="ce6" office:value-type="string" calcext:value-type="string">
            <text:p>Scotdownunder</text:p>
          </table:table-cell>
          <table:table-cell table:style-name="Default" table:number-columns-repeated="6"/>
          <table:table-cell table:number-columns-repeated="3"/>
          <table:table-cell table:style-name="ce6" table:number-columns-repeated="17"/>
          <table:table-cell table:number-columns-repeated="994"/>
        </table:table-row>
        <table:table-row table:style-name="ro1">
          <table:table-cell/>
          <table:table-cell table:style-name="ce6"/>
          <table:table-cell/>
          <table:table-cell table:style-name="ce121" office:value-type="date" office:date-value="2019-03-24" calcext:value-type="date">
            <text:p>24/03/19</text:p>
          </table:table-cell>
          <table:table-cell table:style-name="Default" table:number-columns-repeated="6"/>
          <table:table-cell table:number-columns-repeated="3"/>
          <table:table-cell table:style-name="ce6" table:number-columns-repeated="17"/>
          <table:table-cell table:number-columns-repeated="994"/>
        </table:table-row>
        <table:table-row table:style-name="ro1" table:number-rows-repeated="3">
          <table:table-cell/>
          <table:table-cell table:style-name="ce6"/>
          <table:table-cell/>
          <table:table-cell table:style-name="Default" table:number-columns-repeated="7"/>
          <table:table-cell table:number-columns-repeated="3"/>
          <table:table-cell table:style-name="ce6" table:number-columns-repeated="17"/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55" office:value-type="string" calcext:value-type="string">
            <text:p><text:s/>cheapest from Supplier</text:p>
          </table:table-cell>
          <table:table-cell table:style-name="ce165"/>
          <table:table-cell/>
          <table:table-cell table:style-name="ce181" office:value-type="string" calcext:value-type="string">
            <text:p><text:s/>highest tariff</text:p>
          </table:table-cell>
          <table:table-cell table:style-name="ce181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56" office:value-type="string" calcext:value-type="string">
            <text:p><text:s/>cheapest overall</text:p>
          </table:table-cell>
          <table:table-cell table:style-name="ce166"/>
          <table:table-cell/>
          <table:table-cell table:style-name="ce182" office:value-type="string" calcext:value-type="string">
            <text:p><text:s/>lowest tarrif</text:p>
          </table:table-cell>
          <table:table-cell table:style-name="ce182"/>
          <table:table-cell/>
          <table:table-cell table:style-name="ce71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14" office:value-type="string" calcext:value-type="string">
            <text:p>Electric</text:p>
          </table:table-cell>
          <table:table-cell/>
          <table:table-cell table:style-name="ce11" office:value-type="string" calcext:value-type="string">
            <text:p>Monthly Usage over 30 days</text:p>
          </table:table-cell>
          <table:table-cell table:style-name="Default" table:number-columns-repeated="3"/>
          <table:table-cell table:style-name="ce157" office:value-type="string" calcext:value-type="string">
            <text:p><text:s/>Benchmark for comparison</text:p>
          </table:table-cell>
          <table:table-cell table:style-name="ce167"/>
          <table:table-cell table:number-columns-repeated="4"/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Default" office:value-type="string" calcext:value-type="string">
            <text:p>Input figures ex-GST</text:p>
          </table:table-cell>
          <table:table-cell table:style-name="ce28" table:number-columns-repeated="6"/>
          <table:table-cell table:style-name="ce7" table:number-columns-repeated="3"/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12" office:value-type="string" calcext:value-type="string">
            <text:p>Table figures with GST but before discounts</text:p>
          </table:table-cell>
          <table:table-cell table:style-name="ce19" table:number-columns-repeated="6"/>
          <table:table-cell table:style-name="ce6" table:number-columns-repeated="3"/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15" office:value-type="string" calcext:value-type="string">
            <text:p>Plan</text:p>
          </table:table-cell>
          <table:table-cell table:style-name="ce20" office:value-type="string" calcext:value-type="string">
            <text:p>regular</text:p>
          </table:table-cell>
          <table:table-cell table:style-name="ce34" office:value-type="string" calcext:value-type="string">
            <text:p>Low User</text:p>
          </table:table-cell>
          <table:table-cell table:style-name="ce20" office:value-type="string" calcext:value-type="string">
            <text:p>Regular</text:p>
          </table:table-cell>
          <table:table-cell table:style-name="ce34" office:value-type="string" calcext:value-type="string">
            <text:p>Low User</text:p>
          </table:table-cell>
          <table:table-cell table:style-name="ce20" office:value-type="string" calcext:value-type="string">
            <text:p>Flexible</text:p>
          </table:table-cell>
          <table:table-cell table:style-name="ce34" office:value-type="string" calcext:value-type="string">
            <text:p>Low User</text:p>
          </table:table-cell>
          <table:table-cell table:style-name="ce77" office:value-type="string" calcext:value-type="string">
            <text:p>Standard</text:p>
          </table:table-cell>
          <table:table-cell table:style-name="ce82" office:value-type="string" calcext:value-type="string">
            <text:p>eSaver</text:p>
          </table:table-cell>
          <table:table-cell table:style-name="ce1" office:value-type="string" calcext:value-type="string">
            <text:p>Everyday</text:p>
          </table:table-cell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15" office:value-type="string" calcext:value-type="string">
            <text:p>Supplier</text:p>
          </table:table-cell>
          <table:table-cell table:style-name="ce133" office:value-type="string" calcext:value-type="string">
            <text:p>NOVA-R</text:p>
          </table:table-cell>
          <table:table-cell table:style-name="ce146" office:value-type="string" calcext:value-type="string">
            <text:p>NOVA-S</text:p>
          </table:table-cell>
          <table:table-cell table:style-name="ce164" office:value-type="string" calcext:value-type="string">
            <text:p>Trustpower-R</text:p>
          </table:table-cell>
          <table:table-cell table:style-name="ce180" office:value-type="string" calcext:value-type="string">
            <text:p>Trustpower-S</text:p>
          </table:table-cell>
          <table:table-cell table:style-name="ce197" office:value-type="string" calcext:value-type="string">
            <text:p>Contact-R</text:p>
          </table:table-cell>
          <table:table-cell table:style-name="ce203" office:value-type="string" calcext:value-type="string">
            <text:p>Contact-S</text:p>
          </table:table-cell>
          <table:table-cell table:style-name="ce210" office:value-type="string" calcext:value-type="string">
            <text:p>Genesis-R</text:p>
          </table:table-cell>
          <table:table-cell table:style-name="ce220" office:value-type="string" calcext:value-type="string">
            <text:p>Genesis-S</text:p>
          </table:table-cell>
          <table:table-cell table:style-name="ce225" office:value-type="string" calcext:value-type="string">
            <text:p>Mercury</text:p>
          </table:table-cell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30 days</text:p>
          </table:table-cell>
          <table:table-cell/>
          <table:table-cell table:style-name="Default"/>
          <table:table-cell table:style-name="ce124"/>
          <table:table-cell table:style-name="Default"/>
          <table:table-cell table:style-name="ce124"/>
          <table:table-cell table:style-name="ce154"/>
          <table:table-cell table:style-name="Default" table:number-columns-repeated="2"/>
          <table:table-cell table:style-name="ce124"/>
          <table:table-cell table:style-name="ce154" table:number-columns-repeated="2"/>
          <table:table-cell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Fixed Charge</text:p>
          </table:table-cell>
          <table:table-cell/>
          <table:table-cell table:style-name="ce116" office:value-type="string" calcext:value-type="string">
            <text:p>Daily charge</text:p>
          </table:table-cell>
          <table:table-cell table:style-name="ce29" office:value-type="currency" office:currency="NZD" office:value="1.82871" calcext:value-type="currency">
            <text:p>$1.83</text:p>
          </table:table-cell>
          <table:table-cell table:style-name="ce42" office:value-type="currency" office:currency="NZD" office:value="0.35294" calcext:value-type="currency">
            <text:p>$0.35</text:p>
          </table:table-cell>
          <table:table-cell table:style-name="ce22" office:value-type="currency" office:currency="NZD" office:value="2.13" calcext:value-type="currency">
            <text:p>$2.13</text:p>
          </table:table-cell>
          <table:table-cell table:style-name="ce60" office:value-type="currency" office:currency="NZD" office:value="0.3529" calcext:value-type="currency">
            <text:p>$0.35</text:p>
          </table:table-cell>
          <table:table-cell table:style-name="ce29" office:value-type="currency" office:currency="NZD" office:value="2.133" calcext:value-type="currency">
            <text:p>$2.13</text:p>
          </table:table-cell>
          <table:table-cell table:style-name="ce76" office:value-type="currency" office:currency="NZD" office:value="0.333" calcext:value-type="currency">
            <text:p>$0.33</text:p>
          </table:table-cell>
          <table:table-cell table:style-name="ce80" office:value-type="currency" office:currency="NZD" office:value="2.24" calcext:value-type="currency">
            <text:p>$2.24</text:p>
          </table:table-cell>
          <table:table-cell table:style-name="ce42" office:value-type="currency" office:currency="NZD" office:value="1.73" calcext:value-type="currency">
            <text:p>$1.73</text:p>
          </table:table-cell>
          <table:table-cell table:style-name="ce91" office:value-type="currency" office:currency="NZD" office:value="0.3333" calcext:value-type="currency">
            <text:p>$0.33</text:p>
          </table:table-cell>
          <table:table-cell office:value-type="string" calcext:value-type="string">
            <text:p><text:s/>Pre-Discount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less GST</text:p>
          </table:table-cell>
          <table:table-cell table:style-name="ce8"/>
          <table:table-cell table:style-name="ce15" office:value-type="float" office:value="0" calcext:value-type="float">
            <text:p>0 kW</text:p>
          </table:table-cell>
          <table:table-cell table:style-name="ce23" office:value-type="currency" office:currency="NZD" office:value="54.8613" calcext:value-type="currency">
            <text:p>$54.86</text:p>
          </table:table-cell>
          <table:table-cell table:style-name="ce43" office:value-type="currency" office:currency="NZD" office:value="10.5882" calcext:value-type="currency">
            <text:p>$10.59</text:p>
          </table:table-cell>
          <table:table-cell table:style-name="ce23" office:value-type="currency" office:currency="NZD" office:value="63.9" calcext:value-type="currency">
            <text:p>$63.90</text:p>
          </table:table-cell>
          <table:table-cell table:style-name="ce43" office:value-type="currency" office:currency="NZD" office:value="10.587" calcext:value-type="currency">
            <text:p>$10.59</text:p>
          </table:table-cell>
          <table:table-cell table:style-name="ce23" office:value-type="currency" office:currency="NZD" office:value="63.99" calcext:value-type="currency">
            <text:p>$63.99</text:p>
          </table:table-cell>
          <table:table-cell table:style-name="ce37" office:value-type="currency" office:currency="NZD" office:value="9.99" calcext:value-type="currency">
            <text:p>$9.99</text:p>
          </table:table-cell>
          <table:table-cell table:style-name="ce23" office:value-type="currency" office:currency="NZD" office:value="67.2" calcext:value-type="currency">
            <text:p>$67.20</text:p>
          </table:table-cell>
          <table:table-cell table:style-name="ce43" office:value-type="currency" office:currency="NZD" office:value="51.9" calcext:value-type="currency">
            <text:p>$51.90</text:p>
          </table:table-cell>
          <table:table-cell table:style-name="ce37" office:value-type="currency" office:currency="NZD" office:value="9.999" calcext:value-type="currency">
            <text:p>$10.00</text:p>
          </table:table-cell>
          <table:table-cell table:style-name="ce232" office:value-type="string" calcext:value-type="string">
            <text:p><text:s text:c="3"/>Mercury</text:p>
          </table:table-cell>
          <table:table-cell table:style-name="ce237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Usage Rate</text:p>
          </table:table-cell>
          <table:table-cell/>
          <table:table-cell table:style-name="ce16" office:value-type="string" calcext:value-type="string">
            <text:p>per kW</text:p>
          </table:table-cell>
          <table:table-cell table:style-name="ce24" office:value-type="float" office:value="22.356" calcext:value-type="float">
            <text:p>@ 22.36 c</text:p>
          </table:table-cell>
          <table:table-cell table:style-name="ce44" office:value-type="float" office:value="27.601" calcext:value-type="float">
            <text:p>@ 27.60 c</text:p>
          </table:table-cell>
          <table:table-cell table:style-name="ce54" office:value-type="float" office:value="21.51" calcext:value-type="float">
            <text:p>@ 21.510 c</text:p>
          </table:table-cell>
          <table:table-cell table:style-name="ce44" office:value-type="float" office:value="29.61" calcext:value-type="float">
            <text:p>@ 29.61 c</text:p>
          </table:table-cell>
          <table:table-cell table:style-name="ce44" office:value-type="float" office:value="22.05" calcext:value-type="float">
            <text:p>@ 22.05 c</text:p>
          </table:table-cell>
          <table:table-cell table:style-name="ce38" office:value-type="float" office:value="30.25" calcext:value-type="float">
            <text:p>@ 30.25 c</text:p>
          </table:table-cell>
          <table:table-cell table:style-name="ce44" office:value-type="float" office:value="21.51" calcext:value-type="float">
            <text:p>@ 21.51 c</text:p>
          </table:table-cell>
          <table:table-cell table:style-name="ce84" office:value-type="float" office:value="19.92" calcext:value-type="float">
            <text:p>@ 19.92 c</text:p>
          </table:table-cell>
          <table:table-cell table:style-name="ce89" office:value-type="float" office:value="27.37" calcext:value-type="float">
            <text:p>@ 27.37 c</text:p>
          </table:table-cell>
          <table:table-cell table:style-name="ce233" office:value-type="string" calcext:value-type="string">
            <text:p>Saving / month</text:p>
          </table:table-cell>
          <table:table-cell table:style-name="ce237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7" office:value-type="float" office:value="100" calcext:value-type="float">
            <text:p>100 kW</text:p>
          </table:table-cell>
          <table:table-cell table:style-name="ce30" table:formula="of:=([.E$50]+[.D52]*[.E$51]/100)*1.15" office:value-type="currency" office:currency="NZD" office:value="88.799895" calcext:value-type="currency">
            <text:p>$89</text:p>
          </table:table-cell>
          <table:table-cell table:style-name="ce45" table:formula="of:=([.F$50]+[.D52]*[.F$51]/100)*1.15" office:value-type="float" office:value="43.91758" calcext:value-type="float">
            <text:p>$44</text:p>
          </table:table-cell>
          <table:table-cell table:style-name="ce55" table:formula="of:=([.G$50]+[.D52]*[.G$51]/100)*1.15" office:value-type="float" office:value="98.2215" calcext:value-type="float">
            <text:p>$98</text:p>
          </table:table-cell>
          <table:table-cell table:style-name="ce61" table:formula="of:=([.H$50]+[.D52]*[.H$51]/100)*1.15" office:value-type="float" office:value="46.22655" calcext:value-type="float">
            <text:p>$46</text:p>
          </table:table-cell>
          <table:table-cell table:style-name="ce55" table:formula="of:=([.I$50]+[.D52]*[.I$51]/100)*1.15" office:value-type="float" office:value="98.946" calcext:value-type="float">
            <text:p>$99</text:p>
          </table:table-cell>
          <table:table-cell table:style-name="ce61" table:formula="of:=([.J$50]+[.D52]*[.J$51]/100)*1.15" office:value-type="float" office:value="46.276" calcext:value-type="float">
            <text:p>$46</text:p>
          </table:table-cell>
          <table:table-cell table:style-name="ce55" table:formula="of:=([.K$50]+[.D52]*[.K$51]/100)*1.15" office:value-type="float" office:value="102.0165" calcext:value-type="float">
            <text:p>$102</text:p>
          </table:table-cell>
          <table:table-cell table:style-name="ce61" table:formula="of:=([.L$50]+[.D52]*[.L$51]/100)*1.15" office:value-type="float" office:value="82.593" calcext:value-type="float">
            <text:p>$83</text:p>
          </table:table-cell>
          <table:table-cell table:style-name="ce92" table:formula="of:=([.M$50]+[.D52]*[.M$51]/100)*1.15" office:value-type="float" office:value="42.97435" calcext:value-type="float">
            <text:p>$43</text:p>
          </table:table-cell>
          <table:table-cell table:style-name="ce97" table:formula="of:=[.$F52]-[.M52]" office:value-type="currency" office:currency="NZD" office:value="0.94323" calcext:value-type="currency">
            <text:p>$0.94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8" office:value-type="float" office:value="150" calcext:value-type="float">
            <text:p>150 kW</text:p>
          </table:table-cell>
          <table:table-cell table:style-name="ce31" table:formula="of:=([.E$50]+[.D53]*[.E$51]/100)*1.15" office:value-type="currency" office:currency="NZD" office:value="101.654595" calcext:value-type="currency">
            <text:p>$102</text:p>
          </table:table-cell>
          <table:table-cell table:style-name="ce46" table:formula="of:=([.F$50]+[.D53]*[.F$51]/100)*1.15" office:value-type="float" office:value="59.788155" calcext:value-type="float">
            <text:p>$60</text:p>
          </table:table-cell>
          <table:table-cell table:style-name="ce56" table:formula="of:=([.G$50]+[.D53]*[.G$51]/100)*1.15" office:value-type="float" office:value="110.58975" calcext:value-type="float">
            <text:p>$111</text:p>
          </table:table-cell>
          <table:table-cell table:style-name="ce57" table:formula="of:=([.H$50]+[.D53]*[.H$51]/100)*1.15" office:value-type="float" office:value="63.2523" calcext:value-type="float">
            <text:p>$63</text:p>
          </table:table-cell>
          <table:table-cell table:style-name="ce56" table:formula="of:=([.I$50]+[.D53]*[.I$51]/100)*1.15" office:value-type="float" office:value="111.62475" calcext:value-type="float">
            <text:p>$112</text:p>
          </table:table-cell>
          <table:table-cell table:style-name="ce57" table:formula="of:=([.J$50]+[.D53]*[.J$51]/100)*1.15" office:value-type="float" office:value="63.66975" calcext:value-type="float">
            <text:p>$64</text:p>
          </table:table-cell>
          <table:table-cell table:style-name="ce56" table:formula="of:=([.K$50]+[.D53]*[.K$51]/100)*1.15" office:value-type="float" office:value="114.38475" calcext:value-type="float">
            <text:p>$114</text:p>
          </table:table-cell>
          <table:table-cell table:style-name="ce57" table:formula="of:=([.L$50]+[.D53]*[.L$51]/100)*1.15" office:value-type="float" office:value="94.047" calcext:value-type="float">
            <text:p>$94</text:p>
          </table:table-cell>
          <table:table-cell table:style-name="ce85" table:formula="of:=([.M$50]+[.D53]*[.M$51]/100)*1.15" office:value-type="float" office:value="58.7121" calcext:value-type="float">
            <text:p>$59</text:p>
          </table:table-cell>
          <table:table-cell table:style-name="ce97" table:formula="of:=[.$F53]-[.M53]" office:value-type="currency" office:currency="NZD" office:value="1.076055" calcext:value-type="currency">
            <text:p>$1.08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8" office:value-type="float" office:value="200" calcext:value-type="float">
            <text:p>200 kW</text:p>
          </table:table-cell>
          <table:table-cell table:style-name="ce31" table:formula="of:=([.E$50]+[.D54]*[.E$51]/100)*1.15" office:value-type="currency" office:currency="NZD" office:value="114.509295" calcext:value-type="currency">
            <text:p>$115</text:p>
          </table:table-cell>
          <table:table-cell table:style-name="ce46" table:formula="of:=([.F$50]+[.D54]*[.F$51]/100)*1.15" office:value-type="float" office:value="75.65873" calcext:value-type="float">
            <text:p>$76</text:p>
          </table:table-cell>
          <table:table-cell table:style-name="ce56" table:formula="of:=([.G$50]+[.D54]*[.G$51]/100)*1.15" office:value-type="float" office:value="122.958" calcext:value-type="float">
            <text:p>$123</text:p>
          </table:table-cell>
          <table:table-cell table:style-name="ce57" table:formula="of:=([.H$50]+[.D54]*[.H$51]/100)*1.15" office:value-type="float" office:value="80.27805" calcext:value-type="float">
            <text:p>$80</text:p>
          </table:table-cell>
          <table:table-cell table:style-name="ce56" table:formula="of:=([.I$50]+[.D54]*[.I$51]/100)*1.15" office:value-type="float" office:value="124.3035" calcext:value-type="float">
            <text:p>$124</text:p>
          </table:table-cell>
          <table:table-cell table:style-name="ce57" table:formula="of:=([.J$50]+[.D54]*[.J$51]/100)*1.15" office:value-type="float" office:value="81.0635" calcext:value-type="float">
            <text:p>$81</text:p>
          </table:table-cell>
          <table:table-cell table:style-name="ce56" table:formula="of:=([.K$50]+[.D54]*[.K$51]/100)*1.15" office:value-type="float" office:value="126.753" calcext:value-type="float">
            <text:p>$127</text:p>
          </table:table-cell>
          <table:table-cell table:style-name="ce57" table:formula="of:=([.L$50]+[.D54]*[.L$51]/100)*1.15" office:value-type="float" office:value="105.501" calcext:value-type="float">
            <text:p>$106</text:p>
          </table:table-cell>
          <table:table-cell table:style-name="ce85" table:formula="of:=([.M$50]+[.D54]*[.M$51]/100)*1.15" office:value-type="float" office:value="74.44985" calcext:value-type="float">
            <text:p>$74</text:p>
          </table:table-cell>
          <table:table-cell table:style-name="ce97" table:formula="of:=[.$F54]-[.M54]" office:value-type="currency" office:currency="NZD" office:value="1.20887999999999" calcext:value-type="currency">
            <text:p>$1.21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2"/>
          <table:table-cell table:style-name="ce9"/>
          <table:table-cell table:style-name="ce18" office:value-type="float" office:value="250" calcext:value-type="float">
            <text:p>250 kW</text:p>
          </table:table-cell>
          <table:table-cell table:style-name="ce31" table:formula="of:=([.E$50]+[.D55]*[.E$51]/100)*1.15" office:value-type="currency" office:currency="NZD" office:value="127.363995" calcext:value-type="currency">
            <text:p>$127</text:p>
          </table:table-cell>
          <table:table-cell table:style-name="ce46" table:formula="of:=([.F$50]+[.D55]*[.F$51]/100)*1.15" office:value-type="float" office:value="91.529305" calcext:value-type="float">
            <text:p>$92</text:p>
          </table:table-cell>
          <table:table-cell table:style-name="ce56" table:formula="of:=([.G$50]+[.D55]*[.G$51]/100)*1.15" office:value-type="float" office:value="135.32625" calcext:value-type="float">
            <text:p>$135</text:p>
          </table:table-cell>
          <table:table-cell table:style-name="ce57" table:formula="of:=([.H$50]+[.D55]*[.H$51]/100)*1.15" office:value-type="float" office:value="97.3038" calcext:value-type="float">
            <text:p>$97</text:p>
          </table:table-cell>
          <table:table-cell table:style-name="ce56" table:formula="of:=([.I$50]+[.D55]*[.I$51]/100)*1.15" office:value-type="float" office:value="136.98225" calcext:value-type="float">
            <text:p>$137</text:p>
          </table:table-cell>
          <table:table-cell table:style-name="ce57" table:formula="of:=([.J$50]+[.D55]*[.J$51]/100)*1.15" office:value-type="float" office:value="98.45725" calcext:value-type="float">
            <text:p>$98</text:p>
          </table:table-cell>
          <table:table-cell table:style-name="ce56" table:formula="of:=([.K$50]+[.D55]*[.K$51]/100)*1.15" office:value-type="float" office:value="139.12125" calcext:value-type="float">
            <text:p>$139</text:p>
          </table:table-cell>
          <table:table-cell table:style-name="ce57" table:formula="of:=([.L$50]+[.D55]*[.L$51]/100)*1.15" office:value-type="float" office:value="116.955" calcext:value-type="float">
            <text:p>$117</text:p>
          </table:table-cell>
          <table:table-cell table:style-name="ce85" table:formula="of:=([.M$50]+[.D55]*[.M$51]/100)*1.15" office:value-type="float" office:value="90.1876" calcext:value-type="float">
            <text:p>$90</text:p>
          </table:table-cell>
          <table:table-cell table:style-name="ce97" table:formula="of:=[.$F55]-[.M55]" office:value-type="currency" office:currency="NZD" office:value="1.341705" calcext:value-type="currency">
            <text:p>$1.34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8" office:value-type="float" office:value="300" calcext:value-type="float">
            <text:p>300 kW</text:p>
          </table:table-cell>
          <table:table-cell table:style-name="ce31" table:formula="of:=([.E$50]+[.D56]*[.E$51]/100)*1.15" office:value-type="currency" office:currency="NZD" office:value="140.218695" calcext:value-type="currency">
            <text:p>$140</text:p>
          </table:table-cell>
          <table:table-cell table:style-name="ce46" table:formula="of:=([.F$50]+[.D56]*[.F$51]/100)*1.15" office:value-type="float" office:value="107.39988" calcext:value-type="float">
            <text:p>$107</text:p>
          </table:table-cell>
          <table:table-cell table:style-name="ce56" table:formula="of:=([.G$50]+[.D56]*[.G$51]/100)*1.15" office:value-type="float" office:value="147.6945" calcext:value-type="float">
            <text:p>$148</text:p>
          </table:table-cell>
          <table:table-cell table:style-name="ce57" table:formula="of:=([.H$50]+[.D56]*[.H$51]/100)*1.15" office:value-type="float" office:value="114.32955" calcext:value-type="float">
            <text:p>$114</text:p>
          </table:table-cell>
          <table:table-cell table:style-name="ce56" table:formula="of:=([.I$50]+[.D56]*[.I$51]/100)*1.15" office:value-type="float" office:value="149.661" calcext:value-type="float">
            <text:p>$150</text:p>
          </table:table-cell>
          <table:table-cell table:style-name="ce57" table:formula="of:=([.J$50]+[.D56]*[.J$51]/100)*1.15" office:value-type="float" office:value="115.851" calcext:value-type="float">
            <text:p>$116</text:p>
          </table:table-cell>
          <table:table-cell table:style-name="ce56" table:formula="of:=([.K$50]+[.D56]*[.K$51]/100)*1.15" office:value-type="float" office:value="151.4895" calcext:value-type="float">
            <text:p>$151</text:p>
          </table:table-cell>
          <table:table-cell table:style-name="ce57" table:formula="of:=([.L$50]+[.D56]*[.L$51]/100)*1.15" office:value-type="float" office:value="128.409" calcext:value-type="float">
            <text:p>$128</text:p>
          </table:table-cell>
          <table:table-cell table:style-name="ce85" table:formula="of:=([.M$50]+[.D56]*[.M$51]/100)*1.15" office:value-type="float" office:value="105.92535" calcext:value-type="float">
            <text:p>$106</text:p>
          </table:table-cell>
          <table:table-cell table:style-name="ce97" table:formula="of:=[.$F56]-[.M56]" office:value-type="currency" office:currency="NZD" office:value="1.47453000000002" calcext:value-type="currency">
            <text:p>$1.47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8" table:formula="of:=[.D55]+100" office:value-type="float" office:value="350" calcext:value-type="float">
            <text:p>350 kW</text:p>
          </table:table-cell>
          <table:table-cell table:style-name="ce31" table:formula="of:=([.E$50]+[.D57]*[.E$51]/100)*1.15" office:value-type="currency" office:currency="NZD" office:value="153.073395" calcext:value-type="currency">
            <text:p>$153</text:p>
          </table:table-cell>
          <table:table-cell table:style-name="ce46" table:formula="of:=([.F$50]+[.D57]*[.F$51]/100)*1.15" office:value-type="float" office:value="123.270455" calcext:value-type="float">
            <text:p>$123</text:p>
          </table:table-cell>
          <table:table-cell table:style-name="ce56" table:formula="of:=([.G$50]+[.D57]*[.G$51]/100)*1.15" office:value-type="float" office:value="160.06275" calcext:value-type="float">
            <text:p>$160</text:p>
          </table:table-cell>
          <table:table-cell table:style-name="ce57" table:formula="of:=([.H$50]+[.D57]*[.H$51]/100)*1.15" office:value-type="float" office:value="131.3553" calcext:value-type="float">
            <text:p>$131</text:p>
          </table:table-cell>
          <table:table-cell table:style-name="ce56" table:formula="of:=([.I$50]+[.D57]*[.I$51]/100)*1.15" office:value-type="float" office:value="162.33975" calcext:value-type="float">
            <text:p>$162</text:p>
          </table:table-cell>
          <table:table-cell table:style-name="ce57" table:formula="of:=([.J$50]+[.D57]*[.J$51]/100)*1.15" office:value-type="float" office:value="133.24475" calcext:value-type="float">
            <text:p>$133</text:p>
          </table:table-cell>
          <table:table-cell table:style-name="ce56" table:formula="of:=([.K$50]+[.D57]*[.K$51]/100)*1.15" office:value-type="float" office:value="163.85775" calcext:value-type="float">
            <text:p>$164</text:p>
          </table:table-cell>
          <table:table-cell table:style-name="ce57" table:formula="of:=([.L$50]+[.D57]*[.L$51]/100)*1.15" office:value-type="float" office:value="139.863" calcext:value-type="float">
            <text:p>$140</text:p>
          </table:table-cell>
          <table:table-cell table:style-name="ce85" table:formula="of:=([.M$50]+[.D57]*[.M$51]/100)*1.15" office:value-type="float" office:value="121.6631" calcext:value-type="float">
            <text:p>$122</text:p>
          </table:table-cell>
          <table:table-cell table:style-name="ce97" table:formula="of:=[.$F57]-[.M57]" office:value-type="currency" office:currency="NZD" office:value="1.607355" calcext:value-type="currency">
            <text:p>$1.61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8" office:value-type="float" office:value="400" calcext:value-type="float">
            <text:p>400 kW</text:p>
          </table:table-cell>
          <table:table-cell table:style-name="ce31" table:formula="of:=([.E$50]+[.D58]*[.E$51]/100)*1.15" office:value-type="currency" office:currency="NZD" office:value="165.928095" calcext:value-type="currency">
            <text:p>$166</text:p>
          </table:table-cell>
          <table:table-cell table:style-name="ce46" table:formula="of:=([.F$50]+[.D58]*[.F$51]/100)*1.15" office:value-type="float" office:value="139.14103" calcext:value-type="float">
            <text:p>$139</text:p>
          </table:table-cell>
          <table:table-cell table:style-name="ce56" table:formula="of:=([.G$50]+[.D58]*[.G$51]/100)*1.15" office:value-type="float" office:value="172.431" calcext:value-type="float">
            <text:p>$172</text:p>
          </table:table-cell>
          <table:table-cell table:style-name="ce57" table:formula="of:=([.H$50]+[.D58]*[.H$51]/100)*1.15" office:value-type="float" office:value="148.38105" calcext:value-type="float">
            <text:p>$148</text:p>
          </table:table-cell>
          <table:table-cell table:style-name="ce56" table:formula="of:=([.I$50]+[.D58]*[.I$51]/100)*1.15" office:value-type="float" office:value="175.0185" calcext:value-type="float">
            <text:p>$175</text:p>
          </table:table-cell>
          <table:table-cell table:style-name="ce57" table:formula="of:=([.J$50]+[.D58]*[.J$51]/100)*1.15" office:value-type="float" office:value="150.6385" calcext:value-type="float">
            <text:p>$151</text:p>
          </table:table-cell>
          <table:table-cell table:style-name="ce56" table:formula="of:=([.K$50]+[.D58]*[.K$51]/100)*1.15" office:value-type="float" office:value="176.226" calcext:value-type="float">
            <text:p>$176</text:p>
          </table:table-cell>
          <table:table-cell table:style-name="ce57" table:formula="of:=([.L$50]+[.D58]*[.L$51]/100)*1.15" office:value-type="float" office:value="151.317" calcext:value-type="float">
            <text:p>$151</text:p>
          </table:table-cell>
          <table:table-cell table:style-name="ce85" table:formula="of:=([.M$50]+[.D58]*[.M$51]/100)*1.15" office:value-type="float" office:value="137.40085" calcext:value-type="float">
            <text:p>$137</text:p>
          </table:table-cell>
          <table:table-cell table:style-name="ce97" table:formula="of:=[.$F58]-[.M58]" office:value-type="currency" office:currency="NZD" office:value="1.74017999999998" calcext:value-type="currency">
            <text:p>$1.74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8" office:value-type="float" office:value="450" calcext:value-type="float">
            <text:p>450 kW</text:p>
          </table:table-cell>
          <table:table-cell table:style-name="ce31" table:formula="of:=([.E$50]+[.D59]*[.E$51]/100)*1.15" office:value-type="currency" office:currency="NZD" office:value="178.782795" calcext:value-type="currency">
            <text:p>$179</text:p>
          </table:table-cell>
          <table:table-cell table:style-name="ce46" table:formula="of:=([.F$50]+[.D59]*[.F$51]/100)*1.15" office:value-type="float" office:value="155.011605" calcext:value-type="float">
            <text:p>$155</text:p>
          </table:table-cell>
          <table:table-cell table:style-name="ce56" table:formula="of:=([.G$50]+[.D59]*[.G$51]/100)*1.15" office:value-type="float" office:value="184.79925" calcext:value-type="float">
            <text:p>$185</text:p>
          </table:table-cell>
          <table:table-cell table:style-name="ce57" table:formula="of:=([.H$50]+[.D59]*[.H$51]/100)*1.15" office:value-type="float" office:value="165.4068" calcext:value-type="float">
            <text:p>$165</text:p>
          </table:table-cell>
          <table:table-cell table:style-name="ce56" table:formula="of:=([.I$50]+[.D59]*[.I$51]/100)*1.15" office:value-type="float" office:value="187.69725" calcext:value-type="float">
            <text:p>$188</text:p>
          </table:table-cell>
          <table:table-cell table:style-name="ce57" table:formula="of:=([.J$50]+[.D59]*[.J$51]/100)*1.15" office:value-type="float" office:value="168.03225" calcext:value-type="float">
            <text:p>$168</text:p>
          </table:table-cell>
          <table:table-cell table:style-name="ce56" table:formula="of:=([.K$50]+[.D59]*[.K$51]/100)*1.15" office:value-type="float" office:value="188.59425" calcext:value-type="float">
            <text:p>$189</text:p>
          </table:table-cell>
          <table:table-cell table:style-name="ce57" table:formula="of:=([.L$50]+[.D59]*[.L$51]/100)*1.15" office:value-type="float" office:value="162.771" calcext:value-type="float">
            <text:p>$163</text:p>
          </table:table-cell>
          <table:table-cell table:style-name="ce85" table:formula="of:=([.M$50]+[.D59]*[.M$51]/100)*1.15" office:value-type="float" office:value="153.1386" calcext:value-type="float">
            <text:p>$153</text:p>
          </table:table-cell>
          <table:table-cell table:style-name="ce97" table:formula="of:=[.$F59]-[.M59]" office:value-type="currency" office:currency="NZD" office:value="1.87300499999998" calcext:value-type="currency">
            <text:p>$1.87</text:p>
          </table:table-cell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8" office:value-type="float" office:value="500" calcext:value-type="float">
            <text:p>500 kW</text:p>
          </table:table-cell>
          <table:table-cell table:style-name="ce31" table:formula="of:=([.E$50]+[.D60]*[.E$51]/100)*1.15" office:value-type="currency" office:currency="NZD" office:value="191.637495" calcext:value-type="currency">
            <text:p>$192</text:p>
          </table:table-cell>
          <table:table-cell table:style-name="ce46" table:formula="of:=([.F$50]+[.D60]*[.F$51]/100)*1.15" office:value-type="float" office:value="170.88218" calcext:value-type="float">
            <text:p>$171</text:p>
          </table:table-cell>
          <table:table-cell table:style-name="ce56" table:formula="of:=([.G$50]+[.D60]*[.G$51]/100)*1.15" office:value-type="float" office:value="197.1675" calcext:value-type="float">
            <text:p>$197</text:p>
          </table:table-cell>
          <table:table-cell table:style-name="ce57" table:formula="of:=([.H$50]+[.D60]*[.H$51]/100)*1.15" office:value-type="float" office:value="182.43255" calcext:value-type="float">
            <text:p>$182</text:p>
          </table:table-cell>
          <table:table-cell table:style-name="ce56" table:formula="of:=([.I$50]+[.D60]*[.I$51]/100)*1.15" office:value-type="float" office:value="200.376" calcext:value-type="float">
            <text:p>$200</text:p>
          </table:table-cell>
          <table:table-cell table:style-name="ce57" table:formula="of:=([.J$50]+[.D60]*[.J$51]/100)*1.15" office:value-type="float" office:value="185.426" calcext:value-type="float">
            <text:p>$185</text:p>
          </table:table-cell>
          <table:table-cell table:style-name="ce56" table:formula="of:=([.K$50]+[.D60]*[.K$51]/100)*1.15" office:value-type="float" office:value="200.9625" calcext:value-type="float">
            <text:p>$201</text:p>
          </table:table-cell>
          <table:table-cell table:style-name="ce57" table:formula="of:=([.L$50]+[.D60]*[.L$51]/100)*1.15" office:value-type="float" office:value="174.225" calcext:value-type="float">
            <text:p>$174</text:p>
          </table:table-cell>
          <table:table-cell table:style-name="ce85" table:formula="of:=([.M$50]+[.D60]*[.M$51]/100)*1.15" office:value-type="float" office:value="168.87635" calcext:value-type="float">
            <text:p>$169</text:p>
          </table:table-cell>
          <table:table-cell table:style-name="ce97" table:formula="of:=[.$F60]-[.M60]" office:value-type="currency" office:currency="NZD" office:value="2.00583" calcext:value-type="currency">
            <text:p>$2.01</text:p>
          </table:table-cell>
          <table:table-cell table:style-name="ce74"/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550" calcext:value-type="float">
            <text:p>550 kW</text:p>
          </table:table-cell>
          <table:table-cell table:style-name="ce31" table:formula="of:=([.E$50]+[.D61]*[.E$51]/100)*1.15" office:value-type="currency" office:currency="NZD" office:value="204.492195" calcext:value-type="currency">
            <text:p>$204</text:p>
          </table:table-cell>
          <table:table-cell table:style-name="ce46" table:formula="of:=([.F$50]+[.D61]*[.F$51]/100)*1.15" office:value-type="float" office:value="186.752755" calcext:value-type="float">
            <text:p>$187</text:p>
          </table:table-cell>
          <table:table-cell table:style-name="ce56" table:formula="of:=([.G$50]+[.D61]*[.G$51]/100)*1.15" office:value-type="float" office:value="209.53575" calcext:value-type="float">
            <text:p>$210</text:p>
          </table:table-cell>
          <table:table-cell table:style-name="ce57" table:formula="of:=([.H$50]+[.D61]*[.H$51]/100)*1.15" office:value-type="float" office:value="199.4583" calcext:value-type="float">
            <text:p>$199</text:p>
          </table:table-cell>
          <table:table-cell table:style-name="ce56" table:formula="of:=([.I$50]+[.D61]*[.I$51]/100)*1.15" office:value-type="float" office:value="213.05475" calcext:value-type="float">
            <text:p>$213</text:p>
          </table:table-cell>
          <table:table-cell table:style-name="ce57" table:formula="of:=([.J$50]+[.D61]*[.J$51]/100)*1.15" office:value-type="float" office:value="202.81975" calcext:value-type="float">
            <text:p>$203</text:p>
          </table:table-cell>
          <table:table-cell table:style-name="ce56" table:formula="of:=([.K$50]+[.D61]*[.K$51]/100)*1.15" office:value-type="float" office:value="213.33075" calcext:value-type="float">
            <text:p>$213</text:p>
          </table:table-cell>
          <table:table-cell table:style-name="ce57" table:formula="of:=([.L$50]+[.D61]*[.L$51]/100)*1.15" office:value-type="float" office:value="185.679" calcext:value-type="float">
            <text:p>$186</text:p>
          </table:table-cell>
          <table:table-cell table:style-name="ce85" table:formula="of:=([.M$50]+[.D61]*[.M$51]/100)*1.15" office:value-type="float" office:value="184.6141" calcext:value-type="float">
            <text:p>$185</text:p>
          </table:table-cell>
          <table:table-cell table:style-name="ce97" table:formula="of:=[.$F61]-[.M61]" office:value-type="currency" office:currency="NZD" office:value="2.138655" calcext:value-type="currency">
            <text:p>$2.1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8" office:value-type="float" office:value="600" calcext:value-type="float">
            <text:p>600 kW</text:p>
          </table:table-cell>
          <table:table-cell table:style-name="ce31" table:formula="of:=([.E$50]+[.D62]*[.E$51]/100)*1.15" office:value-type="currency" office:currency="NZD" office:value="217.346895" calcext:value-type="currency">
            <text:p>$217</text:p>
          </table:table-cell>
          <table:table-cell table:style-name="ce46" table:formula="of:=([.F$50]+[.D62]*[.F$51]/100)*1.15" office:value-type="float" office:value="202.62333" calcext:value-type="float">
            <text:p>$203</text:p>
          </table:table-cell>
          <table:table-cell table:style-name="ce56" table:formula="of:=([.G$50]+[.D62]*[.G$51]/100)*1.15" office:value-type="float" office:value="221.904" calcext:value-type="float">
            <text:p>$222</text:p>
          </table:table-cell>
          <table:table-cell table:style-name="ce57" table:formula="of:=([.H$50]+[.D62]*[.H$51]/100)*1.15" office:value-type="float" office:value="216.48405" calcext:value-type="float">
            <text:p>$216</text:p>
          </table:table-cell>
          <table:table-cell table:style-name="ce56" table:formula="of:=([.I$50]+[.D62]*[.I$51]/100)*1.15" office:value-type="float" office:value="225.7335" calcext:value-type="float">
            <text:p>$226</text:p>
          </table:table-cell>
          <table:table-cell table:style-name="ce57" table:formula="of:=([.J$50]+[.D62]*[.J$51]/100)*1.15" office:value-type="float" office:value="220.2135" calcext:value-type="float">
            <text:p>$220</text:p>
          </table:table-cell>
          <table:table-cell table:style-name="ce56" table:formula="of:=([.K$50]+[.D62]*[.K$51]/100)*1.15" office:value-type="float" office:value="225.699" calcext:value-type="float">
            <text:p>$226</text:p>
          </table:table-cell>
          <table:table-cell table:style-name="ce85" table:formula="of:=([.L$50]+[.D62]*[.L$51]/100)*1.15" office:value-type="float" office:value="197.133" calcext:value-type="float">
            <text:p>$197</text:p>
          </table:table-cell>
          <table:table-cell table:style-name="ce57" table:formula="of:=([.M$50]+[.D62]*[.M$51]/100)*1.15" office:value-type="float" office:value="200.35185" calcext:value-type="float">
            <text:p>$200</text:p>
          </table:table-cell>
          <table:table-cell table:style-name="ce235" table:formula="of:=[.$F62]-[.M62]" office:value-type="currency" office:currency="NZD" office:value="2.27148" calcext:value-type="currency">
            <text:p>$2.27</text:p>
          </table:table-cell>
          <table:table-cell table:style-name="ce97" table:formula="of:=[.$F62]-[.L62]" office:value-type="currency" office:currency="NZD" office:value="5.49032999999997" calcext:value-type="currency">
            <text:p>$5.4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650" calcext:value-type="float">
            <text:p>650 kW</text:p>
          </table:table-cell>
          <table:table-cell table:style-name="ce31" table:formula="of:=([.E$50]+[.D63]*[.E$51]/100)*1.15" office:value-type="currency" office:currency="NZD" office:value="230.201595" calcext:value-type="currency">
            <text:p>$230</text:p>
          </table:table-cell>
          <table:table-cell table:style-name="ce46" table:formula="of:=([.F$50]+[.D63]*[.F$51]/100)*1.15" office:value-type="float" office:value="218.493905" calcext:value-type="float">
            <text:p>$218</text:p>
          </table:table-cell>
          <table:table-cell table:style-name="ce52" table:formula="of:=([.G$50]+[.D63]*[.G$51]/100)*1.15" office:value-type="float" office:value="234.27225" calcext:value-type="float">
            <text:p>$234</text:p>
          </table:table-cell>
          <table:table-cell table:style-name="ce57" table:formula="of:=([.H$50]+[.D63]*[.H$51]/100)*1.15" office:value-type="float" office:value="233.5098" calcext:value-type="float">
            <text:p>$234</text:p>
          </table:table-cell>
          <table:table-cell table:style-name="ce52" table:formula="of:=([.I$50]+[.D63]*[.I$51]/100)*1.15" office:value-type="float" office:value="238.41225" calcext:value-type="float">
            <text:p>$238</text:p>
          </table:table-cell>
          <table:table-cell table:style-name="ce57" table:formula="of:=([.J$50]+[.D63]*[.J$51]/100)*1.15" office:value-type="float" office:value="237.60725" calcext:value-type="float">
            <text:p>$238</text:p>
          </table:table-cell>
          <table:table-cell table:style-name="ce56" table:formula="of:=([.K$50]+[.D63]*[.K$51]/100)*1.15" office:value-type="float" office:value="238.06725" calcext:value-type="float">
            <text:p>$238</text:p>
          </table:table-cell>
          <table:table-cell table:style-name="ce85" table:formula="of:=([.L$50]+[.D63]*[.L$51]/100)*1.15" office:value-type="float" office:value="208.587" calcext:value-type="float">
            <text:p>$209</text:p>
          </table:table-cell>
          <table:table-cell table:style-name="ce57" table:formula="of:=([.M$50]+[.D63]*[.M$51]/100)*1.15" office:value-type="float" office:value="216.0896" calcext:value-type="float">
            <text:p>$216</text:p>
          </table:table-cell>
          <table:table-cell table:style-name="ce235" table:formula="of:=[.$F63]-[.M63]" office:value-type="currency" office:currency="NZD" office:value="2.40430499999997" calcext:value-type="currency">
            <text:p>$2.40</text:p>
          </table:table-cell>
          <table:table-cell table:style-name="ce97" table:formula="of:=[.$F63]-[.L63]" office:value-type="currency" office:currency="NZD" office:value="9.90690499999994" calcext:value-type="currency">
            <text:p>$9.9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700" calcext:value-type="float">
            <text:p>700 kW</text:p>
          </table:table-cell>
          <table:table-cell table:style-name="ce31" table:formula="of:=([.E$50]+[.D64]*[.E$51]/100)*1.15" office:value-type="currency" office:currency="NZD" office:value="243.056295" calcext:value-type="currency">
            <text:p>$243</text:p>
          </table:table-cell>
          <table:table-cell table:style-name="ce46" table:formula="of:=([.F$50]+[.D64]*[.F$51]/100)*1.15" office:value-type="float" office:value="234.36448" calcext:value-type="float">
            <text:p>$234</text:p>
          </table:table-cell>
          <table:table-cell table:style-name="ce52" table:formula="of:=([.G$50]+[.D64]*[.G$51]/100)*1.15" office:value-type="float" office:value="246.6405" calcext:value-type="float">
            <text:p>$247</text:p>
          </table:table-cell>
          <table:table-cell table:style-name="ce62" table:formula="of:=([.H$50]+[.D64]*[.H$51]/100)*1.15" office:value-type="float" office:value="250.53555" calcext:value-type="float">
            <text:p>$251</text:p>
          </table:table-cell>
          <table:table-cell table:style-name="ce52" table:formula="of:=([.I$50]+[.D64]*[.I$51]/100)*1.15" office:value-type="float" office:value="251.091" calcext:value-type="float">
            <text:p>$251</text:p>
          </table:table-cell>
          <table:table-cell table:style-name="ce62" table:formula="of:=([.J$50]+[.D64]*[.J$51]/100)*1.15" office:value-type="float" office:value="255.001" calcext:value-type="float">
            <text:p>$255</text:p>
          </table:table-cell>
          <table:table-cell table:style-name="ce56" table:formula="of:=([.K$50]+[.D64]*[.K$51]/100)*1.15" office:value-type="float" office:value="250.4355" calcext:value-type="float">
            <text:p>$250</text:p>
          </table:table-cell>
          <table:table-cell table:style-name="ce85" table:formula="of:=([.L$50]+[.D64]*[.L$51]/100)*1.15" office:value-type="float" office:value="220.041" calcext:value-type="float">
            <text:p>$220</text:p>
          </table:table-cell>
          <table:table-cell table:style-name="ce57" table:formula="of:=([.M$50]+[.D64]*[.M$51]/100)*1.15" office:value-type="float" office:value="231.82735" calcext:value-type="float">
            <text:p>$232</text:p>
          </table:table-cell>
          <table:table-cell table:style-name="ce235" table:formula="of:=[.$F64]-[.M64]" office:value-type="currency" office:currency="NZD" office:value="2.53713000000002" calcext:value-type="currency">
            <text:p>$2.54</text:p>
          </table:table-cell>
          <table:table-cell table:style-name="ce97" table:formula="of:=[.$F64]-[.L64]" office:value-type="currency" office:currency="NZD" office:value="14.32348" calcext:value-type="currency">
            <text:p>$14.32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3"/>
          <table:table-cell table:style-name="ce18" office:value-type="float" office:value="750" calcext:value-type="float">
            <text:p>750 kW</text:p>
          </table:table-cell>
          <table:table-cell table:style-name="ce31" table:formula="of:=([.E$50]+[.D65]*[.E$51]/100)*1.15" office:value-type="currency" office:currency="NZD" office:value="255.910995" calcext:value-type="currency">
            <text:p>$256</text:p>
          </table:table-cell>
          <table:table-cell table:style-name="ce46" table:formula="of:=([.F$50]+[.D65]*[.F$51]/100)*1.15" office:value-type="float" office:value="250.235055" calcext:value-type="float">
            <text:p>$250</text:p>
          </table:table-cell>
          <table:table-cell table:style-name="ce52" table:formula="of:=([.G$50]+[.D65]*[.G$51]/100)*1.15" office:value-type="float" office:value="259.00875" calcext:value-type="float">
            <text:p>$259</text:p>
          </table:table-cell>
          <table:table-cell table:style-name="ce62" table:formula="of:=([.H$50]+[.D65]*[.H$51]/100)*1.15" office:value-type="float" office:value="267.5613" calcext:value-type="float">
            <text:p>$268</text:p>
          </table:table-cell>
          <table:table-cell table:style-name="ce52" table:formula="of:=([.I$50]+[.D65]*[.I$51]/100)*1.15" office:value-type="float" office:value="263.76975" calcext:value-type="float">
            <text:p>$264</text:p>
          </table:table-cell>
          <table:table-cell table:style-name="ce62" table:formula="of:=([.J$50]+[.D65]*[.J$51]/100)*1.15" office:value-type="float" office:value="272.39475" calcext:value-type="float">
            <text:p>$272</text:p>
          </table:table-cell>
          <table:table-cell table:style-name="ce56" table:formula="of:=([.K$50]+[.D65]*[.K$51]/100)*1.15" office:value-type="float" office:value="262.80375" calcext:value-type="float">
            <text:p>$263</text:p>
          </table:table-cell>
          <table:table-cell table:style-name="ce85" table:formula="of:=([.L$50]+[.D65]*[.L$51]/100)*1.15" office:value-type="float" office:value="231.495" calcext:value-type="float">
            <text:p>$231</text:p>
          </table:table-cell>
          <table:table-cell table:style-name="ce57" table:formula="of:=([.M$50]+[.D65]*[.M$51]/100)*1.15" office:value-type="float" office:value="247.5651" calcext:value-type="float">
            <text:p>$248</text:p>
          </table:table-cell>
          <table:table-cell table:style-name="ce235" table:formula="of:=[.$F65]-[.M65]" office:value-type="currency" office:currency="NZD" office:value="2.66995499999999" calcext:value-type="currency">
            <text:p>$2.67</text:p>
          </table:table-cell>
          <table:table-cell table:style-name="ce97" table:formula="of:=[.$F65]-[.L65]" office:value-type="currency" office:currency="NZD" office:value="18.740055" calcext:value-type="currency">
            <text:p>$18.7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800" calcext:value-type="float">
            <text:p>800 kW</text:p>
          </table:table-cell>
          <table:table-cell table:style-name="ce31" table:formula="of:=([.E$50]+[.D66]*[.E$51]/100)*1.15" office:value-type="currency" office:currency="NZD" office:value="268.765695" calcext:value-type="currency">
            <text:p>$269</text:p>
          </table:table-cell>
          <table:table-cell table:style-name="ce46" table:formula="of:=([.F$50]+[.D66]*[.F$51]/100)*1.15" office:value-type="float" office:value="266.10563" calcext:value-type="float">
            <text:p>$266</text:p>
          </table:table-cell>
          <table:table-cell table:style-name="ce52" table:formula="of:=([.G$50]+[.D66]*[.G$51]/100)*1.15" office:value-type="float" office:value="271.377" calcext:value-type="float">
            <text:p>$271</text:p>
          </table:table-cell>
          <table:table-cell table:style-name="ce62" table:formula="of:=([.H$50]+[.D66]*[.H$51]/100)*1.15" office:value-type="float" office:value="284.58705" calcext:value-type="float">
            <text:p>$285</text:p>
          </table:table-cell>
          <table:table-cell table:style-name="ce52" table:formula="of:=([.I$50]+[.D66]*[.I$51]/100)*1.15" office:value-type="float" office:value="276.4485" calcext:value-type="float">
            <text:p>$276</text:p>
          </table:table-cell>
          <table:table-cell table:style-name="ce62" table:formula="of:=([.J$50]+[.D66]*[.J$51]/100)*1.15" office:value-type="float" office:value="289.7885" calcext:value-type="float">
            <text:p>$290</text:p>
          </table:table-cell>
          <table:table-cell table:style-name="ce56" table:formula="of:=([.K$50]+[.D66]*[.K$51]/100)*1.15" office:value-type="float" office:value="275.172" calcext:value-type="float">
            <text:p>$275</text:p>
          </table:table-cell>
          <table:table-cell table:style-name="ce85" table:formula="of:=([.L$50]+[.D66]*[.L$51]/100)*1.15" office:value-type="float" office:value="242.949" calcext:value-type="float">
            <text:p>$243</text:p>
          </table:table-cell>
          <table:table-cell table:style-name="ce57" table:formula="of:=([.M$50]+[.D66]*[.M$51]/100)*1.15" office:value-type="float" office:value="263.30285" calcext:value-type="float">
            <text:p>$263</text:p>
          </table:table-cell>
          <table:table-cell table:style-name="ce235" table:formula="of:=[.$F66]-[.M66]" office:value-type="currency" office:currency="NZD" office:value="2.80277999999998" calcext:value-type="currency">
            <text:p>$2.80</text:p>
          </table:table-cell>
          <table:table-cell table:style-name="ce97" table:formula="of:=[.$F66]-[.L66]" office:value-type="currency" office:currency="NZD" office:value="23.1566299999999" calcext:value-type="currency">
            <text:p>$23.1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850" calcext:value-type="float">
            <text:p>850 kW</text:p>
          </table:table-cell>
          <table:table-cell table:style-name="ce32" table:formula="of:=([.E$50]+[.D67]*[.E$51]/100)*1.15" office:value-type="currency" office:currency="NZD" office:value="281.620395" calcext:value-type="currency">
            <text:p>$282</text:p>
          </table:table-cell>
          <table:table-cell table:style-name="ce46" table:formula="of:=([.F$50]+[.D67]*[.F$51]/100)*1.15" office:value-type="float" office:value="281.976205" calcext:value-type="float">
            <text:p>$282</text:p>
          </table:table-cell>
          <table:table-cell table:style-name="ce52" table:formula="of:=([.G$50]+[.D67]*[.G$51]/100)*1.15" office:value-type="float" office:value="283.74525" calcext:value-type="float">
            <text:p>$284</text:p>
          </table:table-cell>
          <table:table-cell table:style-name="ce62" table:formula="of:=([.H$50]+[.D67]*[.H$51]/100)*1.15" office:value-type="float" office:value="301.6128" calcext:value-type="float">
            <text:p>$302</text:p>
          </table:table-cell>
          <table:table-cell table:style-name="ce52" table:formula="of:=([.I$50]+[.D67]*[.I$51]/100)*1.15" office:value-type="float" office:value="289.12725" calcext:value-type="float">
            <text:p>$289</text:p>
          </table:table-cell>
          <table:table-cell table:style-name="ce62" table:formula="of:=([.J$50]+[.D67]*[.J$51]/100)*1.15" office:value-type="float" office:value="307.18225" calcext:value-type="float">
            <text:p>$307</text:p>
          </table:table-cell>
          <table:table-cell table:style-name="ce56" table:formula="of:=([.K$50]+[.D67]*[.K$51]/100)*1.15" office:value-type="float" office:value="287.54025" calcext:value-type="float">
            <text:p>$288</text:p>
          </table:table-cell>
          <table:table-cell table:style-name="ce85" table:formula="of:=([.L$50]+[.D67]*[.L$51]/100)*1.15" office:value-type="float" office:value="254.403" calcext:value-type="float">
            <text:p>$254</text:p>
          </table:table-cell>
          <table:table-cell table:style-name="ce57" table:formula="of:=([.M$50]+[.D67]*[.M$51]/100)*1.15" office:value-type="float" office:value="279.0406" calcext:value-type="float">
            <text:p>$279</text:p>
          </table:table-cell>
          <table:table-cell table:style-name="ce235" table:formula="of:=[.$F67]-[.M67]" office:value-type="currency" office:currency="NZD" office:value="2.93560500000001" calcext:value-type="currency">
            <text:p>$2.94</text:p>
          </table:table-cell>
          <table:table-cell table:style-name="ce97" table:formula="of:=[.$F67]-[.L67]" office:value-type="currency" office:currency="NZD" office:value="27.573205" calcext:value-type="currency">
            <text:p>$27.57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900" calcext:value-type="float">
            <text:p>900 kW</text:p>
          </table:table-cell>
          <table:table-cell table:style-name="ce32" table:formula="of:=([.E$50]+[.D68]*[.E$51]/100)*1.15" office:value-type="currency" office:currency="NZD" office:value="294.475095" calcext:value-type="currency">
            <text:p>$294</text:p>
          </table:table-cell>
          <table:table-cell table:style-name="ce46" table:formula="of:=([.F$50]+[.D68]*[.F$51]/100)*1.15" office:value-type="float" office:value="297.84678" calcext:value-type="float">
            <text:p>$298</text:p>
          </table:table-cell>
          <table:table-cell table:style-name="ce52" table:formula="of:=([.G$50]+[.D68]*[.G$51]/100)*1.15" office:value-type="float" office:value="296.1135" calcext:value-type="float">
            <text:p>$296</text:p>
          </table:table-cell>
          <table:table-cell table:style-name="ce62" table:formula="of:=([.H$50]+[.D68]*[.H$51]/100)*1.15" office:value-type="float" office:value="318.63855" calcext:value-type="float">
            <text:p>$319</text:p>
          </table:table-cell>
          <table:table-cell table:style-name="ce52" table:formula="of:=([.I$50]+[.D68]*[.I$51]/100)*1.15" office:value-type="float" office:value="301.806" calcext:value-type="float">
            <text:p>$302</text:p>
          </table:table-cell>
          <table:table-cell table:style-name="ce62" table:formula="of:=([.J$50]+[.D68]*[.J$51]/100)*1.15" office:value-type="float" office:value="324.576" calcext:value-type="float">
            <text:p>$325</text:p>
          </table:table-cell>
          <table:table-cell table:style-name="ce56" table:formula="of:=([.K$50]+[.D68]*[.K$51]/100)*1.15" office:value-type="float" office:value="299.9085" calcext:value-type="float">
            <text:p>$300</text:p>
          </table:table-cell>
          <table:table-cell table:style-name="ce85" table:formula="of:=([.L$50]+[.D68]*[.L$51]/100)*1.15" office:value-type="float" office:value="265.857" calcext:value-type="float">
            <text:p>$266</text:p>
          </table:table-cell>
          <table:table-cell table:style-name="ce57" table:formula="of:=([.M$50]+[.D68]*[.M$51]/100)*1.15" office:value-type="float" office:value="294.77835" calcext:value-type="float">
            <text:p>$295</text:p>
          </table:table-cell>
          <table:table-cell table:style-name="ce235" table:formula="of:=[.$F68]-[.M68]" office:value-type="currency" office:currency="NZD" office:value="3.06843000000003" calcext:value-type="currency">
            <text:p>$3.07</text:p>
          </table:table-cell>
          <table:table-cell table:style-name="ce97" table:formula="of:=[.$F68]-[.L68]" office:value-type="currency" office:currency="NZD" office:value="31.9897800000001" calcext:value-type="currency">
            <text:p>$31.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950" calcext:value-type="float">
            <text:p>950 kW</text:p>
          </table:table-cell>
          <table:table-cell table:style-name="ce32" table:formula="of:=([.E$50]+[.D69]*[.E$51]/100)*1.15" office:value-type="currency" office:currency="NZD" office:value="307.329795" calcext:value-type="currency">
            <text:p>$307</text:p>
          </table:table-cell>
          <table:table-cell table:style-name="ce46" table:formula="of:=([.F$50]+[.D69]*[.F$51]/100)*1.15" office:value-type="float" office:value="313.717355" calcext:value-type="float">
            <text:p>$314</text:p>
          </table:table-cell>
          <table:table-cell table:style-name="ce52" table:formula="of:=([.G$50]+[.D69]*[.G$51]/100)*1.15" office:value-type="float" office:value="308.48175" calcext:value-type="float">
            <text:p>$308</text:p>
          </table:table-cell>
          <table:table-cell table:style-name="ce62" table:formula="of:=([.H$50]+[.D69]*[.H$51]/100)*1.15" office:value-type="float" office:value="335.6643" calcext:value-type="float">
            <text:p>$336</text:p>
          </table:table-cell>
          <table:table-cell table:style-name="ce52" table:formula="of:=([.I$50]+[.D69]*[.I$51]/100)*1.15" office:value-type="float" office:value="314.48475" calcext:value-type="float">
            <text:p>$314</text:p>
          </table:table-cell>
          <table:table-cell table:style-name="ce62" table:formula="of:=([.J$50]+[.D69]*[.J$51]/100)*1.15" office:value-type="float" office:value="341.96975" calcext:value-type="float">
            <text:p>$342</text:p>
          </table:table-cell>
          <table:table-cell table:style-name="ce56" table:formula="of:=([.K$50]+[.D69]*[.K$51]/100)*1.15" office:value-type="float" office:value="312.27675" calcext:value-type="float">
            <text:p>$312</text:p>
          </table:table-cell>
          <table:table-cell table:style-name="ce85" table:formula="of:=([.L$50]+[.D69]*[.L$51]/100)*1.15" office:value-type="float" office:value="277.311" calcext:value-type="float">
            <text:p>$277</text:p>
          </table:table-cell>
          <table:table-cell table:style-name="ce57" table:formula="of:=([.M$50]+[.D69]*[.M$51]/100)*1.15" office:value-type="float" office:value="310.5161" calcext:value-type="float">
            <text:p>$311</text:p>
          </table:table-cell>
          <table:table-cell table:style-name="ce235" table:formula="of:=[.$F69]-[.M69]" office:value-type="currency" office:currency="NZD" office:value="3.20125499999995" calcext:value-type="currency">
            <text:p>$3.20</text:p>
          </table:table-cell>
          <table:table-cell table:style-name="ce97" table:formula="of:=[.$F69]-[.L69]" office:value-type="currency" office:currency="NZD" office:value="36.406355" calcext:value-type="currency">
            <text:p>$36.4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1000" calcext:value-type="float">
            <text:p>1000 kW</text:p>
          </table:table-cell>
          <table:table-cell table:style-name="ce32" table:formula="of:=([.E$50]+[.D70]*[.E$51]/100)*1.15" office:value-type="currency" office:currency="NZD" office:value="320.184495" calcext:value-type="currency">
            <text:p>$320</text:p>
          </table:table-cell>
          <table:table-cell table:style-name="ce46" table:formula="of:=([.F$50]+[.D70]*[.F$51]/100)*1.15" office:value-type="float" office:value="329.58793" calcext:value-type="float">
            <text:p>$330</text:p>
          </table:table-cell>
          <table:table-cell table:style-name="ce52" table:formula="of:=([.G$50]+[.D70]*[.G$51]/100)*1.15" office:value-type="float" office:value="320.85" calcext:value-type="float">
            <text:p>$321</text:p>
          </table:table-cell>
          <table:table-cell table:style-name="ce62" table:formula="of:=([.H$50]+[.D70]*[.H$51]/100)*1.15" office:value-type="float" office:value="352.69005" calcext:value-type="float">
            <text:p>$353</text:p>
          </table:table-cell>
          <table:table-cell table:style-name="ce52" table:formula="of:=([.I$50]+[.D70]*[.I$51]/100)*1.15" office:value-type="float" office:value="327.1635" calcext:value-type="float">
            <text:p>$327</text:p>
          </table:table-cell>
          <table:table-cell table:style-name="ce62" table:formula="of:=([.J$50]+[.D70]*[.J$51]/100)*1.15" office:value-type="float" office:value="359.3635" calcext:value-type="float">
            <text:p>$359</text:p>
          </table:table-cell>
          <table:table-cell table:style-name="ce56" table:formula="of:=([.K$50]+[.D70]*[.K$51]/100)*1.15" office:value-type="float" office:value="324.645" calcext:value-type="float">
            <text:p>$325</text:p>
          </table:table-cell>
          <table:table-cell table:style-name="ce85" table:formula="of:=([.L$50]+[.D70]*[.L$51]/100)*1.15" office:value-type="float" office:value="288.765" calcext:value-type="float">
            <text:p>$289</text:p>
          </table:table-cell>
          <table:table-cell table:style-name="ce57" table:formula="of:=([.M$50]+[.D70]*[.M$51]/100)*1.15" office:value-type="float" office:value="326.25385" calcext:value-type="float">
            <text:p>$326</text:p>
          </table:table-cell>
          <table:table-cell table:style-name="ce235" table:formula="of:=[.$F70]-[.M70]" office:value-type="currency" office:currency="NZD" office:value="3.33407999999997" calcext:value-type="currency">
            <text:p>$3.33</text:p>
          </table:table-cell>
          <table:table-cell table:style-name="ce97" table:formula="of:=[.$F70]-[.L70]" office:value-type="currency" office:currency="NZD" office:value="40.82293" calcext:value-type="currency">
            <text:p>$40.8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1050" calcext:value-type="float">
            <text:p>1050 kW</text:p>
          </table:table-cell>
          <table:table-cell table:style-name="ce33" table:formula="of:=([.E$50]+[.D71]*[.E$51]/100)*1.15" office:value-type="currency" office:currency="NZD" office:value="333.039195" calcext:value-type="currency">
            <text:p>$333</text:p>
          </table:table-cell>
          <table:table-cell table:style-name="ce47" table:formula="of:=([.F$50]+[.D71]*[.F$51]/100)*1.15" office:value-type="float" office:value="345.458505" calcext:value-type="float">
            <text:p>$345</text:p>
          </table:table-cell>
          <table:table-cell table:style-name="ce53" table:formula="of:=([.G$50]+[.D71]*[.G$51]/100)*1.15" office:value-type="float" office:value="333.21825" calcext:value-type="float">
            <text:p>$333</text:p>
          </table:table-cell>
          <table:table-cell table:style-name="ce63" table:formula="of:=([.H$50]+[.D71]*[.H$51]/100)*1.15" office:value-type="float" office:value="369.7158" calcext:value-type="float">
            <text:p>$370</text:p>
          </table:table-cell>
          <table:table-cell table:style-name="ce53" table:formula="of:=([.I$50]+[.D71]*[.I$51]/100)*1.15" office:value-type="float" office:value="339.84225" calcext:value-type="float">
            <text:p>$340</text:p>
          </table:table-cell>
          <table:table-cell table:style-name="ce63" table:formula="of:=([.J$50]+[.D71]*[.J$51]/100)*1.15" office:value-type="float" office:value="376.75725" calcext:value-type="float">
            <text:p>$377</text:p>
          </table:table-cell>
          <table:table-cell table:style-name="ce81" table:formula="of:=([.K$50]+[.D71]*[.K$51]/100)*1.15" office:value-type="float" office:value="337.01325" calcext:value-type="float">
            <text:p>$337</text:p>
          </table:table-cell>
          <table:table-cell table:style-name="ce86" table:formula="of:=([.L$50]+[.D71]*[.L$51]/100)*1.15" office:value-type="float" office:value="300.219" calcext:value-type="float">
            <text:p>$300</text:p>
          </table:table-cell>
          <table:table-cell table:style-name="ce93" table:formula="of:=([.M$50]+[.D71]*[.M$51]/100)*1.15" office:value-type="float" office:value="341.9916" calcext:value-type="float">
            <text:p>$342</text:p>
          </table:table-cell>
          <table:table-cell table:style-name="ce235" table:formula="of:=[.$F71]-[.M71]" office:value-type="currency" office:currency="NZD" office:value="3.46690499999994" calcext:value-type="currency">
            <text:p>$3.47</text:p>
          </table:table-cell>
          <table:table-cell table:style-name="ce97" table:formula="of:=[.$F71]-[.L71]" office:value-type="currency" office:currency="NZD" office:value="45.239505" calcext:value-type="currency">
            <text:p>$45.24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7" office:value-type="string" calcext:value-type="string">
            <text:p>reference</text:p>
          </table:table-cell>
          <table:table-cell table:number-columns-repeated="5"/>
          <table:table-cell table:number-columns-repeated="2" table:style-name="ce87" office:value-type="string" calcext:value-type="string">
            <text:p>Best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21" office:value-type="string" calcext:value-type="string">
            <text:p>high usage</text:p>
          </table:table-cell>
          <table:table-cell table:style-name="ce221" office:value-type="string" calcext:value-type="string">
            <text:p>low usa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>
            <text:p>Scotdownund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1" office:value-type="date" office:date-value="2019-03-24" calcext:value-type="date">
            <text:p>24/03/19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 Profile Compariso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26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Default"/>
        <table:table-column table:style-name="co37" table:default-cell-style-name="ce10"/>
        <table:table-column table:style-name="co38" table:default-cell-style-name="ce10"/>
        <table:table-column table:style-name="co17" table:default-cell-style-name="ce10"/>
        <table:table-column table:style-name="co39" table:default-cell-style-name="ce10"/>
        <table:table-column table:style-name="co15" table:default-cell-style-name="ce10"/>
        <table:table-column table:style-name="co37" table:number-columns-repeated="2" table:default-cell-style-name="ce10"/>
        <table:table-column table:style-name="co17" table:default-cell-style-name="ce10"/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43" table:default-cell-style-name="ce412"/>
        <table:table-column table:style-name="co44" table:default-cell-style-name="Default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5" table:default-cell-style-name="ce10"/>
        <table:table-column table:style-name="co48" table:default-cell-style-name="ce10"/>
        <table:table-column table:style-name="co49" table:default-cell-style-name="ce10"/>
        <table:table-column table:style-name="co39" table:default-cell-style-name="ce10"/>
        <table:table-column table:style-name="co16" table:number-columns-repeated="2" table:default-cell-style-name="ce10"/>
        <table:table-column table:style-name="co15" table:default-cell-style-name="ce10"/>
        <table:table-row table:style-name="ro1">
          <table:table-cell table:number-columns-repeated="48"/>
        </table:table-row>
        <table:table-row table:style-name="ro1">
          <table:table-cell table:number-columns-repeated="10"/>
          <table:table-cell table:style-name="ce284"/>
          <table:table-cell table:style-name="ce292" office:value-type="string" calcext:value-type="string">
            <text:p>NOVA</text:p>
          </table:table-cell>
          <table:table-cell table:style-name="ce311" office:value-type="float" office:value="2019" calcext:value-type="float">
            <text:p>2019</text:p>
          </table:table-cell>
          <table:table-cell table:style-name="ce320" table:number-columns-repeated="4"/>
          <table:table-cell table:style-name="ce320" office:value-type="string" calcext:value-type="string">
            <text:p>Best Mixed</text:p>
          </table:table-cell>
          <table:table-cell table:style-name="ce320" table:number-columns-repeated="4"/>
          <table:table-cell table:style-name="ce355"/>
          <table:table-cell table:style-name="ce293"/>
          <table:table-cell table:style-name="ce366"/>
          <table:table-cell table:style-name="ce372" office:value-type="string" calcext:value-type="string">
            <text:p><text:s/>Genesis 2019</text:p>
          </table:table-cell>
          <table:table-cell table:style-name="ce320"/>
          <table:table-cell table:style-name="ce381" office:value-type="string" calcext:value-type="string">
            <text:p>Standard</text:p>
          </table:table-cell>
          <table:table-cell table:style-name="ce381"/>
          <table:table-cell table:style-name="ce389"/>
          <table:table-cell table:style-name="ce320" office:value-type="string" calcext:value-type="string">
            <text:p>Best Mixed</text:p>
          </table:table-cell>
          <table:table-cell table:style-name="ce389"/>
          <table:table-cell table:style-name="ce402" office:value-type="string" calcext:value-type="string">
            <text:p>eSaver</text:p>
          </table:table-cell>
          <table:table-cell table:style-name="ce402" table:number-columns-repeated="3"/>
          <table:table-cell table:style-name="ce413"/>
          <table:table-cell table:number-columns-repeated="3"/>
          <table:table-cell table:style-name="ce416"/>
          <table:table-cell table:style-name="ce421" office:value-type="string" calcext:value-type="string">
            <text:p>Mercury</text:p>
          </table:table-cell>
          <table:table-cell table:style-name="ce320"/>
          <table:table-cell table:style-name="ce320" office:value-type="string" calcext:value-type="string">
            <text:p>Dual Fuel</text:p>
          </table:table-cell>
          <table:table-cell table:style-name="ce320" table:number-columns-repeated="3"/>
          <table:table-cell table:style-name="ce428"/>
        </table:table-row>
        <table:table-row table:style-name="ro1">
          <table:table-cell table:number-columns-repeated="8"/>
          <table:table-cell table:style-name="ce270" office:value-type="string" calcext:value-type="string">
            <text:p>Dual Fuel Total - </text:p>
          </table:table-cell>
          <table:table-cell/>
          <table:table-cell table:style-name="ce124"/>
          <table:table-cell table:style-name="ce293"/>
          <table:table-cell/>
          <table:table-cell table:style-name="ce321" table:formula="of:=[.P26]+[.P52]" office:value-type="float" office:value="3222.6601469375" calcext:value-type="float">
            <text:p>$3,223</text:p>
          </table:table-cell>
          <table:table-cell table:number-columns-repeated="3"/>
          <table:table-cell table:style-name="ce339" table:formula="of:=[.P26]+[.V52]" office:value-type="float" office:value="2988.7210346875" calcext:value-type="float">
            <text:p>$2,989</text:p>
          </table:table-cell>
          <table:table-cell/>
          <table:table-cell table:style-name="ce347" table:formula="of:=[.V26]+[.V52]" office:value-type="currency" office:currency="NZD" office:value="4021.6660565625" calcext:value-type="currency">
            <text:p>$4,022</text:p>
          </table:table-cell>
          <table:table-cell table:number-columns-repeated="2"/>
          <table:table-cell table:style-name="ce356"/>
          <table:table-cell table:style-name="ce293"/>
          <table:table-cell table:style-name="ce367"/>
          <table:table-cell table:style-name="Default"/>
          <table:table-cell table:style-name="ce111"/>
          <table:table-cell table:style-name="ce321" table:formula="of:=[.AC27]+[.AC53]" office:value-type="float" office:value="3126.8286054" calcext:value-type="float">
            <text:p>$3,127</text:p>
          </table:table-cell>
          <table:table-cell table:style-name="ce382"/>
          <table:table-cell table:style-name="ce390"/>
          <table:table-cell table:style-name="ce398" table:formula="of:=[.AC27]+[.AI53]" office:value-type="currency" office:currency="NZD" office:value="2896.083952375" calcext:value-type="currency">
            <text:p>$2,896</text:p>
          </table:table-cell>
          <table:table-cell table:style-name="ce390"/>
          <table:table-cell table:style-name="ce403" table:formula="of:=[.AI27]+[.AI53]" office:value-type="float" office:value="2704.203539" calcext:value-type="float">
            <text:p>$2,704</text:p>
          </table:table-cell>
          <table:table-cell table:style-name="ce404" table:number-columns-repeated="3"/>
          <table:table-cell table:style-name="ce414"/>
          <table:table-cell table:number-columns-repeated="3"/>
          <table:table-cell table:style-name="ce297"/>
          <table:table-cell office:value-type="string" calcext:value-type="string">
            <text:p>GAS</text:p>
          </table:table-cell>
          <table:table-cell table:style-name="ce111"/>
          <table:table-cell table:style-name="ce403" table:formula="of:=[.AT27]+[.AT52]" office:value-type="float" office:value="2926.17017506" calcext:value-type="float">
            <text:p>$2,926</text:p>
          </table:table-cell>
          <table:table-cell table:style-name="ce404" table:number-columns-repeated="2"/>
          <table:table-cell table:style-name="ce264"/>
          <table:table-cell table:style-name="ce429"/>
        </table:table-row>
        <table:table-row table:style-name="ro1">
          <table:table-cell table:number-columns-repeated="10"/>
          <table:table-cell table:style-name="ce124"/>
          <table:table-cell table:style-name="ce293" office:value-type="string" calcext:value-type="string">
            <text:p>GAS</text:p>
          </table:table-cell>
          <table:table-cell table:number-columns-repeated="5"/>
          <table:table-cell table:style-name="ce324" office:value-type="string" calcext:value-type="string">
            <text:p>reference</text:p>
          </table:table-cell>
          <table:table-cell table:number-columns-repeated="4"/>
          <table:table-cell table:style-name="ce356"/>
          <table:table-cell table:style-name="ce293"/>
          <table:table-cell table:style-name="ce367"/>
          <table:table-cell office:value-type="string" calcext:value-type="string">
            <text:p>GAS</text:p>
          </table:table-cell>
          <table:table-cell table:style-name="ce111"/>
          <table:table-cell table:style-name="ce323" table:number-columns-repeated="2"/>
          <table:table-cell table:style-name="ce390" table:number-columns-repeated="2"/>
          <table:table-cell table:style-name="ce248" office:value-type="string" calcext:value-type="string">
            <text:p>cheaper by</text:p>
          </table:table-cell>
          <table:table-cell table:style-name="ce404" table:formula="of:=[.AG3]-[.$R3]" office:value-type="currency" office:currency="NZD" office:value="-284.5174956875" calcext:value-type="currency">
            <text:p>-$285</text:p>
          </table:table-cell>
          <table:table-cell table:style-name="ce404" table:number-columns-repeated="3"/>
          <table:table-cell table:style-name="ce414"/>
          <table:table-cell table:number-columns-repeated="3"/>
          <table:table-cell table:style-name="ce297"/>
          <table:table-cell table:style-name="ce111"/>
          <table:table-cell table:style-name="ce248" office:value-type="string" calcext:value-type="string">
            <text:p>cheaper by</text:p>
          </table:table-cell>
          <table:table-cell table:style-name="ce404" table:formula="of:=[.AR3]-[.$R3]" office:value-type="currency" office:currency="NZD" office:value="-62.5508596275004" calcext:value-type="currency">
            <text:p>-$63</text:p>
          </table:table-cell>
          <table:table-cell table:style-name="ce404" table:number-columns-repeated="3"/>
          <table:table-cell table:style-name="ce429"/>
        </table:table-row>
        <table:table-row table:style-name="ro1">
          <table:table-cell table:number-columns-repeated="6"/>
          <table:table-cell table:style-name="ce13" office:value-type="string" calcext:value-type="string">
            <text:p>GAS</text:p>
          </table:table-cell>
          <table:table-cell table:number-columns-repeated="3"/>
          <table:table-cell table:style-name="ce124"/>
          <table:table-cell table:style-name="ce294" office:value-type="string" calcext:value-type="string">
            <text:p>regular</text:p>
          </table:table-cell>
          <table:table-cell table:style-name="Default"/>
          <table:table-cell table:number-columns-repeated="4"/>
          <table:table-cell table:style-name="ce340" office:value-type="string" calcext:value-type="string">
            <text:p>Low User</text:p>
          </table:table-cell>
          <table:table-cell table:style-name="Default"/>
          <table:table-cell table:number-columns-repeated="3"/>
          <table:table-cell table:style-name="ce356"/>
          <table:table-cell table:style-name="ce293"/>
          <table:table-cell table:style-name="ce367"/>
          <table:table-cell table:style-name="ce111" office:value-type="string" calcext:value-type="string">
            <text:p>Flexible</text:p>
          </table:table-cell>
          <table:table-cell table:style-name="ce111"/>
          <table:table-cell table:style-name="ce382" table:number-columns-repeated="2"/>
          <table:table-cell/>
          <table:table-cell table:style-name="ce344" office:value-type="string" calcext:value-type="string">
            <text:p>eSaver</text:p>
          </table:table-cell>
          <table:table-cell table:style-name="ce111"/>
          <table:table-cell table:style-name="ce382" table:number-columns-repeated="4"/>
          <table:table-cell table:style-name="ce414"/>
          <table:table-cell table:number-columns-repeated="3"/>
          <table:table-cell table:style-name="ce297"/>
          <table:table-cell table:style-name="ce111" office:value-type="string" calcext:value-type="string">
            <text:p>Everyday</text:p>
          </table:table-cell>
          <table:table-cell table:style-name="ce111"/>
          <table:table-cell table:style-name="ce382" table:number-columns-repeated="4"/>
          <table:table-cell table:style-name="ce430"/>
        </table:table-row>
        <table:table-row table:style-name="ro1">
          <table:table-cell table:number-columns-repeated="8"/>
          <table:table-cell table:style-name="ce265" office:value-type="string" calcext:value-type="string">
            <text:p>Daily Rate </text:p>
          </table:table-cell>
          <table:table-cell table:style-name="ce265"/>
          <table:table-cell table:style-name="ce285"/>
          <table:table-cell table:style-name="ce295" table:formula="of:=['file:///Volumes/Secure%20Documents/_Power%20-%20Telecom%202016-19.ods'#$'Power 2019'.K7]" office:value-type="float" office:value="0.90109" calcext:value-type="float">
            <text:p>$0.90109</text:p>
          </table:table-cell>
          <table:table-cell table:number-columns-repeated="5"/>
          <table:table-cell table:style-name="ce341" office:value-type="float" office:value="0.35294" calcext:value-type="float">
            <text:p>$0.3529</text:p>
          </table:table-cell>
          <table:table-cell table:number-columns-repeated="4"/>
          <table:table-cell table:style-name="ce356"/>
          <table:table-cell table:style-name="ce293"/>
          <table:table-cell table:style-name="ce367"/>
          <table:table-cell table:style-name="ce341" office:value-type="float" office:value="1.2019" calcext:value-type="float">
            <text:p>$1.2019</text:p>
          </table:table-cell>
          <table:table-cell table:style-name="ce111"/>
          <table:table-cell table:style-name="ce264" table:number-columns-repeated="2"/>
          <table:table-cell table:style-name="ce391"/>
          <table:table-cell table:style-name="ce399" office:value-type="float" office:value="1.155" calcext:value-type="float">
            <text:p>$1.1550</text:p>
          </table:table-cell>
          <table:table-cell table:style-name="ce111"/>
          <table:table-cell table:style-name="ce264" table:number-columns-repeated="4"/>
          <table:table-cell table:style-name="ce414"/>
          <table:table-cell/>
          <table:table-cell table:style-name="ce9" office:value-type="string" calcext:value-type="string">
            <text:p>Daily Rate</text:p>
          </table:table-cell>
          <table:table-cell table:style-name="Default"/>
          <table:table-cell table:style-name="ce367"/>
          <table:table-cell table:style-name="ce422" office:value-type="currency" office:currency="NZD" office:value="1.397" calcext:value-type="currency">
            <text:p>$1.3970</text:p>
          </table:table-cell>
          <table:table-cell table:style-name="ce111"/>
          <table:table-cell table:style-name="ce264" table:number-columns-repeated="4"/>
          <table:table-cell table:style-name="ce429"/>
        </table:table-row>
        <table:table-row table:style-name="ro1">
          <table:table-cell table:number-columns-repeated="8"/>
          <table:table-cell table:style-name="ce265" office:value-type="string" calcext:value-type="string">
            <text:p>Usage </text:p>
          </table:table-cell>
          <table:table-cell table:style-name="ce265"/>
          <table:table-cell table:style-name="ce285"/>
          <table:table-cell table:style-name="ce293"/>
          <table:table-cell table:style-name="ce312" office:value-type="float" office:value="11.9" calcext:value-type="float">
            <text:p>@ 11.900 c</text:p>
          </table:table-cell>
          <table:table-cell table:number-columns-repeated="2"/>
          <table:table-cell office:value-type="string" calcext:value-type="string">
            <text:p>with</text:p>
          </table:table-cell>
          <table:table-cell table:number-columns-repeated="2"/>
          <table:table-cell table:style-name="ce316" office:value-type="float" office:value="26.48" calcext:value-type="float">
            <text:p>@ 26.48 c</text:p>
          </table:table-cell>
          <table:table-cell table:number-columns-repeated="2"/>
          <table:table-cell office:value-type="string" calcext:value-type="string">
            <text:p>with</text:p>
          </table:table-cell>
          <table:table-cell table:style-name="ce356"/>
          <table:table-cell table:style-name="ce293"/>
          <table:table-cell table:style-name="ce367"/>
          <table:table-cell table:style-name="ce111"/>
          <table:table-cell table:style-name="ce316" office:value-type="float" office:value="7.96" calcext:value-type="float">
            <text:p>@ 7.96 c</text:p>
          </table:table-cell>
          <table:table-cell table:style-name="ce111" table:number-columns-repeated="2"/>
          <table:table-cell table:style-name="ce391"/>
          <table:table-cell table:style-name="ce111"/>
          <table:table-cell table:style-name="ce401" office:value-type="float" office:value="5.91" calcext:value-type="float">
            <text:p>@ 5.91 c</text:p>
          </table:table-cell>
          <table:table-cell table:style-name="ce111" table:number-columns-repeated="2"/>
          <table:table-cell table:style-name="Default"/>
          <table:table-cell table:style-name="ce111" office:value-type="string" calcext:value-type="string">
            <text:p>Monthly</text:p>
          </table:table-cell>
          <table:table-cell table:style-name="ce414"/>
          <table:table-cell/>
          <table:table-cell table:style-name="ce9" office:value-type="string" calcext:value-type="string">
            <text:p>Usage</text:p>
          </table:table-cell>
          <table:table-cell table:style-name="Default"/>
          <table:table-cell table:style-name="ce367"/>
          <table:table-cell table:style-name="ce111"/>
          <table:table-cell table:style-name="ce401" office:value-type="float" office:value="8.11" calcext:value-type="float">
            <text:p>@ 8.11 c</text:p>
          </table:table-cell>
          <table:table-cell table:style-name="ce111" table:number-columns-repeated="2"/>
          <table:table-cell table:style-name="Default"/>
          <table:table-cell table:style-name="ce111" office:value-type="string" calcext:value-type="string">
            <text:p>Monthly</text:p>
          </table:table-cell>
          <table:table-cell table:style-name="ce429"/>
        </table:table-row>
        <table:table-row table:style-name="ro1">
          <table:table-cell table:number-columns-repeated="2"/>
          <table:table-cell table:style-name="ce9" office:value-type="string" calcext:value-type="string">
            <text:p>Gas</text:p>
          </table:table-cell>
          <table:table-cell table:number-columns-repeated="4"/>
          <table:table-cell table:style-name="ce259" office:value-type="string" calcext:value-type="string">
            <text:p>Daily GIC Levy - </text:p>
          </table:table-cell>
          <table:table-cell table:style-name="ce271" office:value-type="float" office:value="2" calcext:value-type="float">
            <text:p>@ 2.0000 c</text:p>
          </table:table-cell>
          <table:table-cell table:style-name="ce265"/>
          <table:table-cell table:style-name="ce285"/>
          <table:table-cell table:style-name="ce296" table:formula="of:=[.$I8]" office:value-type="float" office:value="2" calcext:value-type="float">
            <text:p>@ 2.0000 c</text:p>
          </table:table-cell>
          <table:table-cell table:number-columns-repeated="2"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/>
          <table:table-cell table:style-name="ce296" table:formula="of:=[.$I8]" office:value-type="float" office:value="2" calcext:value-type="float">
            <text:p>@ 2.0000 c</text:p>
          </table:table-cell>
          <table:table-cell table:number-columns-repeated="2"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style-name="ce356"/>
          <table:table-cell table:style-name="ce293"/>
          <table:table-cell table:style-name="ce367"/>
          <table:table-cell table:style-name="ce296" office:value-type="float" office:value="2.76" calcext:value-type="float">
            <text:p>@ 2.7600 c</text:p>
          </table:table-cell>
          <table:table-cell table:style-name="ce111" table:number-columns-repeated="2"/>
          <table:table-cell table:style-name="ce293" office:value-type="string" calcext:value-type="string">
            <text:p>+ GST</text:p>
          </table:table-cell>
          <table:table-cell table:style-name="ce391"/>
          <table:table-cell table:style-name="ce296" office:value-type="float" office:value="2.76" calcext:value-type="float">
            <text:p>@ 2.7600 c</text:p>
          </table:table-cell>
          <table:table-cell table:style-name="ce111" table:number-columns-repeated="2"/>
          <table:table-cell table:style-name="ce293" office:value-type="string" calcext:value-type="string">
            <text:p>+ GST</text:p>
          </table:table-cell>
          <table:table-cell office:value-type="string" calcext:value-type="string">
            <text:p>with</text:p>
          </table:table-cell>
          <table:table-cell table:style-name="ce111" office:value-type="string" calcext:value-type="string">
            <text:p>Saving</text:p>
          </table:table-cell>
          <table:table-cell table:style-name="ce414"/>
          <table:table-cell/>
          <table:table-cell table:style-name="ce9" office:value-type="string" calcext:value-type="string">
            <text:p>Levy</text:p>
          </table:table-cell>
          <table:table-cell table:style-name="Default"/>
          <table:table-cell table:style-name="ce367"/>
          <table:table-cell table:style-name="ce296" table:formula="of:=[.$I8]" office:value-type="float" office:value="2" calcext:value-type="float">
            <text:p>@ 2.0000 c</text:p>
          </table:table-cell>
          <table:table-cell table:style-name="ce111" table:number-columns-repeated="2"/>
          <table:table-cell table:style-name="ce293" office:value-type="string" calcext:value-type="string">
            <text:p>+ GST</text:p>
          </table:table-cell>
          <table:table-cell office:value-type="string" calcext:value-type="string">
            <text:p>with</text:p>
          </table:table-cell>
          <table:table-cell table:style-name="ce111" office:value-type="string" calcext:value-type="string">
            <text:p>Saving</text:p>
          </table:table-cell>
          <table:table-cell table:style-name="ce429"/>
        </table:table-row>
        <table:table-row table:style-name="ro1">
          <table:table-cell/>
          <table:table-cell table:style-name="ce10"/>
          <table:table-cell table:style-name="ce115" office:value-type="float" office:value="2016" calcext:value-type="float">
            <text:p>2016</text:p>
          </table:table-cell>
          <table:table-cell table:style-name="ce115" office:value-type="float" office:value="2017" calcext:value-type="float">
            <text:p>2017</text:p>
          </table:table-cell>
          <table:table-cell table:style-name="ce115" office:value-type="float" office:value="2018" calcext:value-type="float">
            <text:p>2018</text:p>
          </table:table-cell>
          <table:table-cell table:number-columns-repeated="2"/>
          <table:table-cell table:style-name="ce260" office:value-type="string" calcext:value-type="string">
            <text:p>Days</text:p>
          </table:table-cell>
          <table:table-cell/>
          <table:table-cell table:style-name="ce265"/>
          <table:table-cell table:style-name="ce285"/>
          <table:table-cell table:style-name="ce297"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 table:style-name="ce356"/>
          <table:table-cell table:style-name="ce293"/>
          <table:table-cell table:style-name="ce367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92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293" office:value-type="string" calcext:value-type="string">
            <text:p>Savings</text:p>
          </table:table-cell>
          <table:table-cell table:style-name="ce111"/>
          <table:table-cell table:style-name="ce414"/>
          <table:table-cell table:number-columns-repeated="2"/>
          <table:table-cell table:style-name="Default"/>
          <table:table-cell table:style-name="ce297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293" office:value-type="string" calcext:value-type="string">
            <text:p>Savings</text:p>
          </table:table-cell>
          <table:table-cell table:style-name="ce111"/>
          <table:table-cell table:style-name="ce429"/>
        </table:table-row>
        <table:table-row table:style-name="ro1">
          <table:table-cell/>
          <table:table-cell table:style-name="ce10" office:value-type="string" calcext:value-type="string">
            <text:p>Jan</text:p>
          </table:table-cell>
          <table:table-cell table:style-name="ce238" table:formula="of:=['file:///Volumes/Secure%20Documents/_Power%20-%20Telecom%202016-19.ods'#$'Power 2016'.W12]" office:value-type="float" office:value="404.964" calcext:value-type="float">
            <text:p>405 kW</text:p>
          </table:table-cell>
          <table:table-cell table:style-name="ce242" table:formula="of:=['file:///Volumes/Secure%20Documents/_Power%20-%20Telecom%202016-19.ods'#$'Power 2017'.X12]" office:value-type="float" office:value="532.484" calcext:value-type="float">
            <text:p>532 kW</text:p>
          </table:table-cell>
          <table:table-cell table:style-name="ce245" table:formula="of:=['file:///Volumes/Secure%20Documents/_Power%20-%20Telecom%202016-19.ods'#$'Power 2018'.I8]" office:value-type="float" office:value="325" calcext:value-type="float">
            <text:p>325 kW</text:p>
          </table:table-cell>
          <table:table-cell/>
          <table:table-cell table:style-name="ce250" office:value-type="string" calcext:value-type="string">
            <text:p>January</text:p>
          </table:table-cell>
          <table:table-cell table:style-name="ce261" office:value-type="float" office:value="31" calcext:value-type="float">
            <text:p>31</text:p>
          </table:table-cell>
          <table:table-cell table:style-name="ce272" office:value-type="float" office:value="200" calcext:value-type="float">
            <text:p>200 kW</text:p>
          </table:table-cell>
          <table:table-cell table:style-name="ce265"/>
          <table:table-cell table:style-name="ce285"/>
          <table:table-cell table:style-name="ce298" table:formula="of:=[.H10]*([.L$6]+([.L$8]/100))" office:value-type="float" office:value="28.55379" calcext:value-type="float">
            <text:p>$28.55</text:p>
          </table:table-cell>
          <table:table-cell table:style-name="ce313" table:formula="of:=[.$I10]*[.M$7]/100" office:value-type="float" office:value="23.8" calcext:value-type="float">
            <text:p>$23.80</text:p>
          </table:table-cell>
          <table:table-cell table:style-name="ce313" table:formula="of:=[.L10]+[.M10]" office:value-type="float" office:value="52.35379" calcext:value-type="float">
            <text:p>$52.35</text:p>
          </table:table-cell>
          <table:table-cell table:style-name="ce327" table:formula="of:=[.N10]*1.15" office:value-type="currency" office:currency="NZD" office:value="60.2068585" calcext:value-type="currency">
            <text:p>$60</text:p>
          </table:table-cell>
          <table:table-cell table:style-name="ce327" table:formula="of:=[.O10]*(1-[.O$24])" office:value-type="currency" office:currency="NZD" office:value="51.175829725" calcext:value-type="currency">
            <text:p>$51</text:p>
          </table:table-cell>
          <table:table-cell table:style-name="ce6"/>
          <table:table-cell table:style-name="ce342" table:formula="of:=[.H10]*([.R$6]+([.R$8]/100))" office:value-type="float" office:value="11.56114" calcext:value-type="float">
            <text:p>$11.56</text:p>
          </table:table-cell>
          <table:table-cell table:style-name="ce342" table:formula="of:=[.$I10]*[.S$7]/100" office:value-type="float" office:value="52.96" calcext:value-type="float">
            <text:p>$52.96</text:p>
          </table:table-cell>
          <table:table-cell table:style-name="ce342" table:formula="of:=[.R10]+[.S10]" office:value-type="float" office:value="64.52114" calcext:value-type="float">
            <text:p>$64.52</text:p>
          </table:table-cell>
          <table:table-cell table:style-name="ce330" table:formula="of:=[.T10]*1.15" office:value-type="currency" office:currency="NZD" office:value="74.199311" calcext:value-type="currency">
            <text:p>$74</text:p>
          </table:table-cell>
          <table:table-cell table:style-name="ce330" table:formula="of:=[.U10]*(1-[.U$24])" office:value-type="currency" office:currency="NZD" office:value="63.06941435" calcext:value-type="currency">
            <text:p>$63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0]" office:value-type="float" office:value="38.1145" calcext:value-type="float">
            <text:p>$38.11</text:p>
          </table:table-cell>
          <table:table-cell table:style-name="ce373" table:formula="of:=[.AA$7]*[.$I10]/100" office:value-type="float" office:value="15.92" calcext:value-type="float">
            <text:p>$15.92</text:p>
          </table:table-cell>
          <table:table-cell table:style-name="ce373" table:formula="of:=[.Z10]+[.AA10]" office:value-type="float" office:value="54.0345" calcext:value-type="float">
            <text:p>$54.03</text:p>
          </table:table-cell>
          <table:table-cell table:style-name="ce384" table:formula="of:=[.AB10]*1.15" office:value-type="currency" office:currency="NZD" office:value="62.139675" calcext:value-type="currency">
            <text:p>$62</text:p>
          </table:table-cell>
          <table:table-cell table:style-name="ce393"/>
          <table:table-cell table:style-name="ce348" table:formula="of:=([.AE$6]+[.AE$8]/100)*[.$H10]" office:value-type="float" office:value="36.6606" calcext:value-type="float">
            <text:p>$36.66</text:p>
          </table:table-cell>
          <table:table-cell table:style-name="ce348" table:formula="of:=[.AF$7]*[.$I10]/100" office:value-type="float" office:value="11.82" calcext:value-type="float">
            <text:p>$11.82</text:p>
          </table:table-cell>
          <table:table-cell table:style-name="ce348" table:formula="of:=[.AE10]+[.AF10]" office:value-type="float" office:value="48.4806" calcext:value-type="float">
            <text:p>$48.48</text:p>
          </table:table-cell>
          <table:table-cell table:style-name="ce327" table:formula="of:=[.AG10]*1.15" office:value-type="currency" office:currency="NZD" office:value="55.75269" calcext:value-type="currency">
            <text:p>$56</text:p>
          </table:table-cell>
          <table:table-cell table:style-name="ce327" table:formula="of:=[.AH10]*(1-[.AH$24])" office:value-type="currency" office:currency="NZD" office:value="50.177421" calcext:value-type="currency">
            <text:p>$50</text:p>
          </table:table-cell>
          <table:table-cell table:style-name="ce407" table:formula="of:=[.P10]-[.AI10]" office:value-type="currency" office:currency="NZD" office:value="0.998408724999997" calcext:value-type="currency">
            <text:p>$1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0]" office:value-type="float" office:value="43.927" calcext:value-type="float">
            <text:p>$43.93</text:p>
          </table:table-cell>
          <table:table-cell table:style-name="ce313" table:formula="of:=[.AQ$7]*[.$I10]/100" office:value-type="float" office:value="16.22" calcext:value-type="float">
            <text:p>$16.22</text:p>
          </table:table-cell>
          <table:table-cell table:style-name="ce313" table:formula="of:=[.AP10]+[.AQ10]" office:value-type="float" office:value="60.147" calcext:value-type="float">
            <text:p>$60.15</text:p>
          </table:table-cell>
          <table:table-cell table:style-name="ce327" table:formula="of:=[.AR10]*1.15" office:value-type="currency" office:currency="NZD" office:value="69.16905" calcext:value-type="currency">
            <text:p>$69</text:p>
          </table:table-cell>
          <table:table-cell table:style-name="ce327" table:formula="of:=[.AS10]*(1-[.AS$24])" office:value-type="currency" office:currency="NZD" office:value="60.868764" calcext:value-type="currency">
            <text:p>$61</text:p>
          </table:table-cell>
          <table:table-cell table:style-name="ce407" table:formula="of:=[.P10]-[.AT10]" office:value-type="currency" office:currency="NZD" office:value="-9.692934275" calcext:value-type="currency">
            <text:p>-$10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Feb</text:p>
          </table:table-cell>
          <table:table-cell table:style-name="ce239" table:formula="of:=['file:///Volumes/Secure%20Documents/_Power%20-%20Telecom%202016-19.ods'#$'Power 2016'.W13]" office:value-type="float" office:value="416.731" calcext:value-type="float">
            <text:p>417 kW</text:p>
          </table:table-cell>
          <table:table-cell table:style-name="ce243" table:formula="of:=['file:///Volumes/Secure%20Documents/_Power%20-%20Telecom%202016-19.ods'#$'Power 2017'.X13]" office:value-type="float" office:value="450" calcext:value-type="float">
            <text:p>450 kW</text:p>
          </table:table-cell>
          <table:table-cell table:style-name="ce246" table:formula="of:=['file:///Volumes/Secure%20Documents/_Power%20-%20Telecom%202016-19.ods'#$'Power 2018'.I10]" office:value-type="float" office:value="156.716" calcext:value-type="float">
            <text:p>157 kW</text:p>
          </table:table-cell>
          <table:table-cell table:style-name="ce248"/>
          <table:table-cell table:style-name="ce251" office:value-type="string" calcext:value-type="string">
            <text:p>February</text:p>
          </table:table-cell>
          <table:table-cell table:style-name="ce262" office:value-type="float" office:value="28" calcext:value-type="float">
            <text:p>28</text:p>
          </table:table-cell>
          <table:table-cell table:style-name="ce273" office:value-type="float" office:value="220" calcext:value-type="float">
            <text:p>220 kW</text:p>
          </table:table-cell>
          <table:table-cell table:style-name="ce273" table:number-columns-repeated="2"/>
          <table:table-cell table:style-name="ce298" table:formula="of:=[.H11]*([.L$6]+([.L$8]/100))" office:value-type="float" office:value="25.79052" calcext:value-type="float">
            <text:p>$25.79</text:p>
          </table:table-cell>
          <table:table-cell table:style-name="ce313" table:formula="of:=[.$I11]*[.M$7]/100" office:value-type="float" office:value="26.18" calcext:value-type="float">
            <text:p>$26.18</text:p>
          </table:table-cell>
          <table:table-cell table:style-name="ce313" table:formula="of:=[.L11]+[.M11]" office:value-type="float" office:value="51.97052" calcext:value-type="float">
            <text:p>$51.97</text:p>
          </table:table-cell>
          <table:table-cell table:style-name="ce327" table:formula="of:=[.N11]*1.15" office:value-type="currency" office:currency="NZD" office:value="59.766098" calcext:value-type="currency">
            <text:p>$60</text:p>
          </table:table-cell>
          <table:table-cell table:style-name="ce327" table:formula="of:=[.O11]*(1-[.O$24])" office:value-type="currency" office:currency="NZD" office:value="50.8011833" calcext:value-type="currency">
            <text:p>$51</text:p>
          </table:table-cell>
          <table:table-cell table:style-name="ce6"/>
          <table:table-cell table:style-name="ce342" table:formula="of:=[.H11]*([.R$6]+([.R$8]/100))" office:value-type="float" office:value="10.44232" calcext:value-type="float">
            <text:p>$10.44</text:p>
          </table:table-cell>
          <table:table-cell table:style-name="ce342" table:formula="of:=[.$I11]*[.S$7]/100" office:value-type="float" office:value="58.256" calcext:value-type="float">
            <text:p>$58.26</text:p>
          </table:table-cell>
          <table:table-cell table:style-name="ce342" table:formula="of:=[.R11]+[.S11]" office:value-type="float" office:value="68.69832" calcext:value-type="float">
            <text:p>$68.70</text:p>
          </table:table-cell>
          <table:table-cell table:style-name="ce330" table:formula="of:=[.T11]*1.15" office:value-type="currency" office:currency="NZD" office:value="79.003068" calcext:value-type="currency">
            <text:p>$79</text:p>
          </table:table-cell>
          <table:table-cell table:style-name="ce330" table:formula="of:=[.U11]*(1-[.U$24])" office:value-type="currency" office:currency="NZD" office:value="67.1526078" calcext:value-type="currency">
            <text:p>$67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1]" office:value-type="float" office:value="34.426" calcext:value-type="float">
            <text:p>$34.43</text:p>
          </table:table-cell>
          <table:table-cell table:style-name="ce373" table:formula="of:=[.AA$7]*[.$I11]/100" office:value-type="float" office:value="17.512" calcext:value-type="float">
            <text:p>$17.51</text:p>
          </table:table-cell>
          <table:table-cell table:style-name="ce373" table:formula="of:=[.Z11]+[.AA11]" office:value-type="float" office:value="51.938" calcext:value-type="float">
            <text:p>$51.94</text:p>
          </table:table-cell>
          <table:table-cell table:style-name="ce384" table:formula="of:=[.AB11]*1.15" office:value-type="currency" office:currency="NZD" office:value="59.7287" calcext:value-type="currency">
            <text:p>$60</text:p>
          </table:table-cell>
          <table:table-cell table:style-name="ce393"/>
          <table:table-cell table:style-name="ce348" table:formula="of:=([.AE$6]+[.AE$8]/100)*[.$H11]" office:value-type="float" office:value="33.1128" calcext:value-type="float">
            <text:p>$33.11</text:p>
          </table:table-cell>
          <table:table-cell table:style-name="ce348" table:formula="of:=[.AF$7]*[.$I11]/100" office:value-type="float" office:value="13.002" calcext:value-type="float">
            <text:p>$13.00</text:p>
          </table:table-cell>
          <table:table-cell table:style-name="ce348" table:formula="of:=[.AE11]+[.AF11]" office:value-type="float" office:value="46.1148" calcext:value-type="float">
            <text:p>$46.11</text:p>
          </table:table-cell>
          <table:table-cell table:style-name="ce327" table:formula="of:=[.AG11]*1.15" office:value-type="currency" office:currency="NZD" office:value="53.03202" calcext:value-type="currency">
            <text:p>$53</text:p>
          </table:table-cell>
          <table:table-cell table:style-name="ce327" table:formula="of:=[.AH11]*(1-[.AH$24])" office:value-type="currency" office:currency="NZD" office:value="47.728818" calcext:value-type="currency">
            <text:p>$48</text:p>
          </table:table-cell>
          <table:table-cell table:style-name="ce408" table:formula="of:=[.P11]-[.AI11]" office:value-type="currency" office:currency="NZD" office:value="3.0723653" calcext:value-type="currency">
            <text:p>$3.07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1]" office:value-type="float" office:value="39.676" calcext:value-type="float">
            <text:p>$39.68</text:p>
          </table:table-cell>
          <table:table-cell table:style-name="ce313" table:formula="of:=[.AQ$7]*[.$I11]/100" office:value-type="float" office:value="17.842" calcext:value-type="float">
            <text:p>$17.84</text:p>
          </table:table-cell>
          <table:table-cell table:style-name="ce313" table:formula="of:=[.AP11]+[.AQ11]" office:value-type="float" office:value="57.518" calcext:value-type="float">
            <text:p>$57.52</text:p>
          </table:table-cell>
          <table:table-cell table:style-name="ce327" table:formula="of:=[.AR11]*1.15" office:value-type="currency" office:currency="NZD" office:value="66.1457" calcext:value-type="currency">
            <text:p>$66</text:p>
          </table:table-cell>
          <table:table-cell table:style-name="ce327" table:formula="of:=[.AS11]*(1-[.AS$24])" office:value-type="currency" office:currency="NZD" office:value="58.208216" calcext:value-type="currency">
            <text:p>$58</text:p>
          </table:table-cell>
          <table:table-cell table:style-name="ce407" table:formula="of:=[.P11]-[.AT11]" office:value-type="currency" office:currency="NZD" office:value="-7.4070327" calcext:value-type="currency">
            <text:p>-$7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Mar</text:p>
          </table:table-cell>
          <table:table-cell table:style-name="ce239" table:formula="of:=['file:///Volumes/Secure%20Documents/_Power%20-%20Telecom%202016-19.ods'#$'Power 2016'.W14]" office:value-type="float" office:value="340.74" calcext:value-type="float">
            <text:p>341 kW</text:p>
          </table:table-cell>
          <table:table-cell table:style-name="ce243" table:formula="of:=['file:///Volumes/Secure%20Documents/_Power%20-%20Telecom%202016-19.ods'#$'Power 2017'.X14]" office:value-type="float" office:value="387.328" calcext:value-type="float">
            <text:p>387 kW</text:p>
          </table:table-cell>
          <table:table-cell table:style-name="ce246" table:formula="of:=['file:///Volumes/Secure%20Documents/_Power%20-%20Telecom%202016-19.ods'#$'Power 2018'.I11]" office:value-type="float" office:value="258.313" calcext:value-type="float">
            <text:p>258 kW</text:p>
          </table:table-cell>
          <table:table-cell table:style-name="ce6"/>
          <table:table-cell table:style-name="ce251" office:value-type="string" calcext:value-type="string">
            <text:p>March</text:p>
          </table:table-cell>
          <table:table-cell table:style-name="ce262" office:value-type="float" office:value="31" calcext:value-type="float">
            <text:p>31</text:p>
          </table:table-cell>
          <table:table-cell table:style-name="ce273" office:value-type="float" office:value="350" calcext:value-type="float">
            <text:p>350 kW</text:p>
          </table:table-cell>
          <table:table-cell table:style-name="ce273" table:number-columns-repeated="2"/>
          <table:table-cell table:style-name="ce298" table:formula="of:=[.H12]*([.L$6]+([.L$8]/100))" office:value-type="float" office:value="28.55379" calcext:value-type="float">
            <text:p>$28.55</text:p>
          </table:table-cell>
          <table:table-cell table:style-name="ce313" table:formula="of:=[.$I12]*[.M$7]/100" office:value-type="float" office:value="41.65" calcext:value-type="float">
            <text:p>$41.65</text:p>
          </table:table-cell>
          <table:table-cell table:style-name="ce313" table:formula="of:=[.L12]+[.M12]" office:value-type="float" office:value="70.20379" calcext:value-type="float">
            <text:p>$70.20</text:p>
          </table:table-cell>
          <table:table-cell table:style-name="ce327" table:formula="of:=[.N12]*1.15" office:value-type="currency" office:currency="NZD" office:value="80.7343585" calcext:value-type="currency">
            <text:p>$81</text:p>
          </table:table-cell>
          <table:table-cell table:style-name="ce327" table:formula="of:=[.O12]*(1-[.O$24])" office:value-type="currency" office:currency="NZD" office:value="68.624204725" calcext:value-type="currency">
            <text:p>$69</text:p>
          </table:table-cell>
          <table:table-cell table:style-name="ce6"/>
          <table:table-cell table:style-name="ce342" table:formula="of:=[.H12]*([.R$6]+([.R$8]/100))" office:value-type="float" office:value="11.56114" calcext:value-type="float">
            <text:p>$11.56</text:p>
          </table:table-cell>
          <table:table-cell table:style-name="ce342" table:formula="of:=[.$I12]*[.S$7]/100" office:value-type="float" office:value="92.68" calcext:value-type="float">
            <text:p>$92.68</text:p>
          </table:table-cell>
          <table:table-cell table:style-name="ce342" table:formula="of:=[.R12]+[.S12]" office:value-type="float" office:value="104.24114" calcext:value-type="float">
            <text:p>$104.24</text:p>
          </table:table-cell>
          <table:table-cell table:style-name="ce330" table:formula="of:=[.T12]*1.15" office:value-type="currency" office:currency="NZD" office:value="119.877311" calcext:value-type="currency">
            <text:p>$120</text:p>
          </table:table-cell>
          <table:table-cell table:style-name="ce330" table:formula="of:=[.U12]*(1-[.U$24])" office:value-type="currency" office:currency="NZD" office:value="101.89571435" calcext:value-type="currency">
            <text:p>$102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2]" office:value-type="float" office:value="38.1145" calcext:value-type="float">
            <text:p>$38.11</text:p>
          </table:table-cell>
          <table:table-cell table:style-name="ce373" table:formula="of:=[.AA$7]*[.$I12]/100" office:value-type="float" office:value="27.86" calcext:value-type="float">
            <text:p>$27.86</text:p>
          </table:table-cell>
          <table:table-cell table:style-name="ce373" table:formula="of:=[.Z12]+[.AA12]" office:value-type="float" office:value="65.9745" calcext:value-type="float">
            <text:p>$65.97</text:p>
          </table:table-cell>
          <table:table-cell table:style-name="ce384" table:formula="of:=[.AB12]*1.15" office:value-type="currency" office:currency="NZD" office:value="75.870675" calcext:value-type="currency">
            <text:p>$76</text:p>
          </table:table-cell>
          <table:table-cell table:style-name="ce393"/>
          <table:table-cell table:style-name="ce348" table:formula="of:=([.AE$6]+[.AE$8]/100)*[.$H12]" office:value-type="float" office:value="36.6606" calcext:value-type="float">
            <text:p>$36.66</text:p>
          </table:table-cell>
          <table:table-cell table:style-name="ce348" table:formula="of:=[.AF$7]*[.$I12]/100" office:value-type="float" office:value="20.685" calcext:value-type="float">
            <text:p>$20.69</text:p>
          </table:table-cell>
          <table:table-cell table:style-name="ce348" table:formula="of:=[.AE12]+[.AF12]" office:value-type="float" office:value="57.3456" calcext:value-type="float">
            <text:p>$57.35</text:p>
          </table:table-cell>
          <table:table-cell table:style-name="ce327" table:formula="of:=[.AG12]*1.15" office:value-type="currency" office:currency="NZD" office:value="65.94744" calcext:value-type="currency">
            <text:p>$66</text:p>
          </table:table-cell>
          <table:table-cell table:style-name="ce327" table:formula="of:=[.AH12]*(1-[.AH$24])" office:value-type="currency" office:currency="NZD" office:value="59.352696" calcext:value-type="currency">
            <text:p>$59</text:p>
          </table:table-cell>
          <table:table-cell table:style-name="ce409" table:formula="of:=[.P12]-[.AI12]" office:value-type="currency" office:currency="NZD" office:value="9.27150872499998" calcext:value-type="currency">
            <text:p>$9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2]" office:value-type="float" office:value="43.927" calcext:value-type="float">
            <text:p>$43.93</text:p>
          </table:table-cell>
          <table:table-cell table:style-name="ce313" table:formula="of:=[.AQ$7]*[.$I12]/100" office:value-type="float" office:value="28.385" calcext:value-type="float">
            <text:p>$28.39</text:p>
          </table:table-cell>
          <table:table-cell table:style-name="ce313" table:formula="of:=[.AP12]+[.AQ12]" office:value-type="float" office:value="72.312" calcext:value-type="float">
            <text:p>$72.31</text:p>
          </table:table-cell>
          <table:table-cell table:style-name="ce327" table:formula="of:=[.AR12]*1.15" office:value-type="currency" office:currency="NZD" office:value="83.1588" calcext:value-type="currency">
            <text:p>$83</text:p>
          </table:table-cell>
          <table:table-cell table:style-name="ce327" table:formula="of:=[.AS12]*(1-[.AS$24])" office:value-type="currency" office:currency="NZD" office:value="73.179744" calcext:value-type="currency">
            <text:p>$73</text:p>
          </table:table-cell>
          <table:table-cell table:style-name="ce407" table:formula="of:=[.P12]-[.AT12]" office:value-type="currency" office:currency="NZD" office:value="-4.555539275" calcext:value-type="currency">
            <text:p>-$5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Apr</text:p>
          </table:table-cell>
          <table:table-cell table:style-name="ce239" table:formula="of:=['file:///Volumes/Secure%20Documents/_Power%20-%20Telecom%202016-19.ods'#$'Power 2016'.W15]" office:value-type="float" office:value="523.778" calcext:value-type="float">
            <text:p>524 kW</text:p>
          </table:table-cell>
          <table:table-cell table:style-name="ce243" table:formula="of:=['file:///Volumes/Secure%20Documents/_Power%20-%20Telecom%202016-19.ods'#$'Power 2017'.X15]" office:value-type="float" office:value="1093.26" calcext:value-type="float">
            <text:p>1093 kW</text:p>
          </table:table-cell>
          <table:table-cell table:style-name="ce246" table:formula="of:=['file:///Volumes/Secure%20Documents/_Power%20-%20Telecom%202016-19.ods'#$'Power 2018'.I12]" office:value-type="float" office:value="754.621" calcext:value-type="float">
            <text:p>755 kW</text:p>
          </table:table-cell>
          <table:table-cell table:style-name="ce248"/>
          <table:table-cell table:style-name="ce252" office:value-type="string" calcext:value-type="string">
            <text:p>April</text:p>
          </table:table-cell>
          <table:table-cell table:style-name="ce262" office:value-type="float" office:value="30" calcext:value-type="float">
            <text:p>30</text:p>
          </table:table-cell>
          <table:table-cell table:style-name="ce273" office:value-type="float" office:value="600" calcext:value-type="float">
            <text:p>600 kW</text:p>
          </table:table-cell>
          <table:table-cell table:style-name="ce273" table:number-columns-repeated="2"/>
          <table:table-cell table:style-name="ce298" table:formula="of:=[.H13]*([.L$6]+([.L$8]/100))" office:value-type="float" office:value="27.6327" calcext:value-type="float">
            <text:p>$27.63</text:p>
          </table:table-cell>
          <table:table-cell table:style-name="ce313" table:formula="of:=[.$I13]*[.M$7]/100" office:value-type="float" office:value="71.4" calcext:value-type="float">
            <text:p>$71.40</text:p>
          </table:table-cell>
          <table:table-cell table:style-name="ce313" table:formula="of:=[.L13]+[.M13]" office:value-type="float" office:value="99.0327" calcext:value-type="float">
            <text:p>$99.03</text:p>
          </table:table-cell>
          <table:table-cell table:style-name="ce327" table:formula="of:=[.N13]*1.15" office:value-type="currency" office:currency="NZD" office:value="113.887605" calcext:value-type="currency">
            <text:p>$114</text:p>
          </table:table-cell>
          <table:table-cell table:style-name="ce327" table:formula="of:=[.O13]*(1-[.O$24])" office:value-type="currency" office:currency="NZD" office:value="96.80446425" calcext:value-type="currency">
            <text:p>$97</text:p>
          </table:table-cell>
          <table:table-cell table:style-name="ce266"/>
          <table:table-cell table:style-name="ce342" table:formula="of:=[.H13]*([.R$6]+([.R$8]/100))" office:value-type="float" office:value="11.1882" calcext:value-type="float">
            <text:p>$11.19</text:p>
          </table:table-cell>
          <table:table-cell table:style-name="ce342" table:formula="of:=[.$I13]*[.S$7]/100" office:value-type="float" office:value="158.88" calcext:value-type="float">
            <text:p>$158.88</text:p>
          </table:table-cell>
          <table:table-cell table:style-name="ce342" table:formula="of:=[.R13]+[.S13]" office:value-type="float" office:value="170.0682" calcext:value-type="float">
            <text:p>$170.07</text:p>
          </table:table-cell>
          <table:table-cell table:style-name="ce330" table:formula="of:=[.T13]*1.15" office:value-type="currency" office:currency="NZD" office:value="195.57843" calcext:value-type="currency">
            <text:p>$196</text:p>
          </table:table-cell>
          <table:table-cell table:style-name="ce330" table:formula="of:=[.U13]*(1-[.U$24])" office:value-type="currency" office:currency="NZD" office:value="166.2416655" calcext:value-type="currency">
            <text:p>$166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3]" office:value-type="float" office:value="36.885" calcext:value-type="float">
            <text:p>$36.89</text:p>
          </table:table-cell>
          <table:table-cell table:style-name="ce373" table:formula="of:=[.AA$7]*[.$I13]/100" office:value-type="float" office:value="47.76" calcext:value-type="float">
            <text:p>$47.76</text:p>
          </table:table-cell>
          <table:table-cell table:style-name="ce373" table:formula="of:=[.Z13]+[.AA13]" office:value-type="float" office:value="84.645" calcext:value-type="float">
            <text:p>$84.65</text:p>
          </table:table-cell>
          <table:table-cell table:style-name="ce384" table:formula="of:=[.AB13]*1.15" office:value-type="currency" office:currency="NZD" office:value="97.34175" calcext:value-type="currency">
            <text:p>$97</text:p>
          </table:table-cell>
          <table:table-cell table:style-name="ce325"/>
          <table:table-cell table:style-name="ce348" table:formula="of:=([.AE$6]+[.AE$8]/100)*[.$H13]" office:value-type="float" office:value="35.478" calcext:value-type="float">
            <text:p>$35.48</text:p>
          </table:table-cell>
          <table:table-cell table:style-name="ce348" table:formula="of:=[.AF$7]*[.$I13]/100" office:value-type="float" office:value="35.46" calcext:value-type="float">
            <text:p>$35.46</text:p>
          </table:table-cell>
          <table:table-cell table:style-name="ce348" table:formula="of:=[.AE13]+[.AF13]" office:value-type="float" office:value="70.938" calcext:value-type="float">
            <text:p>$70.94</text:p>
          </table:table-cell>
          <table:table-cell table:style-name="ce327" table:formula="of:=[.AG13]*1.15" office:value-type="currency" office:currency="NZD" office:value="81.5787" calcext:value-type="currency">
            <text:p>$82</text:p>
          </table:table-cell>
          <table:table-cell table:style-name="ce327" table:formula="of:=[.AH13]*(1-[.AH$24])" office:value-type="currency" office:currency="NZD" office:value="73.42083" calcext:value-type="currency">
            <text:p>$73</text:p>
          </table:table-cell>
          <table:table-cell table:style-name="ce409" table:formula="of:=[.P13]-[.AI13]" office:value-type="currency" office:currency="NZD" office:value="23.38363425" calcext:value-type="currency">
            <text:p>$23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3]" office:value-type="float" office:value="42.51" calcext:value-type="float">
            <text:p>$42.51</text:p>
          </table:table-cell>
          <table:table-cell table:style-name="ce313" table:formula="of:=[.AQ$7]*[.$I13]/100" office:value-type="float" office:value="48.66" calcext:value-type="float">
            <text:p>$48.66</text:p>
          </table:table-cell>
          <table:table-cell table:style-name="ce313" table:formula="of:=[.AP13]+[.AQ13]" office:value-type="float" office:value="91.17" calcext:value-type="float">
            <text:p>$91.17</text:p>
          </table:table-cell>
          <table:table-cell table:style-name="ce327" table:formula="of:=[.AR13]*1.15" office:value-type="currency" office:currency="NZD" office:value="104.8455" calcext:value-type="currency">
            <text:p>$105</text:p>
          </table:table-cell>
          <table:table-cell table:style-name="ce327" table:formula="of:=[.AS13]*(1-[.AS$24])" office:value-type="currency" office:currency="NZD" office:value="92.26404" calcext:value-type="currency">
            <text:p>$92</text:p>
          </table:table-cell>
          <table:table-cell table:style-name="ce409" table:formula="of:=[.P13]-[.AT13]" office:value-type="currency" office:currency="NZD" office:value="4.54042425000002" calcext:value-type="currency">
            <text:p>$5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May</text:p>
          </table:table-cell>
          <table:table-cell table:style-name="ce239" table:formula="of:=['file:///Volumes/Secure%20Documents/_Power%20-%20Telecom%202016-19.ods'#$'Power 2016'.W16]" office:value-type="float" office:value="513.675" calcext:value-type="float">
            <text:p>514 kW</text:p>
          </table:table-cell>
          <table:table-cell table:style-name="ce243" table:formula="of:=['file:///Volumes/Secure%20Documents/_Power%20-%20Telecom%202016-19.ods'#$'Power 2017'.X16]" office:value-type="float" office:value="951.528" calcext:value-type="float">
            <text:p>952 kW</text:p>
          </table:table-cell>
          <table:table-cell table:style-name="ce246" table:formula="of:=['file:///Volumes/Secure%20Documents/_Power%20-%20Telecom%202016-19.ods'#$'Power 2018'.I13]" office:value-type="float" office:value="1274.336" calcext:value-type="float">
            <text:p>1274 kW</text:p>
          </table:table-cell>
          <table:table-cell table:style-name="ce248"/>
          <table:table-cell table:style-name="ce252" office:value-type="string" calcext:value-type="string">
            <text:p>May</text:p>
          </table:table-cell>
          <table:table-cell table:style-name="ce262" office:value-type="float" office:value="31" calcext:value-type="float">
            <text:p>31</text:p>
          </table:table-cell>
          <table:table-cell table:style-name="ce273" office:value-type="float" office:value="700" calcext:value-type="float">
            <text:p>700 kW</text:p>
          </table:table-cell>
          <table:table-cell table:style-name="ce273" table:number-columns-repeated="2"/>
          <table:table-cell table:style-name="ce298" table:formula="of:=[.H14]*([.L$6]+([.L$8]/100))" office:value-type="float" office:value="28.55379" calcext:value-type="float">
            <text:p>$28.55</text:p>
          </table:table-cell>
          <table:table-cell table:style-name="ce313" table:formula="of:=[.$I14]*[.M$7]/100" office:value-type="float" office:value="83.3" calcext:value-type="float">
            <text:p>$83.30</text:p>
          </table:table-cell>
          <table:table-cell table:style-name="ce313" table:formula="of:=[.L14]+[.M14]" office:value-type="float" office:value="111.85379" calcext:value-type="float">
            <text:p>$111.85</text:p>
          </table:table-cell>
          <table:table-cell table:style-name="ce327" table:formula="of:=[.N14]*1.15" office:value-type="currency" office:currency="NZD" office:value="128.6318585" calcext:value-type="currency">
            <text:p>$129</text:p>
          </table:table-cell>
          <table:table-cell table:style-name="ce327" table:formula="of:=[.O14]*(1-[.O$24])" office:value-type="currency" office:currency="NZD" office:value="109.337079725" calcext:value-type="currency">
            <text:p>$109</text:p>
          </table:table-cell>
          <table:table-cell table:style-name="ce266"/>
          <table:table-cell table:style-name="ce342" table:formula="of:=[.H14]*([.R$6]+([.R$8]/100))" office:value-type="float" office:value="11.56114" calcext:value-type="float">
            <text:p>$11.56</text:p>
          </table:table-cell>
          <table:table-cell table:style-name="ce342" table:formula="of:=[.$I14]*[.S$7]/100" office:value-type="float" office:value="185.36" calcext:value-type="float">
            <text:p>$185.36</text:p>
          </table:table-cell>
          <table:table-cell table:style-name="ce342" table:formula="of:=[.R14]+[.S14]" office:value-type="float" office:value="196.92114" calcext:value-type="float">
            <text:p>$196.92</text:p>
          </table:table-cell>
          <table:table-cell table:style-name="ce330" table:formula="of:=[.T14]*1.15" office:value-type="currency" office:currency="NZD" office:value="226.459311" calcext:value-type="currency">
            <text:p>$226</text:p>
          </table:table-cell>
          <table:table-cell table:style-name="ce330" table:formula="of:=[.U14]*(1-[.U$24])" office:value-type="currency" office:currency="NZD" office:value="192.49041435" calcext:value-type="currency">
            <text:p>$192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4]" office:value-type="float" office:value="38.1145" calcext:value-type="float">
            <text:p>$38.11</text:p>
          </table:table-cell>
          <table:table-cell table:style-name="ce373" table:formula="of:=[.AA$7]*[.$I14]/100" office:value-type="float" office:value="55.72" calcext:value-type="float">
            <text:p>$55.72</text:p>
          </table:table-cell>
          <table:table-cell table:style-name="ce373" table:formula="of:=[.Z14]+[.AA14]" office:value-type="float" office:value="93.8345" calcext:value-type="float">
            <text:p>$93.83</text:p>
          </table:table-cell>
          <table:table-cell table:style-name="ce384" table:formula="of:=[.AB14]*1.15" office:value-type="currency" office:currency="NZD" office:value="107.909675" calcext:value-type="currency">
            <text:p>$108</text:p>
          </table:table-cell>
          <table:table-cell table:style-name="ce325"/>
          <table:table-cell table:style-name="ce348" table:formula="of:=([.AE$6]+[.AE$8]/100)*[.$H14]" office:value-type="float" office:value="36.6606" calcext:value-type="float">
            <text:p>$36.66</text:p>
          </table:table-cell>
          <table:table-cell table:style-name="ce348" table:formula="of:=[.AF$7]*[.$I14]/100" office:value-type="float" office:value="41.37" calcext:value-type="float">
            <text:p>$41.37</text:p>
          </table:table-cell>
          <table:table-cell table:style-name="ce348" table:formula="of:=[.AE14]+[.AF14]" office:value-type="float" office:value="78.0306" calcext:value-type="float">
            <text:p>$78.03</text:p>
          </table:table-cell>
          <table:table-cell table:style-name="ce327" table:formula="of:=[.AG14]*1.15" office:value-type="currency" office:currency="NZD" office:value="89.73519" calcext:value-type="currency">
            <text:p>$90</text:p>
          </table:table-cell>
          <table:table-cell table:style-name="ce327" table:formula="of:=[.AH14]*(1-[.AH$24])" office:value-type="currency" office:currency="NZD" office:value="80.761671" calcext:value-type="currency">
            <text:p>$81</text:p>
          </table:table-cell>
          <table:table-cell table:style-name="ce409" table:formula="of:=[.P14]-[.AI14]" office:value-type="currency" office:currency="NZD" office:value="28.575408725" calcext:value-type="currency">
            <text:p>$29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4]" office:value-type="float" office:value="43.927" calcext:value-type="float">
            <text:p>$43.93</text:p>
          </table:table-cell>
          <table:table-cell table:style-name="ce313" table:formula="of:=[.AQ$7]*[.$I14]/100" office:value-type="float" office:value="56.77" calcext:value-type="float">
            <text:p>$56.77</text:p>
          </table:table-cell>
          <table:table-cell table:style-name="ce313" table:formula="of:=[.AP14]+[.AQ14]" office:value-type="float" office:value="100.697" calcext:value-type="float">
            <text:p>$100.70</text:p>
          </table:table-cell>
          <table:table-cell table:style-name="ce327" table:formula="of:=[.AR14]*1.15" office:value-type="currency" office:currency="NZD" office:value="115.80155" calcext:value-type="currency">
            <text:p>$116</text:p>
          </table:table-cell>
          <table:table-cell table:style-name="ce327" table:formula="of:=[.AS14]*(1-[.AS$24])" office:value-type="currency" office:currency="NZD" office:value="101.905364" calcext:value-type="currency">
            <text:p>$102</text:p>
          </table:table-cell>
          <table:table-cell table:style-name="ce409" table:formula="of:=[.P14]-[.AT14]" office:value-type="currency" office:currency="NZD" office:value="7.431715725" calcext:value-type="currency">
            <text:p>$7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Jun</text:p>
          </table:table-cell>
          <table:table-cell table:style-name="ce239" table:formula="of:=['file:///Volumes/Secure%20Documents/_Power%20-%20Telecom%202016-19.ods'#$'Power 2016'.W17]" office:value-type="float" office:value="1215.184" calcext:value-type="float">
            <text:p>1215 kW</text:p>
          </table:table-cell>
          <table:table-cell table:style-name="ce243" table:formula="of:=['file:///Volumes/Secure%20Documents/_Power%20-%20Telecom%202016-19.ods'#$'Power 2017'.X17]" office:value-type="float" office:value="745.088" calcext:value-type="float">
            <text:p>745 kW</text:p>
          </table:table-cell>
          <table:table-cell table:style-name="ce246" table:formula="of:=['file:///Volumes/Secure%20Documents/_Power%20-%20Telecom%202016-19.ods'#$'Power 2018'.I14]" office:value-type="float" office:value="2186.95" calcext:value-type="float">
            <text:p>2187 kW</text:p>
          </table:table-cell>
          <table:table-cell table:style-name="ce248"/>
          <table:table-cell table:style-name="ce252" office:value-type="string" calcext:value-type="string">
            <text:p>June</text:p>
          </table:table-cell>
          <table:table-cell table:style-name="ce262" office:value-type="float" office:value="30" calcext:value-type="float">
            <text:p>30</text:p>
          </table:table-cell>
          <table:table-cell table:style-name="ce274" office:value-type="float" office:value="1200" calcext:value-type="float">
            <text:p>1200 kW</text:p>
          </table:table-cell>
          <table:table-cell table:style-name="ce274" table:number-columns-repeated="2"/>
          <table:table-cell table:style-name="ce298" table:formula="of:=[.H15]*([.L$6]+([.L$8]/100))" office:value-type="float" office:value="27.6327" calcext:value-type="float">
            <text:p>$27.63</text:p>
          </table:table-cell>
          <table:table-cell table:style-name="ce313" table:formula="of:=[.$I15]*[.M$7]/100" office:value-type="float" office:value="142.8" calcext:value-type="float">
            <text:p>$142.80</text:p>
          </table:table-cell>
          <table:table-cell table:style-name="ce313" table:formula="of:=[.L15]+[.M15]" office:value-type="float" office:value="170.4327" calcext:value-type="float">
            <text:p>$170.43</text:p>
          </table:table-cell>
          <table:table-cell table:style-name="ce327" table:formula="of:=[.N15]*1.15" office:value-type="currency" office:currency="NZD" office:value="195.997605" calcext:value-type="currency">
            <text:p>$196</text:p>
          </table:table-cell>
          <table:table-cell table:style-name="ce327" table:formula="of:=[.O15]*(1-[.O$24])" office:value-type="currency" office:currency="NZD" office:value="166.59796425" calcext:value-type="currency">
            <text:p>$167</text:p>
          </table:table-cell>
          <table:table-cell table:style-name="ce266"/>
          <table:table-cell table:style-name="ce342" table:formula="of:=[.H15]*([.R$6]+([.R$8]/100))" office:value-type="float" office:value="11.1882" calcext:value-type="float">
            <text:p>$11.19</text:p>
          </table:table-cell>
          <table:table-cell table:style-name="ce342" table:formula="of:=[.$I15]*[.S$7]/100" office:value-type="float" office:value="317.76" calcext:value-type="float">
            <text:p>$317.76</text:p>
          </table:table-cell>
          <table:table-cell table:style-name="ce342" table:formula="of:=[.R15]+[.S15]" office:value-type="float" office:value="328.9482" calcext:value-type="float">
            <text:p>$328.95</text:p>
          </table:table-cell>
          <table:table-cell table:style-name="ce330" table:formula="of:=[.T15]*1.15" office:value-type="currency" office:currency="NZD" office:value="378.29043" calcext:value-type="currency">
            <text:p>$378</text:p>
          </table:table-cell>
          <table:table-cell table:style-name="ce330" table:formula="of:=[.U15]*(1-[.U$24])" office:value-type="currency" office:currency="NZD" office:value="321.5468655" calcext:value-type="currency">
            <text:p>$322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5]" office:value-type="float" office:value="36.885" calcext:value-type="float">
            <text:p>$36.89</text:p>
          </table:table-cell>
          <table:table-cell table:style-name="ce373" table:formula="of:=[.AA$7]*[.$I15]/100" office:value-type="float" office:value="95.52" calcext:value-type="float">
            <text:p>$95.52</text:p>
          </table:table-cell>
          <table:table-cell table:style-name="ce373" table:formula="of:=[.Z15]+[.AA15]" office:value-type="float" office:value="132.405" calcext:value-type="float">
            <text:p>$132.41</text:p>
          </table:table-cell>
          <table:table-cell table:style-name="ce384" table:formula="of:=[.AB15]*1.15" office:value-type="currency" office:currency="NZD" office:value="152.26575" calcext:value-type="currency">
            <text:p>$152</text:p>
          </table:table-cell>
          <table:table-cell table:style-name="ce325"/>
          <table:table-cell table:style-name="ce348" table:formula="of:=([.AE$6]+[.AE$8]/100)*[.$H15]" office:value-type="float" office:value="35.478" calcext:value-type="float">
            <text:p>$35.48</text:p>
          </table:table-cell>
          <table:table-cell table:style-name="ce348" table:formula="of:=[.AF$7]*[.$I15]/100" office:value-type="float" office:value="70.92" calcext:value-type="float">
            <text:p>$70.92</text:p>
          </table:table-cell>
          <table:table-cell table:style-name="ce348" table:formula="of:=[.AE15]+[.AF15]" office:value-type="float" office:value="106.398" calcext:value-type="float">
            <text:p>$106.40</text:p>
          </table:table-cell>
          <table:table-cell table:style-name="ce327" table:formula="of:=[.AG15]*1.15" office:value-type="currency" office:currency="NZD" office:value="122.3577" calcext:value-type="currency">
            <text:p>$122</text:p>
          </table:table-cell>
          <table:table-cell table:style-name="ce327" table:formula="of:=[.AH15]*(1-[.AH$24])" office:value-type="currency" office:currency="NZD" office:value="110.12193" calcext:value-type="currency">
            <text:p>$110</text:p>
          </table:table-cell>
          <table:table-cell table:style-name="ce409" table:formula="of:=[.P15]-[.AI15]" office:value-type="currency" office:currency="NZD" office:value="56.47603425" calcext:value-type="currency">
            <text:p>$56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5]" office:value-type="float" office:value="42.51" calcext:value-type="float">
            <text:p>$42.51</text:p>
          </table:table-cell>
          <table:table-cell table:style-name="ce313" table:formula="of:=[.AQ$7]*[.$I15]/100" office:value-type="float" office:value="97.32" calcext:value-type="float">
            <text:p>$97.32</text:p>
          </table:table-cell>
          <table:table-cell table:style-name="ce313" table:formula="of:=[.AP15]+[.AQ15]" office:value-type="float" office:value="139.83" calcext:value-type="float">
            <text:p>$139.83</text:p>
          </table:table-cell>
          <table:table-cell table:style-name="ce327" table:formula="of:=[.AR15]*1.15" office:value-type="currency" office:currency="NZD" office:value="160.8045" calcext:value-type="currency">
            <text:p>$161</text:p>
          </table:table-cell>
          <table:table-cell table:style-name="ce327" table:formula="of:=[.AS15]*(1-[.AS$24])" office:value-type="currency" office:currency="NZD" office:value="141.50796" calcext:value-type="currency">
            <text:p>$142</text:p>
          </table:table-cell>
          <table:table-cell table:style-name="ce409" table:formula="of:=[.P15]-[.AT15]" office:value-type="currency" office:currency="NZD" office:value="25.09000425" calcext:value-type="currency">
            <text:p>$25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Jul</text:p>
          </table:table-cell>
          <table:table-cell table:style-name="ce239" table:formula="of:=['file:///Volumes/Secure%20Documents/_Power%20-%20Telecom%202016-19.ods'#$'Power 2016'.W18]" office:value-type="float" office:value="1478.407" calcext:value-type="float">
            <text:p>1478 kW</text:p>
          </table:table-cell>
          <table:table-cell table:style-name="ce243" table:formula="of:=['file:///Volumes/Secure%20Documents/_Power%20-%20Telecom%202016-19.ods'#$'Power 2017'.X18]" office:value-type="float" office:value="248.808" calcext:value-type="float">
            <text:p>249 kW</text:p>
          </table:table-cell>
          <table:table-cell table:style-name="ce246" table:formula="of:=['file:///Volumes/Secure%20Documents/_Power%20-%20Telecom%202016-19.ods'#$'Power 2018'.I15]" office:value-type="float" office:value="1641.6" calcext:value-type="float">
            <text:p>1642 kW</text:p>
          </table:table-cell>
          <table:table-cell table:style-name="ce248"/>
          <table:table-cell table:style-name="ce252" office:value-type="string" calcext:value-type="string">
            <text:p>July</text:p>
          </table:table-cell>
          <table:table-cell table:style-name="ce262" office:value-type="float" office:value="31" calcext:value-type="float">
            <text:p>31</text:p>
          </table:table-cell>
          <table:table-cell table:style-name="ce275" office:value-type="float" office:value="1300" calcext:value-type="float">
            <text:p>1300 kW</text:p>
          </table:table-cell>
          <table:table-cell table:style-name="ce275" table:number-columns-repeated="2"/>
          <table:table-cell table:style-name="ce298" table:formula="of:=[.H16]*([.L$6]+([.L$8]/100))" office:value-type="float" office:value="28.55379" calcext:value-type="float">
            <text:p>$28.55</text:p>
          </table:table-cell>
          <table:table-cell table:style-name="ce313" table:formula="of:=[.$I16]*[.M$7]/100" office:value-type="float" office:value="154.7" calcext:value-type="float">
            <text:p>$154.70</text:p>
          </table:table-cell>
          <table:table-cell table:style-name="ce313" table:formula="of:=[.L16]+[.M16]" office:value-type="float" office:value="183.25379" calcext:value-type="float">
            <text:p>$183.25</text:p>
          </table:table-cell>
          <table:table-cell table:style-name="ce327" table:formula="of:=[.N16]*1.15" office:value-type="currency" office:currency="NZD" office:value="210.7418585" calcext:value-type="currency">
            <text:p>$211</text:p>
          </table:table-cell>
          <table:table-cell table:style-name="ce327" table:formula="of:=[.O16]*(1-[.O$24])" office:value-type="currency" office:currency="NZD" office:value="179.130579725" calcext:value-type="currency">
            <text:p>$179</text:p>
          </table:table-cell>
          <table:table-cell table:style-name="ce266"/>
          <table:table-cell table:style-name="ce342" table:formula="of:=[.H16]*([.R$6]+([.R$8]/100))" office:value-type="float" office:value="11.56114" calcext:value-type="float">
            <text:p>$11.56</text:p>
          </table:table-cell>
          <table:table-cell table:style-name="ce342" table:formula="of:=[.$I16]*[.S$7]/100" office:value-type="float" office:value="344.24" calcext:value-type="float">
            <text:p>$344.24</text:p>
          </table:table-cell>
          <table:table-cell table:style-name="ce342" table:formula="of:=[.R16]+[.S16]" office:value-type="float" office:value="355.80114" calcext:value-type="float">
            <text:p>$355.80</text:p>
          </table:table-cell>
          <table:table-cell table:style-name="ce330" table:formula="of:=[.T16]*1.15" office:value-type="currency" office:currency="NZD" office:value="409.171311" calcext:value-type="currency">
            <text:p>$409</text:p>
          </table:table-cell>
          <table:table-cell table:style-name="ce330" table:formula="of:=[.U16]*(1-[.U$24])" office:value-type="currency" office:currency="NZD" office:value="347.79561435" calcext:value-type="currency">
            <text:p>$348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6]" office:value-type="float" office:value="38.1145" calcext:value-type="float">
            <text:p>$38.11</text:p>
          </table:table-cell>
          <table:table-cell table:style-name="ce373" table:formula="of:=[.AA$7]*[.$I16]/100" office:value-type="float" office:value="103.48" calcext:value-type="float">
            <text:p>$103.48</text:p>
          </table:table-cell>
          <table:table-cell table:style-name="ce373" table:formula="of:=[.Z16]+[.AA16]" office:value-type="float" office:value="141.5945" calcext:value-type="float">
            <text:p>$141.59</text:p>
          </table:table-cell>
          <table:table-cell table:style-name="ce384" table:formula="of:=[.AB16]*1.15" office:value-type="currency" office:currency="NZD" office:value="162.833675" calcext:value-type="currency">
            <text:p>$163</text:p>
          </table:table-cell>
          <table:table-cell table:style-name="ce325"/>
          <table:table-cell table:style-name="ce348" table:formula="of:=([.AE$6]+[.AE$8]/100)*[.$H16]" office:value-type="float" office:value="36.6606" calcext:value-type="float">
            <text:p>$36.66</text:p>
          </table:table-cell>
          <table:table-cell table:style-name="ce348" table:formula="of:=[.AF$7]*[.$I16]/100" office:value-type="float" office:value="76.83" calcext:value-type="float">
            <text:p>$76.83</text:p>
          </table:table-cell>
          <table:table-cell table:style-name="ce348" table:formula="of:=[.AE16]+[.AF16]" office:value-type="float" office:value="113.4906" calcext:value-type="float">
            <text:p>$113.49</text:p>
          </table:table-cell>
          <table:table-cell table:style-name="ce327" table:formula="of:=[.AG16]*1.15" office:value-type="currency" office:currency="NZD" office:value="130.51419" calcext:value-type="currency">
            <text:p>$131</text:p>
          </table:table-cell>
          <table:table-cell table:style-name="ce327" table:formula="of:=[.AH16]*(1-[.AH$24])" office:value-type="currency" office:currency="NZD" office:value="117.462771" calcext:value-type="currency">
            <text:p>$117</text:p>
          </table:table-cell>
          <table:table-cell table:style-name="ce409" table:formula="of:=[.P16]-[.AI16]" office:value-type="currency" office:currency="NZD" office:value="61.667808725" calcext:value-type="currency">
            <text:p>$62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6]" office:value-type="float" office:value="43.927" calcext:value-type="float">
            <text:p>$43.93</text:p>
          </table:table-cell>
          <table:table-cell table:style-name="ce313" table:formula="of:=[.AQ$7]*[.$I16]/100" office:value-type="float" office:value="105.43" calcext:value-type="float">
            <text:p>$105.43</text:p>
          </table:table-cell>
          <table:table-cell table:style-name="ce313" table:formula="of:=[.AP16]+[.AQ16]" office:value-type="float" office:value="149.357" calcext:value-type="float">
            <text:p>$149.36</text:p>
          </table:table-cell>
          <table:table-cell table:style-name="ce327" table:formula="of:=[.AR16]*1.15" office:value-type="currency" office:currency="NZD" office:value="171.76055" calcext:value-type="currency">
            <text:p>$172</text:p>
          </table:table-cell>
          <table:table-cell table:style-name="ce327" table:formula="of:=[.AS16]*(1-[.AS$24])" office:value-type="currency" office:currency="NZD" office:value="151.149284" calcext:value-type="currency">
            <text:p>$151</text:p>
          </table:table-cell>
          <table:table-cell table:style-name="ce409" table:formula="of:=[.P16]-[.AT16]" office:value-type="currency" office:currency="NZD" office:value="27.981295725" calcext:value-type="currency">
            <text:p>$28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Aug</text:p>
          </table:table-cell>
          <table:table-cell table:style-name="ce239" table:formula="of:=['file:///Volumes/Secure%20Documents/_Power%20-%20Telecom%202016-19.ods'#$'Power 2016'.W19]" office:value-type="float" office:value="1425.752" calcext:value-type="float">
            <text:p>1426 kW</text:p>
          </table:table-cell>
          <table:table-cell table:style-name="ce243" table:formula="of:=['file:///Volumes/Secure%20Documents/_Power%20-%20Telecom%202016-19.ods'#$'Power 2017'.X19]" office:value-type="float" office:value="430.199" calcext:value-type="float">
            <text:p>430 kW</text:p>
          </table:table-cell>
          <table:table-cell table:style-name="ce246" table:formula="of:=['file:///Volumes/Secure%20Documents/_Power%20-%20Telecom%202016-19.ods'#$'Power 2018'.I16]" office:value-type="float" office:value="1043.77" calcext:value-type="float">
            <text:p>1044 kW</text:p>
          </table:table-cell>
          <table:table-cell table:style-name="ce248"/>
          <table:table-cell table:style-name="ce253" office:value-type="string" calcext:value-type="string">
            <text:p>August</text:p>
          </table:table-cell>
          <table:table-cell table:style-name="ce262" office:value-type="float" office:value="31" calcext:value-type="float">
            <text:p>31</text:p>
          </table:table-cell>
          <table:table-cell table:style-name="ce275" office:value-type="float" office:value="1400" calcext:value-type="float">
            <text:p>1400 kW</text:p>
          </table:table-cell>
          <table:table-cell table:style-name="ce275" table:number-columns-repeated="2"/>
          <table:table-cell table:style-name="ce298" table:formula="of:=[.H17]*([.L$6]+([.L$8]/100))" office:value-type="float" office:value="28.55379" calcext:value-type="float">
            <text:p>$28.55</text:p>
          </table:table-cell>
          <table:table-cell table:style-name="ce313" table:formula="of:=[.$I17]*[.M$7]/100" office:value-type="float" office:value="166.6" calcext:value-type="float">
            <text:p>$166.60</text:p>
          </table:table-cell>
          <table:table-cell table:style-name="ce313" table:formula="of:=[.L17]+[.M17]" office:value-type="float" office:value="195.15379" calcext:value-type="float">
            <text:p>$195.15</text:p>
          </table:table-cell>
          <table:table-cell table:style-name="ce327" table:formula="of:=[.N17]*1.15" office:value-type="currency" office:currency="NZD" office:value="224.4268585" calcext:value-type="currency">
            <text:p>$224</text:p>
          </table:table-cell>
          <table:table-cell table:style-name="ce327" table:formula="of:=[.O17]*(1-[.O$24])" office:value-type="currency" office:currency="NZD" office:value="190.762829725" calcext:value-type="currency">
            <text:p>$191</text:p>
          </table:table-cell>
          <table:table-cell table:style-name="ce266"/>
          <table:table-cell table:style-name="ce342" table:formula="of:=[.H17]*([.R$6]+([.R$8]/100))" office:value-type="float" office:value="11.56114" calcext:value-type="float">
            <text:p>$11.56</text:p>
          </table:table-cell>
          <table:table-cell table:style-name="ce342" table:formula="of:=[.$I17]*[.S$7]/100" office:value-type="float" office:value="370.72" calcext:value-type="float">
            <text:p>$370.72</text:p>
          </table:table-cell>
          <table:table-cell table:style-name="ce342" table:formula="of:=[.R17]+[.S17]" office:value-type="float" office:value="382.28114" calcext:value-type="float">
            <text:p>$382.28</text:p>
          </table:table-cell>
          <table:table-cell table:style-name="ce330" table:formula="of:=[.T17]*1.15" office:value-type="currency" office:currency="NZD" office:value="439.623311" calcext:value-type="currency">
            <text:p>$440</text:p>
          </table:table-cell>
          <table:table-cell table:style-name="ce330" table:formula="of:=[.U17]*(1-[.U$24])" office:value-type="currency" office:currency="NZD" office:value="373.67981435" calcext:value-type="currency">
            <text:p>$374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7]" office:value-type="float" office:value="38.1145" calcext:value-type="float">
            <text:p>$38.11</text:p>
          </table:table-cell>
          <table:table-cell table:style-name="ce373" table:formula="of:=[.AA$7]*[.$I17]/100" office:value-type="float" office:value="111.44" calcext:value-type="float">
            <text:p>$111.44</text:p>
          </table:table-cell>
          <table:table-cell table:style-name="ce373" table:formula="of:=[.Z17]+[.AA17]" office:value-type="float" office:value="149.5545" calcext:value-type="float">
            <text:p>$149.55</text:p>
          </table:table-cell>
          <table:table-cell table:style-name="ce384" table:formula="of:=[.AB17]*1.15" office:value-type="currency" office:currency="NZD" office:value="171.987675" calcext:value-type="currency">
            <text:p>$172</text:p>
          </table:table-cell>
          <table:table-cell table:style-name="ce325"/>
          <table:table-cell table:style-name="ce348" table:formula="of:=([.AE$6]+[.AE$8]/100)*[.$H17]" office:value-type="float" office:value="36.6606" calcext:value-type="float">
            <text:p>$36.66</text:p>
          </table:table-cell>
          <table:table-cell table:style-name="ce348" table:formula="of:=[.AF$7]*[.$I17]/100" office:value-type="float" office:value="82.74" calcext:value-type="float">
            <text:p>$82.74</text:p>
          </table:table-cell>
          <table:table-cell table:style-name="ce348" table:formula="of:=[.AE17]+[.AF17]" office:value-type="float" office:value="119.4006" calcext:value-type="float">
            <text:p>$119.40</text:p>
          </table:table-cell>
          <table:table-cell table:style-name="ce327" table:formula="of:=[.AG17]*1.15" office:value-type="currency" office:currency="NZD" office:value="137.31069" calcext:value-type="currency">
            <text:p>$137</text:p>
          </table:table-cell>
          <table:table-cell table:style-name="ce327" table:formula="of:=[.AH17]*(1-[.AH$24])" office:value-type="currency" office:currency="NZD" office:value="123.579621" calcext:value-type="currency">
            <text:p>$124</text:p>
          </table:table-cell>
          <table:table-cell table:style-name="ce409" table:formula="of:=[.P17]-[.AI17]" office:value-type="currency" office:currency="NZD" office:value="67.183208725" calcext:value-type="currency">
            <text:p>$67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7]" office:value-type="float" office:value="43.927" calcext:value-type="float">
            <text:p>$43.93</text:p>
          </table:table-cell>
          <table:table-cell table:style-name="ce313" table:formula="of:=[.AQ$7]*[.$I17]/100" office:value-type="float" office:value="113.54" calcext:value-type="float">
            <text:p>$113.54</text:p>
          </table:table-cell>
          <table:table-cell table:style-name="ce313" table:formula="of:=[.AP17]+[.AQ17]" office:value-type="float" office:value="157.467" calcext:value-type="float">
            <text:p>$157.47</text:p>
          </table:table-cell>
          <table:table-cell table:style-name="ce327" table:formula="of:=[.AR17]*1.15" office:value-type="currency" office:currency="NZD" office:value="181.08705" calcext:value-type="currency">
            <text:p>$181</text:p>
          </table:table-cell>
          <table:table-cell table:style-name="ce327" table:formula="of:=[.AS17]*(1-[.AS$24])" office:value-type="currency" office:currency="NZD" office:value="159.356604" calcext:value-type="currency">
            <text:p>$159</text:p>
          </table:table-cell>
          <table:table-cell table:style-name="ce409" table:formula="of:=[.P17]-[.AT17]" office:value-type="currency" office:currency="NZD" office:value="31.406225725" calcext:value-type="currency">
            <text:p>$31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Sep</text:p>
          </table:table-cell>
          <table:table-cell table:style-name="ce239" table:formula="of:=['file:///Volumes/Secure%20Documents/_Power%20-%20Telecom%202016-19.ods'#$'Power 2016'.W20]" office:value-type="float" office:value="1715.4" calcext:value-type="float">
            <text:p>1715 kW</text:p>
          </table:table-cell>
          <table:table-cell table:style-name="ce243" table:formula="of:=['file:///Volumes/Secure%20Documents/_Power%20-%20Telecom%202016-19.ods'#$'Power 2017'.X20]" office:value-type="float" office:value="1124.618" calcext:value-type="float">
            <text:p>1125 kW</text:p>
          </table:table-cell>
          <table:table-cell table:style-name="ce246" table:formula="of:=['file:///Volumes/Secure%20Documents/_Power%20-%20Telecom%202016-19.ods'#$'Power 2018'.I17]" office:value-type="float" office:value="1291.816" calcext:value-type="float">
            <text:p>1292 kW</text:p>
          </table:table-cell>
          <table:table-cell table:style-name="ce248"/>
          <table:table-cell table:style-name="ce253" office:value-type="string" calcext:value-type="string">
            <text:p>September</text:p>
          </table:table-cell>
          <table:table-cell table:style-name="ce262" office:value-type="float" office:value="30" calcext:value-type="float">
            <text:p>30</text:p>
          </table:table-cell>
          <table:table-cell table:style-name="ce274" office:value-type="float" office:value="1000" calcext:value-type="float">
            <text:p>1000 kW</text:p>
          </table:table-cell>
          <table:table-cell table:style-name="ce274" table:number-columns-repeated="2"/>
          <table:table-cell table:style-name="ce298" table:formula="of:=[.H18]*([.L$6]+([.L$8]/100))" office:value-type="float" office:value="27.6327" calcext:value-type="float">
            <text:p>$27.63</text:p>
          </table:table-cell>
          <table:table-cell table:style-name="ce313" table:formula="of:=[.$I18]*[.M$7]/100" office:value-type="float" office:value="119" calcext:value-type="float">
            <text:p>$119.00</text:p>
          </table:table-cell>
          <table:table-cell table:style-name="ce313" table:formula="of:=[.L18]+[.M18]" office:value-type="float" office:value="146.6327" calcext:value-type="float">
            <text:p>$146.63</text:p>
          </table:table-cell>
          <table:table-cell table:style-name="ce327" table:formula="of:=[.N18]*1.15" office:value-type="currency" office:currency="NZD" office:value="168.627605" calcext:value-type="currency">
            <text:p>$169</text:p>
          </table:table-cell>
          <table:table-cell table:style-name="ce327" table:formula="of:=[.O18]*(1-[.O$24])" office:value-type="currency" office:currency="NZD" office:value="143.33346425" calcext:value-type="currency">
            <text:p>$143</text:p>
          </table:table-cell>
          <table:table-cell table:style-name="ce266"/>
          <table:table-cell table:style-name="ce342" table:formula="of:=[.H18]*([.R$6]+([.R$8]/100))" office:value-type="float" office:value="11.1882" calcext:value-type="float">
            <text:p>$11.19</text:p>
          </table:table-cell>
          <table:table-cell table:style-name="ce342" table:formula="of:=[.$I18]*[.S$7]/100" office:value-type="float" office:value="264.8" calcext:value-type="float">
            <text:p>$264.80</text:p>
          </table:table-cell>
          <table:table-cell table:style-name="ce342" table:formula="of:=[.R18]+[.S18]" office:value-type="float" office:value="275.9882" calcext:value-type="float">
            <text:p>$275.99</text:p>
          </table:table-cell>
          <table:table-cell table:style-name="ce330" table:formula="of:=[.T18]*1.15" office:value-type="currency" office:currency="NZD" office:value="317.38643" calcext:value-type="currency">
            <text:p>$317</text:p>
          </table:table-cell>
          <table:table-cell table:style-name="ce330" table:formula="of:=[.U18]*(1-[.U$24])" office:value-type="currency" office:currency="NZD" office:value="269.7784655" calcext:value-type="currency">
            <text:p>$270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8]" office:value-type="float" office:value="36.885" calcext:value-type="float">
            <text:p>$36.89</text:p>
          </table:table-cell>
          <table:table-cell table:style-name="ce373" table:formula="of:=[.AA$7]*[.$I18]/100" office:value-type="float" office:value="79.6" calcext:value-type="float">
            <text:p>$79.60</text:p>
          </table:table-cell>
          <table:table-cell table:style-name="ce373" table:formula="of:=[.Z18]+[.AA18]" office:value-type="float" office:value="116.485" calcext:value-type="float">
            <text:p>$116.49</text:p>
          </table:table-cell>
          <table:table-cell table:style-name="ce384" table:formula="of:=[.AB18]*1.15" office:value-type="currency" office:currency="NZD" office:value="133.95775" calcext:value-type="currency">
            <text:p>$134</text:p>
          </table:table-cell>
          <table:table-cell table:style-name="ce325"/>
          <table:table-cell table:style-name="ce348" table:formula="of:=([.AE$6]+[.AE$8]/100)*[.$H18]" office:value-type="float" office:value="35.478" calcext:value-type="float">
            <text:p>$35.48</text:p>
          </table:table-cell>
          <table:table-cell table:style-name="ce348" table:formula="of:=[.AF$7]*[.$I18]/100" office:value-type="float" office:value="59.1" calcext:value-type="float">
            <text:p>$59.10</text:p>
          </table:table-cell>
          <table:table-cell table:style-name="ce348" table:formula="of:=[.AE18]+[.AF18]" office:value-type="float" office:value="94.578" calcext:value-type="float">
            <text:p>$94.58</text:p>
          </table:table-cell>
          <table:table-cell table:style-name="ce327" table:formula="of:=[.AG18]*1.15" office:value-type="currency" office:currency="NZD" office:value="108.7647" calcext:value-type="currency">
            <text:p>$109</text:p>
          </table:table-cell>
          <table:table-cell table:style-name="ce327" table:formula="of:=[.AH18]*(1-[.AH$24])" office:value-type="currency" office:currency="NZD" office:value="97.88823" calcext:value-type="currency">
            <text:p>$98</text:p>
          </table:table-cell>
          <table:table-cell table:style-name="ce409" table:formula="of:=[.P18]-[.AI18]" office:value-type="currency" office:currency="NZD" office:value="45.44523425" calcext:value-type="currency">
            <text:p>$45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8]" office:value-type="float" office:value="42.51" calcext:value-type="float">
            <text:p>$42.51</text:p>
          </table:table-cell>
          <table:table-cell table:style-name="ce313" table:formula="of:=[.AQ$7]*[.$I18]/100" office:value-type="float" office:value="81.1" calcext:value-type="float">
            <text:p>$81.10</text:p>
          </table:table-cell>
          <table:table-cell table:style-name="ce313" table:formula="of:=[.AP18]+[.AQ18]" office:value-type="float" office:value="123.61" calcext:value-type="float">
            <text:p>$123.61</text:p>
          </table:table-cell>
          <table:table-cell table:style-name="ce327" table:formula="of:=[.AR18]*1.15" office:value-type="currency" office:currency="NZD" office:value="142.1515" calcext:value-type="currency">
            <text:p>$142</text:p>
          </table:table-cell>
          <table:table-cell table:style-name="ce327" table:formula="of:=[.AS18]*(1-[.AS$24])" office:value-type="currency" office:currency="NZD" office:value="125.09332" calcext:value-type="currency">
            <text:p>$125</text:p>
          </table:table-cell>
          <table:table-cell table:style-name="ce409" table:formula="of:=[.P18]-[.AT18]" office:value-type="currency" office:currency="NZD" office:value="18.24014425" calcext:value-type="currency">
            <text:p>$18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Oct</text:p>
          </table:table-cell>
          <table:table-cell table:style-name="ce239" table:formula="of:=['file:///Volumes/Secure%20Documents/_Power%20-%20Telecom%202016-19.ods'#$'Power 2016'.W21]" office:value-type="float" office:value="663.056" calcext:value-type="float">
            <text:p>663 kW</text:p>
          </table:table-cell>
          <table:table-cell table:style-name="ce243" table:formula="of:=['file:///Volumes/Secure%20Documents/_Power%20-%20Telecom%202016-19.ods'#$'Power 2017'.X21]" office:value-type="float" office:value="596.336" calcext:value-type="float">
            <text:p>596 kW</text:p>
          </table:table-cell>
          <table:table-cell table:style-name="ce246" table:formula="of:=['file:///Volumes/Secure%20Documents/_Power%20-%20Telecom%202016-19.ods'#$'Power 2018'.I18]" office:value-type="float" office:value="796.11" calcext:value-type="float">
            <text:p>796 kW</text:p>
          </table:table-cell>
          <table:table-cell table:style-name="ce248"/>
          <table:table-cell table:style-name="ce253" office:value-type="string" calcext:value-type="string">
            <text:p>October</text:p>
          </table:table-cell>
          <table:table-cell table:style-name="ce262" office:value-type="float" office:value="31" calcext:value-type="float">
            <text:p>31</text:p>
          </table:table-cell>
          <table:table-cell table:style-name="ce273" office:value-type="float" office:value="600" calcext:value-type="float">
            <text:p>600 kW</text:p>
          </table:table-cell>
          <table:table-cell table:style-name="ce273" table:number-columns-repeated="2"/>
          <table:table-cell table:style-name="ce298" table:formula="of:=[.H19]*([.L$6]+([.L$8]/100))" office:value-type="float" office:value="28.55379" calcext:value-type="float">
            <text:p>$28.55</text:p>
          </table:table-cell>
          <table:table-cell table:style-name="ce313" table:formula="of:=[.$I19]*[.M$7]/100" office:value-type="float" office:value="71.4" calcext:value-type="float">
            <text:p>$71.40</text:p>
          </table:table-cell>
          <table:table-cell table:style-name="ce313" table:formula="of:=[.L19]+[.M19]" office:value-type="float" office:value="99.95379" calcext:value-type="float">
            <text:p>$99.95</text:p>
          </table:table-cell>
          <table:table-cell table:style-name="ce327" table:formula="of:=[.N19]*1.15" office:value-type="currency" office:currency="NZD" office:value="114.9468585" calcext:value-type="currency">
            <text:p>$115</text:p>
          </table:table-cell>
          <table:table-cell table:style-name="ce327" table:formula="of:=[.O19]*(1-[.O$24])" office:value-type="currency" office:currency="NZD" office:value="97.704829725" calcext:value-type="currency">
            <text:p>$98</text:p>
          </table:table-cell>
          <table:table-cell table:style-name="ce266"/>
          <table:table-cell table:style-name="ce342" table:formula="of:=[.H19]*([.R$6]+([.R$8]/100))" office:value-type="float" office:value="11.56114" calcext:value-type="float">
            <text:p>$11.56</text:p>
          </table:table-cell>
          <table:table-cell table:style-name="ce342" table:formula="of:=[.$I19]*[.S$7]/100" office:value-type="float" office:value="158.88" calcext:value-type="float">
            <text:p>$158.88</text:p>
          </table:table-cell>
          <table:table-cell table:style-name="ce342" table:formula="of:=[.R19]+[.S19]" office:value-type="float" office:value="170.44114" calcext:value-type="float">
            <text:p>$170.44</text:p>
          </table:table-cell>
          <table:table-cell table:style-name="ce330" table:formula="of:=[.T19]*1.15" office:value-type="currency" office:currency="NZD" office:value="196.007311" calcext:value-type="currency">
            <text:p>$196</text:p>
          </table:table-cell>
          <table:table-cell table:style-name="ce330" table:formula="of:=[.U19]*(1-[.U$24])" office:value-type="currency" office:currency="NZD" office:value="166.60621435" calcext:value-type="currency">
            <text:p>$167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19]" office:value-type="float" office:value="38.1145" calcext:value-type="float">
            <text:p>$38.11</text:p>
          </table:table-cell>
          <table:table-cell table:style-name="ce373" table:formula="of:=[.AA$7]*[.$I19]/100" office:value-type="float" office:value="47.76" calcext:value-type="float">
            <text:p>$47.76</text:p>
          </table:table-cell>
          <table:table-cell table:style-name="ce373" table:formula="of:=[.Z19]+[.AA19]" office:value-type="float" office:value="85.8745" calcext:value-type="float">
            <text:p>$85.87</text:p>
          </table:table-cell>
          <table:table-cell table:style-name="ce384" table:formula="of:=[.AB19]*1.15" office:value-type="currency" office:currency="NZD" office:value="98.755675" calcext:value-type="currency">
            <text:p>$99</text:p>
          </table:table-cell>
          <table:table-cell table:style-name="ce325"/>
          <table:table-cell table:style-name="ce348" table:formula="of:=([.AE$6]+[.AE$8]/100)*[.$H19]" office:value-type="float" office:value="36.6606" calcext:value-type="float">
            <text:p>$36.66</text:p>
          </table:table-cell>
          <table:table-cell table:style-name="ce348" table:formula="of:=[.AF$7]*[.$I19]/100" office:value-type="float" office:value="35.46" calcext:value-type="float">
            <text:p>$35.46</text:p>
          </table:table-cell>
          <table:table-cell table:style-name="ce348" table:formula="of:=[.AE19]+[.AF19]" office:value-type="float" office:value="72.1206" calcext:value-type="float">
            <text:p>$72.12</text:p>
          </table:table-cell>
          <table:table-cell table:style-name="ce327" table:formula="of:=[.AG19]*1.15" office:value-type="currency" office:currency="NZD" office:value="82.93869" calcext:value-type="currency">
            <text:p>$83</text:p>
          </table:table-cell>
          <table:table-cell table:style-name="ce327" table:formula="of:=[.AH19]*(1-[.AH$24])" office:value-type="currency" office:currency="NZD" office:value="74.644821" calcext:value-type="currency">
            <text:p>$75</text:p>
          </table:table-cell>
          <table:table-cell table:style-name="ce409" table:formula="of:=[.P19]-[.AI19]" office:value-type="currency" office:currency="NZD" office:value="23.060008725" calcext:value-type="currency">
            <text:p>$23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19]" office:value-type="float" office:value="43.927" calcext:value-type="float">
            <text:p>$43.93</text:p>
          </table:table-cell>
          <table:table-cell table:style-name="ce313" table:formula="of:=[.AQ$7]*[.$I19]/100" office:value-type="float" office:value="48.66" calcext:value-type="float">
            <text:p>$48.66</text:p>
          </table:table-cell>
          <table:table-cell table:style-name="ce313" table:formula="of:=[.AP19]+[.AQ19]" office:value-type="float" office:value="92.587" calcext:value-type="float">
            <text:p>$92.59</text:p>
          </table:table-cell>
          <table:table-cell table:style-name="ce327" table:formula="of:=[.AR19]*1.15" office:value-type="currency" office:currency="NZD" office:value="106.47505" calcext:value-type="currency">
            <text:p>$106</text:p>
          </table:table-cell>
          <table:table-cell table:style-name="ce327" table:formula="of:=[.AS19]*(1-[.AS$24])" office:value-type="currency" office:currency="NZD" office:value="93.698044" calcext:value-type="currency">
            <text:p>$94</text:p>
          </table:table-cell>
          <table:table-cell table:style-name="ce409" table:formula="of:=[.P19]-[.AT19]" office:value-type="currency" office:currency="NZD" office:value="4.00678572500001" calcext:value-type="currency">
            <text:p>$4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Nov</text:p>
          </table:table-cell>
          <table:table-cell table:style-name="ce239" table:formula="of:=['file:///Volumes/Secure%20Documents/_Power%20-%20Telecom%202016-19.ods'#$'Power 2016'.W22]" office:value-type="float" office:value="722.673" calcext:value-type="float">
            <text:p>723 kW</text:p>
          </table:table-cell>
          <table:table-cell table:style-name="ce243" table:formula="of:=['file:///Volumes/Secure%20Documents/_Power%20-%20Telecom%202016-19.ods'#$'Power 2017'.X22]" office:value-type="float" office:value="586.296" calcext:value-type="float">
            <text:p>586 kW</text:p>
          </table:table-cell>
          <table:table-cell table:style-name="ce246" table:formula="of:=['file:///Volumes/Secure%20Documents/_Power%20-%20Telecom%202016-19.ods'#$'Power 2018'.I19]" office:value-type="float" office:value="829.061" calcext:value-type="float">
            <text:p>829 kW</text:p>
          </table:table-cell>
          <table:table-cell table:style-name="ce248"/>
          <table:table-cell table:style-name="ce253" office:value-type="string" calcext:value-type="string">
            <text:p>November</text:p>
          </table:table-cell>
          <table:table-cell table:style-name="ce262" office:value-type="float" office:value="30" calcext:value-type="float">
            <text:p>30</text:p>
          </table:table-cell>
          <table:table-cell table:style-name="ce273" office:value-type="float" office:value="650" calcext:value-type="float">
            <text:p>650 kW</text:p>
          </table:table-cell>
          <table:table-cell table:style-name="ce273" table:number-columns-repeated="2"/>
          <table:table-cell table:style-name="ce298" table:formula="of:=[.H20]*([.L$6]+([.L$8]/100))" office:value-type="float" office:value="27.6327" calcext:value-type="float">
            <text:p>$27.63</text:p>
          </table:table-cell>
          <table:table-cell table:style-name="ce313" table:formula="of:=[.$I20]*[.M$7]/100" office:value-type="float" office:value="77.35" calcext:value-type="float">
            <text:p>$77.35</text:p>
          </table:table-cell>
          <table:table-cell table:style-name="ce313" table:formula="of:=[.L20]+[.M20]" office:value-type="float" office:value="104.9827" calcext:value-type="float">
            <text:p>$104.98</text:p>
          </table:table-cell>
          <table:table-cell table:style-name="ce327" table:formula="of:=[.N20]*1.15" office:value-type="currency" office:currency="NZD" office:value="120.730105" calcext:value-type="currency">
            <text:p>$121</text:p>
          </table:table-cell>
          <table:table-cell table:style-name="ce327" table:formula="of:=[.O20]*(1-[.O$24])" office:value-type="currency" office:currency="NZD" office:value="102.62058925" calcext:value-type="currency">
            <text:p>$103</text:p>
          </table:table-cell>
          <table:table-cell table:style-name="ce266"/>
          <table:table-cell table:style-name="ce342" table:formula="of:=[.H20]*([.R$6]+([.R$8]/100))" office:value-type="float" office:value="11.1882" calcext:value-type="float">
            <text:p>$11.19</text:p>
          </table:table-cell>
          <table:table-cell table:style-name="ce342" table:formula="of:=[.$I20]*[.S$7]/100" office:value-type="float" office:value="172.12" calcext:value-type="float">
            <text:p>$172.12</text:p>
          </table:table-cell>
          <table:table-cell table:style-name="ce342" table:formula="of:=[.R20]+[.S20]" office:value-type="float" office:value="183.3082" calcext:value-type="float">
            <text:p>$183.31</text:p>
          </table:table-cell>
          <table:table-cell table:style-name="ce330" table:formula="of:=[.T20]*1.15" office:value-type="currency" office:currency="NZD" office:value="210.80443" calcext:value-type="currency">
            <text:p>$211</text:p>
          </table:table-cell>
          <table:table-cell table:style-name="ce330" table:formula="of:=[.U20]*(1-[.U$24])" office:value-type="currency" office:currency="NZD" office:value="179.1837655" calcext:value-type="currency">
            <text:p>$179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20]" office:value-type="float" office:value="36.885" calcext:value-type="float">
            <text:p>$36.89</text:p>
          </table:table-cell>
          <table:table-cell table:style-name="ce373" table:formula="of:=[.AA$7]*[.$I20]/100" office:value-type="float" office:value="51.74" calcext:value-type="float">
            <text:p>$51.74</text:p>
          </table:table-cell>
          <table:table-cell table:style-name="ce373" table:formula="of:=[.Z20]+[.AA20]" office:value-type="float" office:value="88.625" calcext:value-type="float">
            <text:p>$88.63</text:p>
          </table:table-cell>
          <table:table-cell table:style-name="ce384" table:formula="of:=[.AB20]*1.15" office:value-type="currency" office:currency="NZD" office:value="101.91875" calcext:value-type="currency">
            <text:p>$102</text:p>
          </table:table-cell>
          <table:table-cell table:style-name="ce325"/>
          <table:table-cell table:style-name="ce348" table:formula="of:=([.AE$6]+[.AE$8]/100)*[.$H20]" office:value-type="float" office:value="35.478" calcext:value-type="float">
            <text:p>$35.48</text:p>
          </table:table-cell>
          <table:table-cell table:style-name="ce348" table:formula="of:=[.AF$7]*[.$I20]/100" office:value-type="float" office:value="38.415" calcext:value-type="float">
            <text:p>$38.42</text:p>
          </table:table-cell>
          <table:table-cell table:style-name="ce348" table:formula="of:=[.AE20]+[.AF20]" office:value-type="float" office:value="73.893" calcext:value-type="float">
            <text:p>$73.89</text:p>
          </table:table-cell>
          <table:table-cell table:style-name="ce327" table:formula="of:=[.AG20]*1.15" office:value-type="currency" office:currency="NZD" office:value="84.97695" calcext:value-type="currency">
            <text:p>$85</text:p>
          </table:table-cell>
          <table:table-cell table:style-name="ce327" table:formula="of:=[.AH20]*(1-[.AH$24])" office:value-type="currency" office:currency="NZD" office:value="76.479255" calcext:value-type="currency">
            <text:p>$76</text:p>
          </table:table-cell>
          <table:table-cell table:style-name="ce409" table:formula="of:=[.P20]-[.AI20]" office:value-type="currency" office:currency="NZD" office:value="26.14133425" calcext:value-type="currency">
            <text:p>$26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20]" office:value-type="float" office:value="42.51" calcext:value-type="float">
            <text:p>$42.51</text:p>
          </table:table-cell>
          <table:table-cell table:style-name="ce313" table:formula="of:=[.AQ$7]*[.$I20]/100" office:value-type="float" office:value="52.715" calcext:value-type="float">
            <text:p>$52.72</text:p>
          </table:table-cell>
          <table:table-cell table:style-name="ce313" table:formula="of:=[.AP20]+[.AQ20]" office:value-type="float" office:value="95.225" calcext:value-type="float">
            <text:p>$95.23</text:p>
          </table:table-cell>
          <table:table-cell table:style-name="ce327" table:formula="of:=[.AR20]*1.15" office:value-type="currency" office:currency="NZD" office:value="109.50875" calcext:value-type="currency">
            <text:p>$110</text:p>
          </table:table-cell>
          <table:table-cell table:style-name="ce327" table:formula="of:=[.AS20]*(1-[.AS$24])" office:value-type="currency" office:currency="NZD" office:value="96.3677" calcext:value-type="currency">
            <text:p>$96</text:p>
          </table:table-cell>
          <table:table-cell table:style-name="ce409" table:formula="of:=[.P20]-[.AT20]" office:value-type="currency" office:currency="NZD" office:value="6.25288924999998" calcext:value-type="currency">
            <text:p>$6</text:p>
          </table:table-cell>
          <table:table-cell table:style-name="ce431"/>
        </table:table-row>
        <table:table-row table:style-name="ro1">
          <table:table-cell table:style-name="ce6"/>
          <table:table-cell table:style-name="ce10" office:value-type="string" calcext:value-type="string">
            <text:p>Dec</text:p>
          </table:table-cell>
          <table:table-cell table:style-name="ce240" table:formula="of:=['file:///Volumes/Secure%20Documents/_Power%20-%20Telecom%202016-19.ods'#$'Power 2016'.W23]" office:value-type="float" office:value="474.516" calcext:value-type="float">
            <text:p>475 kW</text:p>
          </table:table-cell>
          <table:table-cell table:style-name="ce244" table:formula="of:=['file:///Volumes/Secure%20Documents/_Power%20-%20Telecom%202016-19.ods'#$'Power 2017'.X23]" office:value-type="float" office:value="385.39" calcext:value-type="float">
            <text:p>385 kW</text:p>
          </table:table-cell>
          <table:table-cell table:style-name="ce247" table:formula="of:=['file:///Volumes/Secure%20Documents/_Power%20-%20Telecom%202016-19.ods'#$'Power 2018'.I20]" office:value-type="float" office:value="548.8" calcext:value-type="float">
            <text:p>549 kW</text:p>
          </table:table-cell>
          <table:table-cell table:style-name="ce248"/>
          <table:table-cell table:style-name="ce254" office:value-type="string" calcext:value-type="string">
            <text:p>December</text:p>
          </table:table-cell>
          <table:table-cell table:style-name="ce262" office:value-type="float" office:value="31" calcext:value-type="float">
            <text:p>31</text:p>
          </table:table-cell>
          <table:table-cell table:style-name="ce273" office:value-type="float" office:value="400" calcext:value-type="float">
            <text:p>400 kW</text:p>
          </table:table-cell>
          <table:table-cell table:style-name="ce273" table:number-columns-repeated="2"/>
          <table:table-cell table:style-name="ce298" table:formula="of:=[.H21]*([.L$6]+([.L$8]/100))" office:value-type="float" office:value="28.55379" calcext:value-type="float">
            <text:p>$28.55</text:p>
          </table:table-cell>
          <table:table-cell table:style-name="ce313" table:formula="of:=[.$I21]*[.M$7]/100" office:value-type="float" office:value="47.6" calcext:value-type="float">
            <text:p>$47.60</text:p>
          </table:table-cell>
          <table:table-cell table:style-name="ce313" table:formula="of:=[.L21]+[.M21]" office:value-type="float" office:value="76.15379" calcext:value-type="float">
            <text:p>$76.15</text:p>
          </table:table-cell>
          <table:table-cell table:style-name="ce327" table:formula="of:=[.N21]*1.15" office:value-type="currency" office:currency="NZD" office:value="87.5768585" calcext:value-type="currency">
            <text:p>$88</text:p>
          </table:table-cell>
          <table:table-cell table:style-name="ce327" table:formula="of:=[.O21]*(1-[.O$24])" office:value-type="currency" office:currency="NZD" office:value="74.440329725" calcext:value-type="currency">
            <text:p>$74</text:p>
          </table:table-cell>
          <table:table-cell table:style-name="ce266"/>
          <table:table-cell table:style-name="ce342" table:formula="of:=[.H21]*([.R$6]+([.R$8]/100))" office:value-type="float" office:value="11.56114" calcext:value-type="float">
            <text:p>$11.56</text:p>
          </table:table-cell>
          <table:table-cell table:style-name="ce342" table:formula="of:=[.$I21]*[.S$7]/100" office:value-type="float" office:value="105.92" calcext:value-type="float">
            <text:p>$105.92</text:p>
          </table:table-cell>
          <table:table-cell table:style-name="ce342" table:formula="of:=[.R21]+[.S21]" office:value-type="float" office:value="117.48114" calcext:value-type="float">
            <text:p>$117.48</text:p>
          </table:table-cell>
          <table:table-cell table:style-name="ce330" table:formula="of:=[.T21]*1.15" office:value-type="currency" office:currency="NZD" office:value="135.103311" calcext:value-type="currency">
            <text:p>$135</text:p>
          </table:table-cell>
          <table:table-cell table:style-name="ce330" table:formula="of:=[.U21]*(1-[.U$24])" office:value-type="currency" office:currency="NZD" office:value="114.83781435" calcext:value-type="currency">
            <text:p>$115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Z$6]+[.Z$8]/100)*[.$H21]" office:value-type="float" office:value="38.1145" calcext:value-type="float">
            <text:p>$38.11</text:p>
          </table:table-cell>
          <table:table-cell table:style-name="ce373" table:formula="of:=[.AA$7]*[.$I21]/100" office:value-type="float" office:value="31.84" calcext:value-type="float">
            <text:p>$31.84</text:p>
          </table:table-cell>
          <table:table-cell table:style-name="ce373" table:formula="of:=[.Z21]+[.AA21]" office:value-type="float" office:value="69.9545" calcext:value-type="float">
            <text:p>$69.95</text:p>
          </table:table-cell>
          <table:table-cell table:style-name="ce384" table:formula="of:=[.AB21]*1.15" office:value-type="currency" office:currency="NZD" office:value="80.447675" calcext:value-type="currency">
            <text:p>$80</text:p>
          </table:table-cell>
          <table:table-cell table:style-name="ce325"/>
          <table:table-cell table:style-name="ce348" table:formula="of:=([.AE$6]+[.AE$8]/100)*[.$H21]" office:value-type="float" office:value="36.6606" calcext:value-type="float">
            <text:p>$36.66</text:p>
          </table:table-cell>
          <table:table-cell table:style-name="ce348" table:formula="of:=[.AF$7]*[.$I21]/100" office:value-type="float" office:value="23.64" calcext:value-type="float">
            <text:p>$23.64</text:p>
          </table:table-cell>
          <table:table-cell table:style-name="ce348" table:formula="of:=[.AE21]+[.AF21]" office:value-type="float" office:value="60.3006" calcext:value-type="float">
            <text:p>$60.30</text:p>
          </table:table-cell>
          <table:table-cell table:style-name="ce327" table:formula="of:=[.AG21]*1.15" office:value-type="currency" office:currency="NZD" office:value="69.34569" calcext:value-type="currency">
            <text:p>$69</text:p>
          </table:table-cell>
          <table:table-cell table:style-name="ce327" table:formula="of:=[.AH21]*(1-[.AH$24])" office:value-type="currency" office:currency="NZD" office:value="62.411121" calcext:value-type="currency">
            <text:p>$62</text:p>
          </table:table-cell>
          <table:table-cell table:style-name="ce409" table:formula="of:=[.P21]-[.AI21]" office:value-type="currency" office:currency="NZD" office:value="12.029208725" calcext:value-type="currency">
            <text:p>$12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P$6]+[.AP$8]/100)*[.$H21]" office:value-type="float" office:value="43.927" calcext:value-type="float">
            <text:p>$43.93</text:p>
          </table:table-cell>
          <table:table-cell table:style-name="ce313" table:formula="of:=[.AQ$7]*[.$I21]/100" office:value-type="float" office:value="32.44" calcext:value-type="float">
            <text:p>$32.44</text:p>
          </table:table-cell>
          <table:table-cell table:style-name="ce313" table:formula="of:=[.AP21]+[.AQ21]" office:value-type="float" office:value="76.367" calcext:value-type="float">
            <text:p>$76.37</text:p>
          </table:table-cell>
          <table:table-cell table:style-name="ce327" table:formula="of:=[.AR21]*1.15" office:value-type="currency" office:currency="NZD" office:value="87.82205" calcext:value-type="currency">
            <text:p>$88</text:p>
          </table:table-cell>
          <table:table-cell table:style-name="ce327" table:formula="of:=[.AS21]*(1-[.AS$24])" office:value-type="currency" office:currency="NZD" office:value="77.283404" calcext:value-type="currency">
            <text:p>$77</text:p>
          </table:table-cell>
          <table:table-cell table:style-name="ce407" table:formula="of:=[.P21]-[.AT21]" office:value-type="currency" office:currency="NZD" office:value="-2.84307427499998" calcext:value-type="currency">
            <text:p>-$3</text:p>
          </table:table-cell>
          <table:table-cell table:style-name="ce431"/>
        </table:table-row>
        <table:table-row table:style-name="ro1">
          <table:table-cell table:style-name="ce6" table:number-columns-repeated="6"/>
          <table:table-cell table:style-name="ce255"/>
          <table:table-cell table:style-name="ce263" office:value-type="string" calcext:value-type="string">
            <text:p>Annual Usage = </text:p>
          </table:table-cell>
          <table:table-cell table:style-name="ce276" table:formula="of:=SUM([.I10:.I21])" office:value-type="float" office:value="8620" calcext:value-type="float">
            <text:p>8620 kW</text:p>
          </table:table-cell>
          <table:table-cell table:style-name="ce6"/>
          <table:table-cell table:style-name="ce286"/>
          <table:table-cell table:style-name="ce299" table:formula="of:=SUM([.L10:.L21])" office:value-type="float" office:value="336.19785" calcext:value-type="float">
            <text:p>$336</text:p>
          </table:table-cell>
          <table:table-cell table:style-name="ce299" table:formula="of:=SUM([.M10:.M21])" office:value-type="float" office:value="1025.78" calcext:value-type="float">
            <text:p>$1,026</text:p>
          </table:table-cell>
          <table:table-cell table:style-name="ce322" table:formula="of:=SUM([.N10:.N21])" office:value-type="float" office:value="1361.97785" calcext:value-type="float">
            <text:p>$1,362</text:p>
          </table:table-cell>
          <table:table-cell table:style-name="ce322" table:formula="of:=SUM([.O10:.O21])" office:value-type="float" office:value="1566.2745275" calcext:value-type="float">
            <text:p>$1,566</text:p>
          </table:table-cell>
          <table:table-cell table:style-name="ce331" table:formula="of:=SUM([.P10:.P21])" office:value-type="float" office:value="1331.333348375" calcext:value-type="float">
            <text:p>$1,331</text:p>
          </table:table-cell>
          <table:table-cell table:style-name="ce19"/>
          <table:table-cell table:style-name="ce343" table:formula="of:=SUM([.R10:.R21])" office:value-type="float" office:value="136.1231" calcext:value-type="float">
            <text:p>$136.12</text:p>
          </table:table-cell>
          <table:table-cell table:style-name="ce343" table:formula="of:=SUM([.S10:.S21])" office:value-type="float" office:value="2282.576" calcext:value-type="float">
            <text:p>$2,282.58</text:p>
          </table:table-cell>
          <table:table-cell table:style-name="ce309" table:formula="of:=SUM([.T10:.T21])" office:value-type="float" office:value="2418.6991" calcext:value-type="float">
            <text:p>$2,419</text:p>
          </table:table-cell>
          <table:table-cell table:style-name="ce309" table:formula="of:=SUM([.U10:.U21])" office:value-type="float" office:value="2781.503965" calcext:value-type="float">
            <text:p>$2,782</text:p>
          </table:table-cell>
          <table:table-cell table:style-name="ce334" table:formula="of:=SUM([.V10:.V21])" office:value-type="float" office:value="2364.27837025" calcext:value-type="float">
            <text:p>$2,364</text:p>
          </table:table-cell>
          <table:table-cell table:style-name="ce356"/>
          <table:table-cell table:style-name="ce300"/>
          <table:table-cell table:style-name="ce369"/>
          <table:table-cell table:style-name="ce321" table:formula="of:=SUM([.Z10:.Z21])" office:value-type="float" office:value="448.7675" calcext:value-type="float">
            <text:p>$449</text:p>
          </table:table-cell>
          <table:table-cell table:style-name="ce321" table:formula="of:=SUM([.AA10:.AA21])" office:value-type="float" office:value="686.152" calcext:value-type="float">
            <text:p>$686</text:p>
          </table:table-cell>
          <table:table-cell table:style-name="ce321" table:formula="of:=SUM([.AB10:.AB21])" office:value-type="float" office:value="1134.9195" calcext:value-type="float">
            <text:p>$1,135</text:p>
          </table:table-cell>
          <table:table-cell table:style-name="ce385" table:formula="of:=SUM([.AC10:.AC21])" office:value-type="float" office:value="1305.157425" calcext:value-type="float">
            <text:p>$1,305</text:p>
          </table:table-cell>
          <table:table-cell table:style-name="ce394"/>
          <table:table-cell table:style-name="ce322" table:formula="of:=SUM([.AE10:.AE21])" office:value-type="float" office:value="431.649" calcext:value-type="float">
            <text:p>$432</text:p>
          </table:table-cell>
          <table:table-cell table:style-name="ce322" table:formula="of:=SUM([.AF10:.AF21])" office:value-type="float" office:value="509.442" calcext:value-type="float">
            <text:p>$509</text:p>
          </table:table-cell>
          <table:table-cell table:style-name="ce322" table:formula="of:=SUM([.AG10:.AG21])" office:value-type="float" office:value="941.091" calcext:value-type="float">
            <text:p>$941</text:p>
          </table:table-cell>
          <table:table-cell table:style-name="ce322" table:formula="of:=SUM([.AH10:.AH21])" office:value-type="float" office:value="1082.25465" calcext:value-type="float">
            <text:p>$1,082</text:p>
          </table:table-cell>
          <table:table-cell table:style-name="ce406" table:formula="of:=SUM([.AI10:.AI21])" office:value-type="float" office:value="974.029185" calcext:value-type="float">
            <text:p>$974</text:p>
          </table:table-cell>
          <table:table-cell table:style-name="ce322" table:formula="of:=SUM([.AJ10:.AJ21])" office:value-type="float" office:value="357.304163375" calcext:value-type="float">
            <text:p>$357</text:p>
          </table:table-cell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322" table:formula="of:=SUM([.AP10:.AP21])" office:value-type="float" office:value="517.205" calcext:value-type="float">
            <text:p>$517</text:p>
          </table:table-cell>
          <table:table-cell table:style-name="ce322" table:formula="of:=SUM([.AQ10:.AQ21])" office:value-type="float" office:value="699.082" calcext:value-type="float">
            <text:p>$699</text:p>
          </table:table-cell>
          <table:table-cell table:style-name="ce322" table:formula="of:=SUM([.AR10:.AR21])" office:value-type="float" office:value="1216.287" calcext:value-type="float">
            <text:p>$1,216</text:p>
          </table:table-cell>
          <table:table-cell table:style-name="ce322" table:formula="of:=SUM([.AS10:.AS21])" office:value-type="float" office:value="1398.73005" calcext:value-type="float">
            <text:p>$1,399</text:p>
          </table:table-cell>
          <table:table-cell table:style-name="ce406" table:formula="of:=SUM([.AT10:.AT21])" office:value-type="float" office:value="1230.882444" calcext:value-type="float">
            <text:p>$1,231</text:p>
          </table:table-cell>
          <table:table-cell table:style-name="ce322" table:formula="of:=SUM([.AU10:.AU21])" office:value-type="float" office:value="100.450904375" calcext:value-type="float">
            <text:p>$100</text:p>
          </table:table-cell>
          <table:table-cell table:style-name="ce432"/>
        </table:table-row>
        <table:table-row table:style-name="ro1">
          <table:table-cell table:style-name="ce6" table:number-columns-repeated="7"/>
          <table:table-cell table:style-name="ce19"/>
          <table:table-cell table:style-name="ce6" table:number-columns-repeated="2"/>
          <table:table-cell table:style-name="ce286"/>
          <table:table-cell table:style-name="ce300"/>
          <table:table-cell table:style-name="ce248" office:value-type="string" calcext:value-type="string">
            <text:p><text:s/>+VAT @ 15%</text:p>
          </table:table-cell>
          <table:table-cell table:style-name="ce74" table:formula="of:=[.N22]*0.15" office:value-type="float" office:value="204.2966775" calcext:value-type="float">
            <text:p>$204</text:p>
          </table:table-cell>
          <table:table-cell table:style-name="ce74" table:number-columns-repeated="2"/>
          <table:table-cell table:style-name="ce19"/>
          <table:table-cell table:style-name="ce28"/>
          <table:table-cell table:style-name="ce248" office:value-type="string" calcext:value-type="string">
            <text:p><text:s/>+VAT @ 15%</text:p>
          </table:table-cell>
          <table:table-cell table:style-name="ce74" table:formula="of:=[.T22]*0.15" office:value-type="float" office:value="362.804865" calcext:value-type="float">
            <text:p>$363</text:p>
          </table:table-cell>
          <table:table-cell table:style-name="ce74"/>
          <table:table-cell table:style-name="ce293"/>
          <table:table-cell table:style-name="ce357"/>
          <table:table-cell table:style-name="ce300"/>
          <table:table-cell table:style-name="ce369"/>
          <table:table-cell table:style-name="ce28"/>
          <table:table-cell table:style-name="ce264" office:value-type="string" calcext:value-type="string">
            <text:p>GST total @ 15%</text:p>
          </table:table-cell>
          <table:table-cell table:style-name="ce328" table:formula="of:=[.AB22]*0.15" office:value-type="float" office:value="170.237925" calcext:value-type="float">
            <text:p>$170</text:p>
          </table:table-cell>
          <table:table-cell table:style-name="ce328"/>
          <table:table-cell table:style-name="ce394"/>
          <table:table-cell table:style-name="ce28"/>
          <table:table-cell table:style-name="ce264" office:value-type="string" calcext:value-type="string">
            <text:p>GST total @ 15%</text:p>
          </table:table-cell>
          <table:table-cell table:style-name="ce328" table:formula="of:=[.AG22]*0.15" office:value-type="float" office:value="141.16365" calcext:value-type="float">
            <text:p>$141</text:p>
          </table:table-cell>
          <table:table-cell table:style-name="ce111" table:number-columns-repeated="3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28"/>
          <table:table-cell table:style-name="ce264" office:value-type="string" calcext:value-type="string">
            <text:p><text:s/>+GST @ 15%</text:p>
          </table:table-cell>
          <table:table-cell table:style-name="ce328" table:formula="of:=[.AR22]*0.15" office:value-type="float" office:value="182.44305" calcext:value-type="float">
            <text:p>$182</text:p>
          </table:table-cell>
          <table:table-cell table:style-name="ce328" table:number-columns-repeated="3"/>
          <table:table-cell table:style-name="ce432"/>
        </table:table-row>
        <table:table-row table:style-name="ro1">
          <table:table-cell table:style-name="ce6" table:number-columns-repeated="7"/>
          <table:table-cell table:style-name="ce19"/>
          <table:table-cell table:style-name="ce6" table:number-columns-repeated="2"/>
          <table:table-cell table:style-name="ce286"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prompt pay</text:p>
          </table:table-cell>
          <table:table-cell table:style-name="ce304" office:value-type="percentage" office:value="0.15" calcext:value-type="percentage">
            <text:p>15%</text:p>
          </table:table-cell>
          <table:table-cell table:style-name="ce332" table:formula="of:=[.O22]*(1-[.O24])" office:value-type="currency" office:currency="NZD" office:value="1331.333348375" calcext:value-type="currency">
            <text:p>$1,331</text:p>
          </table:table-cell>
          <table:table-cell table:style-name="ce19"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prompt pay</text:p>
          </table:table-cell>
          <table:table-cell table:style-name="ce304" office:value-type="percentage" office:value="0.15" calcext:value-type="percentage">
            <text:p>15%</text:p>
          </table:table-cell>
          <table:table-cell table:style-name="ce332" table:formula="of:=[.U22]*(1-[.U24])" office:value-type="currency" office:currency="NZD" office:value="2364.27837025" calcext:value-type="currency">
            <text:p>$2,364</text:p>
          </table:table-cell>
          <table:table-cell table:style-name="ce357"/>
          <table:table-cell table:style-name="ce300"/>
          <table:table-cell table:style-name="ce369"/>
          <table:table-cell table:style-name="ce374" office:value-type="string" calcext:value-type="string">
            <text:p>Discounts</text:p>
          </table:table-cell>
          <table:table-cell table:style-name="ce323" office:value-type="string" calcext:value-type="string">
            <text:p>prompt Pay</text:p>
          </table:table-cell>
          <table:table-cell table:style-name="ce304" office:value-type="percentage" office:value="0.1" calcext:value-type="percentage">
            <text:p>10%</text:p>
          </table:table-cell>
          <table:table-cell table:style-name="ce332" table:formula="of:=[.AC22]*(1-[.AB24])" office:value-type="currency" office:currency="NZD" office:value="1174.6416825" calcext:value-type="currency">
            <text:p>$1,175</text:p>
          </table:table-cell>
          <table:table-cell table:style-name="ce394"/>
          <table:table-cell table:style-name="ce374" office:value-type="string" calcext:value-type="string">
            <text:p>Discounts</text:p>
          </table:table-cell>
          <table:table-cell table:style-name="Default"/>
          <table:table-cell table:style-name="ce405" office:value-type="string" calcext:value-type="string">
            <text:p>prompt Pay</text:p>
          </table:table-cell>
          <table:table-cell table:style-name="ce304" office:value-type="percentage" office:value="0.1" calcext:value-type="percentage">
            <text:p>10%</text:p>
          </table:table-cell>
          <table:table-cell table:style-name="ce332" table:formula="of:=[.AH22]*(1-[.AH24])" office:value-type="currency" office:currency="NZD" office:value="974.029185" calcext:value-type="currency">
            <text:p>$974</text:p>
          </table:table-cell>
          <table:table-cell table:style-name="ce111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301" office:value-type="string" calcext:value-type="string">
            <text:p>Discounts - </text:p>
          </table:table-cell>
          <table:table-cell table:style-name="Default"/>
          <table:table-cell table:style-name="ce264" office:value-type="string" calcext:value-type="string">
            <text:p>Discount</text:p>
          </table:table-cell>
          <table:table-cell table:style-name="ce304" office:value-type="percentage" office:value="0.12" calcext:value-type="percentage">
            <office:annotation draw:style-name="gr3" draw:text-style-name="P5" svg:width="28.99mm" svg:height="17.99mm" svg:x="680.91mm" svg:y="88.85mm" draw:caption-point-x="-6.1mm" draw:caption-point-y="15.1mm">
              <dc:date>2019-03-24T00:00:00</dc:date>
              <text:p text:style-name="P4">10% prompt pay</text:p>
              <text:p text:style-name="P4">2 % e-billing</text:p>
            </office:annotation>
            <text:p>12%</text:p>
          </table:table-cell>
          <table:table-cell table:style-name="ce332" table:formula="of:=[.AS22]*(1-[.AS24])" office:value-type="currency" office:currency="NZD" office:value="1230.882444" calcext:value-type="currency">
            <text:p>$1,231</text:p>
          </table:table-cell>
          <table:table-cell table:style-name="Default"/>
          <table:table-cell table:style-name="ce432"/>
        </table:table-row>
        <table:table-row table:style-name="ro1">
          <table:table-cell table:style-name="ce6" table:number-columns-repeated="7"/>
          <table:table-cell table:style-name="ce19"/>
          <table:table-cell table:style-name="ce6" table:number-columns-repeated="2"/>
          <table:table-cell table:style-name="ce286"/>
          <table:table-cell table:style-name="ce302"/>
          <table:table-cell table:style-name="Default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/>
          <table:table-cell table:style-name="ce74"/>
          <table:table-cell table:style-name="ce264"/>
          <table:table-cell table:style-name="Default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/>
          <table:table-cell table:style-name="ce358"/>
          <table:table-cell table:style-name="ce303"/>
          <table:table-cell table:style-name="ce369"/>
          <table:table-cell table:style-name="Default" table:number-columns-repeated="2"/>
          <table:table-cell table:style-name="ce248" office:value-type="string" calcext:value-type="string">
            <text:p>cheaper by - </text:p>
          </table:table-cell>
          <table:table-cell table:style-name="ce386" table:formula="of:=[.P24]-[.AC24]" office:value-type="currency" office:currency="NZD" office:value="156.691665875" calcext:value-type="currency">
            <text:p>$157</text:p>
          </table:table-cell>
          <table:table-cell table:style-name="ce395"/>
          <table:table-cell table:style-name="Default" table:number-columns-repeated="4"/>
          <table:table-cell table:style-name="ce248" office:value-type="string" calcext:value-type="string">
            <text:p>cheaper by - </text:p>
          </table:table-cell>
          <table:table-cell table:style-name="ce386" table:formula="of:=[.P24]-[.AI24]" office:value-type="currency" office:currency="NZD" office:value="357.304163375" calcext:value-type="currency">
            <text:p>$357</text:p>
          </table:table-cell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Default" table:number-columns-repeated="4"/>
          <table:table-cell table:style-name="ce248" office:value-type="string" calcext:value-type="string">
            <text:p>cheaper by - </text:p>
          </table:table-cell>
          <table:table-cell table:style-name="ce386" table:formula="of:=[.P24]-[.AT24]" office:value-type="currency" office:currency="NZD" office:value="100.450904375" calcext:value-type="currency">
            <text:p>$100</text:p>
          </table:table-cell>
          <table:table-cell table:style-name="ce432"/>
        </table:table-row>
        <table:table-row table:style-name="ro1">
          <table:table-cell table:style-name="ce6" table:number-columns-repeated="10"/>
          <table:table-cell table:style-name="ce286"/>
          <table:table-cell table:style-name="ce303"/>
          <table:table-cell table:style-name="Default"/>
          <table:table-cell table:style-name="ce324"/>
          <table:table-cell table:style-name="ce329" office:value-type="string" calcext:value-type="string">
            <text:p>Reference = </text:p>
          </table:table-cell>
          <table:table-cell table:style-name="ce333" table:formula="of:=[.P24]" office:value-type="float" office:value="1331.333348375" calcext:value-type="float">
            <text:p>$1,331</text:p>
          </table:table-cell>
          <table:table-cell table:style-name="ce336" table:formula="of:=[.P26]/12" office:value-type="currency" office:currency="NZD" office:value="110.944445697917" calcext:value-type="currency">
            <text:p>$111</text:p>
          </table:table-cell>
          <table:table-cell table:style-name="Default" table:number-columns-repeated="3"/>
          <table:table-cell table:style-name="ce264" office:value-type="string" calcext:value-type="string">
            <text:p>Total = </text:p>
          </table:table-cell>
          <table:table-cell table:style-name="ce321" table:formula="of:=[.V24]" office:value-type="float" office:value="2364.27837025" calcext:value-type="float">
            <text:p>$2,364</text:p>
          </table:table-cell>
          <table:table-cell table:style-name="ce358"/>
          <table:table-cell table:style-name="ce303"/>
          <table:table-cell table:style-name="ce369"/>
          <table:table-cell table:style-name="Default"/>
          <table:table-cell table:style-name="ce365" office:value-type="string" calcext:value-type="string">
            <text:p>Dual Fuel</text:p>
          </table:table-cell>
          <table:table-cell table:style-name="ce304" office:value-type="percentage" office:value="0.05" calcext:value-type="percentage">
            <text:p>5%</text:p>
          </table:table-cell>
          <table:table-cell table:style-name="ce387"/>
          <table:table-cell table:style-name="ce396"/>
          <table:table-cell table:style-name="Default" table:number-columns-repeated="2"/>
          <table:table-cell table:style-name="ce365" office:value-type="string" calcext:value-type="string">
            <text:p>Dual Fuel</text:p>
          </table:table-cell>
          <table:table-cell table:style-name="ce328" table:formula="of:=100/2" office:value-type="float" office:value="50" calcext:value-type="float">
            <office:annotation draw:style-name="gr3" draw:text-style-name="P5" svg:width="28.99mm" svg:height="17.99mm" svg:x="530.28mm" svg:y="97.88mm" draw:caption-point-x="-6.1mm" draw:caption-point-y="15.1mm">
              <dc:date>2019-03-24T00:00:00</dc:date>
              <text:p text:style-name="P4">Half dual fuel discount</text:p>
            </office:annotation>
            <text:p>$50</text:p>
          </table:table-cell>
          <table:table-cell table:style-name="ce387"/>
          <table:table-cell table:style-name="ce111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28"/>
          <table:table-cell table:style-name="ce7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 table:style-name="ce382"/>
          <table:table-cell table:style-name="ce328"/>
          <table:table-cell table:style-name="ce432"/>
        </table:table-row>
        <table:table-row table:style-name="ro1">
          <table:table-cell table:style-name="ce6" table:number-columns-repeated="7"/>
          <table:table-cell table:style-name="ce248"/>
          <table:table-cell table:style-name="ce277" office:value-type="string" calcext:value-type="string">
            <text:p>Change vs Reference</text:p>
          </table:table-cell>
          <table:table-cell table:style-name="ce6"/>
          <table:table-cell table:style-name="ce286"/>
          <table:table-cell table:style-name="ce304"/>
          <table:table-cell table:style-name="Default" table:number-columns-repeated="4"/>
          <table:table-cell table:style-name="ce337" office:value-type="string" calcext:value-type="string">
            <text:p>p.m. av</text:p>
          </table:table-cell>
          <table:table-cell table:style-name="ce19"/>
          <table:table-cell table:style-name="Default" table:number-columns-repeated="2"/>
          <table:table-cell table:style-name="ce248" office:value-type="string" calcext:value-type="string">
            <text:p>dearer by </text:p>
          </table:table-cell>
          <table:table-cell table:style-name="ce335" table:formula="of:=[.$P26]-[.V26]" office:value-type="currency" office:currency="NZD" office:value="-1032.945021875" calcext:value-type="currency">
            <text:p>-$1,033</text:p>
          </table:table-cell>
          <table:table-cell table:style-name="ce357"/>
          <table:table-cell table:style-name="ce300"/>
          <table:table-cell table:style-name="ce369"/>
          <table:table-cell table:style-name="ce375"/>
          <table:table-cell table:style-name="Default"/>
          <table:table-cell table:style-name="ce264" office:value-type="string" calcext:value-type="string">
            <text:p>Total = </text:p>
          </table:table-cell>
          <table:table-cell table:style-name="ce332" table:formula="of:=[.AC24]*(1-[.AB26])" office:value-type="currency" office:currency="NZD" office:value="1115.909598375" calcext:value-type="currency">
            <text:p>$1,116</text:p>
          </table:table-cell>
          <table:table-cell table:style-name="ce394"/>
          <table:table-cell table:style-name="ce375"/>
          <table:table-cell table:style-name="ce7"/>
          <table:table-cell table:style-name="Default"/>
          <table:table-cell table:style-name="ce264" office:value-type="string" calcext:value-type="string">
            <text:p>Total = </text:p>
          </table:table-cell>
          <table:table-cell table:style-name="ce403" table:formula="of:=[.AI24]-[.AH26]" office:value-type="float" office:value="924.029185" calcext:value-type="float">
            <text:p>$924</text:p>
          </table:table-cell>
          <table:table-cell table:style-name="ce111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304"/>
          <table:table-cell table:style-name="Default" table:number-columns-repeated="2"/>
          <table:table-cell table:style-name="ce264" office:value-type="string" calcext:value-type="string">
            <text:p>Total = </text:p>
          </table:table-cell>
          <table:table-cell table:style-name="ce425" table:formula="of:=[.AT24]" office:value-type="float" office:value="1230.882444" calcext:value-type="float">
            <text:p>$1,231</text:p>
          </table:table-cell>
          <table:table-cell table:style-name="ce111"/>
          <table:table-cell table:style-name="ce432"/>
        </table:table-row>
        <table:table-row table:style-name="ro1">
          <table:table-cell table:style-name="ce7" table:number-columns-repeated="7"/>
          <table:table-cell table:style-name="ce264"/>
          <table:table-cell table:style-name="ce7" table:number-columns-repeated="2"/>
          <table:table-cell table:style-name="ce287"/>
          <table:table-cell table:style-name="ce304"/>
          <table:table-cell table:style-name="ce314"/>
          <table:table-cell table:style-name="ce28" table:number-columns-repeated="3"/>
          <table:table-cell table:style-name="ce100"/>
          <table:table-cell table:style-name="ce28" table:number-columns-repeated="5"/>
          <table:table-cell table:style-name="ce359"/>
          <table:table-cell table:style-name="ce365"/>
          <table:table-cell table:style-name="ce370"/>
          <table:table-cell table:style-name="ce304"/>
          <table:table-cell table:style-name="ce7"/>
          <table:table-cell table:style-name="ce383" office:value-type="string" calcext:value-type="string">
            <text:p>cheaper by</text:p>
          </table:table-cell>
          <table:table-cell table:style-name="ce388" table:formula="of:=[.$P26]-[.AC27]" office:value-type="currency" office:currency="NZD" office:value="215.42375" calcext:value-type="currency">
            <text:p>$215</text:p>
          </table:table-cell>
          <table:table-cell table:style-name="ce397" table:number-columns-repeated="2"/>
          <table:table-cell table:style-name="Default" table:number-columns-repeated="3"/>
          <table:table-cell table:style-name="ce383" office:value-type="string" calcext:value-type="string">
            <text:p>cheaper by - </text:p>
          </table:table-cell>
          <table:table-cell table:style-name="ce388" table:formula="of:=[.$P26]-[.AI27]" office:value-type="currency" office:currency="NZD" office:value="407.304163375" calcext:value-type="currency">
            <text:p>$407</text:p>
          </table:table-cell>
          <table:table-cell table:style-name="ce414"/>
          <table:table-cell/>
          <table:table-cell table:style-name="ce28"/>
          <table:table-cell table:style-name="Default"/>
          <table:table-cell table:style-name="ce419"/>
          <table:table-cell table:style-name="ce304"/>
          <table:table-cell table:style-name="ce7"/>
          <table:table-cell table:style-name="Default" table:number-columns-repeated="2"/>
          <table:table-cell table:style-name="ce383" office:value-type="string" calcext:value-type="string">
            <text:p>cheaper by </text:p>
          </table:table-cell>
          <table:table-cell table:style-name="ce388" table:formula="of:=[.$P26]-[.AT27]" office:value-type="currency" office:currency="NZD" office:value="100.450904375" calcext:value-type="currency">
            <text:p>$100</text:p>
          </table:table-cell>
          <table:table-cell table:style-name="ce432"/>
        </table:table-row>
        <table:table-row table:style-name="ro1">
          <table:table-cell table:style-name="ce6" table:number-columns-repeated="7"/>
          <table:table-cell table:style-name="ce248"/>
          <table:table-cell table:style-name="ce6" table:number-columns-repeated="2"/>
          <table:table-cell table:style-name="ce286"/>
          <table:table-cell table:style-name="ce305" office:value-type="string" calcext:value-type="string">
            <text:p>NOVA</text:p>
          </table:table-cell>
          <table:table-cell table:style-name="ce315" office:value-type="float" office:value="2019" calcext:value-type="float">
            <text:p>2019</text:p>
          </table:table-cell>
          <table:table-cell table:style-name="ce325" table:number-columns-repeated="3"/>
          <table:table-cell table:style-name="ce19" table:number-columns-repeated="6"/>
          <table:table-cell table:style-name="ce357"/>
          <table:table-cell table:style-name="ce300"/>
          <table:table-cell table:style-name="ce369"/>
          <table:table-cell table:style-name="ce376" table:formula="of:=[.Z2]" office:value-type="string" office:string-value=" Genesis 2019" calcext:value-type="string">
            <text:p><text:s/>Genesis 2019</text:p>
          </table:table-cell>
          <table:table-cell table:style-name="ce6"/>
          <table:table-cell table:style-name="ce325" table:number-columns-repeated="2"/>
          <table:table-cell table:style-name="ce19" table:number-columns-repeated="7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423" office:value-type="string" calcext:value-type="string">
            <text:p>Mercury</text:p>
          </table:table-cell>
          <table:table-cell table:style-name="ce7"/>
          <table:table-cell table:style-name="ce314" table:number-columns-repeated="4"/>
          <table:table-cell table:style-name="ce432"/>
        </table:table-row>
        <table:table-row table:style-name="ro1">
          <table:table-cell table:number-columns-repeated="10"/>
          <table:table-cell table:style-name="ce124"/>
          <table:table-cell table:style-name="ce293" office:value-type="string" calcext:value-type="string">
            <text:p>ELECTRIC</text:p>
          </table:table-cell>
          <table:table-cell table:style-name="Default"/>
          <table:table-cell table:number-columns-repeated="4"/>
          <table:table-cell table:style-name="ce19"/>
          <table:table-cell table:style-name="Default"/>
          <table:table-cell table:number-columns-repeated="3"/>
          <table:table-cell table:style-name="ce356"/>
          <table:table-cell table:style-name="ce293"/>
          <table:table-cell table:style-name="ce367"/>
          <table:table-cell table:style-name="ce111" office:value-type="string" calcext:value-type="string">
            <text:p>Electric</text:p>
          </table:table-cell>
          <table:table-cell/>
          <table:table-cell table:style-name="ce111" table:number-columns-repeated="9"/>
          <table:table-cell table:style-name="ce414"/>
          <table:table-cell table:number-columns-repeated="2"/>
          <table:table-cell table:style-name="Default"/>
          <table:table-cell table:style-name="ce297"/>
          <table:table-cell table:style-name="ce111" office:value-type="string" calcext:value-type="string">
            <text:p>Electric</text:p>
          </table:table-cell>
          <table:table-cell/>
          <table:table-cell table:style-name="ce111" table:number-columns-repeated="4"/>
          <table:table-cell table:style-name="ce429"/>
        </table:table-row>
        <table:table-row table:style-name="ro1">
          <table:table-cell table:number-columns-repeated="6"/>
          <table:table-cell table:style-name="ce256" office:value-type="string" calcext:value-type="string">
            <text:p>ELECTRIC</text:p>
          </table:table-cell>
          <table:table-cell table:number-columns-repeated="3"/>
          <table:table-cell table:style-name="ce124"/>
          <table:table-cell table:style-name="ce306" office:value-type="string" calcext:value-type="string">
            <text:p>regular</text:p>
          </table:table-cell>
          <table:table-cell table:number-columns-repeated="5"/>
          <table:table-cell table:style-name="ce344" office:value-type="string" calcext:value-type="string">
            <text:p>Low User</text:p>
          </table:table-cell>
          <table:table-cell table:number-columns-repeated="4"/>
          <table:table-cell table:style-name="ce356"/>
          <table:table-cell table:style-name="ce293"/>
          <table:table-cell table:style-name="ce367"/>
          <table:table-cell office:value-type="string" calcext:value-type="string">
            <text:p>Flexible</text:p>
          </table:table-cell>
          <table:table-cell table:style-name="ce111"/>
          <table:table-cell table:style-name="ce382" table:number-columns-repeated="3"/>
          <table:table-cell table:style-name="ce344" office:value-type="string" calcext:value-type="string">
            <text:p>eSaver</text:p>
          </table:table-cell>
          <table:table-cell table:style-name="Default"/>
          <table:table-cell table:style-name="ce111" table:number-columns-repeated="4"/>
          <table:table-cell table:style-name="ce414"/>
          <table:table-cell table:number-columns-repeated="2"/>
          <table:table-cell table:style-name="Default"/>
          <table:table-cell table:style-name="ce297"/>
          <table:table-cell table:style-name="ce111" office:value-type="string" calcext:value-type="string">
            <text:p>Everyday</text:p>
          </table:table-cell>
          <table:table-cell table:style-name="ce111"/>
          <table:table-cell table:style-name="ce382" table:number-columns-repeated="4"/>
          <table:table-cell table:style-name="ce430"/>
        </table:table-row>
        <table:table-row table:style-name="ro1">
          <table:table-cell table:number-columns-repeated="8"/>
          <table:table-cell table:style-name="ce265" office:value-type="string" calcext:value-type="string">
            <text:p>Daily Rate </text:p>
          </table:table-cell>
          <table:table-cell table:style-name="ce265"/>
          <table:table-cell table:style-name="ce285"/>
          <table:table-cell table:style-name="ce307" office:value-type="float" office:value="1.82871" calcext:value-type="float">
            <text:p>$1.82871</text:p>
          </table:table-cell>
          <table:table-cell table:number-columns-repeated="5"/>
          <table:table-cell table:style-name="ce295" office:value-type="float" office:value="0.35294" calcext:value-type="float">
            <text:p>$0.35294</text:p>
          </table:table-cell>
          <table:table-cell table:number-columns-repeated="4"/>
          <table:table-cell table:style-name="ce356"/>
          <table:table-cell table:style-name="ce293"/>
          <table:table-cell table:style-name="ce367"/>
          <table:table-cell table:style-name="ce377" office:value-type="currency" office:currency="NZD" office:value="2.24" calcext:value-type="currency">
            <text:p>$2.240</text:p>
          </table:table-cell>
          <table:table-cell table:style-name="ce111"/>
          <table:table-cell table:style-name="ce264" table:number-columns-repeated="2"/>
          <table:table-cell table:style-name="ce111"/>
          <table:table-cell table:style-name="ce400" office:value-type="float" office:value="1.73" calcext:value-type="float">
            <text:p>$1.730</text:p>
          </table:table-cell>
          <table:table-cell table:style-name="ce111" table:number-columns-repeated="5"/>
          <table:table-cell table:style-name="ce414"/>
          <table:table-cell/>
          <table:table-cell table:style-name="ce9" office:value-type="string" calcext:value-type="string">
            <text:p>Daily Rate</text:p>
          </table:table-cell>
          <table:table-cell table:style-name="Default"/>
          <table:table-cell table:style-name="ce297"/>
          <table:table-cell table:style-name="ce422" office:value-type="currency" office:currency="NZD" office:value="0.3333" calcext:value-type="currency">
            <text:p>$0.3333</text:p>
          </table:table-cell>
          <table:table-cell table:style-name="ce111"/>
          <table:table-cell table:style-name="ce264" table:number-columns-repeated="4"/>
          <table:table-cell table:style-name="ce429"/>
        </table:table-row>
        <table:table-row table:style-name="ro1">
          <table:table-cell table:number-columns-repeated="8"/>
          <table:table-cell table:style-name="ce265" office:value-type="string" calcext:value-type="string">
            <text:p>Usage </text:p>
          </table:table-cell>
          <table:table-cell table:style-name="ce265"/>
          <table:table-cell table:style-name="ce285"/>
          <table:table-cell table:style-name="ce297"/>
          <table:table-cell table:style-name="ce316" office:value-type="float" office:value="22.206" calcext:value-type="float">
            <text:p>@ 22.21 c</text:p>
          </table:table-cell>
          <table:table-cell table:number-columns-repeated="2"/>
          <table:table-cell office:value-type="string" calcext:value-type="string">
            <text:p>with</text:p>
          </table:table-cell>
          <table:table-cell table:number-columns-repeated="2"/>
          <table:table-cell table:style-name="ce312" office:value-type="float" office:value="27.451" calcext:value-type="float">
            <text:p>@ 27.451 c</text:p>
          </table:table-cell>
          <table:table-cell/>
          <table:table-cell table:style-name="Default"/>
          <table:table-cell office:value-type="string" calcext:value-type="string">
            <text:p>with</text:p>
          </table:table-cell>
          <table:table-cell table:style-name="ce358"/>
          <table:table-cell table:style-name="ce303"/>
          <table:table-cell table:style-name="ce367"/>
          <table:table-cell table:style-name="ce111"/>
          <table:table-cell table:style-name="ce379" office:value-type="float" office:value="21.51" calcext:value-type="float">
            <text:p>@ 21.51 c</text:p>
          </table:table-cell>
          <table:table-cell table:style-name="ce111" table:number-columns-repeated="4"/>
          <table:table-cell table:style-name="ce401" office:value-type="float" office:value="19.92" calcext:value-type="float">
            <text:p>@ 19.92 c</text:p>
          </table:table-cell>
          <table:table-cell table:style-name="ce111" table:number-columns-repeated="2"/>
          <table:table-cell table:style-name="Default"/>
          <table:table-cell table:style-name="ce111" office:value-type="string" calcext:value-type="string">
            <text:p>Monthly</text:p>
          </table:table-cell>
          <table:table-cell table:style-name="ce414"/>
          <table:table-cell/>
          <table:table-cell table:style-name="ce9" office:value-type="string" calcext:value-type="string">
            <text:p>Usage</text:p>
          </table:table-cell>
          <table:table-cell table:style-name="Default"/>
          <table:table-cell table:style-name="ce297"/>
          <table:table-cell table:style-name="ce111"/>
          <table:table-cell table:style-name="ce401" office:value-type="float" office:value="27.22" calcext:value-type="float">
            <text:p>@ 27.22 c</text:p>
          </table:table-cell>
          <table:table-cell table:style-name="ce111" table:number-columns-repeated="2"/>
          <table:table-cell office:value-type="string" calcext:value-type="string">
            <text:p>with</text:p>
          </table:table-cell>
          <table:table-cell table:style-name="ce111" office:value-type="string" calcext:value-type="string">
            <text:p>Monthly</text:p>
          </table:table-cell>
          <table:table-cell table:style-name="ce429"/>
        </table:table-row>
        <table:table-row table:style-name="ro1">
          <table:table-cell table:number-columns-repeated="2"/>
          <table:table-cell table:style-name="ce9" office:value-type="string" calcext:value-type="string">
            <text:p>Electric</text:p>
          </table:table-cell>
          <table:table-cell table:number-columns-repeated="4"/>
          <table:table-cell table:style-name="ce265" office:value-type="string" calcext:value-type="string">
            <text:p>EA Usage Levy </text:p>
          </table:table-cell>
          <table:table-cell table:style-name="ce271" office:value-type="float" office:value="0.15" calcext:value-type="float">
            <text:p>@ 0.1500 c</text:p>
          </table:table-cell>
          <table:table-cell table:style-name="ce265"/>
          <table:table-cell table:style-name="ce285"/>
          <table:table-cell table:style-name="ce297"/>
          <table:table-cell table:style-name="ce317" table:formula="of:=[.I34]" office:value-type="float" office:value="0.15" calcext:value-type="float">
            <text:p>@ 0.1500 c</text:p>
          </table:table-cell>
          <table:table-cell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number-columns-repeated="2"/>
          <table:table-cell table:style-name="ce346" table:formula="of:=[.$I34]" office:value-type="float" office:value="0.15" calcext:value-type="float">
            <text:p>@ 0.1500 c</text:p>
          </table:table-cell>
          <table:table-cell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style-name="ce358"/>
          <table:table-cell table:style-name="ce303"/>
          <table:table-cell table:style-name="ce367"/>
          <table:table-cell table:style-name="Default"/>
          <table:table-cell table:style-name="ce380" office:value-type="float" office:value="0" calcext:value-type="float">
            <text:p>@ 0.0000 c</text:p>
          </table:table-cell>
          <table:table-cell table:style-name="ce115"/>
          <table:table-cell table:style-name="ce293" office:value-type="string" calcext:value-type="string">
            <text:p>+ GST</text:p>
          </table:table-cell>
          <table:table-cell table:style-name="ce111"/>
          <table:table-cell table:style-name="ce115"/>
          <table:table-cell table:style-name="ce380" office:value-type="float" office:value="0" calcext:value-type="float">
            <text:p>@ 0.0000 c</text:p>
          </table:table-cell>
          <table:table-cell table:style-name="Default"/>
          <table:table-cell table:style-name="ce293" office:value-type="string" calcext:value-type="string">
            <text:p>+ GST</text:p>
          </table:table-cell>
          <table:table-cell office:value-type="string" calcext:value-type="string">
            <text:p>with</text:p>
          </table:table-cell>
          <table:table-cell table:style-name="ce111" office:value-type="string" calcext:value-type="string">
            <text:p>Saving</text:p>
          </table:table-cell>
          <table:table-cell table:style-name="ce414"/>
          <table:table-cell/>
          <table:table-cell table:style-name="ce9" office:value-type="string" calcext:value-type="string">
            <text:p>Levy</text:p>
          </table:table-cell>
          <table:table-cell table:style-name="Default"/>
          <table:table-cell table:style-name="ce297"/>
          <table:table-cell table:style-name="Default"/>
          <table:table-cell table:style-name="ce296" table:formula="of:=[.$M34]" office:value-type="float" office:value="0.15" calcext:value-type="float">
            <text:p>@ 0.1500 c</text:p>
          </table:table-cell>
          <table:table-cell table:style-name="ce111"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style-name="ce111" office:value-type="string" calcext:value-type="string">
            <text:p>Saving</text:p>
          </table:table-cell>
          <table:table-cell table:style-name="ce429"/>
        </table:table-row>
        <table:table-row table:style-name="ro1">
          <table:table-cell/>
          <table:table-cell table:style-name="ce10"/>
          <table:table-cell table:style-name="ce115" office:value-type="float" office:value="2016" calcext:value-type="float">
            <text:p>2016</text:p>
          </table:table-cell>
          <table:table-cell table:style-name="ce115" office:value-type="float" office:value="2017" calcext:value-type="float">
            <text:p>2017</text:p>
          </table:table-cell>
          <table:table-cell table:style-name="ce115" office:value-type="float" office:value="2018" calcext:value-type="float">
            <text:p>2018</text:p>
          </table:table-cell>
          <table:table-cell table:number-columns-repeated="2"/>
          <table:table-cell table:style-name="ce266"/>
          <table:table-cell table:number-columns-repeated="2"/>
          <table:table-cell table:style-name="ce124"/>
          <table:table-cell table:style-name="ce297"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 table:style-name="ce358"/>
          <table:table-cell table:style-name="ce303"/>
          <table:table-cell table:style-name="ce367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111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293" office:value-type="string" calcext:value-type="string">
            <text:p>Savings</text:p>
          </table:table-cell>
          <table:table-cell table:style-name="ce111"/>
          <table:table-cell table:style-name="ce414"/>
          <table:table-cell/>
          <table:table-cell table:style-name="Default"/>
          <table:table-cell/>
          <table:table-cell table:style-name="ce297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 table:style-name="ce111"/>
          <table:table-cell table:style-name="ce429"/>
        </table:table-row>
        <table:table-row table:style-name="ro1">
          <table:table-cell/>
          <table:table-cell table:style-name="ce10" office:value-type="string" calcext:value-type="string">
            <text:p>Jan</text:p>
          </table:table-cell>
          <table:table-cell table:style-name="ce238" table:formula="of:=['file:///Volumes/Secure%20Documents/_Power%20-%20Telecom%202016-19.ods'#$'Power 2016'.X12]" office:value-type="float" office:value="289" calcext:value-type="float">
            <text:p>289 kW</text:p>
          </table:table-cell>
          <table:table-cell table:style-name="ce242" table:formula="of:=['file:///Volumes/Secure%20Documents/_Power%20-%20Telecom%202016-19.ods'#$'Power 2017'.Y12]" office:value-type="float" office:value="373" calcext:value-type="float">
            <text:p>373 kW</text:p>
          </table:table-cell>
          <table:table-cell table:style-name="ce245" table:formula="of:=['file:///Volumes/Secure%20Documents/_Power%20-%20Telecom%202016-19.ods'#$'Power 2018'.I32]" office:value-type="float" office:value="422" calcext:value-type="float">
            <text:p>422 kW</text:p>
          </table:table-cell>
          <table:table-cell table:style-name="ce248"/>
          <table:table-cell table:style-name="ce250" table:formula="of:=[.G10]" office:value-type="string" office:string-value="January" calcext:value-type="string">
            <text:p>January</text:p>
          </table:table-cell>
          <table:table-cell table:style-name="ce267" table:formula="of:=[.H10]" office:value-type="float" office:value="31" calcext:value-type="float">
            <text:p>31</text:p>
          </table:table-cell>
          <table:table-cell table:style-name="ce278" office:value-type="float" office:value="324" calcext:value-type="float">
            <text:p>324 kW</text:p>
          </table:table-cell>
          <table:table-cell table:style-name="ce265"/>
          <table:table-cell table:style-name="ce285"/>
          <table:table-cell table:style-name="ce308" table:formula="of:=[.H36]*[.L$32]" office:value-type="float" office:value="56.69001" calcext:value-type="float">
            <text:p>$56.69</text:p>
          </table:table-cell>
          <table:table-cell table:style-name="ce318" table:formula="of:=[.I36]*([.M$33]+[.M$34]/100)/100" office:value-type="float" office:value="71.9523" calcext:value-type="float">
            <text:p>$71.95</text:p>
          </table:table-cell>
          <table:table-cell table:style-name="ce318" table:formula="of:=[.L36]+[.M36]" office:value-type="float" office:value="128.64231" calcext:value-type="float">
            <text:p>$128.64</text:p>
          </table:table-cell>
          <table:table-cell table:style-name="ce330" table:formula="of:=[.N36]*1.15" office:value-type="currency" office:currency="NZD" office:value="147.9386565" calcext:value-type="currency">
            <text:p>$148</text:p>
          </table:table-cell>
          <table:table-cell table:style-name="ce330" table:formula="of:=[.O36]*(1-[.O$50])" office:value-type="currency" office:currency="NZD" office:value="125.747858025" calcext:value-type="currency">
            <text:p>$126</text:p>
          </table:table-cell>
          <table:table-cell/>
          <table:table-cell table:style-name="ce266" table:formula="of:=[.H36]*[.R$32]" office:value-type="float" office:value="10.94114" calcext:value-type="float">
            <text:p>$10.94</text:p>
          </table:table-cell>
          <table:table-cell table:style-name="ce313" table:formula="of:=[.I36]*([.S$33]+[.S$34]/100)/100" office:value-type="float" office:value="88.9461" calcext:value-type="float">
            <text:p>$88.95</text:p>
          </table:table-cell>
          <table:table-cell table:style-name="ce348" table:formula="of:=[.R36]+[.S36]" office:value-type="float" office:value="99.88724" calcext:value-type="float">
            <text:p>$99.89</text:p>
          </table:table-cell>
          <table:table-cell table:style-name="ce351" table:formula="of:=[.T36]*1.15" office:value-type="currency" office:currency="NZD" office:value="114.870326" calcext:value-type="currency">
            <text:p>$115</text:p>
          </table:table-cell>
          <table:table-cell table:style-name="ce351" table:formula="of:=[.U36]*(1-[.U$50])" office:value-type="currency" office:currency="NZD" office:value="97.6397771" calcext:value-type="currency">
            <text:p>$98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36]" office:value-type="float" office:value="69.44" calcext:value-type="float">
            <text:p>$69.44</text:p>
          </table:table-cell>
          <table:table-cell table:style-name="ce378" table:formula="of:=([.AA$33]+[.AA$34]/100)*[.$I36]/100" office:value-type="float" office:value="69.6924" calcext:value-type="float">
            <text:p>$69.69</text:p>
          </table:table-cell>
          <table:table-cell table:style-name="ce378" table:formula="of:=[.Z36]+[.AA36]" office:value-type="float" office:value="139.1324" calcext:value-type="float">
            <text:p>$139.13</text:p>
          </table:table-cell>
          <table:table-cell table:style-name="ce384" table:formula="of:=[.AB36]*1.15" office:value-type="currency" office:currency="NZD" office:value="160.00226" calcext:value-type="currency">
            <text:p>$160</text:p>
          </table:table-cell>
          <table:table-cell table:style-name="ce313"/>
          <table:table-cell table:style-name="ce313" table:formula="of:=[.AE$32]*[.$H36]" office:value-type="float" office:value="53.63" calcext:value-type="float">
            <text:p>$53.63</text:p>
          </table:table-cell>
          <table:table-cell table:style-name="ce313" table:formula="of:=([.AF$33]+[.AF$34]/100)*[.$I36]/100" office:value-type="float" office:value="64.5408" calcext:value-type="float">
            <text:p>$64.54</text:p>
          </table:table-cell>
          <table:table-cell table:style-name="ce313" table:formula="of:=[.AE36]+[.AF36]" office:value-type="float" office:value="118.1708" calcext:value-type="float">
            <text:p>$118.17</text:p>
          </table:table-cell>
          <table:table-cell table:style-name="ce327" table:formula="of:=[.AG36]*1.15" office:value-type="currency" office:currency="NZD" office:value="135.89642" calcext:value-type="currency">
            <text:p>$136</text:p>
          </table:table-cell>
          <table:table-cell table:style-name="ce327" table:formula="of:=[.AH36]*(1-[.AH$50])" office:value-type="currency" office:currency="NZD" office:value="122.306778" calcext:value-type="currency">
            <text:p>$122</text:p>
          </table:table-cell>
          <table:table-cell table:style-name="ce407" table:formula="of:=[.V36]-[.AI36]" office:value-type="currency" office:currency="NZD" office:value="-24.6670009" calcext:value-type="currency">
            <text:p>-$25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36]" office:value-type="float" office:value="10.3323" calcext:value-type="float">
            <text:p>$10.33</text:p>
          </table:table-cell>
          <table:table-cell table:style-name="ce313" table:formula="of:=([.AQ$33]+[.AQ$34]/100)*[.$I36]/100" office:value-type="float" office:value="88.19766" calcext:value-type="float">
            <text:p>$88.20</text:p>
          </table:table-cell>
          <table:table-cell table:style-name="ce313" table:formula="of:=[.AP36]+[.AQ36]" office:value-type="float" office:value="98.52996" calcext:value-type="float">
            <text:p>$98.53</text:p>
          </table:table-cell>
          <table:table-cell table:style-name="ce327" table:formula="of:=[.AR36]*1.15" office:value-type="currency" office:currency="NZD" office:value="113.309454" calcext:value-type="currency">
            <text:p>$113</text:p>
          </table:table-cell>
          <table:table-cell table:style-name="ce327" table:formula="of:=[.AS36]*(1-[.AS$50])" office:value-type="currency" office:currency="NZD" office:value="99.71231952" calcext:value-type="currency">
            <text:p>$100</text:p>
          </table:table-cell>
          <table:table-cell table:style-name="ce426" table:formula="of:=[.V36]-[.AT36]" office:value-type="float" office:value="-2.07254242" calcext:value-type="float">
            <text:p>-$2.07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Feb</text:p>
          </table:table-cell>
          <table:table-cell table:style-name="ce239" table:formula="of:=['file:///Volumes/Secure%20Documents/_Power%20-%20Telecom%202016-19.ods'#$'Power 2016'.X13]" office:value-type="float" office:value="395" calcext:value-type="float">
            <text:p>395 kW</text:p>
          </table:table-cell>
          <table:table-cell table:style-name="ce243" table:formula="of:=['file:///Volumes/Secure%20Documents/_Power%20-%20Telecom%202016-19.ods'#$'Power 2017'.Y13]" office:value-type="float" office:value="304" calcext:value-type="float">
            <text:p>304 kW</text:p>
          </table:table-cell>
          <table:table-cell table:style-name="ce246" table:formula="of:=['file:///Volumes/Secure%20Documents/_Power%20-%20Telecom%202016-19.ods'#$'Power 2018'.I33]" office:value-type="float" office:value="314" calcext:value-type="float">
            <text:p>314 kW</text:p>
          </table:table-cell>
          <table:table-cell table:style-name="ce248"/>
          <table:table-cell table:style-name="ce251" table:formula="of:=[.G11]" office:value-type="string" office:string-value="February" calcext:value-type="string">
            <text:p>February</text:p>
          </table:table-cell>
          <table:table-cell table:style-name="ce268" table:formula="of:=[.H11]" office:value-type="float" office:value="28" calcext:value-type="float">
            <text:p>28</text:p>
          </table:table-cell>
          <table:table-cell table:style-name="ce279" office:value-type="float" office:value="358" calcext:value-type="float">
            <text:p>358 kW</text:p>
          </table:table-cell>
          <table:table-cell table:style-name="ce279" table:number-columns-repeated="2"/>
          <table:table-cell table:style-name="ce308" table:formula="of:=[.H37]*[.L$32]" office:value-type="float" office:value="51.20388" calcext:value-type="float">
            <text:p>$51.20</text:p>
          </table:table-cell>
          <table:table-cell table:style-name="ce318" table:formula="of:=[.I37]*([.M$33]+[.M$34]/100)/100" office:value-type="float" office:value="79.50285" calcext:value-type="float">
            <text:p>$79.50</text:p>
          </table:table-cell>
          <table:table-cell table:style-name="ce318" table:formula="of:=[.L37]+[.M37]" office:value-type="float" office:value="130.70673" calcext:value-type="float">
            <text:p>$130.71</text:p>
          </table:table-cell>
          <table:table-cell table:style-name="ce330" table:formula="of:=[.N37]*1.15" office:value-type="currency" office:currency="NZD" office:value="150.3127395" calcext:value-type="currency">
            <text:p>$150</text:p>
          </table:table-cell>
          <table:table-cell table:style-name="ce330" table:formula="of:=[.O37]*(1-[.O$50])" office:value-type="currency" office:currency="NZD" office:value="127.765828575" calcext:value-type="currency">
            <text:p>$128</text:p>
          </table:table-cell>
          <table:table-cell table:style-name="ce266"/>
          <table:table-cell table:style-name="ce266" table:formula="of:=[.H37]*[.R$32]" office:value-type="float" office:value="9.88232" calcext:value-type="float">
            <text:p>$9.88</text:p>
          </table:table-cell>
          <table:table-cell table:style-name="ce313" table:formula="of:=[.I37]*([.S$33]+[.S$34]/100)/100" office:value-type="float" office:value="98.27995" calcext:value-type="float">
            <text:p>$98.28</text:p>
          </table:table-cell>
          <table:table-cell table:style-name="ce348" table:formula="of:=[.R37]+[.S37]" office:value-type="float" office:value="108.16227" calcext:value-type="float">
            <text:p>$108.16</text:p>
          </table:table-cell>
          <table:table-cell table:style-name="ce351" table:formula="of:=[.T37]*1.15" office:value-type="currency" office:currency="NZD" office:value="124.3866105" calcext:value-type="currency">
            <text:p>$124</text:p>
          </table:table-cell>
          <table:table-cell table:style-name="ce351" table:formula="of:=[.U37]*(1-[.U$50])" office:value-type="currency" office:currency="NZD" office:value="105.728618925" calcext:value-type="currency">
            <text:p>$106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37]" office:value-type="float" office:value="62.72" calcext:value-type="float">
            <text:p>$62.72</text:p>
          </table:table-cell>
          <table:table-cell table:style-name="ce378" table:formula="of:=([.AA$33]+[.AA$34]/100)*[.$I37]/100" office:value-type="float" office:value="77.0058" calcext:value-type="float">
            <text:p>$77.01</text:p>
          </table:table-cell>
          <table:table-cell table:style-name="ce378" table:formula="of:=[.Z37]+[.AA37]" office:value-type="float" office:value="139.7258" calcext:value-type="float">
            <text:p>$139.73</text:p>
          </table:table-cell>
          <table:table-cell table:style-name="ce384" table:formula="of:=[.AB37]*1.15" office:value-type="currency" office:currency="NZD" office:value="160.68467" calcext:value-type="currency">
            <text:p>$161</text:p>
          </table:table-cell>
          <table:table-cell table:style-name="ce313"/>
          <table:table-cell table:style-name="ce313" table:formula="of:=[.AE$32]*[.$H37]" office:value-type="float" office:value="48.44" calcext:value-type="float">
            <text:p>$48.44</text:p>
          </table:table-cell>
          <table:table-cell table:style-name="ce313" table:formula="of:=([.AF$33]+[.AF$34]/100)*[.$I37]/100" office:value-type="float" office:value="71.3136" calcext:value-type="float">
            <text:p>$71.31</text:p>
          </table:table-cell>
          <table:table-cell table:style-name="ce313" table:formula="of:=[.AE37]+[.AF37]" office:value-type="float" office:value="119.7536" calcext:value-type="float">
            <text:p>$119.75</text:p>
          </table:table-cell>
          <table:table-cell table:style-name="ce327" table:formula="of:=[.AG37]*1.15" office:value-type="currency" office:currency="NZD" office:value="137.71664" calcext:value-type="currency">
            <text:p>$138</text:p>
          </table:table-cell>
          <table:table-cell table:style-name="ce327" table:formula="of:=[.AH37]*(1-[.AH$50])" office:value-type="currency" office:currency="NZD" office:value="123.944976" calcext:value-type="currency">
            <text:p>$124</text:p>
          </table:table-cell>
          <table:table-cell table:style-name="ce407" table:formula="of:=[.V37]-[.AI37]" office:value-type="currency" office:currency="NZD" office:value="-18.216357075" calcext:value-type="currency">
            <text:p>-$18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37]" office:value-type="float" office:value="9.3324" calcext:value-type="float">
            <text:p>$9.33</text:p>
          </table:table-cell>
          <table:table-cell table:style-name="ce313" table:formula="of:=([.AQ$33]+[.AQ$34]/100)*[.$I37]/100" office:value-type="float" office:value="97.45297" calcext:value-type="float">
            <text:p>$97.45</text:p>
          </table:table-cell>
          <table:table-cell table:style-name="ce313" table:formula="of:=[.AP37]+[.AQ37]" office:value-type="float" office:value="106.78537" calcext:value-type="float">
            <text:p>$106.79</text:p>
          </table:table-cell>
          <table:table-cell table:style-name="ce327" table:formula="of:=[.AR37]*1.15" office:value-type="currency" office:currency="NZD" office:value="122.8031755" calcext:value-type="currency">
            <text:p>$123</text:p>
          </table:table-cell>
          <table:table-cell table:style-name="ce327" table:formula="of:=[.AS37]*(1-[.AS$50])" office:value-type="currency" office:currency="NZD" office:value="108.06679444" calcext:value-type="currency">
            <text:p>$108</text:p>
          </table:table-cell>
          <table:table-cell table:style-name="ce426" table:formula="of:=[.V37]-[.AT37]" office:value-type="float" office:value="-2.338175515" calcext:value-type="float">
            <text:p>-$2.34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Mar</text:p>
          </table:table-cell>
          <table:table-cell table:style-name="ce239" table:formula="of:=['file:///Volumes/Secure%20Documents/_Power%20-%20Telecom%202016-19.ods'#$'Power 2016'.X14]" office:value-type="float" office:value="365" calcext:value-type="float">
            <text:p>365 kW</text:p>
          </table:table-cell>
          <table:table-cell table:style-name="ce243" table:formula="of:=['file:///Volumes/Secure%20Documents/_Power%20-%20Telecom%202016-19.ods'#$'Power 2017'.Y14]" office:value-type="float" office:value="258" calcext:value-type="float">
            <text:p>258 kW</text:p>
          </table:table-cell>
          <table:table-cell table:style-name="ce246" table:formula="of:=['file:///Volumes/Secure%20Documents/_Power%20-%20Telecom%202016-19.ods'#$'Power 2018'.I34]" office:value-type="float" office:value="381" calcext:value-type="float">
            <text:p>381 kW</text:p>
          </table:table-cell>
          <table:table-cell table:style-name="ce248"/>
          <table:table-cell table:style-name="ce251" table:formula="of:=[.G12]" office:value-type="string" office:string-value="March" calcext:value-type="string">
            <text:p>March</text:p>
          </table:table-cell>
          <table:table-cell table:style-name="ce268" table:formula="of:=[.H12]" office:value-type="float" office:value="31" calcext:value-type="float">
            <text:p>31</text:p>
          </table:table-cell>
          <table:table-cell table:style-name="ce279" office:value-type="float" office:value="325" calcext:value-type="float">
            <text:p>325 kW</text:p>
          </table:table-cell>
          <table:table-cell table:style-name="ce279" table:number-columns-repeated="2"/>
          <table:table-cell table:style-name="ce308" table:formula="of:=[.H38]*[.L$32]" office:value-type="float" office:value="56.69001" calcext:value-type="float">
            <text:p>$56.69</text:p>
          </table:table-cell>
          <table:table-cell table:style-name="ce318" table:formula="of:=[.I38]*([.M$33]+[.M$34]/100)/100" office:value-type="float" office:value="72.174375" calcext:value-type="float">
            <text:p>$72.17</text:p>
          </table:table-cell>
          <table:table-cell table:style-name="ce318" table:formula="of:=[.L38]+[.M38]" office:value-type="float" office:value="128.864385" calcext:value-type="float">
            <text:p>$128.86</text:p>
          </table:table-cell>
          <table:table-cell table:style-name="ce330" table:formula="of:=[.N38]*1.15" office:value-type="currency" office:currency="NZD" office:value="148.19404275" calcext:value-type="currency">
            <text:p>$148</text:p>
          </table:table-cell>
          <table:table-cell table:style-name="ce330" table:formula="of:=[.O38]*(1-[.O$50])" office:value-type="currency" office:currency="NZD" office:value="125.9649363375" calcext:value-type="currency">
            <text:p>$126</text:p>
          </table:table-cell>
          <table:table-cell table:style-name="ce266"/>
          <table:table-cell table:style-name="ce266" table:formula="of:=[.H38]*[.R$32]" office:value-type="float" office:value="10.94114" calcext:value-type="float">
            <text:p>$10.94</text:p>
          </table:table-cell>
          <table:table-cell table:style-name="ce313" table:formula="of:=[.I38]*([.S$33]+[.S$34]/100)/100" office:value-type="float" office:value="89.220625" calcext:value-type="float">
            <text:p>$89.22</text:p>
          </table:table-cell>
          <table:table-cell table:style-name="ce348" table:formula="of:=[.R38]+[.S38]" office:value-type="float" office:value="100.161765" calcext:value-type="float">
            <text:p>$100.16</text:p>
          </table:table-cell>
          <table:table-cell table:style-name="ce351" table:formula="of:=[.T38]*1.15" office:value-type="currency" office:currency="NZD" office:value="115.18602975" calcext:value-type="currency">
            <text:p>$115</text:p>
          </table:table-cell>
          <table:table-cell table:style-name="ce351" table:formula="of:=[.U38]*(1-[.U$50])" office:value-type="currency" office:currency="NZD" office:value="97.9081252875" calcext:value-type="currency">
            <text:p>$98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38]" office:value-type="float" office:value="69.44" calcext:value-type="float">
            <text:p>$69.44</text:p>
          </table:table-cell>
          <table:table-cell table:style-name="ce378" table:formula="of:=([.AA$33]+[.AA$34]/100)*[.$I38]/100" office:value-type="float" office:value="69.9075" calcext:value-type="float">
            <text:p>$69.91</text:p>
          </table:table-cell>
          <table:table-cell table:style-name="ce378" table:formula="of:=[.Z38]+[.AA38]" office:value-type="float" office:value="139.3475" calcext:value-type="float">
            <text:p>$139.35</text:p>
          </table:table-cell>
          <table:table-cell table:style-name="ce384" table:formula="of:=[.AB38]*1.15" office:value-type="currency" office:currency="NZD" office:value="160.249625" calcext:value-type="currency">
            <text:p>$160</text:p>
          </table:table-cell>
          <table:table-cell table:style-name="ce313"/>
          <table:table-cell table:style-name="ce313" table:formula="of:=[.AE$32]*[.$H38]" office:value-type="float" office:value="53.63" calcext:value-type="float">
            <text:p>$53.63</text:p>
          </table:table-cell>
          <table:table-cell table:style-name="ce313" table:formula="of:=([.AF$33]+[.AF$34]/100)*[.$I38]/100" office:value-type="float" office:value="64.74" calcext:value-type="float">
            <text:p>$64.74</text:p>
          </table:table-cell>
          <table:table-cell table:style-name="ce313" table:formula="of:=[.AE38]+[.AF38]" office:value-type="float" office:value="118.37" calcext:value-type="float">
            <text:p>$118.37</text:p>
          </table:table-cell>
          <table:table-cell table:style-name="ce327" table:formula="of:=[.AG38]*1.15" office:value-type="currency" office:currency="NZD" office:value="136.1255" calcext:value-type="currency">
            <text:p>$136</text:p>
          </table:table-cell>
          <table:table-cell table:style-name="ce327" table:formula="of:=[.AH38]*(1-[.AH$50])" office:value-type="currency" office:currency="NZD" office:value="122.51295" calcext:value-type="currency">
            <text:p>$123</text:p>
          </table:table-cell>
          <table:table-cell table:style-name="ce407" table:formula="of:=[.V38]-[.AI38]" office:value-type="currency" office:currency="NZD" office:value="-24.6048247125" calcext:value-type="currency">
            <text:p>-$25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38]" office:value-type="float" office:value="10.3323" calcext:value-type="float">
            <text:p>$10.33</text:p>
          </table:table-cell>
          <table:table-cell table:style-name="ce313" table:formula="of:=([.AQ$33]+[.AQ$34]/100)*[.$I38]/100" office:value-type="float" office:value="88.469875" calcext:value-type="float">
            <text:p>$88.47</text:p>
          </table:table-cell>
          <table:table-cell table:style-name="ce313" table:formula="of:=[.AP38]+[.AQ38]" office:value-type="float" office:value="98.802175" calcext:value-type="float">
            <text:p>$98.80</text:p>
          </table:table-cell>
          <table:table-cell table:style-name="ce327" table:formula="of:=[.AR38]*1.15" office:value-type="currency" office:currency="NZD" office:value="113.62250125" calcext:value-type="currency">
            <text:p>$114</text:p>
          </table:table-cell>
          <table:table-cell table:style-name="ce327" table:formula="of:=[.AS38]*(1-[.AS$50])" office:value-type="currency" office:currency="NZD" office:value="99.9878011" calcext:value-type="currency">
            <text:p>$100</text:p>
          </table:table-cell>
          <table:table-cell table:style-name="ce426" table:formula="of:=[.V38]-[.AT38]" office:value-type="float" office:value="-2.0796758125" calcext:value-type="float">
            <text:p>-$2.08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Apr</text:p>
          </table:table-cell>
          <table:table-cell table:style-name="ce239" table:formula="of:=['file:///Volumes/Secure%20Documents/_Power%20-%20Telecom%202016-19.ods'#$'Power 2016'.X15]" office:value-type="float" office:value="390" calcext:value-type="float">
            <text:p>390 kW</text:p>
          </table:table-cell>
          <table:table-cell table:style-name="ce243" table:formula="of:=['file:///Volumes/Secure%20Documents/_Power%20-%20Telecom%202016-19.ods'#$'Power 2017'.Y15]" office:value-type="float" office:value="466" calcext:value-type="float">
            <text:p>466 kW</text:p>
          </table:table-cell>
          <table:table-cell table:style-name="ce246" table:formula="of:=['file:///Volumes/Secure%20Documents/_Power%20-%20Telecom%202016-19.ods'#$'Power 2018'.I35]" office:value-type="float" office:value="485" calcext:value-type="float">
            <text:p>485 kW</text:p>
          </table:table-cell>
          <table:table-cell/>
          <table:table-cell table:style-name="ce251" table:formula="of:=[.G13]" office:value-type="string" office:string-value="April" calcext:value-type="string">
            <text:p>April</text:p>
          </table:table-cell>
          <table:table-cell table:style-name="ce268" table:formula="of:=[.H13]" office:value-type="float" office:value="30" calcext:value-type="float">
            <text:p>30</text:p>
          </table:table-cell>
          <table:table-cell table:style-name="ce279" office:value-type="float" office:value="425" calcext:value-type="float">
            <text:p>425 kW</text:p>
          </table:table-cell>
          <table:table-cell table:style-name="ce279" table:number-columns-repeated="2"/>
          <table:table-cell table:style-name="ce308" table:formula="of:=[.H39]*[.L$32]" office:value-type="float" office:value="54.8613" calcext:value-type="float">
            <text:p>$54.86</text:p>
          </table:table-cell>
          <table:table-cell table:style-name="ce318" table:formula="of:=[.I39]*([.M$33]+[.M$34]/100)/100" office:value-type="float" office:value="94.381875" calcext:value-type="float">
            <text:p>$94.38</text:p>
          </table:table-cell>
          <table:table-cell table:style-name="ce318" table:formula="of:=[.L39]+[.M39]" office:value-type="float" office:value="149.243175" calcext:value-type="float">
            <text:p>$149.24</text:p>
          </table:table-cell>
          <table:table-cell table:style-name="ce330" table:formula="of:=[.N39]*1.15" office:value-type="currency" office:currency="NZD" office:value="171.62965125" calcext:value-type="currency">
            <text:p>$172</text:p>
          </table:table-cell>
          <table:table-cell table:style-name="ce330" table:formula="of:=[.O39]*(1-[.O$50])" office:value-type="currency" office:currency="NZD" office:value="145.8852035625" calcext:value-type="currency">
            <text:p>$146</text:p>
          </table:table-cell>
          <table:table-cell table:style-name="ce266"/>
          <table:table-cell table:style-name="ce266" table:formula="of:=[.H39]*[.R$32]" office:value-type="float" office:value="10.5882" calcext:value-type="float">
            <text:p>$10.59</text:p>
          </table:table-cell>
          <table:table-cell table:style-name="ce313" table:formula="of:=[.I39]*([.S$33]+[.S$34]/100)/100" office:value-type="float" office:value="116.673125" calcext:value-type="float">
            <text:p>$116.67</text:p>
          </table:table-cell>
          <table:table-cell table:style-name="ce348" table:formula="of:=[.R39]+[.S39]" office:value-type="float" office:value="127.261325" calcext:value-type="float">
            <text:p>$127.26</text:p>
          </table:table-cell>
          <table:table-cell table:style-name="ce351" table:formula="of:=[.T39]*1.15" office:value-type="currency" office:currency="NZD" office:value="146.35052375" calcext:value-type="currency">
            <text:p>$146</text:p>
          </table:table-cell>
          <table:table-cell table:style-name="ce351" table:formula="of:=[.U39]*(1-[.U$50])" office:value-type="currency" office:currency="NZD" office:value="124.3979451875" calcext:value-type="currency">
            <text:p>$124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39]" office:value-type="float" office:value="67.2" calcext:value-type="float">
            <text:p>$67.20</text:p>
          </table:table-cell>
          <table:table-cell table:style-name="ce378" table:formula="of:=([.AA$33]+[.AA$34]/100)*[.$I39]/100" office:value-type="float" office:value="91.4175" calcext:value-type="float">
            <text:p>$91.42</text:p>
          </table:table-cell>
          <table:table-cell table:style-name="ce378" table:formula="of:=[.Z39]+[.AA39]" office:value-type="float" office:value="158.6175" calcext:value-type="float">
            <text:p>$158.62</text:p>
          </table:table-cell>
          <table:table-cell table:style-name="ce384" table:formula="of:=[.AB39]*1.15" office:value-type="currency" office:currency="NZD" office:value="182.410125" calcext:value-type="currency">
            <text:p>$182</text:p>
          </table:table-cell>
          <table:table-cell table:style-name="ce313"/>
          <table:table-cell table:style-name="ce313" table:formula="of:=[.AE$32]*[.$H39]" office:value-type="float" office:value="51.9" calcext:value-type="float">
            <text:p>$51.90</text:p>
          </table:table-cell>
          <table:table-cell table:style-name="ce313" table:formula="of:=([.AF$33]+[.AF$34]/100)*[.$I39]/100" office:value-type="float" office:value="84.66" calcext:value-type="float">
            <text:p>$84.66</text:p>
          </table:table-cell>
          <table:table-cell table:style-name="ce313" table:formula="of:=[.AE39]+[.AF39]" office:value-type="float" office:value="136.56" calcext:value-type="float">
            <text:p>$136.56</text:p>
          </table:table-cell>
          <table:table-cell table:style-name="ce327" table:formula="of:=[.AG39]*1.15" office:value-type="currency" office:currency="NZD" office:value="157.044" calcext:value-type="currency">
            <text:p>$157</text:p>
          </table:table-cell>
          <table:table-cell table:style-name="ce327" table:formula="of:=[.AH39]*(1-[.AH$50])" office:value-type="currency" office:currency="NZD" office:value="141.3396" calcext:value-type="currency">
            <text:p>$141</text:p>
          </table:table-cell>
          <table:table-cell table:style-name="ce407" table:formula="of:=[.V39]-[.AI39]" office:value-type="currency" office:currency="NZD" office:value="-16.9416548125" calcext:value-type="currency">
            <text:p>-$17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39]" office:value-type="float" office:value="9.999" calcext:value-type="float">
            <text:p>$10.00</text:p>
          </table:table-cell>
          <table:table-cell table:style-name="ce313" table:formula="of:=([.AQ$33]+[.AQ$34]/100)*[.$I39]/100" office:value-type="float" office:value="115.691375" calcext:value-type="float">
            <text:p>$115.69</text:p>
          </table:table-cell>
          <table:table-cell table:style-name="ce313" table:formula="of:=[.AP39]+[.AQ39]" office:value-type="float" office:value="125.690375" calcext:value-type="float">
            <text:p>$125.69</text:p>
          </table:table-cell>
          <table:table-cell table:style-name="ce327" table:formula="of:=[.AR39]*1.15" office:value-type="currency" office:currency="NZD" office:value="144.54393125" calcext:value-type="currency">
            <text:p>$145</text:p>
          </table:table-cell>
          <table:table-cell table:style-name="ce327" table:formula="of:=[.AS39]*(1-[.AS$50])" office:value-type="currency" office:currency="NZD" office:value="127.1986595" calcext:value-type="currency">
            <text:p>$127</text:p>
          </table:table-cell>
          <table:table-cell table:style-name="ce426" table:formula="of:=[.V39]-[.AT39]" office:value-type="float" office:value="-2.80071431250001" calcext:value-type="float">
            <text:p>-$2.80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May</text:p>
          </table:table-cell>
          <table:table-cell table:style-name="ce239" table:formula="of:=['file:///Volumes/Secure%20Documents/_Power%20-%20Telecom%202016-19.ods'#$'Power 2016'.X16]" office:value-type="float" office:value="336" calcext:value-type="float">
            <text:p>336 kW</text:p>
          </table:table-cell>
          <table:table-cell table:style-name="ce243" table:formula="of:=['file:///Volumes/Secure%20Documents/_Power%20-%20Telecom%202016-19.ods'#$'Power 2017'.Y16]" office:value-type="float" office:value="580" calcext:value-type="float">
            <text:p>580 kW</text:p>
          </table:table-cell>
          <table:table-cell table:style-name="ce246" table:formula="of:=['file:///Volumes/Secure%20Documents/_Power%20-%20Telecom%202016-19.ods'#$'Power 2018'.I36]" office:value-type="float" office:value="629" calcext:value-type="float">
            <text:p>629 kW</text:p>
          </table:table-cell>
          <table:table-cell table:style-name="ce248"/>
          <table:table-cell table:style-name="ce251" table:formula="of:=[.G14]" office:value-type="string" office:string-value="May" calcext:value-type="string">
            <text:p>May</text:p>
          </table:table-cell>
          <table:table-cell table:style-name="ce268" table:formula="of:=[.H14]" office:value-type="float" office:value="31" calcext:value-type="float">
            <text:p>31</text:p>
          </table:table-cell>
          <table:table-cell table:style-name="ce279" office:value-type="float" office:value="450" calcext:value-type="float">
            <text:p>450 kW</text:p>
          </table:table-cell>
          <table:table-cell table:style-name="ce279" table:number-columns-repeated="2"/>
          <table:table-cell table:style-name="ce308" table:formula="of:=[.H40]*[.L$32]" office:value-type="float" office:value="56.69001" calcext:value-type="float">
            <text:p>$56.69</text:p>
          </table:table-cell>
          <table:table-cell table:style-name="ce318" table:formula="of:=[.I40]*([.M$33]+[.M$34]/100)/100" office:value-type="float" office:value="99.93375" calcext:value-type="float">
            <text:p>$99.93</text:p>
          </table:table-cell>
          <table:table-cell table:style-name="ce318" table:formula="of:=[.L40]+[.M40]" office:value-type="float" office:value="156.62376" calcext:value-type="float">
            <text:p>$156.62</text:p>
          </table:table-cell>
          <table:table-cell table:style-name="ce330" table:formula="of:=[.N40]*1.15" office:value-type="currency" office:currency="NZD" office:value="180.117324" calcext:value-type="currency">
            <text:p>$180</text:p>
          </table:table-cell>
          <table:table-cell table:style-name="ce330" table:formula="of:=[.O40]*(1-[.O$50])" office:value-type="currency" office:currency="NZD" office:value="153.0997254" calcext:value-type="currency">
            <text:p>$153</text:p>
          </table:table-cell>
          <table:table-cell table:style-name="ce266"/>
          <table:table-cell table:style-name="ce266" table:formula="of:=[.H40]*[.R$32]" office:value-type="float" office:value="10.94114" calcext:value-type="float">
            <text:p>$10.94</text:p>
          </table:table-cell>
          <table:table-cell table:style-name="ce313" table:formula="of:=[.I40]*([.S$33]+[.S$34]/100)/100" office:value-type="float" office:value="123.53625" calcext:value-type="float">
            <text:p>$123.54</text:p>
          </table:table-cell>
          <table:table-cell table:style-name="ce348" table:formula="of:=[.R40]+[.S40]" office:value-type="float" office:value="134.47739" calcext:value-type="float">
            <text:p>$134.48</text:p>
          </table:table-cell>
          <table:table-cell table:style-name="ce351" table:formula="of:=[.T40]*1.15" office:value-type="currency" office:currency="NZD" office:value="154.6489985" calcext:value-type="currency">
            <text:p>$155</text:p>
          </table:table-cell>
          <table:table-cell table:style-name="ce351" table:formula="of:=[.U40]*(1-[.U$50])" office:value-type="currency" office:currency="NZD" office:value="131.451648725" calcext:value-type="currency">
            <text:p>$131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40]" office:value-type="float" office:value="69.44" calcext:value-type="float">
            <text:p>$69.44</text:p>
          </table:table-cell>
          <table:table-cell table:style-name="ce378" table:formula="of:=([.AA$33]+[.AA$34]/100)*[.$I40]/100" office:value-type="float" office:value="96.795" calcext:value-type="float">
            <text:p>$96.80</text:p>
          </table:table-cell>
          <table:table-cell table:style-name="ce378" table:formula="of:=[.Z40]+[.AA40]" office:value-type="float" office:value="166.235" calcext:value-type="float">
            <text:p>$166.24</text:p>
          </table:table-cell>
          <table:table-cell table:style-name="ce384" table:formula="of:=[.AB40]*1.15" office:value-type="currency" office:currency="NZD" office:value="191.17025" calcext:value-type="currency">
            <text:p>$191</text:p>
          </table:table-cell>
          <table:table-cell table:style-name="ce313"/>
          <table:table-cell table:style-name="ce313" table:formula="of:=[.AE$32]*[.$H40]" office:value-type="float" office:value="53.63" calcext:value-type="float">
            <text:p>$53.63</text:p>
          </table:table-cell>
          <table:table-cell table:style-name="ce313" table:formula="of:=([.AF$33]+[.AF$34]/100)*[.$I40]/100" office:value-type="float" office:value="89.64" calcext:value-type="float">
            <text:p>$89.64</text:p>
          </table:table-cell>
          <table:table-cell table:style-name="ce313" table:formula="of:=[.AE40]+[.AF40]" office:value-type="float" office:value="143.27" calcext:value-type="float">
            <text:p>$143.27</text:p>
          </table:table-cell>
          <table:table-cell table:style-name="ce327" table:formula="of:=[.AG40]*1.15" office:value-type="currency" office:currency="NZD" office:value="164.7605" calcext:value-type="currency">
            <text:p>$165</text:p>
          </table:table-cell>
          <table:table-cell table:style-name="ce327" table:formula="of:=[.AH40]*(1-[.AH$50])" office:value-type="currency" office:currency="NZD" office:value="148.28445" calcext:value-type="currency">
            <text:p>$148</text:p>
          </table:table-cell>
          <table:table-cell table:style-name="ce407" table:formula="of:=[.V40]-[.AI40]" office:value-type="currency" office:currency="NZD" office:value="-16.832801275" calcext:value-type="currency">
            <text:p>-$17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40]" office:value-type="float" office:value="10.3323" calcext:value-type="float">
            <text:p>$10.33</text:p>
          </table:table-cell>
          <table:table-cell table:style-name="ce313" table:formula="of:=([.AQ$33]+[.AQ$34]/100)*[.$I40]/100" office:value-type="float" office:value="122.49675" calcext:value-type="float">
            <text:p>$122.50</text:p>
          </table:table-cell>
          <table:table-cell table:style-name="ce313" table:formula="of:=[.AP40]+[.AQ40]" office:value-type="float" office:value="132.82905" calcext:value-type="float">
            <text:p>$132.83</text:p>
          </table:table-cell>
          <table:table-cell table:style-name="ce327" table:formula="of:=[.AR40]*1.15" office:value-type="currency" office:currency="NZD" office:value="152.7534075" calcext:value-type="currency">
            <text:p>$153</text:p>
          </table:table-cell>
          <table:table-cell table:style-name="ce327" table:formula="of:=[.AS40]*(1-[.AS$50])" office:value-type="currency" office:currency="NZD" office:value="134.4229986" calcext:value-type="currency">
            <text:p>$134</text:p>
          </table:table-cell>
          <table:table-cell table:style-name="ce426" table:formula="of:=[.V40]-[.AT40]" office:value-type="float" office:value="-2.97134987499999" calcext:value-type="float">
            <text:p>-$2.97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Jun</text:p>
          </table:table-cell>
          <table:table-cell table:style-name="ce239" table:formula="of:=['file:///Volumes/Secure%20Documents/_Power%20-%20Telecom%202016-19.ods'#$'Power 2016'.X17]" office:value-type="float" office:value="598" calcext:value-type="float">
            <text:p>598 kW</text:p>
          </table:table-cell>
          <table:table-cell table:style-name="ce243" table:formula="of:=['file:///Volumes/Secure%20Documents/_Power%20-%20Telecom%202016-19.ods'#$'Power 2017'.Y17]" office:value-type="float" office:value="347" calcext:value-type="float">
            <text:p>347 kW</text:p>
          </table:table-cell>
          <table:table-cell table:style-name="ce246" table:formula="of:=['file:///Volumes/Secure%20Documents/_Power%20-%20Telecom%202016-19.ods'#$'Power 2018'.I37]" office:value-type="float" office:value="1213" calcext:value-type="float">
            <text:p>1213 kW</text:p>
          </table:table-cell>
          <table:table-cell table:style-name="ce248"/>
          <table:table-cell table:style-name="ce252" table:formula="of:=[.G15]" office:value-type="string" office:string-value="June" calcext:value-type="string">
            <text:p>June</text:p>
          </table:table-cell>
          <table:table-cell table:style-name="ce268" table:formula="of:=[.H15]" office:value-type="float" office:value="30" calcext:value-type="float">
            <text:p>30</text:p>
          </table:table-cell>
          <table:table-cell table:style-name="ce280" office:value-type="float" office:value="600" calcext:value-type="float">
            <text:p>600 kW</text:p>
          </table:table-cell>
          <table:table-cell table:style-name="ce280" table:number-columns-repeated="2"/>
          <table:table-cell table:style-name="ce308" table:formula="of:=[.H41]*[.L$32]" office:value-type="float" office:value="54.8613" calcext:value-type="float">
            <text:p>$54.86</text:p>
          </table:table-cell>
          <table:table-cell table:style-name="ce318" table:formula="of:=[.I41]*([.M$33]+[.M$34]/100)/100" office:value-type="float" office:value="133.245" calcext:value-type="float">
            <text:p>$133.25</text:p>
          </table:table-cell>
          <table:table-cell table:style-name="ce318" table:formula="of:=[.L41]+[.M41]" office:value-type="float" office:value="188.1063" calcext:value-type="float">
            <text:p>$188.11</text:p>
          </table:table-cell>
          <table:table-cell table:style-name="ce330" table:formula="of:=[.N41]*1.15" office:value-type="currency" office:currency="NZD" office:value="216.322245" calcext:value-type="currency">
            <text:p>$216</text:p>
          </table:table-cell>
          <table:table-cell table:style-name="ce330" table:formula="of:=[.O41]*(1-[.O$50])" office:value-type="currency" office:currency="NZD" office:value="183.87390825" calcext:value-type="currency">
            <text:p>$184</text:p>
          </table:table-cell>
          <table:table-cell table:style-name="ce266"/>
          <table:table-cell table:style-name="ce266" table:formula="of:=[.H41]*[.R$32]" office:value-type="float" office:value="10.5882" calcext:value-type="float">
            <text:p>$10.59</text:p>
          </table:table-cell>
          <table:table-cell table:style-name="ce313" table:formula="of:=[.I41]*([.S$33]+[.S$34]/100)/100" office:value-type="float" office:value="164.715" calcext:value-type="float">
            <text:p>$164.72</text:p>
          </table:table-cell>
          <table:table-cell table:style-name="ce348" table:formula="of:=[.R41]+[.S41]" office:value-type="float" office:value="175.3032" calcext:value-type="float">
            <text:p>$175.30</text:p>
          </table:table-cell>
          <table:table-cell table:style-name="ce351" table:formula="of:=[.T41]*1.15" office:value-type="currency" office:currency="NZD" office:value="201.59868" calcext:value-type="currency">
            <text:p>$202</text:p>
          </table:table-cell>
          <table:table-cell table:style-name="ce351" table:formula="of:=[.U41]*(1-[.U$50])" office:value-type="currency" office:currency="NZD" office:value="171.358878" calcext:value-type="currency">
            <text:p>$171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41]" office:value-type="float" office:value="67.2" calcext:value-type="float">
            <text:p>$67.20</text:p>
          </table:table-cell>
          <table:table-cell table:style-name="ce378" table:formula="of:=([.AA$33]+[.AA$34]/100)*[.$I41]/100" office:value-type="float" office:value="129.06" calcext:value-type="float">
            <text:p>$129.06</text:p>
          </table:table-cell>
          <table:table-cell table:style-name="ce378" table:formula="of:=[.Z41]+[.AA41]" office:value-type="float" office:value="196.26" calcext:value-type="float">
            <text:p>$196.26</text:p>
          </table:table-cell>
          <table:table-cell table:style-name="ce384" table:formula="of:=[.AB41]*1.15" office:value-type="currency" office:currency="NZD" office:value="225.699" calcext:value-type="currency">
            <text:p>$226</text:p>
          </table:table-cell>
          <table:table-cell table:style-name="ce313"/>
          <table:table-cell table:style-name="ce313" table:formula="of:=[.AE$32]*[.$H41]" office:value-type="float" office:value="51.9" calcext:value-type="float">
            <text:p>$51.90</text:p>
          </table:table-cell>
          <table:table-cell table:style-name="ce313" table:formula="of:=([.AF$33]+[.AF$34]/100)*[.$I41]/100" office:value-type="float" office:value="119.52" calcext:value-type="float">
            <text:p>$119.52</text:p>
          </table:table-cell>
          <table:table-cell table:style-name="ce313" table:formula="of:=[.AE41]+[.AF41]" office:value-type="float" office:value="171.42" calcext:value-type="float">
            <text:p>$171.42</text:p>
          </table:table-cell>
          <table:table-cell table:style-name="ce327" table:formula="of:=[.AG41]*1.15" office:value-type="currency" office:currency="NZD" office:value="197.133" calcext:value-type="currency">
            <text:p>$197</text:p>
          </table:table-cell>
          <table:table-cell table:style-name="ce327" table:formula="of:=[.AH41]*(1-[.AH$50])" office:value-type="currency" office:currency="NZD" office:value="177.4197" calcext:value-type="currency">
            <text:p>$177</text:p>
          </table:table-cell>
          <table:table-cell table:style-name="ce407" table:formula="of:=[.V41]-[.AI41]" office:value-type="currency" office:currency="NZD" office:value="-6.060822" calcext:value-type="currency">
            <text:p>-$6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41]" office:value-type="float" office:value="9.999" calcext:value-type="float">
            <text:p>$10.00</text:p>
          </table:table-cell>
          <table:table-cell table:style-name="ce313" table:formula="of:=([.AQ$33]+[.AQ$34]/100)*[.$I41]/100" office:value-type="float" office:value="163.329" calcext:value-type="float">
            <text:p>$163.33</text:p>
          </table:table-cell>
          <table:table-cell table:style-name="ce313" table:formula="of:=[.AP41]+[.AQ41]" office:value-type="float" office:value="173.328" calcext:value-type="float">
            <text:p>$173.33</text:p>
          </table:table-cell>
          <table:table-cell table:style-name="ce327" table:formula="of:=[.AR41]*1.15" office:value-type="currency" office:currency="NZD" office:value="199.3272" calcext:value-type="currency">
            <text:p>$199</text:p>
          </table:table-cell>
          <table:table-cell table:style-name="ce327" table:formula="of:=[.AS41]*(1-[.AS$50])" office:value-type="currency" office:currency="NZD" office:value="175.407936" calcext:value-type="currency">
            <text:p>$175</text:p>
          </table:table-cell>
          <table:table-cell table:style-name="ce426" table:formula="of:=[.V41]-[.AT41]" office:value-type="float" office:value="-4.04905799999997" calcext:value-type="float">
            <text:p>-$4.05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Jul</text:p>
          </table:table-cell>
          <table:table-cell table:style-name="ce239" table:formula="of:=['file:///Volumes/Secure%20Documents/_Power%20-%20Telecom%202016-19.ods'#$'Power 2016'.X18]" office:value-type="float" office:value="667" calcext:value-type="float">
            <text:p>667 kW</text:p>
          </table:table-cell>
          <table:table-cell table:style-name="ce243" table:formula="of:=['file:///Volumes/Secure%20Documents/_Power%20-%20Telecom%202016-19.ods'#$'Power 2017'.Y18]" office:value-type="float" office:value="96" calcext:value-type="float">
            <text:p>96 kW</text:p>
          </table:table-cell>
          <table:table-cell table:style-name="ce246" table:formula="of:=['file:///Volumes/Secure%20Documents/_Power%20-%20Telecom%202016-19.ods'#$'Power 2018'.I38]" office:value-type="float" office:value="939" calcext:value-type="float">
            <text:p>939 kW</text:p>
          </table:table-cell>
          <table:table-cell table:style-name="ce248"/>
          <table:table-cell table:style-name="ce252" table:formula="of:=[.G16]" office:value-type="string" office:string-value="July" calcext:value-type="string">
            <text:p>July</text:p>
          </table:table-cell>
          <table:table-cell table:style-name="ce268" table:formula="of:=[.H16]" office:value-type="float" office:value="31" calcext:value-type="float">
            <text:p>31</text:p>
          </table:table-cell>
          <table:table-cell table:style-name="ce281" office:value-type="float" office:value="650" calcext:value-type="float">
            <text:p>650 kW</text:p>
          </table:table-cell>
          <table:table-cell table:style-name="ce281" table:number-columns-repeated="2"/>
          <table:table-cell table:style-name="ce308" table:formula="of:=[.H42]*[.L$32]" office:value-type="float" office:value="56.69001" calcext:value-type="float">
            <text:p>$56.69</text:p>
          </table:table-cell>
          <table:table-cell table:style-name="ce318" table:formula="of:=[.I42]*([.M$33]+[.M$34]/100)/100" office:value-type="float" office:value="144.34875" calcext:value-type="float">
            <text:p>$144.35</text:p>
          </table:table-cell>
          <table:table-cell table:style-name="ce318" table:formula="of:=[.L42]+[.M42]" office:value-type="float" office:value="201.03876" calcext:value-type="float">
            <text:p>$201.04</text:p>
          </table:table-cell>
          <table:table-cell table:style-name="ce330" table:formula="of:=[.N42]*1.15" office:value-type="currency" office:currency="NZD" office:value="231.194574" calcext:value-type="currency">
            <text:p>$231</text:p>
          </table:table-cell>
          <table:table-cell table:style-name="ce330" table:formula="of:=[.O42]*(1-[.O$50])" office:value-type="currency" office:currency="NZD" office:value="196.5153879" calcext:value-type="currency">
            <text:p>$197</text:p>
          </table:table-cell>
          <table:table-cell table:style-name="ce266"/>
          <table:table-cell table:style-name="ce266" table:formula="of:=[.H42]*[.R$32]" office:value-type="float" office:value="10.94114" calcext:value-type="float">
            <text:p>$10.94</text:p>
          </table:table-cell>
          <table:table-cell table:style-name="ce313" table:formula="of:=[.I42]*([.S$33]+[.S$34]/100)/100" office:value-type="float" office:value="178.44125" calcext:value-type="float">
            <text:p>$178.44</text:p>
          </table:table-cell>
          <table:table-cell table:style-name="ce348" table:formula="of:=[.R42]+[.S42]" office:value-type="float" office:value="189.38239" calcext:value-type="float">
            <text:p>$189.38</text:p>
          </table:table-cell>
          <table:table-cell table:style-name="ce351" table:formula="of:=[.T42]*1.15" office:value-type="currency" office:currency="NZD" office:value="217.7897485" calcext:value-type="currency">
            <text:p>$218</text:p>
          </table:table-cell>
          <table:table-cell table:style-name="ce351" table:formula="of:=[.U42]*(1-[.U$50])" office:value-type="currency" office:currency="NZD" office:value="185.121286225" calcext:value-type="currency">
            <text:p>$185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42]" office:value-type="float" office:value="69.44" calcext:value-type="float">
            <text:p>$69.44</text:p>
          </table:table-cell>
          <table:table-cell table:style-name="ce378" table:formula="of:=([.AA$33]+[.AA$34]/100)*[.$I42]/100" office:value-type="float" office:value="139.815" calcext:value-type="float">
            <text:p>$139.82</text:p>
          </table:table-cell>
          <table:table-cell table:style-name="ce378" table:formula="of:=[.Z42]+[.AA42]" office:value-type="float" office:value="209.255" calcext:value-type="float">
            <text:p>$209.26</text:p>
          </table:table-cell>
          <table:table-cell table:style-name="ce384" table:formula="of:=[.AB42]*1.15" office:value-type="currency" office:currency="NZD" office:value="240.64325" calcext:value-type="currency">
            <text:p>$241</text:p>
          </table:table-cell>
          <table:table-cell table:style-name="ce313"/>
          <table:table-cell table:style-name="ce313" table:formula="of:=[.AE$32]*[.$H42]" office:value-type="float" office:value="53.63" calcext:value-type="float">
            <text:p>$53.63</text:p>
          </table:table-cell>
          <table:table-cell table:style-name="ce313" table:formula="of:=([.AF$33]+[.AF$34]/100)*[.$I42]/100" office:value-type="float" office:value="129.48" calcext:value-type="float">
            <text:p>$129.48</text:p>
          </table:table-cell>
          <table:table-cell table:style-name="ce313" table:formula="of:=[.AE42]+[.AF42]" office:value-type="float" office:value="183.11" calcext:value-type="float">
            <text:p>$183.11</text:p>
          </table:table-cell>
          <table:table-cell table:style-name="ce327" table:formula="of:=[.AG42]*1.15" office:value-type="currency" office:currency="NZD" office:value="210.5765" calcext:value-type="currency">
            <text:p>$211</text:p>
          </table:table-cell>
          <table:table-cell table:style-name="ce327" table:formula="of:=[.AH42]*(1-[.AH$50])" office:value-type="currency" office:currency="NZD" office:value="189.51885" calcext:value-type="currency">
            <text:p>$190</text:p>
          </table:table-cell>
          <table:table-cell table:style-name="ce407" table:formula="of:=[.V42]-[.AI42]" office:value-type="currency" office:currency="NZD" office:value="-4.39756377500004" calcext:value-type="currency">
            <text:p>-$4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42]" office:value-type="float" office:value="10.3323" calcext:value-type="float">
            <text:p>$10.33</text:p>
          </table:table-cell>
          <table:table-cell table:style-name="ce313" table:formula="of:=([.AQ$33]+[.AQ$34]/100)*[.$I42]/100" office:value-type="float" office:value="176.93975" calcext:value-type="float">
            <text:p>$176.94</text:p>
          </table:table-cell>
          <table:table-cell table:style-name="ce313" table:formula="of:=[.AP42]+[.AQ42]" office:value-type="float" office:value="187.27205" calcext:value-type="float">
            <text:p>$187.27</text:p>
          </table:table-cell>
          <table:table-cell table:style-name="ce327" table:formula="of:=[.AR42]*1.15" office:value-type="currency" office:currency="NZD" office:value="215.3628575" calcext:value-type="currency">
            <text:p>$215</text:p>
          </table:table-cell>
          <table:table-cell table:style-name="ce327" table:formula="of:=[.AS42]*(1-[.AS$50])" office:value-type="currency" office:currency="NZD" office:value="189.5193146" calcext:value-type="currency">
            <text:p>$190</text:p>
          </table:table-cell>
          <table:table-cell table:style-name="ce426" table:formula="of:=[.V42]-[.AT42]" office:value-type="float" office:value="-4.398028375" calcext:value-type="float">
            <text:p>-$4.40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Aug</text:p>
          </table:table-cell>
          <table:table-cell table:style-name="ce239" table:formula="of:=['file:///Volumes/Secure%20Documents/_Power%20-%20Telecom%202016-19.ods'#$'Power 2016'.X19]" office:value-type="float" office:value="780" calcext:value-type="float">
            <text:p>780 kW</text:p>
          </table:table-cell>
          <table:table-cell table:style-name="ce243" table:formula="of:=['file:///Volumes/Secure%20Documents/_Power%20-%20Telecom%202016-19.ods'#$'Power 2017'.Y19]" office:value-type="float" office:value="223" calcext:value-type="float">
            <text:p>223 kW</text:p>
          </table:table-cell>
          <table:table-cell table:style-name="ce246" table:formula="of:=['file:///Volumes/Secure%20Documents/_Power%20-%20Telecom%202016-19.ods'#$'Power 2018'.I39]" office:value-type="float" office:value="615" calcext:value-type="float">
            <text:p>615 kW</text:p>
          </table:table-cell>
          <table:table-cell table:style-name="ce248"/>
          <table:table-cell table:style-name="ce252" table:formula="of:=[.G17]" office:value-type="string" office:string-value="August" calcext:value-type="string">
            <text:p>August</text:p>
          </table:table-cell>
          <table:table-cell table:style-name="ce268" table:formula="of:=[.H17]" office:value-type="float" office:value="31" calcext:value-type="float">
            <text:p>31</text:p>
          </table:table-cell>
          <table:table-cell table:style-name="ce281" office:value-type="float" office:value="750" calcext:value-type="float">
            <text:p>750 kW</text:p>
          </table:table-cell>
          <table:table-cell table:style-name="ce281" table:number-columns-repeated="2"/>
          <table:table-cell table:style-name="ce308" table:formula="of:=[.H43]*[.L$32]" office:value-type="float" office:value="56.69001" calcext:value-type="float">
            <text:p>$56.69</text:p>
          </table:table-cell>
          <table:table-cell table:style-name="ce318" table:formula="of:=[.I43]*([.M$33]+[.M$34]/100)/100" office:value-type="float" office:value="166.55625" calcext:value-type="float">
            <text:p>$166.56</text:p>
          </table:table-cell>
          <table:table-cell table:style-name="ce318" table:formula="of:=[.L43]+[.M43]" office:value-type="float" office:value="223.24626" calcext:value-type="float">
            <text:p>$223.25</text:p>
          </table:table-cell>
          <table:table-cell table:style-name="ce330" table:formula="of:=[.N43]*1.15" office:value-type="currency" office:currency="NZD" office:value="256.733199" calcext:value-type="currency">
            <text:p>$257</text:p>
          </table:table-cell>
          <table:table-cell table:style-name="ce330" table:formula="of:=[.O43]*(1-[.O$50])" office:value-type="currency" office:currency="NZD" office:value="218.22321915" calcext:value-type="currency">
            <text:p>$218</text:p>
          </table:table-cell>
          <table:table-cell table:style-name="ce266"/>
          <table:table-cell table:style-name="ce266" table:formula="of:=[.H43]*[.R$32]" office:value-type="float" office:value="10.94114" calcext:value-type="float">
            <text:p>$10.94</text:p>
          </table:table-cell>
          <table:table-cell table:style-name="ce313" table:formula="of:=[.I43]*([.S$33]+[.S$34]/100)/100" office:value-type="float" office:value="205.89375" calcext:value-type="float">
            <text:p>$205.89</text:p>
          </table:table-cell>
          <table:table-cell table:style-name="ce348" table:formula="of:=[.R43]+[.S43]" office:value-type="float" office:value="216.83489" calcext:value-type="float">
            <text:p>$216.83</text:p>
          </table:table-cell>
          <table:table-cell table:style-name="ce351" table:formula="of:=[.T43]*1.15" office:value-type="currency" office:currency="NZD" office:value="249.3601235" calcext:value-type="currency">
            <text:p>$249</text:p>
          </table:table-cell>
          <table:table-cell table:style-name="ce351" table:formula="of:=[.U43]*(1-[.U$50])" office:value-type="currency" office:currency="NZD" office:value="211.956104975" calcext:value-type="currency">
            <text:p>$212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43]" office:value-type="float" office:value="69.44" calcext:value-type="float">
            <text:p>$69.44</text:p>
          </table:table-cell>
          <table:table-cell table:style-name="ce378" table:formula="of:=([.AA$33]+[.AA$34]/100)*[.$I43]/100" office:value-type="float" office:value="161.325" calcext:value-type="float">
            <text:p>$161.33</text:p>
          </table:table-cell>
          <table:table-cell table:style-name="ce378" table:formula="of:=[.Z43]+[.AA43]" office:value-type="float" office:value="230.765" calcext:value-type="float">
            <text:p>$230.77</text:p>
          </table:table-cell>
          <table:table-cell table:style-name="ce384" table:formula="of:=[.AB43]*1.15" office:value-type="currency" office:currency="NZD" office:value="265.37975" calcext:value-type="currency">
            <text:p>$265</text:p>
          </table:table-cell>
          <table:table-cell table:style-name="ce313"/>
          <table:table-cell table:style-name="ce313" table:formula="of:=[.AE$32]*[.$H43]" office:value-type="float" office:value="53.63" calcext:value-type="float">
            <text:p>$53.63</text:p>
          </table:table-cell>
          <table:table-cell table:style-name="ce313" table:formula="of:=([.AF$33]+[.AF$34]/100)*[.$I43]/100" office:value-type="float" office:value="149.4" calcext:value-type="float">
            <text:p>$149.40</text:p>
          </table:table-cell>
          <table:table-cell table:style-name="ce313" table:formula="of:=[.AE43]+[.AF43]" office:value-type="float" office:value="203.03" calcext:value-type="float">
            <text:p>$203.03</text:p>
          </table:table-cell>
          <table:table-cell table:style-name="ce327" table:formula="of:=[.AG43]*1.15" office:value-type="currency" office:currency="NZD" office:value="233.4845" calcext:value-type="currency">
            <text:p>$233</text:p>
          </table:table-cell>
          <table:table-cell table:style-name="ce327" table:formula="of:=[.AH43]*(1-[.AH$50])" office:value-type="currency" office:currency="NZD" office:value="210.13605" calcext:value-type="currency">
            <text:p>$210</text:p>
          </table:table-cell>
          <table:table-cell table:style-name="ce407" table:formula="of:=[.V43]-[.AI43]" office:value-type="currency" office:currency="NZD" office:value="1.82005497499998" calcext:value-type="currency">
            <text:p>$2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43]" office:value-type="float" office:value="10.3323" calcext:value-type="float">
            <text:p>$10.33</text:p>
          </table:table-cell>
          <table:table-cell table:style-name="ce313" table:formula="of:=([.AQ$33]+[.AQ$34]/100)*[.$I43]/100" office:value-type="float" office:value="204.16125" calcext:value-type="float">
            <text:p>$204.16</text:p>
          </table:table-cell>
          <table:table-cell table:style-name="ce313" table:formula="of:=[.AP43]+[.AQ43]" office:value-type="float" office:value="214.49355" calcext:value-type="float">
            <text:p>$214.49</text:p>
          </table:table-cell>
          <table:table-cell table:style-name="ce327" table:formula="of:=[.AR43]*1.15" office:value-type="currency" office:currency="NZD" office:value="246.6675825" calcext:value-type="currency">
            <text:p>$247</text:p>
          </table:table-cell>
          <table:table-cell table:style-name="ce327" table:formula="of:=[.AS43]*(1-[.AS$50])" office:value-type="currency" office:currency="NZD" office:value="217.0674726" calcext:value-type="currency">
            <text:p>$217</text:p>
          </table:table-cell>
          <table:table-cell table:style-name="ce426" table:formula="of:=[.V43]-[.AT43]" office:value-type="float" office:value="-5.11136762499999" calcext:value-type="float">
            <text:p>-$5.11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Sep</text:p>
          </table:table-cell>
          <table:table-cell table:style-name="ce239" table:formula="of:=['file:///Volumes/Secure%20Documents/_Power%20-%20Telecom%202016-19.ods'#$'Power 2016'.X20]" office:value-type="float" office:value="833" calcext:value-type="float">
            <text:p>833 kW</text:p>
          </table:table-cell>
          <table:table-cell table:style-name="ce243" table:formula="of:=['file:///Volumes/Secure%20Documents/_Power%20-%20Telecom%202016-19.ods'#$'Power 2017'.Y20]" office:value-type="float" office:value="693" calcext:value-type="float">
            <text:p>693 kW</text:p>
          </table:table-cell>
          <table:table-cell table:style-name="ce246" table:formula="of:=['file:///Volumes/Secure%20Documents/_Power%20-%20Telecom%202016-19.ods'#$'Power 2018'.I40]" office:value-type="float" office:value="662" calcext:value-type="float">
            <text:p>662 kW</text:p>
          </table:table-cell>
          <table:table-cell table:style-name="ce248"/>
          <table:table-cell table:style-name="ce252" table:formula="of:=[.G18]" office:value-type="string" office:string-value="September" calcext:value-type="string">
            <text:p>September</text:p>
          </table:table-cell>
          <table:table-cell table:style-name="ce268" table:formula="of:=[.H18]" office:value-type="float" office:value="30" calcext:value-type="float">
            <text:p>30</text:p>
          </table:table-cell>
          <table:table-cell table:style-name="ce281" office:value-type="float" office:value="750" calcext:value-type="float">
            <text:p>750 kW</text:p>
          </table:table-cell>
          <table:table-cell table:style-name="ce281" table:number-columns-repeated="2"/>
          <table:table-cell table:style-name="ce308" table:formula="of:=[.H44]*[.L$32]" office:value-type="float" office:value="54.8613" calcext:value-type="float">
            <text:p>$54.86</text:p>
          </table:table-cell>
          <table:table-cell table:style-name="ce318" table:formula="of:=[.I44]*([.M$33]+[.M$34]/100)/100" office:value-type="float" office:value="166.55625" calcext:value-type="float">
            <text:p>$166.56</text:p>
          </table:table-cell>
          <table:table-cell table:style-name="ce318" table:formula="of:=[.L44]+[.M44]" office:value-type="float" office:value="221.41755" calcext:value-type="float">
            <text:p>$221.42</text:p>
          </table:table-cell>
          <table:table-cell table:style-name="ce330" table:formula="of:=[.N44]*1.15" office:value-type="currency" office:currency="NZD" office:value="254.6301825" calcext:value-type="currency">
            <text:p>$255</text:p>
          </table:table-cell>
          <table:table-cell table:style-name="ce330" table:formula="of:=[.O44]*(1-[.O$50])" office:value-type="currency" office:currency="NZD" office:value="216.435655125" calcext:value-type="currency">
            <text:p>$216</text:p>
          </table:table-cell>
          <table:table-cell table:style-name="ce266"/>
          <table:table-cell table:style-name="ce266" table:formula="of:=[.H44]*[.R$32]" office:value-type="float" office:value="10.5882" calcext:value-type="float">
            <text:p>$10.59</text:p>
          </table:table-cell>
          <table:table-cell table:style-name="ce313" table:formula="of:=[.I44]*([.S$33]+[.S$34]/100)/100" office:value-type="float" office:value="205.89375" calcext:value-type="float">
            <text:p>$205.89</text:p>
          </table:table-cell>
          <table:table-cell table:style-name="ce348" table:formula="of:=[.R44]+[.S44]" office:value-type="float" office:value="216.48195" calcext:value-type="float">
            <text:p>$216.48</text:p>
          </table:table-cell>
          <table:table-cell table:style-name="ce351" table:formula="of:=[.T44]*1.15" office:value-type="currency" office:currency="NZD" office:value="248.9542425" calcext:value-type="currency">
            <text:p>$249</text:p>
          </table:table-cell>
          <table:table-cell table:style-name="ce351" table:formula="of:=[.U44]*(1-[.U$50])" office:value-type="currency" office:currency="NZD" office:value="211.611106125" calcext:value-type="currency">
            <text:p>$212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44]" office:value-type="float" office:value="67.2" calcext:value-type="float">
            <text:p>$67.20</text:p>
          </table:table-cell>
          <table:table-cell table:style-name="ce378" table:formula="of:=([.AA$33]+[.AA$34]/100)*[.$I44]/100" office:value-type="float" office:value="161.325" calcext:value-type="float">
            <text:p>$161.33</text:p>
          </table:table-cell>
          <table:table-cell table:style-name="ce378" table:formula="of:=[.Z44]+[.AA44]" office:value-type="float" office:value="228.525" calcext:value-type="float">
            <text:p>$228.53</text:p>
          </table:table-cell>
          <table:table-cell table:style-name="ce384" table:formula="of:=[.AB44]*1.15" office:value-type="currency" office:currency="NZD" office:value="262.80375" calcext:value-type="currency">
            <text:p>$263</text:p>
          </table:table-cell>
          <table:table-cell table:style-name="ce313"/>
          <table:table-cell table:style-name="ce313" table:formula="of:=[.AE$32]*[.$H44]" office:value-type="float" office:value="51.9" calcext:value-type="float">
            <text:p>$51.90</text:p>
          </table:table-cell>
          <table:table-cell table:style-name="ce313" table:formula="of:=([.AF$33]+[.AF$34]/100)*[.$I44]/100" office:value-type="float" office:value="149.4" calcext:value-type="float">
            <text:p>$149.40</text:p>
          </table:table-cell>
          <table:table-cell table:style-name="ce313" table:formula="of:=[.AE44]+[.AF44]" office:value-type="float" office:value="201.3" calcext:value-type="float">
            <text:p>$201.30</text:p>
          </table:table-cell>
          <table:table-cell table:style-name="ce327" table:formula="of:=[.AG44]*1.15" office:value-type="currency" office:currency="NZD" office:value="231.495" calcext:value-type="currency">
            <text:p>$231</text:p>
          </table:table-cell>
          <table:table-cell table:style-name="ce327" table:formula="of:=[.AH44]*(1-[.AH$50])" office:value-type="currency" office:currency="NZD" office:value="208.3455" calcext:value-type="currency">
            <text:p>$208</text:p>
          </table:table-cell>
          <table:table-cell table:style-name="ce407" table:formula="of:=[.V44]-[.AI44]" office:value-type="currency" office:currency="NZD" office:value="3.26560612499998" calcext:value-type="currency">
            <text:p>$3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P$32]*[.$H44]" office:value-type="float" office:value="9.999" calcext:value-type="float">
            <text:p>$10.00</text:p>
          </table:table-cell>
          <table:table-cell table:style-name="ce313" table:formula="of:=([.AQ$33]+[.AQ$34]/100)*[.$I44]/100" office:value-type="float" office:value="204.16125" calcext:value-type="float">
            <text:p>$204.16</text:p>
          </table:table-cell>
          <table:table-cell table:style-name="ce313" table:formula="of:=[.AP44]+[.AQ44]" office:value-type="float" office:value="214.16025" calcext:value-type="float">
            <text:p>$214.16</text:p>
          </table:table-cell>
          <table:table-cell table:style-name="ce327" table:formula="of:=[.AR44]*1.15" office:value-type="currency" office:currency="NZD" office:value="246.2842875" calcext:value-type="currency">
            <text:p>$246</text:p>
          </table:table-cell>
          <table:table-cell table:style-name="ce327" table:formula="of:=[.AS44]*(1-[.AS$50])" office:value-type="currency" office:currency="NZD" office:value="216.730173" calcext:value-type="currency">
            <text:p>$217</text:p>
          </table:table-cell>
          <table:table-cell table:style-name="ce426" table:formula="of:=[.V44]-[.AT44]" office:value-type="float" office:value="-5.11906687499999" calcext:value-type="float">
            <text:p>-$5.12</text:p>
          </table:table-cell>
          <table:table-cell table:style-name="ce431"/>
        </table:table-row>
        <table:table-row table:style-name="ro1">
          <table:table-cell/>
          <table:table-cell table:style-name="ce10" office:value-type="string" calcext:value-type="string">
            <text:p>Oct</text:p>
          </table:table-cell>
          <table:table-cell table:style-name="ce239" table:formula="of:=['file:///Volumes/Secure%20Documents/_Power%20-%20Telecom%202016-19.ods'#$'Power 2016'.X21]" office:value-type="float" office:value="414" calcext:value-type="float">
            <text:p>414 kW</text:p>
          </table:table-cell>
          <table:table-cell table:style-name="ce243" table:formula="of:=['file:///Volumes/Secure%20Documents/_Power%20-%20Telecom%202016-19.ods'#$'Power 2017'.Y21]" office:value-type="float" office:value="346" calcext:value-type="float">
            <text:p>346 kW</text:p>
          </table:table-cell>
          <table:table-cell table:style-name="ce246" table:formula="of:=['file:///Volumes/Secure%20Documents/_Power%20-%20Telecom%202016-19.ods'#$'Power 2018'.I41]" office:value-type="float" office:value="346" calcext:value-type="float">
            <text:p>346 kW</text:p>
          </table:table-cell>
          <table:table-cell/>
          <table:table-cell table:style-name="ce251" table:formula="of:=[.G19]" office:value-type="string" office:string-value="October" calcext:value-type="string">
            <text:p>October</text:p>
          </table:table-cell>
          <table:table-cell table:style-name="ce268" table:formula="of:=[.H19]" office:value-type="float" office:value="31" calcext:value-type="float">
            <text:p>31</text:p>
          </table:table-cell>
          <table:table-cell table:style-name="ce279" office:value-type="float" office:value="400" calcext:value-type="float">
            <text:p>400 kW</text:p>
          </table:table-cell>
          <table:table-cell table:style-name="ce279" table:number-columns-repeated="2"/>
          <table:table-cell table:style-name="ce308" table:formula="of:=[.H45]*[.L$32]" office:value-type="float" office:value="56.69001" calcext:value-type="float">
            <text:p>$56.69</text:p>
          </table:table-cell>
          <table:table-cell table:style-name="ce318" table:formula="of:=[.I45]*([.M$33]+[.M$34]/100)/100" office:value-type="float" office:value="88.83" calcext:value-type="float">
            <text:p>$88.83</text:p>
          </table:table-cell>
          <table:table-cell table:style-name="ce318" table:formula="of:=[.L45]+[.M45]" office:value-type="float" office:value="145.52001" calcext:value-type="float">
            <text:p>$145.52</text:p>
          </table:table-cell>
          <table:table-cell table:style-name="ce330" table:formula="of:=[.N45]*1.15" office:value-type="currency" office:currency="NZD" office:value="167.3480115" calcext:value-type="currency">
            <text:p>$167</text:p>
          </table:table-cell>
          <table:table-cell table:style-name="ce330" table:formula="of:=[.O45]*(1-[.O$50])" office:value-type="currency" office:currency="NZD" office:value="142.245809775" calcext:value-type="currency">
            <text:p>$142</text:p>
          </table:table-cell>
          <table:table-cell/>
          <table:table-cell table:style-name="ce266" table:formula="of:=[.H45]*[.R$32]" office:value-type="float" office:value="10.94114" calcext:value-type="float">
            <text:p>$10.94</text:p>
          </table:table-cell>
          <table:table-cell table:style-name="ce313" table:formula="of:=[.I45]*([.S$33]+[.S$34]/100)/100" office:value-type="float" office:value="109.81" calcext:value-type="float">
            <text:p>$109.81</text:p>
          </table:table-cell>
          <table:table-cell table:style-name="ce348" table:formula="of:=[.R45]+[.S45]" office:value-type="float" office:value="120.75114" calcext:value-type="float">
            <text:p>$120.75</text:p>
          </table:table-cell>
          <table:table-cell table:style-name="ce351" table:formula="of:=[.T45]*1.15" office:value-type="currency" office:currency="NZD" office:value="138.863811" calcext:value-type="currency">
            <text:p>$139</text:p>
          </table:table-cell>
          <table:table-cell table:style-name="ce351" table:formula="of:=[.U45]*(1-[.U$50])" office:value-type="currency" office:currency="NZD" office:value="118.03423935" calcext:value-type="currency">
            <text:p>$118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45]" office:value-type="float" office:value="69.44" calcext:value-type="float">
            <text:p>$69.44</text:p>
          </table:table-cell>
          <table:table-cell table:style-name="ce378" table:formula="of:=([.AA$33]+[.AA$34]/100)*[.$I45]/100" office:value-type="float" office:value="86.04" calcext:value-type="float">
            <text:p>$86.04</text:p>
          </table:table-cell>
          <table:table-cell table:style-name="ce378" table:formula="of:=[.Z45]+[.AA45]" office:value-type="float" office:value="155.48" calcext:value-type="float">
            <text:p>$155.48</text:p>
          </table:table-cell>
          <table:table-cell table:style-name="ce384" table:formula="of:=[.AB45]*1.15" office:value-type="currency" office:currency="NZD" office:value="178.802" calcext:value-type="currency">
            <text:p>$179</text:p>
          </table:table-cell>
          <table:table-cell table:style-name="ce111"/>
          <table:table-cell table:style-name="ce313" table:formula="of:=[.AE$32]*[.$H45]" office:value-type="float" office:value="53.63" calcext:value-type="float">
            <text:p>$53.63</text:p>
          </table:table-cell>
          <table:table-cell table:style-name="ce313" table:formula="of:=([.AF$33]+[.AF$34]/100)*[.$I45]/100" office:value-type="float" office:value="79.68" calcext:value-type="float">
            <text:p>$79.68</text:p>
          </table:table-cell>
          <table:table-cell table:style-name="ce313" table:formula="of:=[.AE45]+[.AF45]" office:value-type="float" office:value="133.31" calcext:value-type="float">
            <text:p>$133.31</text:p>
          </table:table-cell>
          <table:table-cell table:style-name="ce327" table:formula="of:=[.AG45]*1.15" office:value-type="currency" office:currency="NZD" office:value="153.3065" calcext:value-type="currency">
            <text:p>$153</text:p>
          </table:table-cell>
          <table:table-cell table:style-name="ce327" table:formula="of:=[.AH45]*(1-[.AH$50])" office:value-type="currency" office:currency="NZD" office:value="137.97585" calcext:value-type="currency">
            <text:p>$138</text:p>
          </table:table-cell>
          <table:table-cell table:style-name="ce407" table:formula="of:=[.V45]-[.AI45]" office:value-type="currency" office:currency="NZD" office:value="-19.94161065" calcext:value-type="currency">
            <text:p>-$20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ce313" table:formula="of:=[.AP$32]*[.$H45]" office:value-type="float" office:value="10.3323" calcext:value-type="float">
            <text:p>$10.33</text:p>
          </table:table-cell>
          <table:table-cell table:style-name="ce313" table:formula="of:=([.AQ$33]+[.AQ$34]/100)*[.$I45]/100" office:value-type="float" office:value="108.886" calcext:value-type="float">
            <text:p>$108.89</text:p>
          </table:table-cell>
          <table:table-cell table:style-name="ce313" table:formula="of:=[.AP45]+[.AQ45]" office:value-type="float" office:value="119.2183" calcext:value-type="float">
            <text:p>$119.22</text:p>
          </table:table-cell>
          <table:table-cell table:style-name="ce327" table:formula="of:=[.AR45]*1.15" office:value-type="currency" office:currency="NZD" office:value="137.101045" calcext:value-type="currency">
            <text:p>$137</text:p>
          </table:table-cell>
          <table:table-cell table:style-name="ce327" table:formula="of:=[.AS45]*(1-[.AS$50])" office:value-type="currency" office:currency="NZD" office:value="120.6489196" calcext:value-type="currency">
            <text:p>$121</text:p>
          </table:table-cell>
          <table:table-cell table:style-name="ce426" table:formula="of:=[.V45]-[.AT45]" office:value-type="float" office:value="-2.61468025000001" calcext:value-type="float">
            <text:p>-$2.61</text:p>
          </table:table-cell>
          <table:table-cell table:style-name="ce429"/>
        </table:table-row>
        <table:table-row table:style-name="ro1">
          <table:table-cell/>
          <table:table-cell table:style-name="ce10" office:value-type="string" calcext:value-type="string">
            <text:p>Nov</text:p>
          </table:table-cell>
          <table:table-cell table:style-name="ce239" table:formula="of:=['file:///Volumes/Secure%20Documents/_Power%20-%20Telecom%202016-19.ods'#$'Power 2016'.X22]" office:value-type="float" office:value="370" calcext:value-type="float">
            <text:p>370 kW</text:p>
          </table:table-cell>
          <table:table-cell table:style-name="ce243" table:formula="of:=['file:///Volumes/Secure%20Documents/_Power%20-%20Telecom%202016-19.ods'#$'Power 2017'.Y22]" office:value-type="float" office:value="361" calcext:value-type="float">
            <text:p>361 kW</text:p>
          </table:table-cell>
          <table:table-cell table:style-name="ce246" table:formula="of:=['file:///Volumes/Secure%20Documents/_Power%20-%20Telecom%202016-19.ods'#$'Power 2018'.I42]" office:value-type="float" office:value="378" calcext:value-type="float">
            <text:p>378 kW</text:p>
          </table:table-cell>
          <table:table-cell/>
          <table:table-cell table:style-name="ce251" table:formula="of:=[.G20]" office:value-type="string" office:string-value="November" calcext:value-type="string">
            <text:p>November</text:p>
          </table:table-cell>
          <table:table-cell table:style-name="ce268" table:formula="of:=[.H20]" office:value-type="float" office:value="30" calcext:value-type="float">
            <text:p>30</text:p>
          </table:table-cell>
          <table:table-cell table:style-name="ce279" office:value-type="float" office:value="350" calcext:value-type="float">
            <text:p>350 kW</text:p>
          </table:table-cell>
          <table:table-cell table:style-name="ce279" table:number-columns-repeated="2"/>
          <table:table-cell table:style-name="ce308" table:formula="of:=[.H46]*[.L$32]" office:value-type="float" office:value="54.8613" calcext:value-type="float">
            <text:p>$54.86</text:p>
          </table:table-cell>
          <table:table-cell table:style-name="ce318" table:formula="of:=[.I46]*([.M$33]+[.M$34]/100)/100" office:value-type="float" office:value="77.72625" calcext:value-type="float">
            <text:p>$77.73</text:p>
          </table:table-cell>
          <table:table-cell table:style-name="ce318" table:formula="of:=[.L46]+[.M46]" office:value-type="float" office:value="132.58755" calcext:value-type="float">
            <text:p>$132.59</text:p>
          </table:table-cell>
          <table:table-cell table:style-name="ce330" table:formula="of:=[.N46]*1.15" office:value-type="currency" office:currency="NZD" office:value="152.4756825" calcext:value-type="currency">
            <text:p>$152</text:p>
          </table:table-cell>
          <table:table-cell table:style-name="ce330" table:formula="of:=[.O46]*(1-[.O$50])" office:value-type="currency" office:currency="NZD" office:value="129.604330125" calcext:value-type="currency">
            <text:p>$130</text:p>
          </table:table-cell>
          <table:table-cell/>
          <table:table-cell table:style-name="ce266" table:formula="of:=[.H46]*[.R$32]" office:value-type="float" office:value="10.5882" calcext:value-type="float">
            <text:p>$10.59</text:p>
          </table:table-cell>
          <table:table-cell table:style-name="ce313" table:formula="of:=[.I46]*([.S$33]+[.S$34]/100)/100" office:value-type="float" office:value="96.08375" calcext:value-type="float">
            <text:p>$96.08</text:p>
          </table:table-cell>
          <table:table-cell table:style-name="ce348" table:formula="of:=[.R46]+[.S46]" office:value-type="float" office:value="106.67195" calcext:value-type="float">
            <text:p>$106.67</text:p>
          </table:table-cell>
          <table:table-cell table:style-name="ce351" table:formula="of:=[.T46]*1.15" office:value-type="currency" office:currency="NZD" office:value="122.6727425" calcext:value-type="currency">
            <text:p>$123</text:p>
          </table:table-cell>
          <table:table-cell table:style-name="ce351" table:formula="of:=[.U46]*(1-[.U$50])" office:value-type="currency" office:currency="NZD" office:value="104.271831125" calcext:value-type="currency">
            <text:p>$104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46]" office:value-type="float" office:value="67.2" calcext:value-type="float">
            <text:p>$67.20</text:p>
          </table:table-cell>
          <table:table-cell table:style-name="ce378" table:formula="of:=([.AA$33]+[.AA$34]/100)*[.$I46]/100" office:value-type="float" office:value="75.285" calcext:value-type="float">
            <text:p>$75.29</text:p>
          </table:table-cell>
          <table:table-cell table:style-name="ce378" table:formula="of:=[.Z46]+[.AA46]" office:value-type="float" office:value="142.485" calcext:value-type="float">
            <text:p>$142.49</text:p>
          </table:table-cell>
          <table:table-cell table:style-name="ce384" table:formula="of:=[.AB46]*1.15" office:value-type="currency" office:currency="NZD" office:value="163.85775" calcext:value-type="currency">
            <text:p>$164</text:p>
          </table:table-cell>
          <table:table-cell table:style-name="ce111"/>
          <table:table-cell table:style-name="ce313" table:formula="of:=[.AE$32]*[.$H46]" office:value-type="float" office:value="51.9" calcext:value-type="float">
            <text:p>$51.90</text:p>
          </table:table-cell>
          <table:table-cell table:style-name="ce313" table:formula="of:=([.AF$33]+[.AF$34]/100)*[.$I46]/100" office:value-type="float" office:value="69.72" calcext:value-type="float">
            <text:p>$69.72</text:p>
          </table:table-cell>
          <table:table-cell table:style-name="ce313" table:formula="of:=[.AE46]+[.AF46]" office:value-type="float" office:value="121.62" calcext:value-type="float">
            <text:p>$121.62</text:p>
          </table:table-cell>
          <table:table-cell table:style-name="ce327" table:formula="of:=[.AG46]*1.15" office:value-type="currency" office:currency="NZD" office:value="139.863" calcext:value-type="currency">
            <text:p>$140</text:p>
          </table:table-cell>
          <table:table-cell table:style-name="ce327" table:formula="of:=[.AH46]*(1-[.AH$50])" office:value-type="currency" office:currency="NZD" office:value="125.8767" calcext:value-type="currency">
            <text:p>$126</text:p>
          </table:table-cell>
          <table:table-cell table:style-name="ce407" table:formula="of:=[.V46]-[.AI46]" office:value-type="currency" office:currency="NZD" office:value="-21.604868875" calcext:value-type="currency">
            <text:p>-$22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ce313" table:formula="of:=[.AP$32]*[.$H46]" office:value-type="float" office:value="9.999" calcext:value-type="float">
            <text:p>$10.00</text:p>
          </table:table-cell>
          <table:table-cell table:style-name="ce313" table:formula="of:=([.AQ$33]+[.AQ$34]/100)*[.$I46]/100" office:value-type="float" office:value="95.27525" calcext:value-type="float">
            <text:p>$95.28</text:p>
          </table:table-cell>
          <table:table-cell table:style-name="ce313" table:formula="of:=[.AP46]+[.AQ46]" office:value-type="float" office:value="105.27425" calcext:value-type="float">
            <text:p>$105.27</text:p>
          </table:table-cell>
          <table:table-cell table:style-name="ce327" table:formula="of:=[.AR46]*1.15" office:value-type="currency" office:currency="NZD" office:value="121.0653875" calcext:value-type="currency">
            <text:p>$121</text:p>
          </table:table-cell>
          <table:table-cell table:style-name="ce327" table:formula="of:=[.AS46]*(1-[.AS$50])" office:value-type="currency" office:currency="NZD" office:value="106.537541" calcext:value-type="currency">
            <text:p>$107</text:p>
          </table:table-cell>
          <table:table-cell table:style-name="ce426" table:formula="of:=[.V46]-[.AT46]" office:value-type="float" office:value="-2.26570987500001" calcext:value-type="float">
            <text:p>-$2.27</text:p>
          </table:table-cell>
          <table:table-cell table:style-name="ce429"/>
        </table:table-row>
        <table:table-row table:style-name="ro1">
          <table:table-cell/>
          <table:table-cell table:style-name="ce10" office:value-type="string" calcext:value-type="string">
            <text:p>Dec</text:p>
          </table:table-cell>
          <table:table-cell table:style-name="ce240" table:formula="of:=['file:///Volumes/Secure%20Documents/_Power%20-%20Telecom%202016-19.ods'#$'Power 2016'.X23]" office:value-type="float" office:value="324" calcext:value-type="float">
            <text:p>324 kW</text:p>
          </table:table-cell>
          <table:table-cell table:style-name="ce244" table:formula="of:=['file:///Volumes/Secure%20Documents/_Power%20-%20Telecom%202016-19.ods'#$'Power 2017'.Y23]" office:value-type="float" office:value="366" calcext:value-type="float">
            <text:p>366 kW</text:p>
          </table:table-cell>
          <table:table-cell table:style-name="ce247" table:formula="of:=['file:///Volumes/Secure%20Documents/_Power%20-%20Telecom%202016-19.ods'#$'Power 2018'.I43]" office:value-type="float" office:value="336" calcext:value-type="float">
            <text:p>336 kW</text:p>
          </table:table-cell>
          <table:table-cell/>
          <table:table-cell table:style-name="ce257" table:formula="of:=[.G21]" office:value-type="string" office:string-value="December" calcext:value-type="string">
            <text:p>December</text:p>
          </table:table-cell>
          <table:table-cell table:style-name="ce269" table:formula="of:=[.H21]" office:value-type="float" office:value="31" calcext:value-type="float">
            <text:p>31</text:p>
          </table:table-cell>
          <table:table-cell table:style-name="ce282" office:value-type="float" office:value="325" calcext:value-type="float">
            <text:p>325 kW</text:p>
          </table:table-cell>
          <table:table-cell table:style-name="ce283"/>
          <table:table-cell table:style-name="ce288"/>
          <table:table-cell table:style-name="ce308" table:formula="of:=[.H47]*[.L$32]" office:value-type="float" office:value="56.69001" calcext:value-type="float">
            <text:p>$56.69</text:p>
          </table:table-cell>
          <table:table-cell table:style-name="ce318" table:formula="of:=[.I47]*([.M$33]+[.M$34]/100)/100" office:value-type="float" office:value="72.174375" calcext:value-type="float">
            <text:p>$72.17</text:p>
          </table:table-cell>
          <table:table-cell table:style-name="ce318" table:formula="of:=[.L47]+[.M47]" office:value-type="float" office:value="128.864385" calcext:value-type="float">
            <text:p>$128.86</text:p>
          </table:table-cell>
          <table:table-cell table:style-name="ce330" table:formula="of:=[.N47]*1.15" office:value-type="currency" office:currency="NZD" office:value="148.19404275" calcext:value-type="currency">
            <text:p>$148</text:p>
          </table:table-cell>
          <table:table-cell table:style-name="ce330" table:formula="of:=[.O47]*(1-[.O$50])" office:value-type="currency" office:currency="NZD" office:value="125.9649363375" calcext:value-type="currency">
            <text:p>$126</text:p>
          </table:table-cell>
          <table:table-cell/>
          <table:table-cell table:style-name="ce266" table:formula="of:=[.H47]*[.R$32]" office:value-type="float" office:value="10.94114" calcext:value-type="float">
            <text:p>$10.94</text:p>
          </table:table-cell>
          <table:table-cell table:style-name="ce313" table:formula="of:=[.I47]*([.S$33]+[.S$34]/100)/100" office:value-type="float" office:value="89.220625" calcext:value-type="float">
            <text:p>$89.22</text:p>
          </table:table-cell>
          <table:table-cell table:style-name="ce348" table:formula="of:=[.R47]+[.S47]" office:value-type="float" office:value="100.161765" calcext:value-type="float">
            <text:p>$100.16</text:p>
          </table:table-cell>
          <table:table-cell table:style-name="ce351" table:formula="of:=[.T47]*1.15" office:value-type="currency" office:currency="NZD" office:value="115.18602975" calcext:value-type="currency">
            <text:p>$115</text:p>
          </table:table-cell>
          <table:table-cell table:style-name="ce351" table:formula="of:=[.U47]*(1-[.U$50])" office:value-type="currency" office:currency="NZD" office:value="97.9081252875" calcext:value-type="currency">
            <text:p>$98</text:p>
          </table:table-cell>
          <table:table-cell table:style-name="ce358"/>
          <table:table-cell table:style-name="ce303"/>
          <table:table-cell table:style-name="ce367"/>
          <table:table-cell table:style-name="ce378" table:formula="of:=[.Z$32]*[.$H47]" office:value-type="float" office:value="69.44" calcext:value-type="float">
            <text:p>$69.44</text:p>
          </table:table-cell>
          <table:table-cell table:style-name="ce378" table:formula="of:=([.AA$33]+[.AA$34]/100)*[.$I47]/100" office:value-type="float" office:value="69.9075" calcext:value-type="float">
            <text:p>$69.91</text:p>
          </table:table-cell>
          <table:table-cell table:style-name="ce378" table:formula="of:=[.Z47]+[.AA47]" office:value-type="float" office:value="139.3475" calcext:value-type="float">
            <text:p>$139.35</text:p>
          </table:table-cell>
          <table:table-cell table:style-name="ce384" table:formula="of:=[.AB47]*1.15" office:value-type="currency" office:currency="NZD" office:value="160.249625" calcext:value-type="currency">
            <text:p>$160</text:p>
          </table:table-cell>
          <table:table-cell table:style-name="ce111"/>
          <table:table-cell table:style-name="ce313" table:formula="of:=[.AE$32]*[.$H47]" office:value-type="float" office:value="53.63" calcext:value-type="float">
            <text:p>$53.63</text:p>
          </table:table-cell>
          <table:table-cell table:style-name="ce313" table:formula="of:=([.AF$33]+[.AF$34]/100)*[.$I47]/100" office:value-type="float" office:value="64.74" calcext:value-type="float">
            <text:p>$64.74</text:p>
          </table:table-cell>
          <table:table-cell table:style-name="ce313" table:formula="of:=[.AE47]+[.AF47]" office:value-type="float" office:value="118.37" calcext:value-type="float">
            <text:p>$118.37</text:p>
          </table:table-cell>
          <table:table-cell table:style-name="ce327" table:formula="of:=[.AG47]*1.15" office:value-type="currency" office:currency="NZD" office:value="136.1255" calcext:value-type="currency">
            <text:p>$136</text:p>
          </table:table-cell>
          <table:table-cell table:style-name="ce327" table:formula="of:=[.AH47]*(1-[.AH$50])" office:value-type="currency" office:currency="NZD" office:value="122.51295" calcext:value-type="currency">
            <text:p>$123</text:p>
          </table:table-cell>
          <table:table-cell table:style-name="ce407" table:formula="of:=[.V47]-[.AI47]" office:value-type="currency" office:currency="NZD" office:value="-24.6048247125" calcext:value-type="currency">
            <text:p>-$25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ce313" table:formula="of:=[.AP$32]*[.$H47]" office:value-type="float" office:value="10.3323" calcext:value-type="float">
            <text:p>$10.33</text:p>
          </table:table-cell>
          <table:table-cell table:style-name="ce313" table:formula="of:=([.AQ$33]+[.AQ$34]/100)*[.$I47]/100" office:value-type="float" office:value="88.469875" calcext:value-type="float">
            <text:p>$88.47</text:p>
          </table:table-cell>
          <table:table-cell table:style-name="ce313" table:formula="of:=[.AP47]+[.AQ47]" office:value-type="float" office:value="98.802175" calcext:value-type="float">
            <text:p>$98.80</text:p>
          </table:table-cell>
          <table:table-cell table:style-name="ce327" table:formula="of:=[.AR47]*1.15" office:value-type="currency" office:currency="NZD" office:value="113.62250125" calcext:value-type="currency">
            <text:p>$114</text:p>
          </table:table-cell>
          <table:table-cell table:style-name="ce327" table:formula="of:=[.AS47]*(1-[.AS$50])" office:value-type="currency" office:currency="NZD" office:value="99.9878011" calcext:value-type="currency">
            <text:p>$100</text:p>
          </table:table-cell>
          <table:table-cell table:style-name="ce426" table:formula="of:=[.V47]-[.AT47]" office:value-type="float" office:value="-2.0796758125" calcext:value-type="float">
            <text:p>-$2.08</text:p>
          </table:table-cell>
          <table:table-cell table:style-name="ce429"/>
        </table:table-row>
        <table:table-row table:style-name="ro1">
          <table:table-cell table:number-columns-repeated="2"/>
          <table:table-cell table:style-name="ce241" table:formula="of:=SUM([.C36:.C47])" office:value-type="float" office:value="5761" calcext:value-type="float">
            <text:p>5761 kW</text:p>
          </table:table-cell>
          <table:table-cell table:style-name="ce241" table:formula="of:=SUM([.D36:.D47])" office:value-type="float" office:value="4413" calcext:value-type="float">
            <text:p>4413 kW</text:p>
          </table:table-cell>
          <table:table-cell table:style-name="ce241" table:formula="of:=SUM([.E36:.E47])" office:value-type="float" office:value="6720" calcext:value-type="float">
            <text:p>6720 kW</text:p>
          </table:table-cell>
          <table:table-cell/>
          <table:table-cell table:style-name="ce258"/>
          <table:table-cell table:style-name="ce263" office:value-type="string" calcext:value-type="string">
            <text:p>Annual Usage = </text:p>
          </table:table-cell>
          <table:table-cell table:style-name="ce276" table:formula="of:=SUM([.I36:.I47])" office:value-type="float" office:value="5707" calcext:value-type="float">
            <text:p>5707 kW</text:p>
          </table:table-cell>
          <table:table-cell table:style-name="ce6"/>
          <table:table-cell table:style-name="ce286"/>
          <table:table-cell table:style-name="ce309" table:formula="of:=SUM([.L36:.L47])" office:value-type="float" office:value="667.47915" calcext:value-type="float">
            <text:p>$667</text:p>
          </table:table-cell>
          <table:table-cell table:style-name="ce309" table:formula="of:=SUM([.M36:.M47])" office:value-type="float" office:value="1267.382025" calcext:value-type="float">
            <text:p>$1,267</text:p>
          </table:table-cell>
          <table:table-cell table:style-name="ce309" table:formula="of:=SUM([.N36:.N47])" office:value-type="float" office:value="1934.861175" calcext:value-type="float">
            <text:p>$1,935</text:p>
          </table:table-cell>
          <table:table-cell table:style-name="ce309" table:formula="of:=SUM([.O36:.O47])" office:value-type="float" office:value="2225.09035125" calcext:value-type="float">
            <text:p>$2,225</text:p>
          </table:table-cell>
          <table:table-cell table:style-name="ce334" table:formula="of:=SUM([.P36:.P47])" office:value-type="float" office:value="1891.3267985625" calcext:value-type="float">
            <text:p>$1,891</text:p>
          </table:table-cell>
          <table:table-cell/>
          <table:table-cell table:style-name="ce345" table:formula="of:=SUM([.R36:.R47])" office:value-type="currency" office:currency="NZD" office:value="128.8231" calcext:value-type="currency">
            <text:p>$129</text:p>
          </table:table-cell>
          <table:table-cell table:style-name="ce345" table:formula="of:=SUM([.S36:.S47])" office:value-type="currency" office:currency="NZD" office:value="1566.714175" calcext:value-type="currency">
            <text:p>$1,567</text:p>
          </table:table-cell>
          <table:table-cell table:style-name="ce345" table:formula="of:=SUM([.T36:.T47])" office:value-type="currency" office:currency="NZD" office:value="1695.537275" calcext:value-type="currency">
            <text:p>$1,696</text:p>
          </table:table-cell>
          <table:table-cell table:style-name="ce352" table:formula="of:=SUM([.U36:.U47])" office:value-type="currency" office:currency="NZD" office:value="1949.86786625" calcext:value-type="currency">
            <text:p>$1,950</text:p>
          </table:table-cell>
          <table:table-cell table:style-name="ce353" table:formula="of:=SUM([.V36:.V47])" office:value-type="currency" office:currency="NZD" office:value="1657.3876863125" calcext:value-type="currency">
            <text:p>$1,657</text:p>
          </table:table-cell>
          <table:table-cell table:style-name="ce358"/>
          <table:table-cell table:style-name="ce303"/>
          <table:table-cell table:style-name="ce367"/>
          <table:table-cell table:style-name="ce321" table:formula="of:=SUM([.Z36:.Z47])" office:value-type="float" office:value="817.6" calcext:value-type="float">
            <text:p>$818</text:p>
          </table:table-cell>
          <table:table-cell table:style-name="ce321" table:formula="of:=SUM([.AA36:.AA47])" office:value-type="float" office:value="1227.5757" calcext:value-type="float">
            <text:p>$1,228</text:p>
          </table:table-cell>
          <table:table-cell table:style-name="ce321" table:formula="of:=SUM([.AB36:.AB47])" office:value-type="float" office:value="2045.1757" calcext:value-type="float">
            <text:p>$2,045</text:p>
          </table:table-cell>
          <table:table-cell table:style-name="ce385" table:formula="of:=SUM([.AC36:.AC47])" office:value-type="float" office:value="2351.952055" calcext:value-type="float">
            <text:p>$2,352</text:p>
          </table:table-cell>
          <table:table-cell table:style-name="ce111"/>
          <table:table-cell table:style-name="ce322" table:formula="of:=SUM([.AE36:.AE47])" office:value-type="float" office:value="631.45" calcext:value-type="float">
            <text:p>$631</text:p>
          </table:table-cell>
          <table:table-cell table:style-name="ce322" table:formula="of:=SUM([.AF36:.AF47])" office:value-type="float" office:value="1136.8344" calcext:value-type="float">
            <text:p>$1,137</text:p>
          </table:table-cell>
          <table:table-cell table:style-name="ce322" table:formula="of:=SUM([.AG36:.AG47])" office:value-type="float" office:value="1768.2844" calcext:value-type="float">
            <text:p>$1,768</text:p>
          </table:table-cell>
          <table:table-cell table:style-name="ce322" table:formula="of:=SUM([.AH36:.AH47])" office:value-type="float" office:value="2033.52706" calcext:value-type="float">
            <text:p>$2,034</text:p>
          </table:table-cell>
          <table:table-cell table:style-name="ce406" table:formula="of:=SUM([.AI36:.AI47])" office:value-type="float" office:value="1830.174354" calcext:value-type="float">
            <text:p>$1,830</text:p>
          </table:table-cell>
          <table:table-cell table:style-name="ce410" table:formula="of:=SUM([.AJ36:.AJ47])" office:value-type="float" office:value="-172.7866676875" calcext:value-type="float">
            <text:p>-$173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ce322" table:formula="of:=SUM([.AP36:.AP47])" office:value-type="float" office:value="121.6545" calcext:value-type="float">
            <text:p>$122</text:p>
          </table:table-cell>
          <table:table-cell table:style-name="ce322" table:formula="of:=SUM([.AQ36:.AQ47])" office:value-type="float" office:value="1553.531005" calcext:value-type="float">
            <text:p>$1,554</text:p>
          </table:table-cell>
          <table:table-cell table:style-name="ce322" table:formula="of:=SUM([.AR36:.AR47])" office:value-type="float" office:value="1675.185505" calcext:value-type="float">
            <text:p>$1,675</text:p>
          </table:table-cell>
          <table:table-cell table:style-name="ce322" table:formula="of:=SUM([.AS36:.AS47])" office:value-type="float" office:value="1926.46333075" calcext:value-type="float">
            <text:p>$1,926</text:p>
          </table:table-cell>
          <table:table-cell table:style-name="ce406" table:formula="of:=SUM([.AT36:.AT47])" office:value-type="float" office:value="1695.28773106" calcext:value-type="float">
            <text:p>$1,695</text:p>
          </table:table-cell>
          <table:table-cell table:style-name="ce410" table:formula="of:=SUM([.AU36:.AU47])" office:value-type="float" office:value="-37.9000447475" calcext:value-type="float">
            <text:p>-$38</text:p>
          </table:table-cell>
          <table:table-cell table:style-name="ce429"/>
        </table:table-row>
        <table:table-row table:style-name="ro1">
          <table:table-cell table:number-columns-repeated="7"/>
          <table:table-cell table:style-name="ce19"/>
          <table:table-cell table:style-name="ce9" table:number-columns-repeated="2"/>
          <table:table-cell table:style-name="ce289"/>
          <table:table-cell table:style-name="ce300"/>
          <table:table-cell table:style-name="ce248" office:value-type="string" calcext:value-type="string">
            <text:p><text:s/>+VAT @ 15%</text:p>
          </table:table-cell>
          <table:table-cell table:style-name="ce74" table:formula="of:=[.N48]*0.15" office:value-type="float" office:value="290.22917625" calcext:value-type="float">
            <text:p>$290</text:p>
          </table:table-cell>
          <table:table-cell table:number-columns-repeated="3"/>
          <table:table-cell table:style-name="ce19"/>
          <table:table-cell table:style-name="ce248" office:value-type="string" calcext:value-type="string">
            <text:p><text:s/>+VAT @ 15%</text:p>
          </table:table-cell>
          <table:table-cell table:style-name="ce74" table:formula="of:=[.T48]*0.15" office:value-type="float" office:value="254.33059125" calcext:value-type="float">
            <text:p>$254</text:p>
          </table:table-cell>
          <table:table-cell table:style-name="ce74" table:number-columns-repeated="2"/>
          <table:table-cell table:style-name="ce356"/>
          <table:table-cell table:style-name="ce293"/>
          <table:table-cell table:style-name="ce367"/>
          <table:table-cell table:style-name="ce28"/>
          <table:table-cell table:style-name="ce264" office:value-type="string" calcext:value-type="string">
            <text:p>GST total @ 15%</text:p>
          </table:table-cell>
          <table:table-cell table:style-name="ce328" table:formula="of:=[.AB48]*0.15" office:value-type="float" office:value="306.776355" calcext:value-type="float">
            <text:p>$307</text:p>
          </table:table-cell>
          <table:table-cell table:style-name="ce328"/>
          <table:table-cell table:style-name="ce111"/>
          <table:table-cell table:style-name="ce28"/>
          <table:table-cell table:style-name="ce264" office:value-type="string" calcext:value-type="string">
            <text:p>GST total @ 15%</text:p>
          </table:table-cell>
          <table:table-cell table:style-name="ce328" table:formula="of:=[.AG48]*0.15" office:value-type="float" office:value="265.24266" calcext:value-type="float">
            <text:p>$265</text:p>
          </table:table-cell>
          <table:table-cell table:style-name="ce328" table:number-columns-repeated="3"/>
          <table:table-cell table:style-name="ce414"/>
          <table:table-cell/>
          <table:table-cell table:style-name="Default"/>
          <table:table-cell/>
          <table:table-cell table:style-name="ce297"/>
          <table:table-cell table:style-name="ce28"/>
          <table:table-cell table:style-name="ce264" office:value-type="string" calcext:value-type="string">
            <text:p><text:s/>+GST @ 15%</text:p>
          </table:table-cell>
          <table:table-cell table:style-name="ce328" table:formula="of:=[.AR48]*0.15" office:value-type="float" office:value="251.27782575" calcext:value-type="float">
            <text:p>$251</text:p>
          </table:table-cell>
          <table:table-cell table:style-name="ce328" table:number-columns-repeated="2"/>
          <table:table-cell table:style-name="ce382"/>
          <table:table-cell table:style-name="ce429"/>
        </table:table-row>
        <table:table-row table:style-name="ro1">
          <table:table-cell table:number-columns-repeated="7"/>
          <table:table-cell table:style-name="ce19"/>
          <table:table-cell table:style-name="ce9" table:number-columns-repeated="2"/>
          <table:table-cell table:style-name="ce289"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prompt pay</text:p>
          </table:table-cell>
          <table:table-cell table:style-name="ce304" office:value-type="percentage" office:value="0.15" calcext:value-type="percentage">
            <text:p>15%</text:p>
          </table:table-cell>
          <table:table-cell table:style-name="ce332" table:formula="of:=[.O48]*(1-[.O50])" office:value-type="currency" office:currency="NZD" office:value="1891.3267985625" calcext:value-type="currency">
            <text:p>$1,891</text:p>
          </table:table-cell>
          <table:table-cell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prompt pay</text:p>
          </table:table-cell>
          <table:table-cell table:style-name="ce304" office:value-type="percentage" office:value="0.15" calcext:value-type="percentage">
            <text:p>15%</text:p>
          </table:table-cell>
          <table:table-cell table:style-name="ce332" table:formula="of:=[.U48]*(1-[.U50])" office:value-type="currency" office:currency="NZD" office:value="1657.3876863125" calcext:value-type="currency">
            <text:p>$1,657</text:p>
          </table:table-cell>
          <table:table-cell table:style-name="ce356"/>
          <table:table-cell table:style-name="ce293"/>
          <table:table-cell table:style-name="ce367"/>
          <table:table-cell table:style-name="ce374" office:value-type="string" calcext:value-type="string">
            <text:p>Discounts</text:p>
          </table:table-cell>
          <table:table-cell table:style-name="ce323" office:value-type="string" calcext:value-type="string">
            <text:p>prompt Pay</text:p>
          </table:table-cell>
          <table:table-cell table:style-name="ce304" office:value-type="percentage" office:value="0.1" calcext:value-type="percentage">
            <text:p>10%</text:p>
          </table:table-cell>
          <table:table-cell table:style-name="ce332" table:formula="of:=[.AC48]*(1-[.AB50])" office:value-type="currency" office:currency="NZD" office:value="2116.7568495" calcext:value-type="currency">
            <text:p>$2,117</text:p>
          </table:table-cell>
          <table:table-cell table:style-name="ce111"/>
          <table:table-cell table:style-name="ce374" office:value-type="string" calcext:value-type="string">
            <text:p>Discounts</text:p>
          </table:table-cell>
          <table:table-cell table:style-name="Default"/>
          <table:table-cell table:style-name="ce405" office:value-type="string" calcext:value-type="string">
            <text:p>prompt Pay</text:p>
          </table:table-cell>
          <table:table-cell table:style-name="ce304" office:value-type="percentage" office:value="0.1" calcext:value-type="percentage">
            <text:p>10%</text:p>
          </table:table-cell>
          <table:table-cell table:style-name="ce332" table:formula="of:=[.AH48]*(1-[.AH50])" office:value-type="currency" office:currency="NZD" office:value="1830.174354" calcext:value-type="currency">
            <text:p>$1,830</text:p>
          </table:table-cell>
          <table:table-cell table:style-name="Default"/>
          <table:table-cell table:style-name="ce414"/>
          <table:table-cell/>
          <table:table-cell table:style-name="Default"/>
          <table:table-cell/>
          <table:table-cell table:style-name="ce297"/>
          <table:table-cell table:style-name="ce301" office:value-type="string" calcext:value-type="string">
            <text:p>Discounts - </text:p>
          </table:table-cell>
          <table:table-cell table:style-name="Default"/>
          <table:table-cell table:style-name="ce264" office:value-type="string" calcext:value-type="string">
            <text:p>Discount</text:p>
          </table:table-cell>
          <table:table-cell table:style-name="ce304" office:value-type="percentage" office:value="0.12" calcext:value-type="percentage">
            <office:annotation draw:style-name="gr3" draw:text-style-name="P5" svg:width="28.99mm" svg:height="17.99mm" svg:x="680.91mm" svg:y="206.26mm" draw:caption-point-x="-6.1mm" draw:caption-point-y="15.1mm">
              <dc:date>2019-03-24T00:00:00</dc:date>
              <text:p text:style-name="P4">10% prompt pay</text:p>
              <text:p text:style-name="P4">2 % e-billing</text:p>
            </office:annotation>
            <text:p>12%</text:p>
          </table:table-cell>
          <table:table-cell table:style-name="ce332" table:formula="of:=[.AS48]*(1-[.AS50])" office:value-type="currency" office:currency="NZD" office:value="1695.28773106" calcext:value-type="currency">
            <text:p>$1,695</text:p>
          </table:table-cell>
          <table:table-cell table:style-name="Default"/>
          <table:table-cell table:style-name="ce429"/>
        </table:table-row>
        <table:table-row table:style-name="ro1">
          <table:table-cell table:number-columns-repeated="7"/>
          <table:table-cell table:style-name="ce19"/>
          <table:table-cell table:number-columns-repeated="2"/>
          <table:table-cell table:style-name="ce124"/>
          <table:table-cell table:style-name="ce264"/>
          <table:table-cell table:style-name="Default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/>
          <table:table-cell table:style-name="ce338"/>
          <table:table-cell table:style-name="ce302"/>
          <table:table-cell table:style-name="Default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/>
          <table:table-cell table:style-name="ce356"/>
          <table:table-cell table:style-name="ce293"/>
          <table:table-cell table:style-name="ce367"/>
          <table:table-cell table:style-name="Default" table:number-columns-repeated="4"/>
          <table:table-cell table:style-name="ce111"/>
          <table:table-cell table:style-name="Default" table:number-columns-repeated="4"/>
          <table:table-cell table:style-name="ce248" office:value-type="string" calcext:value-type="string">
            <text:p>dearer by - </text:p>
          </table:table-cell>
          <table:table-cell table:style-name="ce411" table:formula="of:=[.V50]-[.AI50]" office:value-type="currency" office:currency="NZD" office:value="-172.7866676875" calcext:value-type="currency">
            <text:p>-$173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Default" table:number-columns-repeated="2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 table:style-name="ce382"/>
          <table:table-cell table:style-name="ce328"/>
          <table:table-cell table:style-name="ce429"/>
        </table:table-row>
        <table:table-row table:style-name="ro1">
          <table:table-cell table:number-columns-repeated="8"/>
          <table:table-cell table:style-name="ce248" table:number-columns-repeated="2"/>
          <table:table-cell table:style-name="ce290"/>
          <table:table-cell table:style-name="Default" table:number-columns-repeated="3"/>
          <table:table-cell table:style-name="ce264" office:value-type="string" calcext:value-type="string">
            <text:p>Total = </text:p>
          </table:table-cell>
          <table:table-cell table:style-name="ce321" table:formula="of:=[.P50]" office:value-type="float" office:value="1891.3267985625" calcext:value-type="float">
            <text:p>$1,891</text:p>
          </table:table-cell>
          <table:table-cell/>
          <table:table-cell table:style-name="ce303"/>
          <table:table-cell table:style-name="Default"/>
          <table:table-cell table:style-name="ce324"/>
          <table:table-cell table:style-name="ce329" office:value-type="string" calcext:value-type="string">
            <text:p>Reference = </text:p>
          </table:table-cell>
          <table:table-cell table:style-name="ce333" table:formula="of:=[.V50]" office:value-type="float" office:value="1657.3876863125" calcext:value-type="float">
            <text:p>$1,657</text:p>
          </table:table-cell>
          <table:table-cell table:style-name="ce360" table:formula="of:=[.V52]/12" office:value-type="float" office:value="138.115640526042" calcext:value-type="float">
            <text:p>$138</text:p>
          </table:table-cell>
          <table:table-cell table:style-name="ce363"/>
          <table:table-cell table:style-name="ce367"/>
          <table:table-cell table:style-name="Default"/>
          <table:table-cell table:style-name="ce365" office:value-type="string" calcext:value-type="string">
            <text:p>Dual Fuel</text:p>
          </table:table-cell>
          <table:table-cell table:style-name="ce304" office:value-type="percentage" office:value="0.05" calcext:value-type="percentage">
            <text:p>5%</text:p>
          </table:table-cell>
          <table:table-cell table:style-name="ce387"/>
          <table:table-cell table:style-name="ce111"/>
          <table:table-cell table:style-name="Default" table:number-columns-repeated="2"/>
          <table:table-cell table:style-name="ce365" office:value-type="string" calcext:value-type="string">
            <text:p>Dual Fuel</text:p>
          </table:table-cell>
          <table:table-cell table:style-name="ce328" table:formula="of:=100/2" office:value-type="float" office:value="50" calcext:value-type="float">
            <office:annotation draw:style-name="gr3" draw:text-style-name="P5" svg:width="28.99mm" svg:height="17.99mm" svg:x="530.28mm" svg:y="215.29mm" draw:caption-point-x="-6.1mm" draw:caption-point-y="15.1mm">
              <dc:date>2019-03-24T00:00:00</dc:date>
              <text:p text:style-name="P4">Half dual fuel discount</text:p>
            </office:annotation>
            <text:p>$50</text:p>
          </table:table-cell>
          <table:table-cell table:style-name="ce387"/>
          <table:table-cell table:style-name="Default"/>
          <table:table-cell table:style-name="ce414"/>
          <table:table-cell/>
          <table:table-cell table:style-name="Default"/>
          <table:table-cell/>
          <table:table-cell table:style-name="ce297"/>
          <table:table-cell table:style-name="ce111"/>
          <table:table-cell table:style-name="ce7"/>
          <table:table-cell table:style-name="Default"/>
          <table:table-cell table:style-name="ce264" office:value-type="string" calcext:value-type="string">
            <text:p>Total = </text:p>
          </table:table-cell>
          <table:table-cell table:style-name="ce425" table:formula="of:=[.AT50]" office:value-type="float" office:value="1695.28773106" calcext:value-type="float">
            <text:p>$1,695</text:p>
          </table:table-cell>
          <table:table-cell table:style-name="ce111"/>
          <table:table-cell table:style-name="ce429"/>
        </table:table-row>
        <table:table-row table:style-name="ro1">
          <table:table-cell table:number-columns-repeated="8"/>
          <table:table-cell table:style-name="ce277" office:value-type="string" calcext:value-type="string">
            <text:p>Change vs Reference</text:p>
          </table:table-cell>
          <table:table-cell table:style-name="ce6"/>
          <table:table-cell table:style-name="ce286"/>
          <table:table-cell table:style-name="ce304"/>
          <table:table-cell table:style-name="Default" table:number-columns-repeated="2"/>
          <table:table-cell table:style-name="ce248" office:value-type="string" calcext:value-type="string">
            <text:p>dearer by </text:p>
          </table:table-cell>
          <table:table-cell table:style-name="ce335" table:formula="of:=[.$V52]-[.P52]" office:value-type="currency" office:currency="NZD" office:value="-233.93911225" calcext:value-type="currency">
            <text:p>-$234</text:p>
          </table:table-cell>
          <table:table-cell table:style-name="ce19" table:number-columns-repeated="3"/>
          <table:table-cell table:style-name="Default" table:number-columns-repeated="3"/>
          <table:table-cell table:style-name="ce361" office:value-type="string" calcext:value-type="string">
            <text:p>p.m. av</text:p>
          </table:table-cell>
          <table:table-cell table:style-name="ce300"/>
          <table:table-cell table:style-name="ce367"/>
          <table:table-cell table:style-name="ce375"/>
          <table:table-cell table:style-name="Default"/>
          <table:table-cell table:style-name="ce264" office:value-type="string" calcext:value-type="string">
            <text:p>Total = </text:p>
          </table:table-cell>
          <table:table-cell table:style-name="ce332" table:formula="of:=[.AC50]*(1-[.AB52])" office:value-type="currency" office:currency="NZD" office:value="2010.919007025" calcext:value-type="currency">
            <text:p>$2,011</text:p>
          </table:table-cell>
          <table:table-cell table:style-name="ce28"/>
          <table:table-cell table:style-name="ce375"/>
          <table:table-cell table:style-name="Default" table:number-columns-repeated="2"/>
          <table:table-cell table:style-name="ce264" office:value-type="string" calcext:value-type="string">
            <text:p>Total = </text:p>
          </table:table-cell>
          <table:table-cell table:style-name="ce403" table:formula="of:=[.AI50]-[.AH52]" office:value-type="float" office:value="1780.174354" calcext:value-type="float">
            <text:p>$1,780</text:p>
          </table:table-cell>
          <table:table-cell table:style-name="Default"/>
          <table:table-cell table:style-name="ce414"/>
          <table:table-cell/>
          <table:table-cell table:style-name="Default"/>
          <table:table-cell table:style-name="ce19"/>
          <table:table-cell table:style-name="ce418"/>
          <table:table-cell table:style-name="ce28"/>
          <table:table-cell table:style-name="Default" table:number-columns-repeated="3"/>
          <table:table-cell table:style-name="ce248" office:value-type="string" calcext:value-type="string">
            <text:p>dearer by </text:p>
          </table:table-cell>
          <table:table-cell table:style-name="ce427" table:formula="of:=[.$V52]-[.AT52]" office:value-type="currency" office:currency="NZD" office:value="-37.9000447475003" calcext:value-type="currency">
            <text:p>-$38</text:p>
          </table:table-cell>
          <table:table-cell table:style-name="ce432"/>
        </table:table-row>
        <table:table-row table:style-name="ro1">
          <table:table-cell table:number-columns-repeated="8"/>
          <table:table-cell table:style-name="ce277"/>
          <table:table-cell table:style-name="ce6"/>
          <table:table-cell table:style-name="ce286"/>
          <table:table-cell table:style-name="ce304"/>
          <table:table-cell table:style-name="Default" table:number-columns-repeated="3"/>
          <table:table-cell table:style-name="ce335"/>
          <table:table-cell table:style-name="ce19" table:number-columns-repeated="2"/>
          <table:table-cell table:style-name="ce264" office:value-type="string" calcext:value-type="string">
            <text:p>EV discount of 20% = </text:p>
          </table:table-cell>
          <table:table-cell table:style-name="ce349" table:formula="of:=[.S33]*0.95/100" office:value-type="currency" office:currency="NZD" office:value="0.2607845" calcext:value-type="currency">
            <text:p>$0.261</text:p>
          </table:table-cell>
          <table:table-cell table:style-name="Default" office:value-type="string" calcext:value-type="string">
            <text:p><text:s/>all day</text:p>
          </table:table-cell>
          <table:table-cell table:style-name="Default"/>
          <table:table-cell table:style-name="ce361"/>
          <table:table-cell table:style-name="ce300"/>
          <table:table-cell table:style-name="ce367"/>
          <table:table-cell table:style-name="ce375"/>
          <table:table-cell table:style-name="ce7"/>
          <table:table-cell table:style-name="ce248" office:value-type="string" calcext:value-type="string">
            <text:p>dearer by </text:p>
          </table:table-cell>
          <table:table-cell table:style-name="ce335" table:formula="of:=[.$V52]-[.AC53]" office:value-type="currency" office:currency="NZD" office:value="-353.531320712501" calcext:value-type="currency">
            <text:p>-$354</text:p>
          </table:table-cell>
          <table:table-cell table:style-name="ce28"/>
          <table:table-cell table:style-name="ce375"/>
          <table:table-cell table:style-name="Default"/>
          <table:table-cell table:style-name="ce7"/>
          <table:table-cell table:style-name="Default"/>
          <table:table-cell table:style-name="ce248" office:value-type="string" calcext:value-type="string">
            <text:p>dearer by - </text:p>
          </table:table-cell>
          <table:table-cell table:style-name="ce335" table:formula="of:=[.$V52]-[.AI53]" office:value-type="currency" office:currency="NZD" office:value="-122.7866676875" calcext:value-type="currency">
            <text:p>-$123</text:p>
          </table:table-cell>
          <table:table-cell table:style-name="ce414"/>
          <table:table-cell/>
          <table:table-cell table:style-name="Default"/>
          <table:table-cell table:style-name="ce19"/>
          <table:table-cell table:style-name="ce418"/>
          <table:table-cell table:style-name="Default"/>
          <table:table-cell table:style-name="ce264" office:value-type="string" calcext:value-type="string">
            <text:p>EV discount of 20% = </text:p>
          </table:table-cell>
          <table:table-cell table:style-name="ce424" table:formula="of:=[.AQ33]*0.8/100" office:value-type="currency" office:currency="NZD" office:value="0.21776" calcext:value-type="currency">
            <text:p>$0.218</text:p>
          </table:table-cell>
          <table:table-cell table:style-name="Default" office:value-type="string" calcext:value-type="string">
            <text:p><text:s/>from 9pm to 7 am</text:p>
          </table:table-cell>
          <table:table-cell table:style-name="ce248"/>
          <table:table-cell table:style-name="ce427"/>
          <table:table-cell table:style-name="ce432"/>
        </table:table-row>
        <table:table-row table:style-name="ro1">
          <table:table-cell table:number-columns-repeated="8"/>
          <table:table-cell table:style-name="ce10" table:number-columns-repeated="2"/>
          <table:table-cell table:style-name="ce291"/>
          <table:table-cell table:style-name="ce310"/>
          <table:table-cell table:style-name="ce319" table:number-columns-repeated="10"/>
          <table:table-cell table:style-name="ce362"/>
          <table:table-cell table:style-name="ce293"/>
          <table:table-cell table:style-name="ce371"/>
          <table:table-cell table:style-name="ce319" table:number-columns-repeated="11"/>
          <table:table-cell table:style-name="ce415"/>
          <table:table-cell table:number-columns-repeated="3"/>
          <table:table-cell table:style-name="ce420"/>
          <table:table-cell table:style-name="ce319" table:number-columns-repeated="6"/>
          <table:table-cell table:style-name="ce43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17"/>
          <table:table-cell table:style-name="ce344" office:value-type="string" calcext:value-type="string">
            <text:p>Low User</text:p>
          </table:table-cell>
          <table:table-cell table:style-name="ce12" office:value-type="string" calcext:value-type="string">
            <text:p><text:s/>with EV discount</text:p>
          </table:table-cell>
          <table:table-cell table:number-columns-repeated="3"/>
          <table:table-cell table:style-name="ce293"/>
          <table:table-cell table:number-columns-repeated="25"/>
        </table:table-row>
        <table:table-row table:style-name="ro1">
          <table:table-cell table:number-columns-repeated="17"/>
          <table:table-cell table:style-name="ce295" office:value-type="float" office:value="0.35294" calcext:value-type="float">
            <text:p>$0.35294</text:p>
          </table:table-cell>
          <table:table-cell table:number-columns-repeated="4"/>
          <table:table-cell table:style-name="ce293"/>
          <table:table-cell table:number-columns-repeated="25"/>
        </table:table-row>
        <table:table-row table:style-name="ro1">
          <table:table-cell table:number-columns-repeated="18"/>
          <table:table-cell table:style-name="ce312" table:formula="of:=27.451" office:value-type="float" office:value="27.451" calcext:value-type="float">
            <text:p>@ 27.451 c</text:p>
          </table:table-cell>
          <table:table-cell table:style-name="ce350"/>
          <table:table-cell table:style-name="Default"/>
          <table:table-cell office:value-type="string" calcext:value-type="string">
            <text:p>with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18"/>
          <table:table-cell table:style-name="ce346" table:formula="of:=[.$I60]" office:value-type="float" office:value="0" calcext:value-type="float">
            <text:p>@ 0.0000 c</text:p>
          </table:table-cell>
          <table:table-cell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17"/>
          <table:table-cell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7" table:formula="of:=[.H36]" office:value-type="float" office:value="31" calcext:value-type="float">
            <text:p>31</text:p>
          </table:table-cell>
          <table:table-cell table:style-name="ce278" office:value-type="float" office:value="324" calcext:value-type="float">
            <text:p>324 kW</text:p>
          </table:table-cell>
          <table:table-cell table:number-columns-repeated="8"/>
          <table:table-cell table:style-name="ce266" table:formula="of:=[.H62]*[.R$32]" office:value-type="float" office:value="10.94114" calcext:value-type="float">
            <text:p>$10.94</text:p>
          </table:table-cell>
          <table:table-cell table:style-name="ce313" table:formula="of:=[.I62]*([.S$33]+[.S$34]/100)/100" office:value-type="float" office:value="88.9461" calcext:value-type="float">
            <text:p>$88.95</text:p>
          </table:table-cell>
          <table:table-cell table:style-name="ce348" table:formula="of:=[.R62]+[.S62]" office:value-type="float" office:value="99.88724" calcext:value-type="float">
            <text:p>$99.89</text:p>
          </table:table-cell>
          <table:table-cell table:style-name="ce351" table:formula="of:=[.T62]*1.15" office:value-type="currency" office:currency="NZD" office:value="114.870326" calcext:value-type="currency">
            <text:p>$115</text:p>
          </table:table-cell>
          <table:table-cell table:style-name="ce351" table:formula="of:=[.U62]*(1-[.U$50])" office:value-type="currency" office:currency="NZD" office:value="97.6397771" calcext:value-type="currency">
            <text:p>$98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37]" office:value-type="float" office:value="28" calcext:value-type="float">
            <text:p>28</text:p>
          </table:table-cell>
          <table:table-cell table:style-name="ce279" office:value-type="float" office:value="358" calcext:value-type="float">
            <text:p>358 kW</text:p>
          </table:table-cell>
          <table:table-cell table:number-columns-repeated="8"/>
          <table:table-cell table:style-name="ce266" table:formula="of:=[.H63]*[.R$32]" office:value-type="float" office:value="9.88232" calcext:value-type="float">
            <text:p>$9.88</text:p>
          </table:table-cell>
          <table:table-cell table:style-name="ce313" table:formula="of:=[.I63]*([.S$33]+[.S$34]/100)/100" office:value-type="float" office:value="98.27995" calcext:value-type="float">
            <text:p>$98.28</text:p>
          </table:table-cell>
          <table:table-cell table:style-name="ce348" table:formula="of:=[.R63]+[.S63]" office:value-type="float" office:value="108.16227" calcext:value-type="float">
            <text:p>$108.16</text:p>
          </table:table-cell>
          <table:table-cell table:style-name="ce351" table:formula="of:=[.T63]*1.15" office:value-type="currency" office:currency="NZD" office:value="124.3866105" calcext:value-type="currency">
            <text:p>$124</text:p>
          </table:table-cell>
          <table:table-cell table:style-name="ce351" table:formula="of:=[.U63]*(1-[.U$50])" office:value-type="currency" office:currency="NZD" office:value="105.728618925" calcext:value-type="currency">
            <text:p>$106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38]" office:value-type="float" office:value="31" calcext:value-type="float">
            <text:p>31</text:p>
          </table:table-cell>
          <table:table-cell table:style-name="ce279" office:value-type="float" office:value="325" calcext:value-type="float">
            <text:p>325 kW</text:p>
          </table:table-cell>
          <table:table-cell table:number-columns-repeated="8"/>
          <table:table-cell table:style-name="ce266" table:formula="of:=[.H64]*[.R$32]" office:value-type="float" office:value="10.94114" calcext:value-type="float">
            <text:p>$10.94</text:p>
          </table:table-cell>
          <table:table-cell table:style-name="ce313" table:formula="of:=[.I64]*([.S$33]+[.S$34]/100)/100" office:value-type="float" office:value="89.220625" calcext:value-type="float">
            <text:p>$89.22</text:p>
          </table:table-cell>
          <table:table-cell table:style-name="ce348" table:formula="of:=[.R64]+[.S64]" office:value-type="float" office:value="100.161765" calcext:value-type="float">
            <text:p>$100.16</text:p>
          </table:table-cell>
          <table:table-cell table:style-name="ce351" table:formula="of:=[.T64]*1.15" office:value-type="currency" office:currency="NZD" office:value="115.18602975" calcext:value-type="currency">
            <text:p>$115</text:p>
          </table:table-cell>
          <table:table-cell table:style-name="ce351" table:formula="of:=[.U64]*(1-[.U$50])" office:value-type="currency" office:currency="NZD" office:value="97.9081252875" calcext:value-type="currency">
            <text:p>$98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39]" office:value-type="float" office:value="30" calcext:value-type="float">
            <text:p>30</text:p>
          </table:table-cell>
          <table:table-cell table:style-name="ce279" office:value-type="float" office:value="425" calcext:value-type="float">
            <text:p>425 kW</text:p>
          </table:table-cell>
          <table:table-cell table:number-columns-repeated="8"/>
          <table:table-cell table:style-name="ce266" table:formula="of:=[.H65]*[.R$32]" office:value-type="float" office:value="10.5882" calcext:value-type="float">
            <text:p>$10.59</text:p>
          </table:table-cell>
          <table:table-cell table:style-name="ce313" table:formula="of:=[.I65]*([.S$33]+[.S$34]/100)/100" office:value-type="float" office:value="116.673125" calcext:value-type="float">
            <text:p>$116.67</text:p>
          </table:table-cell>
          <table:table-cell table:style-name="ce348" table:formula="of:=[.R65]+[.S65]" office:value-type="float" office:value="127.261325" calcext:value-type="float">
            <text:p>$127.26</text:p>
          </table:table-cell>
          <table:table-cell table:style-name="ce351" table:formula="of:=[.T65]*1.15" office:value-type="currency" office:currency="NZD" office:value="146.35052375" calcext:value-type="currency">
            <text:p>$146</text:p>
          </table:table-cell>
          <table:table-cell table:style-name="ce351" table:formula="of:=[.U65]*(1-[.U$50])" office:value-type="currency" office:currency="NZD" office:value="124.3979451875" calcext:value-type="currency">
            <text:p>$124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40]" office:value-type="float" office:value="31" calcext:value-type="float">
            <text:p>31</text:p>
          </table:table-cell>
          <table:table-cell table:style-name="ce279" office:value-type="float" office:value="450" calcext:value-type="float">
            <text:p>450 kW</text:p>
          </table:table-cell>
          <table:table-cell table:number-columns-repeated="8"/>
          <table:table-cell table:style-name="ce266" table:formula="of:=[.H66]*[.R$32]" office:value-type="float" office:value="10.94114" calcext:value-type="float">
            <text:p>$10.94</text:p>
          </table:table-cell>
          <table:table-cell table:style-name="ce313" table:formula="of:=[.I66]*([.S$33]+[.S$34]/100)/100" office:value-type="float" office:value="123.53625" calcext:value-type="float">
            <text:p>$123.54</text:p>
          </table:table-cell>
          <table:table-cell table:style-name="ce348" table:formula="of:=[.R66]+[.S66]" office:value-type="float" office:value="134.47739" calcext:value-type="float">
            <text:p>$134.48</text:p>
          </table:table-cell>
          <table:table-cell table:style-name="ce351" table:formula="of:=[.T66]*1.15" office:value-type="currency" office:currency="NZD" office:value="154.6489985" calcext:value-type="currency">
            <text:p>$155</text:p>
          </table:table-cell>
          <table:table-cell table:style-name="ce351" table:formula="of:=[.U66]*(1-[.U$50])" office:value-type="currency" office:currency="NZD" office:value="131.451648725" calcext:value-type="currency">
            <text:p>$131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41]" office:value-type="float" office:value="30" calcext:value-type="float">
            <text:p>30</text:p>
          </table:table-cell>
          <table:table-cell table:style-name="ce280" office:value-type="float" office:value="600" calcext:value-type="float">
            <text:p>600 kW</text:p>
          </table:table-cell>
          <table:table-cell table:number-columns-repeated="8"/>
          <table:table-cell table:style-name="ce266" table:formula="of:=[.H67]*[.R$32]" office:value-type="float" office:value="10.5882" calcext:value-type="float">
            <text:p>$10.59</text:p>
          </table:table-cell>
          <table:table-cell table:style-name="ce313" table:formula="of:=[.I67]*([.S$33]+[.S$34]/100)/100" office:value-type="float" office:value="164.715" calcext:value-type="float">
            <text:p>$164.72</text:p>
          </table:table-cell>
          <table:table-cell table:style-name="ce348" table:formula="of:=[.R67]+[.S67]" office:value-type="float" office:value="175.3032" calcext:value-type="float">
            <text:p>$175.30</text:p>
          </table:table-cell>
          <table:table-cell table:style-name="ce351" table:formula="of:=[.T67]*1.15" office:value-type="currency" office:currency="NZD" office:value="201.59868" calcext:value-type="currency">
            <text:p>$202</text:p>
          </table:table-cell>
          <table:table-cell table:style-name="ce351" table:formula="of:=[.U67]*(1-[.U$50])" office:value-type="currency" office:currency="NZD" office:value="171.358878" calcext:value-type="currency">
            <text:p>$171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42]" office:value-type="float" office:value="31" calcext:value-type="float">
            <text:p>31</text:p>
          </table:table-cell>
          <table:table-cell table:style-name="ce281" office:value-type="float" office:value="650" calcext:value-type="float">
            <text:p>650 kW</text:p>
          </table:table-cell>
          <table:table-cell table:number-columns-repeated="8"/>
          <table:table-cell table:style-name="ce266" table:formula="of:=[.H68]*[.R$32]" office:value-type="float" office:value="10.94114" calcext:value-type="float">
            <text:p>$10.94</text:p>
          </table:table-cell>
          <table:table-cell table:style-name="ce313" table:formula="of:=[.I68]*([.S$33]+[.S$34]/100)/100" office:value-type="float" office:value="178.44125" calcext:value-type="float">
            <text:p>$178.44</text:p>
          </table:table-cell>
          <table:table-cell table:style-name="ce348" table:formula="of:=[.R68]+[.S68]" office:value-type="float" office:value="189.38239" calcext:value-type="float">
            <text:p>$189.38</text:p>
          </table:table-cell>
          <table:table-cell table:style-name="ce351" table:formula="of:=[.T68]*1.15" office:value-type="currency" office:currency="NZD" office:value="217.7897485" calcext:value-type="currency">
            <text:p>$218</text:p>
          </table:table-cell>
          <table:table-cell table:style-name="ce351" table:formula="of:=[.U68]*(1-[.U$50])" office:value-type="currency" office:currency="NZD" office:value="185.121286225" calcext:value-type="currency">
            <text:p>$185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43]" office:value-type="float" office:value="31" calcext:value-type="float">
            <text:p>31</text:p>
          </table:table-cell>
          <table:table-cell table:style-name="ce281" office:value-type="float" office:value="750" calcext:value-type="float">
            <text:p>750 kW</text:p>
          </table:table-cell>
          <table:table-cell table:number-columns-repeated="8"/>
          <table:table-cell table:style-name="ce266" table:formula="of:=[.H69]*[.R$32]" office:value-type="float" office:value="10.94114" calcext:value-type="float">
            <text:p>$10.94</text:p>
          </table:table-cell>
          <table:table-cell table:style-name="ce313" table:formula="of:=[.I69]*([.S$33]+[.S$34]/100)/100" office:value-type="float" office:value="205.89375" calcext:value-type="float">
            <text:p>$205.89</text:p>
          </table:table-cell>
          <table:table-cell table:style-name="ce348" table:formula="of:=[.R69]+[.S69]" office:value-type="float" office:value="216.83489" calcext:value-type="float">
            <text:p>$216.83</text:p>
          </table:table-cell>
          <table:table-cell table:style-name="ce351" table:formula="of:=[.T69]*1.15" office:value-type="currency" office:currency="NZD" office:value="249.3601235" calcext:value-type="currency">
            <text:p>$249</text:p>
          </table:table-cell>
          <table:table-cell table:style-name="ce351" table:formula="of:=[.U69]*(1-[.U$50])" office:value-type="currency" office:currency="NZD" office:value="211.956104975" calcext:value-type="currency">
            <text:p>$212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44]" office:value-type="float" office:value="30" calcext:value-type="float">
            <text:p>30</text:p>
          </table:table-cell>
          <table:table-cell table:style-name="ce281" office:value-type="float" office:value="750" calcext:value-type="float">
            <text:p>750 kW</text:p>
          </table:table-cell>
          <table:table-cell table:number-columns-repeated="8"/>
          <table:table-cell table:style-name="ce266" table:formula="of:=[.H70]*[.R$32]" office:value-type="float" office:value="10.5882" calcext:value-type="float">
            <text:p>$10.59</text:p>
          </table:table-cell>
          <table:table-cell table:style-name="ce313" table:formula="of:=[.I70]*([.S$33]+[.S$34]/100)/100" office:value-type="float" office:value="205.89375" calcext:value-type="float">
            <text:p>$205.89</text:p>
          </table:table-cell>
          <table:table-cell table:style-name="ce348" table:formula="of:=[.R70]+[.S70]" office:value-type="float" office:value="216.48195" calcext:value-type="float">
            <text:p>$216.48</text:p>
          </table:table-cell>
          <table:table-cell table:style-name="ce351" table:formula="of:=[.T70]*1.15" office:value-type="currency" office:currency="NZD" office:value="248.9542425" calcext:value-type="currency">
            <text:p>$249</text:p>
          </table:table-cell>
          <table:table-cell table:style-name="ce351" table:formula="of:=[.U70]*(1-[.U$50])" office:value-type="currency" office:currency="NZD" office:value="211.611106125" calcext:value-type="currency">
            <text:p>$212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45]" office:value-type="float" office:value="31" calcext:value-type="float">
            <text:p>31</text:p>
          </table:table-cell>
          <table:table-cell table:style-name="ce279" office:value-type="float" office:value="400" calcext:value-type="float">
            <text:p>400 kW</text:p>
          </table:table-cell>
          <table:table-cell table:number-columns-repeated="8"/>
          <table:table-cell table:style-name="ce266" table:formula="of:=[.H71]*[.R$32]" office:value-type="float" office:value="10.94114" calcext:value-type="float">
            <text:p>$10.94</text:p>
          </table:table-cell>
          <table:table-cell table:style-name="ce313" table:formula="of:=[.I71]*([.S$33]+[.S$34]/100)/100" office:value-type="float" office:value="109.81" calcext:value-type="float">
            <text:p>$109.81</text:p>
          </table:table-cell>
          <table:table-cell table:style-name="ce348" table:formula="of:=[.R71]+[.S71]" office:value-type="float" office:value="120.75114" calcext:value-type="float">
            <text:p>$120.75</text:p>
          </table:table-cell>
          <table:table-cell table:style-name="ce351" table:formula="of:=[.T71]*1.15" office:value-type="currency" office:currency="NZD" office:value="138.863811" calcext:value-type="currency">
            <text:p>$139</text:p>
          </table:table-cell>
          <table:table-cell table:style-name="ce351" table:formula="of:=[.U71]*(1-[.U$50])" office:value-type="currency" office:currency="NZD" office:value="118.03423935" calcext:value-type="currency">
            <text:p>$118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8" table:formula="of:=[.H46]" office:value-type="float" office:value="30" calcext:value-type="float">
            <text:p>30</text:p>
          </table:table-cell>
          <table:table-cell table:style-name="ce279" office:value-type="float" office:value="350" calcext:value-type="float">
            <text:p>350 kW</text:p>
          </table:table-cell>
          <table:table-cell table:number-columns-repeated="8"/>
          <table:table-cell table:style-name="ce266" table:formula="of:=[.H72]*[.R$32]" office:value-type="float" office:value="10.5882" calcext:value-type="float">
            <text:p>$10.59</text:p>
          </table:table-cell>
          <table:table-cell table:style-name="ce313" table:formula="of:=[.I72]*([.S$33]+[.S$34]/100)/100" office:value-type="float" office:value="96.08375" calcext:value-type="float">
            <text:p>$96.08</text:p>
          </table:table-cell>
          <table:table-cell table:style-name="ce348" table:formula="of:=[.R72]+[.S72]" office:value-type="float" office:value="106.67195" calcext:value-type="float">
            <text:p>$106.67</text:p>
          </table:table-cell>
          <table:table-cell table:style-name="ce351" table:formula="of:=[.T72]*1.15" office:value-type="currency" office:currency="NZD" office:value="122.6727425" calcext:value-type="currency">
            <text:p>$123</text:p>
          </table:table-cell>
          <table:table-cell table:style-name="ce351" table:formula="of:=[.U72]*(1-[.U$50])" office:value-type="currency" office:currency="NZD" office:value="104.271831125" calcext:value-type="currency">
            <text:p>$104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7"/>
          <table:table-cell table:style-name="ce269" table:formula="of:=[.H47]" office:value-type="float" office:value="31" calcext:value-type="float">
            <text:p>31</text:p>
          </table:table-cell>
          <table:table-cell table:style-name="ce282" office:value-type="float" office:value="325" calcext:value-type="float">
            <text:p>325 kW</text:p>
          </table:table-cell>
          <table:table-cell table:number-columns-repeated="8"/>
          <table:table-cell table:style-name="ce266" table:formula="of:=[.H73]*[.R$32]" office:value-type="float" office:value="10.94114" calcext:value-type="float">
            <text:p>$10.94</text:p>
          </table:table-cell>
          <table:table-cell table:style-name="ce313" table:formula="of:=[.I73]*([.S$33]+[.S$34]/100)/100" office:value-type="float" office:value="89.220625" calcext:value-type="float">
            <text:p>$89.22</text:p>
          </table:table-cell>
          <table:table-cell table:style-name="ce348" table:formula="of:=[.R73]+[.S73]" office:value-type="float" office:value="100.161765" calcext:value-type="float">
            <text:p>$100.16</text:p>
          </table:table-cell>
          <table:table-cell table:style-name="ce351" table:formula="of:=[.T73]*1.15" office:value-type="currency" office:currency="NZD" office:value="115.18602975" calcext:value-type="currency">
            <text:p>$115</text:p>
          </table:table-cell>
          <table:table-cell table:style-name="ce351" table:formula="of:=[.U73]*(1-[.U$50])" office:value-type="currency" office:currency="NZD" office:value="97.9081252875" calcext:value-type="currency">
            <text:p>$98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6"/>
          <table:table-cell table:style-name="ce258"/>
          <table:table-cell table:style-name="ce263" office:value-type="string" calcext:value-type="string">
            <text:p>Annual Usage = </text:p>
          </table:table-cell>
          <table:table-cell table:style-name="ce276" table:formula="of:=SUM([.I62:.I73])" office:value-type="float" office:value="5707" calcext:value-type="float">
            <text:p>5707 kW</text:p>
          </table:table-cell>
          <table:table-cell table:number-columns-repeated="8"/>
          <table:table-cell table:style-name="ce345" table:formula="of:=SUM([.R62:.R73])" office:value-type="currency" office:currency="NZD" office:value="128.8231" calcext:value-type="currency">
            <text:p>$129</text:p>
          </table:table-cell>
          <table:table-cell table:style-name="ce345" table:formula="of:=SUM([.S62:.S73])" office:value-type="currency" office:currency="NZD" office:value="1566.714175" calcext:value-type="currency">
            <text:p>$1,567</text:p>
          </table:table-cell>
          <table:table-cell table:style-name="ce345" table:formula="of:=SUM([.T62:.T73])" office:value-type="currency" office:currency="NZD" office:value="1695.537275" calcext:value-type="currency">
            <text:p>$1,696</text:p>
          </table:table-cell>
          <table:table-cell table:style-name="ce352" table:formula="of:=SUM([.U62:.U73])" office:value-type="currency" office:currency="NZD" office:value="1949.86786625" calcext:value-type="currency">
            <text:p>$1,950</text:p>
          </table:table-cell>
          <table:table-cell table:style-name="ce353" table:formula="of:=SUM([.V62:.V73])" office:value-type="currency" office:currency="NZD" office:value="1657.3876863125" calcext:value-type="currency">
            <text:p>$1,657</text:p>
          </table:table-cell>
          <table:table-cell table:style-name="ce303"/>
          <table:table-cell table:number-columns-repeated="25"/>
        </table:table-row>
        <table:table-row table:style-name="ro1">
          <table:table-cell table:number-columns-repeated="17"/>
          <table:table-cell table:style-name="ce19"/>
          <table:table-cell table:style-name="ce248" office:value-type="string" calcext:value-type="string">
            <text:p><text:s/>+VAT @ 15%</text:p>
          </table:table-cell>
          <table:table-cell table:style-name="ce74" table:formula="of:=[.T74]*0.15" office:value-type="float" office:value="254.33059125" calcext:value-type="float">
            <text:p>$254</text:p>
          </table:table-cell>
          <table:table-cell table:style-name="ce74" table:number-columns-repeated="2"/>
          <table:table-cell table:style-name="ce293"/>
          <table:table-cell table:number-columns-repeated="25"/>
        </table:table-row>
        <table:table-row table:style-name="ro1">
          <table:table-cell table:number-columns-repeated="17"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EV Prompt Pay </text:p>
          </table:table-cell>
          <table:table-cell table:style-name="ce304" office:value-type="percentage" office:value="0.2" calcext:value-type="percentage">
            <text:p>20%</text:p>
          </table:table-cell>
          <table:table-cell table:style-name="ce332" table:formula="of:=[.U74]*(1-[.U76])" office:value-type="currency" office:currency="NZD" office:value="1559.894293" calcext:value-type="currency">
            <text:p>$1,560</text:p>
          </table:table-cell>
          <table:table-cell table:style-name="ce293"/>
          <table:table-cell table:number-columns-repeated="25"/>
        </table:table-row>
        <table:table-row table:style-name="ro1">
          <table:table-cell table:number-columns-repeated="17"/>
          <table:table-cell table:style-name="ce302"/>
          <table:table-cell table:style-name="Default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/>
          <table:table-cell table:style-name="ce293"/>
          <table:table-cell table:number-columns-repeated="25"/>
        </table:table-row>
        <table:table-row table:style-name="ro1">
          <table:table-cell table:number-columns-repeated="17"/>
          <table:table-cell table:style-name="ce303"/>
          <table:table-cell table:style-name="Default"/>
          <table:table-cell table:style-name="ce324"/>
          <table:table-cell table:style-name="ce329" office:value-type="string" calcext:value-type="string">
            <text:p>Reference = </text:p>
          </table:table-cell>
          <table:table-cell table:style-name="ce333" table:formula="of:=[.V76]" office:value-type="float" office:value="1559.894293" calcext:value-type="float">
            <text:p>$1,560</text:p>
          </table:table-cell>
          <table:table-cell table:style-name="ce363" table:formula="of:=[.V78]/12" office:value-type="float" office:value="129.991191083333" calcext:value-type="float">
            <text:p>$130</text:p>
          </table:table-cell>
          <table:table-cell table:number-columns-repeated="25"/>
        </table:table-row>
        <table:table-row table:style-name="ro1">
          <table:table-cell table:number-columns-repeated="17"/>
          <table:table-cell table:style-name="ce19" table:number-columns-repeated="2"/>
          <table:table-cell table:style-name="Default" table:number-columns-repeated="3"/>
          <table:table-cell table:style-name="ce364" office:value-type="string" calcext:value-type="string">
            <text:p>p.m. av</text:p>
          </table:table-cell>
          <table:table-cell table:number-columns-repeated="25"/>
        </table:table-row>
        <table:table-row table:style-name="ro1">
          <table:table-cell table:number-columns-repeated="20"/>
          <table:table-cell table:style-name="ce9" office:value-type="string" calcext:value-type="string">
            <text:p>Savings = </text:p>
          </table:table-cell>
          <table:table-cell table:style-name="ce354" table:formula="of:=[.V52]-[.V78]" office:value-type="currency" office:currency="NZD" office:value="97.4933933124999" calcext:value-type="currency">
            <text:p>$97</text:p>
          </table:table-cell>
          <table:table-cell table:number-columns-repeated="26"/>
        </table:table-row>
        <table:table-row table:style-name="ro1" table:number-rows-repeated="1048495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'file:///Volumes/Secure%20Documents/_Power%20-%20Telecom%202016-19.ods'#Power 2016" table:print="false" table:style-name="ta_extref">
        <table:table-source xlink:type="simple" xlink:href="/Volumes/Secure%20Documents/_Power%20-%20Telecom%202016-19.ods" table:table-name="Power 2016" table:filter-name="calc8" table:mode="copy-results-only"/>
        <table:table-column table:number-columns-repeated="24"/>
        <table:table-row table:number-rows-repeated="11">
          <table:table-cell table:number-columns-repeated="24"/>
        </table:table-row>
        <table:table-row>
          <table:table-cell table:number-columns-repeated="22"/>
          <table:table-cell table:style-name="ce99" office:value-type="float" office:value="404.964">
            <text:p>404.964</text:p>
          </table:table-cell>
          <table:table-cell table:style-name="ce99" office:value-type="float" office:value="289">
            <text:p>289</text:p>
          </table:table-cell>
        </table:table-row>
        <table:table-row>
          <table:table-cell table:number-columns-repeated="22"/>
          <table:table-cell table:style-name="ce99" office:value-type="float" office:value="416.731">
            <text:p>416.731</text:p>
          </table:table-cell>
          <table:table-cell table:style-name="ce99" office:value-type="float" office:value="395">
            <text:p>395</text:p>
          </table:table-cell>
        </table:table-row>
        <table:table-row>
          <table:table-cell table:number-columns-repeated="22"/>
          <table:table-cell table:style-name="ce99" office:value-type="float" office:value="340.74">
            <text:p>340.74</text:p>
          </table:table-cell>
          <table:table-cell table:style-name="ce99" office:value-type="float" office:value="365">
            <text:p>365</text:p>
          </table:table-cell>
        </table:table-row>
        <table:table-row>
          <table:table-cell table:number-columns-repeated="22"/>
          <table:table-cell table:style-name="ce99" office:value-type="float" office:value="523.778">
            <text:p>523.778</text:p>
          </table:table-cell>
          <table:table-cell table:style-name="ce99" office:value-type="float" office:value="390">
            <text:p>390</text:p>
          </table:table-cell>
        </table:table-row>
        <table:table-row>
          <table:table-cell table:number-columns-repeated="22"/>
          <table:table-cell table:style-name="ce99" office:value-type="float" office:value="513.675">
            <text:p>513.675</text:p>
          </table:table-cell>
          <table:table-cell table:style-name="ce99" office:value-type="float" office:value="336">
            <text:p>336</text:p>
          </table:table-cell>
        </table:table-row>
        <table:table-row>
          <table:table-cell table:number-columns-repeated="22"/>
          <table:table-cell table:style-name="ce99" office:value-type="float" office:value="1215.184">
            <text:p>1215.184</text:p>
          </table:table-cell>
          <table:table-cell table:style-name="ce99" office:value-type="float" office:value="598">
            <text:p>598</text:p>
          </table:table-cell>
        </table:table-row>
        <table:table-row>
          <table:table-cell table:number-columns-repeated="22"/>
          <table:table-cell table:style-name="ce99" office:value-type="float" office:value="1478.407">
            <text:p>1478.407</text:p>
          </table:table-cell>
          <table:table-cell table:style-name="ce99" office:value-type="float" office:value="667">
            <text:p>667</text:p>
          </table:table-cell>
        </table:table-row>
        <table:table-row>
          <table:table-cell table:number-columns-repeated="22"/>
          <table:table-cell table:style-name="ce99" office:value-type="float" office:value="1425.752">
            <text:p>1425.752</text:p>
          </table:table-cell>
          <table:table-cell table:style-name="ce99" office:value-type="float" office:value="780">
            <text:p>780</text:p>
          </table:table-cell>
        </table:table-row>
        <table:table-row>
          <table:table-cell table:number-columns-repeated="22"/>
          <table:table-cell table:style-name="ce99" office:value-type="float" office:value="1715.4">
            <text:p>1715.4</text:p>
          </table:table-cell>
          <table:table-cell table:style-name="ce99" office:value-type="float" office:value="833">
            <text:p>833</text:p>
          </table:table-cell>
        </table:table-row>
        <table:table-row>
          <table:table-cell table:number-columns-repeated="22"/>
          <table:table-cell table:style-name="ce99" office:value-type="float" office:value="663.056">
            <text:p>663.056</text:p>
          </table:table-cell>
          <table:table-cell table:style-name="ce99" office:value-type="float" office:value="414">
            <text:p>414</text:p>
          </table:table-cell>
        </table:table-row>
        <table:table-row>
          <table:table-cell table:number-columns-repeated="22"/>
          <table:table-cell table:style-name="ce99" office:value-type="float" office:value="722.673">
            <text:p>722.673</text:p>
          </table:table-cell>
          <table:table-cell table:style-name="ce99" office:value-type="float" office:value="370">
            <text:p>370</text:p>
          </table:table-cell>
        </table:table-row>
        <table:table-row>
          <table:table-cell table:number-columns-repeated="22"/>
          <table:table-cell table:style-name="ce99" office:value-type="float" office:value="474.516">
            <text:p>474.516</text:p>
          </table:table-cell>
          <table:table-cell table:style-name="ce99" office:value-type="float" office:value="324">
            <text:p>324</text:p>
          </table:table-cell>
        </table:table-row>
      </table:table>
      <table:table table:name="'file:///Volumes/Secure%20Documents/_Power%20-%20Telecom%202016-19.ods'#Power 2017" table:print="false" table:style-name="ta_extref">
        <table:table-source xlink:type="simple" xlink:href="/Volumes/Secure%20Documents/_Power%20-%20Telecom%202016-19.ods" table:table-name="Power 2017" table:filter-name="calc8" table:mode="copy-results-only"/>
        <table:table-column table:number-columns-repeated="25"/>
        <table:table-row table:number-rows-repeated="11">
          <table:table-cell table:number-columns-repeated="25"/>
        </table:table-row>
        <table:table-row>
          <table:table-cell table:number-columns-repeated="23"/>
          <table:table-cell table:style-name="ce99" office:value-type="float" office:value="532.484">
            <text:p>532.484</text:p>
          </table:table-cell>
          <table:table-cell table:style-name="ce99" office:value-type="float" office:value="373">
            <text:p>373</text:p>
          </table:table-cell>
        </table:table-row>
        <table:table-row>
          <table:table-cell table:number-columns-repeated="23"/>
          <table:table-cell table:style-name="ce99" office:value-type="float" office:value="450">
            <text:p>450</text:p>
          </table:table-cell>
          <table:table-cell table:style-name="ce99" office:value-type="float" office:value="304">
            <text:p>304</text:p>
          </table:table-cell>
        </table:table-row>
        <table:table-row>
          <table:table-cell table:number-columns-repeated="23"/>
          <table:table-cell table:style-name="ce99" office:value-type="float" office:value="387.328">
            <text:p>387.328</text:p>
          </table:table-cell>
          <table:table-cell table:style-name="ce99" office:value-type="float" office:value="258">
            <text:p>258</text:p>
          </table:table-cell>
        </table:table-row>
        <table:table-row>
          <table:table-cell table:number-columns-repeated="23"/>
          <table:table-cell table:style-name="ce99" office:value-type="float" office:value="1093.26">
            <text:p>1093.26</text:p>
          </table:table-cell>
          <table:table-cell table:style-name="ce99" office:value-type="float" office:value="466">
            <text:p>466</text:p>
          </table:table-cell>
        </table:table-row>
        <table:table-row>
          <table:table-cell table:number-columns-repeated="23"/>
          <table:table-cell table:style-name="ce99" office:value-type="float" office:value="951.528">
            <text:p>951.528</text:p>
          </table:table-cell>
          <table:table-cell table:style-name="ce99" office:value-type="float" office:value="580">
            <text:p>580</text:p>
          </table:table-cell>
        </table:table-row>
        <table:table-row>
          <table:table-cell table:number-columns-repeated="23"/>
          <table:table-cell table:style-name="ce99" office:value-type="float" office:value="745.088">
            <text:p>745.088</text:p>
          </table:table-cell>
          <table:table-cell table:style-name="ce99" office:value-type="float" office:value="347">
            <text:p>347</text:p>
          </table:table-cell>
        </table:table-row>
        <table:table-row>
          <table:table-cell table:number-columns-repeated="23"/>
          <table:table-cell table:style-name="ce99" office:value-type="float" office:value="248.808">
            <text:p>248.808</text:p>
          </table:table-cell>
          <table:table-cell table:style-name="ce99" office:value-type="float" office:value="96">
            <text:p>96</text:p>
          </table:table-cell>
        </table:table-row>
        <table:table-row>
          <table:table-cell table:number-columns-repeated="23"/>
          <table:table-cell table:style-name="ce99" office:value-type="float" office:value="430.199">
            <text:p>430.199</text:p>
          </table:table-cell>
          <table:table-cell table:style-name="ce99" office:value-type="float" office:value="223">
            <text:p>223</text:p>
          </table:table-cell>
        </table:table-row>
        <table:table-row>
          <table:table-cell table:number-columns-repeated="23"/>
          <table:table-cell table:style-name="ce99" office:value-type="float" office:value="1124.618">
            <text:p>1124.618</text:p>
          </table:table-cell>
          <table:table-cell table:style-name="ce99" office:value-type="float" office:value="693">
            <text:p>693</text:p>
          </table:table-cell>
        </table:table-row>
        <table:table-row>
          <table:table-cell table:number-columns-repeated="23"/>
          <table:table-cell table:style-name="ce99" office:value-type="float" office:value="596.336">
            <text:p>596.336</text:p>
          </table:table-cell>
          <table:table-cell table:style-name="ce99" office:value-type="float" office:value="346">
            <text:p>346</text:p>
          </table:table-cell>
        </table:table-row>
        <table:table-row>
          <table:table-cell table:number-columns-repeated="23"/>
          <table:table-cell table:style-name="ce99" office:value-type="float" office:value="586.296">
            <text:p>586.296</text:p>
          </table:table-cell>
          <table:table-cell table:style-name="ce99" office:value-type="float" office:value="361">
            <text:p>361</text:p>
          </table:table-cell>
        </table:table-row>
        <table:table-row>
          <table:table-cell table:number-columns-repeated="23"/>
          <table:table-cell table:style-name="ce99" office:value-type="float" office:value="385.39">
            <text:p>385.39</text:p>
          </table:table-cell>
          <table:table-cell table:style-name="ce99" office:value-type="float" office:value="366">
            <text:p>366</text:p>
          </table:table-cell>
        </table:table-row>
      </table:table>
      <table:table table:name="'file:///Volumes/Secure%20Documents/_Power%20-%20Telecom%202016-19.ods'#Power 2018" table:print="false" table:style-name="ta_extref">
        <table:table-source xlink:type="simple" xlink:href="/Volumes/Secure%20Documents/_Power%20-%20Telecom%202016-19.ods" table:table-name="Power 2018" table:filter-name="calc8" table:mode="copy-results-only"/>
        <table:table-column table:number-columns-repeated="9"/>
        <table:table-row table:number-rows-repeated="7">
          <table:table-cell table:number-columns-repeated="9"/>
        </table:table-row>
        <table:table-row>
          <table:table-cell table:number-columns-repeated="8"/>
          <table:table-cell table:style-name="ce99" office:value-type="float" office:value="325">
            <text:p>325</text:p>
          </table:table-cell>
        </table:table-row>
        <table:table-row>
          <table:table-cell table:number-columns-repeated="9"/>
        </table:table-row>
        <table:table-row>
          <table:table-cell table:number-columns-repeated="8"/>
          <table:table-cell table:style-name="ce99" office:value-type="float" office:value="156.716">
            <text:p>156.716</text:p>
          </table:table-cell>
        </table:table-row>
        <table:table-row>
          <table:table-cell table:number-columns-repeated="8"/>
          <table:table-cell table:style-name="ce99" office:value-type="float" office:value="258.313">
            <text:p>258.313</text:p>
          </table:table-cell>
        </table:table-row>
        <table:table-row>
          <table:table-cell table:number-columns-repeated="8"/>
          <table:table-cell table:style-name="ce99" office:value-type="float" office:value="754.621">
            <text:p>754.621</text:p>
          </table:table-cell>
        </table:table-row>
        <table:table-row>
          <table:table-cell table:number-columns-repeated="8"/>
          <table:table-cell table:style-name="ce99" office:value-type="float" office:value="1274.336">
            <text:p>1274.336</text:p>
          </table:table-cell>
        </table:table-row>
        <table:table-row>
          <table:table-cell table:number-columns-repeated="8"/>
          <table:table-cell table:style-name="ce99" office:value-type="float" office:value="2186.95">
            <text:p>2186.95</text:p>
          </table:table-cell>
        </table:table-row>
        <table:table-row>
          <table:table-cell table:number-columns-repeated="8"/>
          <table:table-cell table:style-name="ce99" office:value-type="float" office:value="1641.6">
            <text:p>1641.6</text:p>
          </table:table-cell>
        </table:table-row>
        <table:table-row>
          <table:table-cell table:number-columns-repeated="8"/>
          <table:table-cell table:style-name="ce99" office:value-type="float" office:value="1043.77">
            <text:p>1043.77</text:p>
          </table:table-cell>
        </table:table-row>
        <table:table-row>
          <table:table-cell table:number-columns-repeated="8"/>
          <table:table-cell table:style-name="ce99" office:value-type="float" office:value="1291.816">
            <text:p>1291.816</text:p>
          </table:table-cell>
        </table:table-row>
        <table:table-row>
          <table:table-cell table:number-columns-repeated="8"/>
          <table:table-cell table:style-name="ce99" office:value-type="float" office:value="796.11">
            <text:p>796.11</text:p>
          </table:table-cell>
        </table:table-row>
        <table:table-row>
          <table:table-cell table:number-columns-repeated="8"/>
          <table:table-cell table:style-name="ce99" office:value-type="float" office:value="829.061">
            <text:p>829.061</text:p>
          </table:table-cell>
        </table:table-row>
        <table:table-row>
          <table:table-cell table:number-columns-repeated="8"/>
          <table:table-cell table:style-name="ce99" office:value-type="float" office:value="548.8">
            <text:p>548.8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8"/>
          <table:table-cell table:style-name="ce99" office:value-type="float" office:value="422">
            <text:p>422</text:p>
          </table:table-cell>
        </table:table-row>
        <table:table-row>
          <table:table-cell table:number-columns-repeated="8"/>
          <table:table-cell table:style-name="ce99" office:value-type="float" office:value="314">
            <text:p>314</text:p>
          </table:table-cell>
        </table:table-row>
        <table:table-row>
          <table:table-cell table:number-columns-repeated="8"/>
          <table:table-cell table:style-name="ce99" office:value-type="float" office:value="381">
            <text:p>381</text:p>
          </table:table-cell>
        </table:table-row>
        <table:table-row>
          <table:table-cell table:number-columns-repeated="8"/>
          <table:table-cell table:style-name="ce99" office:value-type="float" office:value="485">
            <text:p>485</text:p>
          </table:table-cell>
        </table:table-row>
        <table:table-row>
          <table:table-cell table:number-columns-repeated="8"/>
          <table:table-cell table:style-name="ce99" office:value-type="float" office:value="629">
            <text:p>629</text:p>
          </table:table-cell>
        </table:table-row>
        <table:table-row>
          <table:table-cell table:number-columns-repeated="8"/>
          <table:table-cell table:style-name="ce99" office:value-type="float" office:value="1213">
            <text:p>1213</text:p>
          </table:table-cell>
        </table:table-row>
        <table:table-row>
          <table:table-cell table:number-columns-repeated="8"/>
          <table:table-cell table:style-name="ce99" office:value-type="float" office:value="939">
            <text:p>939</text:p>
          </table:table-cell>
        </table:table-row>
        <table:table-row>
          <table:table-cell table:number-columns-repeated="8"/>
          <table:table-cell table:style-name="ce99" office:value-type="float" office:value="615">
            <text:p>615</text:p>
          </table:table-cell>
        </table:table-row>
        <table:table-row>
          <table:table-cell table:number-columns-repeated="8"/>
          <table:table-cell table:style-name="ce99" office:value-type="float" office:value="662">
            <text:p>662</text:p>
          </table:table-cell>
        </table:table-row>
        <table:table-row>
          <table:table-cell table:number-columns-repeated="8"/>
          <table:table-cell table:style-name="ce99" office:value-type="float" office:value="346">
            <text:p>346</text:p>
          </table:table-cell>
        </table:table-row>
        <table:table-row>
          <table:table-cell table:number-columns-repeated="8"/>
          <table:table-cell table:style-name="ce99" office:value-type="float" office:value="378">
            <text:p>378</text:p>
          </table:table-cell>
        </table:table-row>
        <table:table-row>
          <table:table-cell table:number-columns-repeated="8"/>
          <table:table-cell table:style-name="ce99" office:value-type="float" office:value="336">
            <text:p>336</text:p>
          </table:table-cell>
        </table:table-row>
      </table:table>
      <table:table table:name="'file:///Volumes/Secure%20Documents/_Power%20-%20Telecom%202016-19.ods'#Power 2019" table:print="false" table:style-name="ta_extref">
        <table:table-source xlink:type="simple" xlink:href="/Volumes/Secure%20Documents/_Power%20-%20Telecom%202016-19.ods" table:table-name="Power 2019" table:filter-name="calc8" table:mode="copy-results-only"/>
        <table:table-column table:number-columns-repeated="11"/>
        <table:table-row table:number-rows-repeated="6">
          <table:table-cell table:number-columns-repeated="11"/>
        </table:table-row>
        <table:table-row>
          <table:table-cell table:number-columns-repeated="10"/>
          <table:table-cell table:style-name="ce99" office:value-type="float" office:value="0.90109">
            <text:p>0.90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User-defined">
      <number:text>$</number:text>
      <number:number number:decimal-places="2" loext:min-decimal-places="2" number:min-integer-digits="1" number:grouping="true"/>
    </number:number-style>
    <number:number-style style:name="N114">
      <number:number number:decimal-places="1" loext:min-decimal-places="1" number:min-integer-digits="1"/>
    </number:number-style>
    <number:number-style style:name="N115">
      <number:text>$</number:text>
      <number:number number:decimal-places="4" loext:min-decimal-places="4" number:min-integer-digits="1" number:grouping="true"/>
    </number:number-style>
    <number:number-style style:name="N116">
      <number:text>@ $</number:text>
      <number:number number:decimal-places="4" loext:min-decimal-places="4" number:min-integer-digits="1"/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17P0"/>
    </number:number-style>
    <number:currency-style style:name="N119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9">
      <style:text-properties fo:color="#ff0000"/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9P0"/>
    </number:currency-style>
    <number:number-style style:name="N120" number:title="User-defined">
      <number:text>$</number:text>
      <number:number number:decimal-places="0" loext:min-decimal-places="0" number:min-integer-digits="1" number:grouping="true"/>
    </number:number-style>
    <number:number-style style:name="N121" number:title="User-defined">
      <number:number number:decimal-places="0" loext:min-decimal-places="0" number:min-integer-digits="1"/>
      <number:text> kW</number:text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text>@ $</number:text>
      <number:number number:decimal-places="5" loext:min-decimal-places="5" number:min-integer-digits="1"/>
    </number:number-style>
    <number:number-style style:name="N124">
      <number:text>$</number:text>
      <number:number number:decimal-places="5" loext:min-decimal-places="5" number:min-integer-digits="1" number:grouping="true"/>
    </number:number-style>
    <number:number-style style:name="N125">
      <number:number number:decimal-places="0" loext:min-decimal-places="0" number:min-integer-digits="1"/>
      <number:text> kW/month</number:text>
    </number:number-style>
    <number:number-style style:name="N126">
      <number:number number:decimal-places="0" loext:min-decimal-places="0" number:min-integer-digits="1"/>
      <number:text> days</number:text>
    </number:number-style>
    <number:number-style style:name="N127">
      <number:text>$</number:text>
      <number:number number:decimal-places="6" loext:min-decimal-places="6" number:min-integer-digits="1" number:grouping="true"/>
    </number:number-style>
    <number:number-style style:name="N128">
      <number:number number:decimal-places="0" loext:min-decimal-places="0" number:min-integer-digits="1"/>
      <number:text> kWh/month</number:text>
    </number:number-style>
    <number:number-style style:name="N129" number:title="User-defined">
      <number:number number:decimal-places="0" loext:min-decimal-places="0" number:min-integer-digits="4" number:grouping="true"/>
      <number:text> kWh</number:text>
    </number:number-style>
    <number:number-style style:name="N130">
      <number:text>@ </number:text>
      <number:number number:decimal-places="3" loext:min-decimal-places="3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P0" style:volatile="true">
      <number:number number:decimal-places="4" loext:min-decimal-places="4" number:min-integer-digits="1"/>
    </number:number-style>
    <number:number-style style:name="N132">
      <style:text-properties fo:color="#ff0000"/>
      <number:number number:decimal-places="4" loext:min-decimal-places="4" number:min-integer-digits="1"/>
      <style:map style:condition="value()&gt;=0" style:apply-style-name="N132P0"/>
    </number:number-style>
    <number:number-style style:name="N133">
      <number:text>@ </number:text>
      <number:number number:decimal-places="4" loext:min-decimal-places="4" number:min-integer-digits="1"/>
      <number:text> c</number:text>
    </number:number-style>
    <number:number-style style:name="N134">
      <number:text>@ </number:text>
      <number:number number:decimal-places="3" loext:min-decimal-places="3" number:min-integer-digits="1"/>
      <number:text> c</number:text>
    </number:number-style>
    <number:number-style style:name="N135">
      <number:text>@ </number:text>
      <number:number number:decimal-places="2" loext:min-decimal-places="2" number:min-integer-digits="1"/>
      <number:text> c</number:text>
    </number:number-style>
    <number:date-style style:name="N136">
      <number:month number:textual="true"/>
    </number:date-style>
    <number:number-style style:name="N137">
      <number:text>$</number:text>
      <number:number number:decimal-places="3" loext:min-decimal-places="3" number:min-integer-digits="1" number:grouping="true"/>
    </number:number-style>
    <number:number-style style:name="N138">
      <number:number number:decimal-places="1" loext:min-decimal-places="1" number:min-integer-digits="1" number:grouping="true"/>
    </number:number-style>
    <number:currency-style style:name="N140P0" style:volatile="true">
      <number:currency-symbol number:language="en" number:country="NZ">$</number:currency-symbol>
      <number:number number:decimal-places="1" loext:min-decimal-places="1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NZ">$</number:currency-symbol>
      <number:number number:decimal-places="1" loext:min-decimal-places="1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NZ">$</number:currency-symbol>
      <number:number number:decimal-places="3" loext:min-decimal-places="3" number:min-integer-digits="1" number:grouping="true"/>
    </number:currency-style>
    <number:currency-style style:name="N142" number:title="User-defined">
      <style:text-properties fo:color="#ff0000"/>
      <number:text>-</number:text>
      <number:currency-symbol number:language="en" number:country="NZ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number-style style:name="N143">
      <number:number number:decimal-places="3" loext:min-decimal-places="3" number:min-integer-digits="1" number:grouping="true"/>
    </number:number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3" loext:min-decimal-places="3" number:min-integer-digits="1"/>
    </number:number-style>
    <number:currency-style style:name="N147P0" style:volatile="true">
      <number:currency-symbol number:language="en" number:country="NZ">$</number:currency-symbol>
      <number:number number:decimal-places="4" loext:min-decimal-places="4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NZ">$</number:currency-symbol>
      <number:number number:decimal-places="4" loext:min-decimal-places="4" number:min-integer-digits="1" number:grouping="true"/>
      <style:map style:condition="value()&gt;=0" style:apply-style-name="N147P0"/>
    </number:currency-style>
    <number:number-style style:name="N153" number:title="User-defined">
      <number:number number:decimal-places="0" loext:min-decimal-places="0" number:min-integer-digits="0" number:grouping="true"/>
    </number:number-style>
    <number:currency-style style:name="N10112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2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2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2" number:language="en" number:country="NZ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number:date-style style:name="N10113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4" number:language="en" number:country="NZ">
      <number:day/>
      <number:text>-</number:text>
      <number:month number:textual="true"/>
      <number:text>-</number:text>
      <number:year/>
    </number:date-style>
    <number:date-style style:name="N10115" number:language="en" number:country="NZ">
      <number:day/>
      <number:text>-</number:text>
      <number:month number:textual="true"/>
    </number:date-style>
    <number:date-style style:name="N10116" number:language="en" number:country="NZ">
      <number:month number:textual="true"/>
      <number:text>-</number:text>
      <number:year/>
    </number:date-style>
    <number:time-style style:name="N10117" number:language="en" number:country="NZ">
      <number:hours/>
      <number:text>:</number:text>
      <number:minutes number:style="long"/>
      <number:text> </number:text>
      <number:am-pm/>
    </number:time-style>
    <number:time-style style:name="N10118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en" number:country="NZ">
      <number:hours/>
      <number:text>:</number:text>
      <number:minutes number:style="long"/>
    </number:time-style>
    <number:time-style style:name="N10120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NZ">
      <number:number number:decimal-places="0" loext:min-decimal-places="0" number:min-integer-digits="1" number:grouping="true"/>
    </number:number-style>
    <number:number-style style:name="N10122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NZ">
      <number:number number:decimal-places="0" loext:min-decimal-places="0" number:min-integer-digits="1" number:grouping="true"/>
    </number:number-style>
    <number:number-style style:name="N10123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NZ">
      <number:number number:decimal-places="2" loext:min-decimal-places="2" number:min-integer-digits="1" number:grouping="true"/>
    </number:number-style>
    <number:number-style style:name="N10124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NZ">
      <number:number number:decimal-places="2" loext:min-decimal-places="2" number:min-integer-digits="1" number:grouping="true"/>
    </number:number-style>
    <number:number-style style:name="N10125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en" number:country="NZ">
      <loext:text> </loext:text>
      <loext:fill-character> </loext:fill-character>
      <number:text>- </number:text>
    </number:number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3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3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3P2" style:volatile="true" number:language="en" number:country="NZ">
      <number:currency-symbol/>
      <loext:fill-character> </loext:fill-character>
      <number:text>- </number:text>
    </number:currency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87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4:16:35.245523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5:13:50.031857337</meta:creation-date>
    <dc:date>2019-03-24T16:32:30.903159895</dc:date>
    <meta:editing-duration>PT1H11M40S</meta:editing-duration>
    <meta:editing-cycles>19</meta:editing-cycles>
    <meta:generator>LibreOffice/6.2.0.3$MacOSX_X86_64 LibreOffice_project/98c6a8a1c6c7b144ce3cc729e34964b47ce25d62</meta:generator>
    <meta:document-statistic meta:table-count="2" meta:cell-count="18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" number:title="User-defined">
      <number:text>$</number:text>
      <number:number number:decimal-places="0" loext:min-decimal-places="0" number:min-integer-digits="1" number:grouping="true"/>
    </number:number-style>
    <number:number-style style:name="N121" number:title="User-defined">
      <number:number number:decimal-places="0" loext:min-decimal-places="0" number:min-integer-digits="1"/>
      <number:text> kW</number:text>
    </number:number-style>
    <style:style style:name="ch1" style:family="chart">
      <style:graphic-properties draw:stroke="none" svg:stroke-width="0.009cm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121">
      <style:chart-properties chart:display-label="true" chart:logarithmic="false" chart:minimum="0" chart:maximum="1500" chart:origin="0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20">
      <style:chart-properties chart:display-label="true" chart:logarithmic="false" chart:maximum="450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2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5.304cm" svg:height="16.257cm" xlink:href=".." xlink:type="simple" chart:class="chart:scatter" chart:style-name="ch1">
        <chart:legend svg:x="3.659cm" svg:y="2.49cm" style:legend-expansion="custom" chartooo:width="8.127cm" chartooo:height="6.567cm" style:legend-expansion-aspect-ratio="1.23755139333029" chart:style-name="ch2"/>
        <chart:plot-area chart:style-name="ch3" table:cell-range-address="'Usage- Cost Tables &amp; Graphs'.D10:'Usage- Cost Tables &amp; Graphs'.M26 'Usage- Cost Tables &amp; Graphs'.E7:'Usage- Cost Tables &amp; Graphs'.M7" chart:data-source-has-labels="row" svg:x="2.212cm" svg:y="1.865cm" svg:width="22.714cm" svg:height="13.369cm">
          <chartooo:coordinate-region svg:x="3.216cm" svg:y="2.042cm" svg:width="21.061cm" svg:height="12.5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Usage- Cost Tables &amp; Graphs'.E10:'Usage- Cost Tables &amp; Graphs'.E26" chart:label-cell-address="'Usage- Cost Tables &amp; Graphs'.E7:'Usage- Cost Tables &amp; Graphs'.E7" chart:class="chart:scatter">
            <chart:domain table:cell-range-address="'Usage- Cost Tables &amp; Graphs'.D10:'Usage- Cost Tables &amp; Graphs'.D26"/>
            <chart:data-point chart:repeated="17"/>
          </chart:series>
          <chart:series chart:style-name="ch8" chart:values-cell-range-address="'Usage- Cost Tables &amp; Graphs'.F10:'Usage- Cost Tables &amp; Graphs'.F26" chart:label-cell-address="'Usage- Cost Tables &amp; Graphs'.F7:'Usage- Cost Tables &amp; Graphs'.F7" chart:class="chart:scatter">
            <chart:data-point chart:repeated="17"/>
          </chart:series>
          <chart:series chart:style-name="ch9" chart:values-cell-range-address="'Usage- Cost Tables &amp; Graphs'.G10:'Usage- Cost Tables &amp; Graphs'.G26" chart:label-cell-address="'Usage- Cost Tables &amp; Graphs'.G7:'Usage- Cost Tables &amp; Graphs'.G7" chart:class="chart:scatter">
            <chart:data-point chart:repeated="17"/>
          </chart:series>
          <chart:series chart:style-name="ch10" chart:values-cell-range-address="'Usage- Cost Tables &amp; Graphs'.H10:'Usage- Cost Tables &amp; Graphs'.H26" chart:label-cell-address="'Usage- Cost Tables &amp; Graphs'.H7:'Usage- Cost Tables &amp; Graphs'.H7" chart:class="chart:scatter">
            <chart:data-point chart:repeated="17"/>
          </chart:series>
          <chart:series chart:style-name="ch11" chart:values-cell-range-address="'Usage- Cost Tables &amp; Graphs'.I10:'Usage- Cost Tables &amp; Graphs'.I26" chart:label-cell-address="'Usage- Cost Tables &amp; Graphs'.I7:'Usage- Cost Tables &amp; Graphs'.I7" chart:class="chart:scatter">
            <chart:data-point chart:repeated="17"/>
          </chart:series>
          <chart:series chart:style-name="ch12" chart:values-cell-range-address="'Usage- Cost Tables &amp; Graphs'.J10:'Usage- Cost Tables &amp; Graphs'.J26" chart:label-cell-address="'Usage- Cost Tables &amp; Graphs'.J7:'Usage- Cost Tables &amp; Graphs'.J7" chart:class="chart:scatter">
            <chart:data-point chart:repeated="17"/>
          </chart:series>
          <chart:series chart:style-name="ch13" chart:values-cell-range-address="'Usage- Cost Tables &amp; Graphs'.K10:'Usage- Cost Tables &amp; Graphs'.K26" chart:label-cell-address="'Usage- Cost Tables &amp; Graphs'.K7:'Usage- Cost Tables &amp; Graphs'.K7" chart:class="chart:scatter">
            <chart:data-point chart:repeated="17"/>
          </chart:series>
          <chart:series chart:style-name="ch14" chart:values-cell-range-address="'Usage- Cost Tables &amp; Graphs'.L10:'Usage- Cost Tables &amp; Graphs'.L26" chart:label-cell-address="'Usage- Cost Tables &amp; Graphs'.L7:'Usage- Cost Tables &amp; Graphs'.L7" chart:class="chart:scatter">
            <chart:data-point chart:repeated="17"/>
          </chart:series>
          <chart:series chart:style-name="ch15" chart:values-cell-range-address="'Usage- Cost Tables &amp; Graphs'.M10:'Usage- Cost Tables &amp; Graphs'.M26" chart:label-cell-address="'Usage- Cost Tables &amp; Graphs'.M7:'Usage- Cost Tables &amp; Graphs'.M7" chart:class="chart:scatte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OVA-R</text:p>
                <draw:g>
                  <svg:desc>'Usage- Cost Tables &amp; Graphs'.E7:'Usage- Cost Tables &amp; Graphs'.E7</svg:desc>
                </draw:g>
              </table:table-cell>
              <table:table-cell office:value-type="string">
                <text:p>NOVA-S</text:p>
                <draw:g>
                  <svg:desc>'Usage- Cost Tables &amp; Graphs'.F7:'Usage- Cost Tables &amp; Graphs'.F7</svg:desc>
                </draw:g>
              </table:table-cell>
              <table:table-cell office:value-type="string">
                <text:p>Trustpower-R</text:p>
                <draw:g>
                  <svg:desc>'Usage- Cost Tables &amp; Graphs'.G7:'Usage- Cost Tables &amp; Graphs'.G7</svg:desc>
                </draw:g>
              </table:table-cell>
              <table:table-cell office:value-type="string">
                <text:p>Trustpower-S</text:p>
                <draw:g>
                  <svg:desc>'Usage- Cost Tables &amp; Graphs'.H7:'Usage- Cost Tables &amp; Graphs'.H7</svg:desc>
                </draw:g>
              </table:table-cell>
              <table:table-cell office:value-type="string">
                <text:p>Contact</text:p>
                <draw:g>
                  <svg:desc>'Usage- Cost Tables &amp; Graphs'.I7:'Usage- Cost Tables &amp; Graphs'.I7</svg:desc>
                </draw:g>
              </table:table-cell>
              <table:table-cell office:value-type="string">
                <text:p>Blank</text:p>
                <draw:g>
                  <svg:desc>'Usage- Cost Tables &amp; Graphs'.J7:'Usage- Cost Tables &amp; Graphs'.J7</svg:desc>
                </draw:g>
              </table:table-cell>
              <table:table-cell office:value-type="string">
                <text:p>Genesis-R</text:p>
                <draw:g>
                  <svg:desc>'Usage- Cost Tables &amp; Graphs'.K7:'Usage- Cost Tables &amp; Graphs'.K7</svg:desc>
                </draw:g>
              </table:table-cell>
              <table:table-cell office:value-type="string">
                <text:p>Genesis-S</text:p>
                <draw:g>
                  <svg:desc>'Usage- Cost Tables &amp; Graphs'.L7:'Usage- Cost Tables &amp; Graphs'.L7</svg:desc>
                </draw:g>
              </table:table-cell>
              <table:table-cell office:value-type="string">
                <text:p>Mercury</text:p>
                <draw:g>
                  <svg:desc>'Usage- Cost Tables &amp; Graphs'.M7:'Usage- Cost Tables &amp; Graphs'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sage- Cost Tables &amp; Graphs'.D10:'Usage- Cost Tables &amp; Graphs'.D26</svg:desc>
                </draw:g>
              </table:table-cell>
              <table:table-cell office:value-type="float" office:value="27.6327">
                <text:p>27.6327</text:p>
                <draw:g>
                  <svg:desc>'Usage- Cost Tables &amp; Graphs'.E10:'Usage- Cost Tables &amp; Graphs'.E26</svg:desc>
                </draw:g>
              </table:table-cell>
              <table:table-cell office:value-type="float" office:value="11.1882">
                <text:p>11.1882</text:p>
                <draw:g>
                  <svg:desc>'Usage- Cost Tables &amp; Graphs'.F10:'Usage- Cost Tables &amp; Graphs'.F26</svg:desc>
                </draw:g>
              </table:table-cell>
              <table:table-cell office:value-type="float" office:value="49.5">
                <text:p>49.5</text:p>
                <draw:g>
                  <svg:desc>'Usage- Cost Tables &amp; Graphs'.G10:'Usage- Cost Tables &amp; Graphs'.G26</svg:desc>
                </draw:g>
              </table:table-cell>
              <table:table-cell office:value-type="float" office:value="32.1">
                <text:p>32.1</text:p>
                <draw:g>
                  <svg:desc>'Usage- Cost Tables &amp; Graphs'.H10:'Usage- Cost Tables &amp; Graphs'.H26</svg:desc>
                </draw:g>
              </table:table-cell>
              <table:table-cell office:value-type="float" office:value="48.204">
                <text:p>48.204</text:p>
                <draw:g>
                  <svg:desc>'Usage- Cost Tables &amp; Graphs'.I10:'Usage- Cost Tables &amp; Graphs'.I26</svg:desc>
                </draw:g>
              </table:table-cell>
              <table:table-cell office:value-type="float" office:value="NaN">
                <text:p>NaN</text:p>
                <draw:g>
                  <svg:desc>'Usage- Cost Tables &amp; Graphs'.J10:'Usage- Cost Tables &amp; Graphs'.J26</svg:desc>
                </draw:g>
              </table:table-cell>
              <table:table-cell office:value-type="float" office:value="36.885">
                <text:p>36.885</text:p>
                <draw:g>
                  <svg:desc>'Usage- Cost Tables &amp; Graphs'.K10:'Usage- Cost Tables &amp; Graphs'.K26</svg:desc>
                </draw:g>
              </table:table-cell>
              <table:table-cell office:value-type="float" office:value="35.478">
                <text:p>35.478</text:p>
                <draw:g>
                  <svg:desc>'Usage- Cost Tables &amp; Graphs'.L10:'Usage- Cost Tables &amp; Graphs'.L26</svg:desc>
                </draw:g>
              </table:table-cell>
              <table:table-cell office:value-type="float" office:value="42.51">
                <text:p>42.51</text:p>
                <draw:g>
                  <svg:desc>'Usage- Cost Tables &amp; Graphs'.M10:'Usage- Cost Tables &amp; Graphs'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26.48">
                <text:p>26.48</text:p>
              </table:table-cell>
              <table:table-cell office:value-type="float" office:value="8.18">
                <text:p>8.18</text:p>
              </table:table-cell>
              <table:table-cell office:value-type="float" office:value="13.4">
                <text:p>13.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96">
                <text:p>7.96</text:p>
              </table:table-cell>
              <table:table-cell office:value-type="float" office:value="5.91">
                <text:p>5.9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.462605">
                <text:p>45.462605</text:p>
              </table:table-cell>
              <table:table-cell office:value-type="float" office:value="43.31843">
                <text:p>43.31843</text:p>
              </table:table-cell>
              <table:table-cell office:value-type="float" office:value="66.332">
                <text:p>66.332</text:p>
              </table:table-cell>
              <table:table-cell office:value-type="float" office:value="52.325">
                <text:p>52.325</text:p>
              </table:table-cell>
              <table:table-cell office:value-type="float" office:value="63.7146">
                <text:p>63.7146</text:p>
              </table:table-cell>
              <table:table-cell office:value-type="float" office:value="NaN">
                <text:p>NaN</text:p>
              </table:table-cell>
              <table:table-cell office:value-type="float" office:value="51.57175">
                <text:p>51.57175</text:p>
              </table:table-cell>
              <table:table-cell office:value-type="float" office:value="47.5962">
                <text:p>47.5962</text:p>
              </table:table-cell>
              <table:table-cell office:value-type="float" office:value="58.213">
                <text:p>58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9.147605">
                <text:p>59.147605</text:p>
              </table:table-cell>
              <table:table-cell office:value-type="float" office:value="73.77043">
                <text:p>73.77043</text:p>
              </table:table-cell>
              <table:table-cell office:value-type="float" office:value="75.739">
                <text:p>75.739</text:p>
              </table:table-cell>
              <table:table-cell office:value-type="float" office:value="67.735">
                <text:p>67.735</text:p>
              </table:table-cell>
              <table:table-cell office:value-type="float" office:value="71.9946">
                <text:p>71.9946</text:p>
              </table:table-cell>
              <table:table-cell office:value-type="float" office:value="NaN">
                <text:p>NaN</text:p>
              </table:table-cell>
              <table:table-cell office:value-type="float" office:value="60.72575">
                <text:p>60.72575</text:p>
              </table:table-cell>
              <table:table-cell office:value-type="float" office:value="54.3927">
                <text:p>54.3927</text:p>
              </table:table-cell>
              <table:table-cell office:value-type="float" office:value="67.5395">
                <text:p>67.5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61.884605">
                <text:p>61.884605</text:p>
              </table:table-cell>
              <table:table-cell office:value-type="float" office:value="79.86083">
                <text:p>79.86083</text:p>
              </table:table-cell>
              <table:table-cell office:value-type="float" office:value="77.6204">
                <text:p>77.6204</text:p>
              </table:table-cell>
              <table:table-cell office:value-type="float" office:value="70.817">
                <text:p>70.817</text:p>
              </table:table-cell>
              <table:table-cell office:value-type="float" office:value="73.6506">
                <text:p>73.6506</text:p>
              </table:table-cell>
              <table:table-cell office:value-type="float" office:value="NaN">
                <text:p>NaN</text:p>
              </table:table-cell>
              <table:table-cell office:value-type="float" office:value="62.55655">
                <text:p>62.55655</text:p>
              </table:table-cell>
              <table:table-cell office:value-type="float" office:value="55.752">
                <text:p>55.752</text:p>
              </table:table-cell>
              <table:table-cell office:value-type="float" office:value="69.4048">
                <text:p>69.4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72.832605">
                <text:p>72.832605</text:p>
              </table:table-cell>
              <table:table-cell office:value-type="float" office:value="104.22243">
                <text:p>104.22243</text:p>
              </table:table-cell>
              <table:table-cell office:value-type="float" office:value="85.146">
                <text:p>85.146</text:p>
              </table:table-cell>
              <table:table-cell office:value-type="float" office:value="83.145">
                <text:p>83.145</text:p>
              </table:table-cell>
              <table:table-cell office:value-type="float" office:value="80.2746">
                <text:p>80.2746</text:p>
              </table:table-cell>
              <table:table-cell office:value-type="float" office:value="NaN">
                <text:p>NaN</text:p>
              </table:table-cell>
              <table:table-cell office:value-type="float" office:value="69.87975">
                <text:p>69.87975</text:p>
              </table:table-cell>
              <table:table-cell office:value-type="float" office:value="61.1892">
                <text:p>61.1892</text:p>
              </table:table-cell>
              <table:table-cell office:value-type="float" office:value="76.866">
                <text:p>76.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86.517605">
                <text:p>86.517605</text:p>
              </table:table-cell>
              <table:table-cell office:value-type="float" office:value="134.67443">
                <text:p>134.67443</text:p>
              </table:table-cell>
              <table:table-cell office:value-type="float" office:value="94.553">
                <text:p>94.553</text:p>
              </table:table-cell>
              <table:table-cell office:value-type="float" office:value="98.555">
                <text:p>98.555</text:p>
              </table:table-cell>
              <table:table-cell office:value-type="float" office:value="88.5546">
                <text:p>88.5546</text:p>
              </table:table-cell>
              <table:table-cell office:value-type="float" office:value="NaN">
                <text:p>NaN</text:p>
              </table:table-cell>
              <table:table-cell office:value-type="float" office:value="79.03375">
                <text:p>79.03375</text:p>
              </table:table-cell>
              <table:table-cell office:value-type="float" office:value="67.9857">
                <text:p>67.9857</text:p>
              </table:table-cell>
              <table:table-cell office:value-type="float" office:value="86.1925">
                <text:p>86.1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0.202605">
                <text:p>100.202605</text:p>
              </table:table-cell>
              <table:table-cell office:value-type="float" office:value="165.12643">
                <text:p>165.12643</text:p>
              </table:table-cell>
              <table:table-cell office:value-type="float" office:value="103.96">
                <text:p>103.96</text:p>
              </table:table-cell>
              <table:table-cell office:value-type="float" office:value="113.965">
                <text:p>113.965</text:p>
              </table:table-cell>
              <table:table-cell office:value-type="float" office:value="96.8346">
                <text:p>96.8346</text:p>
              </table:table-cell>
              <table:table-cell office:value-type="float" office:value="NaN">
                <text:p>NaN</text:p>
              </table:table-cell>
              <table:table-cell office:value-type="float" office:value="88.18775">
                <text:p>88.18775</text:p>
              </table:table-cell>
              <table:table-cell office:value-type="float" office:value="74.7822">
                <text:p>74.7822</text:p>
              </table:table-cell>
              <table:table-cell office:value-type="float" office:value="95.519">
                <text:p>95.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13.887605">
                <text:p>113.887605</text:p>
              </table:table-cell>
              <table:table-cell office:value-type="float" office:value="195.57843">
                <text:p>195.57843</text:p>
              </table:table-cell>
              <table:table-cell office:value-type="float" office:value="113.367">
                <text:p>113.367</text:p>
              </table:table-cell>
              <table:table-cell office:value-type="float" office:value="129.375">
                <text:p>129.375</text:p>
              </table:table-cell>
              <table:table-cell office:value-type="float" office:value="105.1146">
                <text:p>105.1146</text:p>
              </table:table-cell>
              <table:table-cell office:value-type="float" office:value="NaN">
                <text:p>NaN</text:p>
              </table:table-cell>
              <table:table-cell office:value-type="float" office:value="97.34175">
                <text:p>97.34175</text:p>
              </table:table-cell>
              <table:table-cell office:value-type="float" office:value="81.5787">
                <text:p>81.5787</text:p>
              </table:table-cell>
              <table:table-cell office:value-type="float" office:value="104.8455">
                <text:p>104.8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127.572605">
                <text:p>127.572605</text:p>
              </table:table-cell>
              <table:table-cell office:value-type="float" office:value="226.03043">
                <text:p>226.03043</text:p>
              </table:table-cell>
              <table:table-cell office:value-type="float" office:value="122.774">
                <text:p>122.774</text:p>
              </table:table-cell>
              <table:table-cell office:value-type="float" office:value="144.785">
                <text:p>144.785</text:p>
              </table:table-cell>
              <table:table-cell office:value-type="float" office:value="113.3946">
                <text:p>113.3946</text:p>
              </table:table-cell>
              <table:table-cell office:value-type="float" office:value="NaN">
                <text:p>NaN</text:p>
              </table:table-cell>
              <table:table-cell office:value-type="float" office:value="106.49575">
                <text:p>106.49575</text:p>
              </table:table-cell>
              <table:table-cell office:value-type="float" office:value="88.3752">
                <text:p>88.3752</text:p>
              </table:table-cell>
              <table:table-cell office:value-type="float" office:value="114.172">
                <text:p>114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141.257605">
                <text:p>141.257605</text:p>
              </table:table-cell>
              <table:table-cell office:value-type="float" office:value="256.48243">
                <text:p>256.48243</text:p>
              </table:table-cell>
              <table:table-cell office:value-type="float" office:value="132.181">
                <text:p>132.181</text:p>
              </table:table-cell>
              <table:table-cell office:value-type="float" office:value="160.195">
                <text:p>160.195</text:p>
              </table:table-cell>
              <table:table-cell office:value-type="float" office:value="121.6746">
                <text:p>121.6746</text:p>
              </table:table-cell>
              <table:table-cell office:value-type="float" office:value="NaN">
                <text:p>NaN</text:p>
              </table:table-cell>
              <table:table-cell office:value-type="float" office:value="115.64975">
                <text:p>115.64975</text:p>
              </table:table-cell>
              <table:table-cell office:value-type="float" office:value="95.1717">
                <text:p>95.1717</text:p>
              </table:table-cell>
              <table:table-cell office:value-type="float" office:value="123.4985">
                <text:p>123.4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">
                <text:p>900</text:p>
              </table:table-cell>
              <table:table-cell office:value-type="float" office:value="154.942605">
                <text:p>154.942605</text:p>
              </table:table-cell>
              <table:table-cell office:value-type="float" office:value="286.93443">
                <text:p>286.93443</text:p>
              </table:table-cell>
              <table:table-cell office:value-type="float" office:value="141.588">
                <text:p>141.588</text:p>
              </table:table-cell>
              <table:table-cell office:value-type="float" office:value="175.605">
                <text:p>175.605</text:p>
              </table:table-cell>
              <table:table-cell office:value-type="float" office:value="129.9546">
                <text:p>129.9546</text:p>
              </table:table-cell>
              <table:table-cell office:value-type="float" office:value="NaN">
                <text:p>NaN</text:p>
              </table:table-cell>
              <table:table-cell office:value-type="float" office:value="124.80375">
                <text:p>124.80375</text:p>
              </table:table-cell>
              <table:table-cell office:value-type="float" office:value="101.9682">
                <text:p>101.9682</text:p>
              </table:table-cell>
              <table:table-cell office:value-type="float" office:value="132.825">
                <text:p>132.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168.627605">
                <text:p>168.627605</text:p>
              </table:table-cell>
              <table:table-cell office:value-type="float" office:value="317.38643">
                <text:p>317.38643</text:p>
              </table:table-cell>
              <table:table-cell office:value-type="float" office:value="150.995">
                <text:p>150.995</text:p>
              </table:table-cell>
              <table:table-cell office:value-type="float" office:value="191.015">
                <text:p>191.015</text:p>
              </table:table-cell>
              <table:table-cell office:value-type="float" office:value="138.2346">
                <text:p>138.2346</text:p>
              </table:table-cell>
              <table:table-cell office:value-type="float" office:value="NaN">
                <text:p>NaN</text:p>
              </table:table-cell>
              <table:table-cell office:value-type="float" office:value="133.95775">
                <text:p>133.95775</text:p>
              </table:table-cell>
              <table:table-cell office:value-type="float" office:value="108.7647">
                <text:p>108.7647</text:p>
              </table:table-cell>
              <table:table-cell office:value-type="float" office:value="142.1515">
                <text:p>142.1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0">
                <text:p>1100</text:p>
              </table:table-cell>
              <table:table-cell office:value-type="float" office:value="182.312605">
                <text:p>182.312605</text:p>
              </table:table-cell>
              <table:table-cell office:value-type="float" office:value="347.83843">
                <text:p>347.83843</text:p>
              </table:table-cell>
              <table:table-cell office:value-type="float" office:value="160.402">
                <text:p>160.402</text:p>
              </table:table-cell>
              <table:table-cell office:value-type="float" office:value="206.425">
                <text:p>206.425</text:p>
              </table:table-cell>
              <table:table-cell office:value-type="float" office:value="146.5146">
                <text:p>146.5146</text:p>
              </table:table-cell>
              <table:table-cell office:value-type="float" office:value="NaN">
                <text:p>NaN</text:p>
              </table:table-cell>
              <table:table-cell office:value-type="float" office:value="143.11175">
                <text:p>143.11175</text:p>
              </table:table-cell>
              <table:table-cell office:value-type="float" office:value="115.5612">
                <text:p>115.5612</text:p>
              </table:table-cell>
              <table:table-cell office:value-type="float" office:value="151.478">
                <text:p>151.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195.997605">
                <text:p>195.997605</text:p>
              </table:table-cell>
              <table:table-cell office:value-type="float" office:value="378.29043">
                <text:p>378.29043</text:p>
              </table:table-cell>
              <table:table-cell office:value-type="float" office:value="169.809">
                <text:p>169.809</text:p>
              </table:table-cell>
              <table:table-cell office:value-type="float" office:value="221.835">
                <text:p>221.835</text:p>
              </table:table-cell>
              <table:table-cell office:value-type="float" office:value="154.7946">
                <text:p>154.7946</text:p>
              </table:table-cell>
              <table:table-cell office:value-type="float" office:value="NaN">
                <text:p>NaN</text:p>
              </table:table-cell>
              <table:table-cell office:value-type="float" office:value="152.26575">
                <text:p>152.26575</text:p>
              </table:table-cell>
              <table:table-cell office:value-type="float" office:value="122.3577">
                <text:p>122.3577</text:p>
              </table:table-cell>
              <table:table-cell office:value-type="float" office:value="160.8045">
                <text:p>160.8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">
                <text:p>1300</text:p>
              </table:table-cell>
              <table:table-cell office:value-type="float" office:value="209.682605">
                <text:p>209.682605</text:p>
              </table:table-cell>
              <table:table-cell office:value-type="float" office:value="408.74243">
                <text:p>408.74243</text:p>
              </table:table-cell>
              <table:table-cell office:value-type="float" office:value="179.216">
                <text:p>179.216</text:p>
              </table:table-cell>
              <table:table-cell office:value-type="float" office:value="237.245">
                <text:p>237.245</text:p>
              </table:table-cell>
              <table:table-cell office:value-type="float" office:value="163.0746">
                <text:p>163.0746</text:p>
              </table:table-cell>
              <table:table-cell office:value-type="float" office:value="NaN">
                <text:p>NaN</text:p>
              </table:table-cell>
              <table:table-cell office:value-type="float" office:value="161.41975">
                <text:p>161.41975</text:p>
              </table:table-cell>
              <table:table-cell office:value-type="float" office:value="129.1542">
                <text:p>129.1542</text:p>
              </table:table-cell>
              <table:table-cell office:value-type="float" office:value="170.131">
                <text:p>170.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">
                <text:p>1400</text:p>
              </table:table-cell>
              <table:table-cell office:value-type="float" office:value="223.367605">
                <text:p>223.367605</text:p>
              </table:table-cell>
              <table:table-cell office:value-type="float" office:value="439.19443">
                <text:p>439.19443</text:p>
              </table:table-cell>
              <table:table-cell office:value-type="float" office:value="188.623">
                <text:p>188.623</text:p>
              </table:table-cell>
              <table:table-cell office:value-type="float" office:value="252.655">
                <text:p>252.655</text:p>
              </table:table-cell>
              <table:table-cell office:value-type="float" office:value="171.3546">
                <text:p>171.3546</text:p>
              </table:table-cell>
              <table:table-cell office:value-type="float" office:value="NaN">
                <text:p>NaN</text:p>
              </table:table-cell>
              <table:table-cell office:value-type="float" office:value="170.57375">
                <text:p>170.57375</text:p>
              </table:table-cell>
              <table:table-cell office:value-type="float" office:value="135.9507">
                <text:p>135.9507</text:p>
              </table:table-cell>
              <table:table-cell office:value-type="float" office:value="179.4575">
                <text:p>179.4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currency-style style:name="N101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 number:title="User-defined">
      <number:number number:decimal-places="0" loext:min-decimal-places="0" number:min-integer-digits="1"/>
      <number:text> kW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fals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width="0.05cm" svg:stroke-color="#b3b3b3"/>
    </style:style>
    <style:style style:name="ch7" style:family="chart" style:data-style-name="N10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width="0.05cm"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4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0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0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04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753cm" svg:height="16.677cm" xlink:href=".." xlink:type="simple" chart:class="chart:line" chart:style-name="ch1">
        <chart:legend svg:x="1.595cm" svg:y="0.185cm" style:legend-expansion="custom" chartooo:width="23.084cm" chartooo:height="0.805cm" style:legend-expansion-aspect-ratio="28.6757763975155" chart:style-name="ch2"/>
        <chart:plot-area chart:style-name="ch3" table:cell-range-address="'Usage- Cost Tables &amp; Graphs'.D52:'Usage- Cost Tables &amp; Graphs'.M71 'Usage- Cost Tables &amp; Graphs'.E47:'Usage- Cost Tables &amp; Graphs'.M47" chart:data-source-has-labels="both" svg:x="0.544cm" svg:y="0.79cm" svg:width="25.005cm" svg:height="15.148cm">
          <chartooo:coordinate-region svg:x="1.548cm" svg:y="0.991cm" svg:width="23.576cm" svg:height="14.297cm"/>
          <chart:axis chart:dimension="x" chart:name="primary-x" chart:style-name="ch4" chartooo:axis-type="text">
            <chart:title svg:x="10.037cm" svg:y="16.11cm" chart:style-name="ch5">
              <text:p>Power Consumption / month for Electric</text:p>
            </chart:title>
            <chart:categories table:cell-range-address="'Usage- Cost Tables &amp; Graphs'.D52:'Usage- Cost Tables &amp; Graphs'.D7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Usage- Cost Tables &amp; Graphs'.E52:'Usage- Cost Tables &amp; Graphs'.E71" chart:label-cell-address="'Usage- Cost Tables &amp; Graphs'.E47:'Usage- Cost Tables &amp; Graphs'.E47" chart:class="chart:line">
            <chart:data-point chart:repeated="20"/>
          </chart:series>
          <chart:series chart:style-name="ch9" chart:values-cell-range-address="'Usage- Cost Tables &amp; Graphs'.F52:'Usage- Cost Tables &amp; Graphs'.F71" chart:label-cell-address="'Usage- Cost Tables &amp; Graphs'.F47:'Usage- Cost Tables &amp; Graphs'.F47" chart:class="chart:line">
            <chart:data-point chart:repeated="20"/>
          </chart:series>
          <chart:series chart:style-name="ch10" chart:values-cell-range-address="'Usage- Cost Tables &amp; Graphs'.G52:'Usage- Cost Tables &amp; Graphs'.G71" chart:label-cell-address="'Usage- Cost Tables &amp; Graphs'.G47:'Usage- Cost Tables &amp; Graphs'.G47" chart:class="chart:line">
            <chart:data-point chart:repeated="20"/>
          </chart:series>
          <chart:series chart:style-name="ch11" chart:values-cell-range-address="'Usage- Cost Tables &amp; Graphs'.H52:'Usage- Cost Tables &amp; Graphs'.H71" chart:label-cell-address="'Usage- Cost Tables &amp; Graphs'.H47:'Usage- Cost Tables &amp; Graphs'.H47" chart:class="chart:line">
            <chart:data-point chart:repeated="20"/>
          </chart:series>
          <chart:series chart:style-name="ch12" chart:values-cell-range-address="'Usage- Cost Tables &amp; Graphs'.I52:'Usage- Cost Tables &amp; Graphs'.I71" chart:label-cell-address="'Usage- Cost Tables &amp; Graphs'.I47:'Usage- Cost Tables &amp; Graphs'.I47" chart:class="chart:line">
            <chart:data-point chart:repeated="20"/>
          </chart:series>
          <chart:series chart:style-name="ch13" chart:values-cell-range-address="'Usage- Cost Tables &amp; Graphs'.J52:'Usage- Cost Tables &amp; Graphs'.J71" chart:label-cell-address="'Usage- Cost Tables &amp; Graphs'.J47:'Usage- Cost Tables &amp; Graphs'.J47" chart:class="chart:line">
            <chart:data-point chart:repeated="20"/>
          </chart:series>
          <chart:series chart:style-name="ch14" chart:values-cell-range-address="'Usage- Cost Tables &amp; Graphs'.K52:'Usage- Cost Tables &amp; Graphs'.K71" chart:label-cell-address="'Usage- Cost Tables &amp; Graphs'.K47:'Usage- Cost Tables &amp; Graphs'.K47" chart:class="chart:line">
            <chart:data-point chart:repeated="20"/>
          </chart:series>
          <chart:series chart:style-name="ch15" chart:values-cell-range-address="'Usage- Cost Tables &amp; Graphs'.L52:'Usage- Cost Tables &amp; Graphs'.L71" chart:label-cell-address="'Usage- Cost Tables &amp; Graphs'.L47:'Usage- Cost Tables &amp; Graphs'.L47" chart:class="chart:line">
            <chart:data-point chart:repeated="20"/>
          </chart:series>
          <chart:series chart:style-name="ch16" chart:values-cell-range-address="'Usage- Cost Tables &amp; Graphs'.M52:'Usage- Cost Tables &amp; Graphs'.M71" chart:label-cell-address="'Usage- Cost Tables &amp; Graphs'.M47:'Usage- Cost Tables &amp; Graphs'.M47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A-R</text:p>
                <draw:g>
                  <svg:desc>'Usage- Cost Tables &amp; Graphs'.E47:'Usage- Cost Tables &amp; Graphs'.E47</svg:desc>
                </draw:g>
              </table:table-cell>
              <table:table-cell office:value-type="string">
                <text:p>NOVA-S</text:p>
                <draw:g>
                  <svg:desc>'Usage- Cost Tables &amp; Graphs'.F47:'Usage- Cost Tables &amp; Graphs'.F47</svg:desc>
                </draw:g>
              </table:table-cell>
              <table:table-cell office:value-type="string">
                <text:p>Trustpower-R</text:p>
                <draw:g>
                  <svg:desc>'Usage- Cost Tables &amp; Graphs'.G47:'Usage- Cost Tables &amp; Graphs'.G47</svg:desc>
                </draw:g>
              </table:table-cell>
              <table:table-cell office:value-type="string">
                <text:p>Trustpower-S</text:p>
                <draw:g>
                  <svg:desc>'Usage- Cost Tables &amp; Graphs'.H47:'Usage- Cost Tables &amp; Graphs'.H47</svg:desc>
                </draw:g>
              </table:table-cell>
              <table:table-cell office:value-type="string">
                <text:p>Contact-R</text:p>
                <draw:g>
                  <svg:desc>'Usage- Cost Tables &amp; Graphs'.I47:'Usage- Cost Tables &amp; Graphs'.I47</svg:desc>
                </draw:g>
              </table:table-cell>
              <table:table-cell office:value-type="string">
                <text:p>Contact-S</text:p>
                <draw:g>
                  <svg:desc>'Usage- Cost Tables &amp; Graphs'.J47:'Usage- Cost Tables &amp; Graphs'.J47</svg:desc>
                </draw:g>
              </table:table-cell>
              <table:table-cell office:value-type="string">
                <text:p>Genesis-R</text:p>
                <draw:g>
                  <svg:desc>'Usage- Cost Tables &amp; Graphs'.K47:'Usage- Cost Tables &amp; Graphs'.K47</svg:desc>
                </draw:g>
              </table:table-cell>
              <table:table-cell office:value-type="string">
                <text:p>Genesis-S</text:p>
                <draw:g>
                  <svg:desc>'Usage- Cost Tables &amp; Graphs'.L47:'Usage- Cost Tables &amp; Graphs'.L47</svg:desc>
                </draw:g>
              </table:table-cell>
              <table:table-cell office:value-type="string">
                <text:p>Mercury</text:p>
                <draw:g>
                  <svg:desc>'Usage- Cost Tables &amp; Graphs'.M47:'Usage- Cost Tables &amp; Graphs'.M4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Usage- Cost Tables &amp; Graphs'.D52:'Usage- Cost Tables &amp; Graphs'.D71</svg:desc>
                </draw:g>
              </table:table-cell>
              <table:table-cell office:value-type="float" office:value="88.799895">
                <text:p>88.799895</text:p>
                <draw:g>
                  <svg:desc>'Usage- Cost Tables &amp; Graphs'.E52:'Usage- Cost Tables &amp; Graphs'.E71</svg:desc>
                </draw:g>
              </table:table-cell>
              <table:table-cell office:value-type="float" office:value="43.91758">
                <text:p>43.91758</text:p>
                <draw:g>
                  <svg:desc>'Usage- Cost Tables &amp; Graphs'.F52:'Usage- Cost Tables &amp; Graphs'.F71</svg:desc>
                </draw:g>
              </table:table-cell>
              <table:table-cell office:value-type="float" office:value="98.2215">
                <text:p>98.2215</text:p>
                <draw:g>
                  <svg:desc>'Usage- Cost Tables &amp; Graphs'.G52:'Usage- Cost Tables &amp; Graphs'.G71</svg:desc>
                </draw:g>
              </table:table-cell>
              <table:table-cell office:value-type="float" office:value="46.22655">
                <text:p>46.22655</text:p>
                <draw:g>
                  <svg:desc>'Usage- Cost Tables &amp; Graphs'.H52:'Usage- Cost Tables &amp; Graphs'.H71</svg:desc>
                </draw:g>
              </table:table-cell>
              <table:table-cell office:value-type="float" office:value="98.946">
                <text:p>98.946</text:p>
                <draw:g>
                  <svg:desc>'Usage- Cost Tables &amp; Graphs'.I52:'Usage- Cost Tables &amp; Graphs'.I71</svg:desc>
                </draw:g>
              </table:table-cell>
              <table:table-cell office:value-type="float" office:value="46.276">
                <text:p>46.276</text:p>
                <draw:g>
                  <svg:desc>'Usage- Cost Tables &amp; Graphs'.J52:'Usage- Cost Tables &amp; Graphs'.J71</svg:desc>
                </draw:g>
              </table:table-cell>
              <table:table-cell office:value-type="float" office:value="102.0165">
                <text:p>102.0165</text:p>
                <draw:g>
                  <svg:desc>'Usage- Cost Tables &amp; Graphs'.K52:'Usage- Cost Tables &amp; Graphs'.K71</svg:desc>
                </draw:g>
              </table:table-cell>
              <table:table-cell office:value-type="float" office:value="82.593">
                <text:p>82.593</text:p>
                <draw:g>
                  <svg:desc>'Usage- Cost Tables &amp; Graphs'.L52:'Usage- Cost Tables &amp; Graphs'.L71</svg:desc>
                </draw:g>
              </table:table-cell>
              <table:table-cell office:value-type="float" office:value="42.97435">
                <text:p>42.97435</text:p>
                <draw:g>
                  <svg:desc>'Usage- Cost Tables &amp; Graphs'.M52:'Usage- Cost Tables &amp; Graphs'.M71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1.654595">
                <text:p>101.654595</text:p>
              </table:table-cell>
              <table:table-cell office:value-type="float" office:value="59.788155">
                <text:p>59.788155</text:p>
              </table:table-cell>
              <table:table-cell office:value-type="float" office:value="110.58975">
                <text:p>110.58975</text:p>
              </table:table-cell>
              <table:table-cell office:value-type="float" office:value="63.2523">
                <text:p>63.2523</text:p>
              </table:table-cell>
              <table:table-cell office:value-type="float" office:value="111.62475">
                <text:p>111.62475</text:p>
              </table:table-cell>
              <table:table-cell office:value-type="float" office:value="63.66975">
                <text:p>63.66975</text:p>
              </table:table-cell>
              <table:table-cell office:value-type="float" office:value="114.38475">
                <text:p>114.38475</text:p>
              </table:table-cell>
              <table:table-cell office:value-type="float" office:value="94.047">
                <text:p>94.047</text:p>
              </table:table-cell>
              <table:table-cell office:value-type="float" office:value="58.7121">
                <text:p>58.71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4.509295">
                <text:p>114.509295</text:p>
              </table:table-cell>
              <table:table-cell office:value-type="float" office:value="75.65873">
                <text:p>75.65873</text:p>
              </table:table-cell>
              <table:table-cell office:value-type="float" office:value="122.958">
                <text:p>122.958</text:p>
              </table:table-cell>
              <table:table-cell office:value-type="float" office:value="80.27805">
                <text:p>80.27805</text:p>
              </table:table-cell>
              <table:table-cell office:value-type="float" office:value="124.3035">
                <text:p>124.3035</text:p>
              </table:table-cell>
              <table:table-cell office:value-type="float" office:value="81.0635">
                <text:p>81.0635</text:p>
              </table:table-cell>
              <table:table-cell office:value-type="float" office:value="126.753">
                <text:p>126.753</text:p>
              </table:table-cell>
              <table:table-cell office:value-type="float" office:value="105.501">
                <text:p>105.501</text:p>
              </table:table-cell>
              <table:table-cell office:value-type="float" office:value="74.44985">
                <text:p>74.449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7.363995">
                <text:p>127.363995</text:p>
              </table:table-cell>
              <table:table-cell office:value-type="float" office:value="91.529305">
                <text:p>91.529305</text:p>
              </table:table-cell>
              <table:table-cell office:value-type="float" office:value="135.32625">
                <text:p>135.32625</text:p>
              </table:table-cell>
              <table:table-cell office:value-type="float" office:value="97.3038">
                <text:p>97.3038</text:p>
              </table:table-cell>
              <table:table-cell office:value-type="float" office:value="136.98225">
                <text:p>136.98225</text:p>
              </table:table-cell>
              <table:table-cell office:value-type="float" office:value="98.45725">
                <text:p>98.45725</text:p>
              </table:table-cell>
              <table:table-cell office:value-type="float" office:value="139.12125">
                <text:p>139.12125</text:p>
              </table:table-cell>
              <table:table-cell office:value-type="float" office:value="116.955">
                <text:p>116.955</text:p>
              </table:table-cell>
              <table:table-cell office:value-type="float" office:value="90.1876">
                <text:p>90.18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0.218695">
                <text:p>140.218695</text:p>
              </table:table-cell>
              <table:table-cell office:value-type="float" office:value="107.39988">
                <text:p>107.39988</text:p>
              </table:table-cell>
              <table:table-cell office:value-type="float" office:value="147.6945">
                <text:p>147.6945</text:p>
              </table:table-cell>
              <table:table-cell office:value-type="float" office:value="114.32955">
                <text:p>114.32955</text:p>
              </table:table-cell>
              <table:table-cell office:value-type="float" office:value="149.661">
                <text:p>149.661</text:p>
              </table:table-cell>
              <table:table-cell office:value-type="float" office:value="115.851">
                <text:p>115.851</text:p>
              </table:table-cell>
              <table:table-cell office:value-type="float" office:value="151.4895">
                <text:p>151.4895</text:p>
              </table:table-cell>
              <table:table-cell office:value-type="float" office:value="128.409">
                <text:p>128.409</text:p>
              </table:table-cell>
              <table:table-cell office:value-type="float" office:value="105.92535">
                <text:p>105.9253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53.073395">
                <text:p>153.073395</text:p>
              </table:table-cell>
              <table:table-cell office:value-type="float" office:value="123.270455">
                <text:p>123.270455</text:p>
              </table:table-cell>
              <table:table-cell office:value-type="float" office:value="160.06275">
                <text:p>160.06275</text:p>
              </table:table-cell>
              <table:table-cell office:value-type="float" office:value="131.3553">
                <text:p>131.3553</text:p>
              </table:table-cell>
              <table:table-cell office:value-type="float" office:value="162.33975">
                <text:p>162.33975</text:p>
              </table:table-cell>
              <table:table-cell office:value-type="float" office:value="133.24475">
                <text:p>133.24475</text:p>
              </table:table-cell>
              <table:table-cell office:value-type="float" office:value="163.85775">
                <text:p>163.85775</text:p>
              </table:table-cell>
              <table:table-cell office:value-type="float" office:value="139.863">
                <text:p>139.863</text:p>
              </table:table-cell>
              <table:table-cell office:value-type="float" office:value="121.6631">
                <text:p>121.66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5.928095">
                <text:p>165.928095</text:p>
              </table:table-cell>
              <table:table-cell office:value-type="float" office:value="139.14103">
                <text:p>139.14103</text:p>
              </table:table-cell>
              <table:table-cell office:value-type="float" office:value="172.431">
                <text:p>172.431</text:p>
              </table:table-cell>
              <table:table-cell office:value-type="float" office:value="148.38105">
                <text:p>148.38105</text:p>
              </table:table-cell>
              <table:table-cell office:value-type="float" office:value="175.0185">
                <text:p>175.0185</text:p>
              </table:table-cell>
              <table:table-cell office:value-type="float" office:value="150.6385">
                <text:p>150.6385</text:p>
              </table:table-cell>
              <table:table-cell office:value-type="float" office:value="176.226">
                <text:p>176.226</text:p>
              </table:table-cell>
              <table:table-cell office:value-type="float" office:value="151.317">
                <text:p>151.317</text:p>
              </table:table-cell>
              <table:table-cell office:value-type="float" office:value="137.40085">
                <text:p>137.4008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8.782795">
                <text:p>178.782795</text:p>
              </table:table-cell>
              <table:table-cell office:value-type="float" office:value="155.011605">
                <text:p>155.011605</text:p>
              </table:table-cell>
              <table:table-cell office:value-type="float" office:value="184.79925">
                <text:p>184.79925</text:p>
              </table:table-cell>
              <table:table-cell office:value-type="float" office:value="165.4068">
                <text:p>165.4068</text:p>
              </table:table-cell>
              <table:table-cell office:value-type="float" office:value="187.69725">
                <text:p>187.69725</text:p>
              </table:table-cell>
              <table:table-cell office:value-type="float" office:value="168.03225">
                <text:p>168.03225</text:p>
              </table:table-cell>
              <table:table-cell office:value-type="float" office:value="188.59425">
                <text:p>188.59425</text:p>
              </table:table-cell>
              <table:table-cell office:value-type="float" office:value="162.771">
                <text:p>162.771</text:p>
              </table:table-cell>
              <table:table-cell office:value-type="float" office:value="153.1386">
                <text:p>153.13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1.637495">
                <text:p>191.637495</text:p>
              </table:table-cell>
              <table:table-cell office:value-type="float" office:value="170.88218">
                <text:p>170.88218</text:p>
              </table:table-cell>
              <table:table-cell office:value-type="float" office:value="197.1675">
                <text:p>197.1675</text:p>
              </table:table-cell>
              <table:table-cell office:value-type="float" office:value="182.43255">
                <text:p>182.43255</text:p>
              </table:table-cell>
              <table:table-cell office:value-type="float" office:value="200.376">
                <text:p>200.376</text:p>
              </table:table-cell>
              <table:table-cell office:value-type="float" office:value="185.426">
                <text:p>185.426</text:p>
              </table:table-cell>
              <table:table-cell office:value-type="float" office:value="200.9625">
                <text:p>200.9625</text:p>
              </table:table-cell>
              <table:table-cell office:value-type="float" office:value="174.225">
                <text:p>174.225</text:p>
              </table:table-cell>
              <table:table-cell office:value-type="float" office:value="168.87635">
                <text:p>168.8763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04.492195">
                <text:p>204.492195</text:p>
              </table:table-cell>
              <table:table-cell office:value-type="float" office:value="186.752755">
                <text:p>186.752755</text:p>
              </table:table-cell>
              <table:table-cell office:value-type="float" office:value="209.53575">
                <text:p>209.53575</text:p>
              </table:table-cell>
              <table:table-cell office:value-type="float" office:value="199.4583">
                <text:p>199.4583</text:p>
              </table:table-cell>
              <table:table-cell office:value-type="float" office:value="213.05475">
                <text:p>213.05475</text:p>
              </table:table-cell>
              <table:table-cell office:value-type="float" office:value="202.81975">
                <text:p>202.81975</text:p>
              </table:table-cell>
              <table:table-cell office:value-type="float" office:value="213.33075">
                <text:p>213.33075</text:p>
              </table:table-cell>
              <table:table-cell office:value-type="float" office:value="185.679">
                <text:p>185.679</text:p>
              </table:table-cell>
              <table:table-cell office:value-type="float" office:value="184.6141">
                <text:p>184.614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17.346895">
                <text:p>217.346895</text:p>
              </table:table-cell>
              <table:table-cell office:value-type="float" office:value="202.62333">
                <text:p>202.62333</text:p>
              </table:table-cell>
              <table:table-cell office:value-type="float" office:value="221.904">
                <text:p>221.904</text:p>
              </table:table-cell>
              <table:table-cell office:value-type="float" office:value="216.48405">
                <text:p>216.48405</text:p>
              </table:table-cell>
              <table:table-cell office:value-type="float" office:value="225.7335">
                <text:p>225.7335</text:p>
              </table:table-cell>
              <table:table-cell office:value-type="float" office:value="220.2135">
                <text:p>220.2135</text:p>
              </table:table-cell>
              <table:table-cell office:value-type="float" office:value="225.699">
                <text:p>225.699</text:p>
              </table:table-cell>
              <table:table-cell office:value-type="float" office:value="197.133">
                <text:p>197.133</text:p>
              </table:table-cell>
              <table:table-cell office:value-type="float" office:value="200.35185">
                <text:p>200.3518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30.201595">
                <text:p>230.201595</text:p>
              </table:table-cell>
              <table:table-cell office:value-type="float" office:value="218.493905">
                <text:p>218.493905</text:p>
              </table:table-cell>
              <table:table-cell office:value-type="float" office:value="234.27225">
                <text:p>234.27225</text:p>
              </table:table-cell>
              <table:table-cell office:value-type="float" office:value="233.5098">
                <text:p>233.5098</text:p>
              </table:table-cell>
              <table:table-cell office:value-type="float" office:value="238.41225">
                <text:p>238.41225</text:p>
              </table:table-cell>
              <table:table-cell office:value-type="float" office:value="237.60725">
                <text:p>237.60725</text:p>
              </table:table-cell>
              <table:table-cell office:value-type="float" office:value="238.06725">
                <text:p>238.06725</text:p>
              </table:table-cell>
              <table:table-cell office:value-type="float" office:value="208.587">
                <text:p>208.587</text:p>
              </table:table-cell>
              <table:table-cell office:value-type="float" office:value="216.0896">
                <text:p>216.089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3.056295">
                <text:p>243.056295</text:p>
              </table:table-cell>
              <table:table-cell office:value-type="float" office:value="234.36448">
                <text:p>234.36448</text:p>
              </table:table-cell>
              <table:table-cell office:value-type="float" office:value="246.6405">
                <text:p>246.6405</text:p>
              </table:table-cell>
              <table:table-cell office:value-type="float" office:value="250.53555">
                <text:p>250.53555</text:p>
              </table:table-cell>
              <table:table-cell office:value-type="float" office:value="251.091">
                <text:p>251.091</text:p>
              </table:table-cell>
              <table:table-cell office:value-type="float" office:value="255.001">
                <text:p>255.001</text:p>
              </table:table-cell>
              <table:table-cell office:value-type="float" office:value="250.4355">
                <text:p>250.4355</text:p>
              </table:table-cell>
              <table:table-cell office:value-type="float" office:value="220.041">
                <text:p>220.041</text:p>
              </table:table-cell>
              <table:table-cell office:value-type="float" office:value="231.82735">
                <text:p>231.8273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55.910995">
                <text:p>255.910995</text:p>
              </table:table-cell>
              <table:table-cell office:value-type="float" office:value="250.235055">
                <text:p>250.235055</text:p>
              </table:table-cell>
              <table:table-cell office:value-type="float" office:value="259.00875">
                <text:p>259.00875</text:p>
              </table:table-cell>
              <table:table-cell office:value-type="float" office:value="267.5613">
                <text:p>267.5613</text:p>
              </table:table-cell>
              <table:table-cell office:value-type="float" office:value="263.76975">
                <text:p>263.76975</text:p>
              </table:table-cell>
              <table:table-cell office:value-type="float" office:value="272.39475">
                <text:p>272.39475</text:p>
              </table:table-cell>
              <table:table-cell office:value-type="float" office:value="262.80375">
                <text:p>262.80375</text:p>
              </table:table-cell>
              <table:table-cell office:value-type="float" office:value="231.495">
                <text:p>231.495</text:p>
              </table:table-cell>
              <table:table-cell office:value-type="float" office:value="247.5651">
                <text:p>247.56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8.765695">
                <text:p>268.765695</text:p>
              </table:table-cell>
              <table:table-cell office:value-type="float" office:value="266.10563">
                <text:p>266.10563</text:p>
              </table:table-cell>
              <table:table-cell office:value-type="float" office:value="271.377">
                <text:p>271.377</text:p>
              </table:table-cell>
              <table:table-cell office:value-type="float" office:value="284.58705">
                <text:p>284.58705</text:p>
              </table:table-cell>
              <table:table-cell office:value-type="float" office:value="276.4485">
                <text:p>276.4485</text:p>
              </table:table-cell>
              <table:table-cell office:value-type="float" office:value="289.7885">
                <text:p>289.7885</text:p>
              </table:table-cell>
              <table:table-cell office:value-type="float" office:value="275.172">
                <text:p>275.172</text:p>
              </table:table-cell>
              <table:table-cell office:value-type="float" office:value="242.949">
                <text:p>242.949</text:p>
              </table:table-cell>
              <table:table-cell office:value-type="float" office:value="263.30285">
                <text:p>263.3028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81.620395">
                <text:p>281.620395</text:p>
              </table:table-cell>
              <table:table-cell office:value-type="float" office:value="281.976205">
                <text:p>281.976205</text:p>
              </table:table-cell>
              <table:table-cell office:value-type="float" office:value="283.74525">
                <text:p>283.74525</text:p>
              </table:table-cell>
              <table:table-cell office:value-type="float" office:value="301.6128">
                <text:p>301.6128</text:p>
              </table:table-cell>
              <table:table-cell office:value-type="float" office:value="289.12725">
                <text:p>289.12725</text:p>
              </table:table-cell>
              <table:table-cell office:value-type="float" office:value="307.18225">
                <text:p>307.18225</text:p>
              </table:table-cell>
              <table:table-cell office:value-type="float" office:value="287.54025">
                <text:p>287.54025</text:p>
              </table:table-cell>
              <table:table-cell office:value-type="float" office:value="254.403">
                <text:p>254.403</text:p>
              </table:table-cell>
              <table:table-cell office:value-type="float" office:value="279.0406">
                <text:p>279.04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94.475095">
                <text:p>294.475095</text:p>
              </table:table-cell>
              <table:table-cell office:value-type="float" office:value="297.84678">
                <text:p>297.84678</text:p>
              </table:table-cell>
              <table:table-cell office:value-type="float" office:value="296.1135">
                <text:p>296.1135</text:p>
              </table:table-cell>
              <table:table-cell office:value-type="float" office:value="318.63855">
                <text:p>318.63855</text:p>
              </table:table-cell>
              <table:table-cell office:value-type="float" office:value="301.806">
                <text:p>301.806</text:p>
              </table:table-cell>
              <table:table-cell office:value-type="float" office:value="324.576">
                <text:p>324.576</text:p>
              </table:table-cell>
              <table:table-cell office:value-type="float" office:value="299.9085">
                <text:p>299.9085</text:p>
              </table:table-cell>
              <table:table-cell office:value-type="float" office:value="265.857">
                <text:p>265.857</text:p>
              </table:table-cell>
              <table:table-cell office:value-type="float" office:value="294.77835">
                <text:p>294.7783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07.329795">
                <text:p>307.329795</text:p>
              </table:table-cell>
              <table:table-cell office:value-type="float" office:value="313.717355">
                <text:p>313.717355</text:p>
              </table:table-cell>
              <table:table-cell office:value-type="float" office:value="308.48175">
                <text:p>308.48175</text:p>
              </table:table-cell>
              <table:table-cell office:value-type="float" office:value="335.6643">
                <text:p>335.6643</text:p>
              </table:table-cell>
              <table:table-cell office:value-type="float" office:value="314.48475">
                <text:p>314.48475</text:p>
              </table:table-cell>
              <table:table-cell office:value-type="float" office:value="341.96975">
                <text:p>341.96975</text:p>
              </table:table-cell>
              <table:table-cell office:value-type="float" office:value="312.27675">
                <text:p>312.27675</text:p>
              </table:table-cell>
              <table:table-cell office:value-type="float" office:value="277.311">
                <text:p>277.311</text:p>
              </table:table-cell>
              <table:table-cell office:value-type="float" office:value="310.5161">
                <text:p>310.51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0.184495">
                <text:p>320.184495</text:p>
              </table:table-cell>
              <table:table-cell office:value-type="float" office:value="329.58793">
                <text:p>329.58793</text:p>
              </table:table-cell>
              <table:table-cell office:value-type="float" office:value="320.85">
                <text:p>320.85</text:p>
              </table:table-cell>
              <table:table-cell office:value-type="float" office:value="352.69005">
                <text:p>352.69005</text:p>
              </table:table-cell>
              <table:table-cell office:value-type="float" office:value="327.1635">
                <text:p>327.1635</text:p>
              </table:table-cell>
              <table:table-cell office:value-type="float" office:value="359.3635">
                <text:p>359.3635</text:p>
              </table:table-cell>
              <table:table-cell office:value-type="float" office:value="324.645">
                <text:p>324.645</text:p>
              </table:table-cell>
              <table:table-cell office:value-type="float" office:value="288.765">
                <text:p>288.765</text:p>
              </table:table-cell>
              <table:table-cell office:value-type="float" office:value="326.25385">
                <text:p>326.2538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33.039195">
                <text:p>333.039195</text:p>
              </table:table-cell>
              <table:table-cell office:value-type="float" office:value="345.458505">
                <text:p>345.458505</text:p>
              </table:table-cell>
              <table:table-cell office:value-type="float" office:value="333.21825">
                <text:p>333.21825</text:p>
              </table:table-cell>
              <table:table-cell office:value-type="float" office:value="369.7158">
                <text:p>369.7158</text:p>
              </table:table-cell>
              <table:table-cell office:value-type="float" office:value="339.84225">
                <text:p>339.84225</text:p>
              </table:table-cell>
              <table:table-cell office:value-type="float" office:value="376.75725">
                <text:p>376.75725</text:p>
              </table:table-cell>
              <table:table-cell office:value-type="float" office:value="337.01325">
                <text:p>337.01325</text:p>
              </table:table-cell>
              <table:table-cell office:value-type="float" office:value="300.219">
                <text:p>300.219</text:p>
              </table:table-cell>
              <table:table-cell office:value-type="float" office:value="341.9916">
                <text:p>341.9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0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20" number:title="User-defined">
      <number:text>$</number:text>
      <number:number number:decimal-places="0" loext:min-decimal-places="0" number:min-integer-digits="1" number:grouping="true"/>
    </number:number-style>
    <number:number-style style:name="N121" number:title="User-defined">
      <number:number number:decimal-places="0" loext:min-decimal-places="0" number:min-integer-digits="1"/>
      <number:text> kW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1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width="0.05cm" svg:stroke-color="#b3b3b3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0">
      <style:chart-properties chart:display-label="true" chart:tick-marks-major-inner="true" chart:tick-marks-major-outer="true" chart:logarithmic="false" chart:origin="0" chart:interval-minor-divisor="2" chart:reverse-direction="false" text:line-break="false" loext:try-staggering-first="false" chart:link-data-style-to-source="true" chart:axis-position="1"/>
      <style:graphic-properties svg:stroke-width="0.03cm" svg:stroke-color="#b3b3b3"/>
      <style:text-properties fo:font-size="10pt" style:font-size-asian="10pt" style:font-size-complex="10pt"/>
    </style:style>
    <style:style style:name="ch9" style:family="chart" style:data-style-name="N12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2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723cm" svg:height="15.515cm" xlink:href=".." xlink:type="simple" chart:class="chart:line" chart:style-name="ch1">
        <chart:legend svg:x="1.995cm" svg:y="0.555cm" style:legend-expansion="custom" chartooo:width="21.057cm" chartooo:height="1.271cm" style:legend-expansion-aspect-ratio="16.5672698662471" chart:style-name="ch2"/>
        <chart:plot-area chart:style-name="ch3" table:cell-range-address="'Usage- Cost Tables &amp; Graphs'.D12:'Usage- Cost Tables &amp; Graphs'.D27 'Usage- Cost Tables &amp; Graphs'.E7:'Usage- Cost Tables &amp; Graphs'.I7 'Usage- Cost Tables &amp; Graphs'.E13:'Usage- Cost Tables &amp; Graphs'.I27 'Usage- Cost Tables &amp; Graphs'.K7:'Usage- Cost Tables &amp; Graphs'.M7 'Usage- Cost Tables &amp; Graphs'.K13:'Usage- Cost Tables &amp; Graphs'.M27" chart:data-source-has-labels="both" svg:x="0.707cm" svg:y="1.826cm" svg:width="25.141cm" svg:height="12.78cm">
          <chartooo:coordinate-region svg:x="1.711cm" svg:y="2.027cm" svg:width="23.453cm" svg:height="11.929cm"/>
          <chart:axis chart:dimension="x" chart:name="primary-x" chart:style-name="ch4" chartooo:axis-type="auto">
            <chartooo:date-scale/>
            <chart:title svg:x="8.578cm" svg:y="14.821cm" chart:style-name="ch5">
              <text:p>Power Consumption / month (Eqvl) for Gas</text:p>
            </chart:title>
            <chart:categories table:cell-range-address="'Usage- Cost Tables &amp; Graphs'.D12:'Usage- Cost Tables &amp; Graphs'.D27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Usage- Cost Tables &amp; Graphs'.E13:'Usage- Cost Tables &amp; Graphs'.E27" chart:label-cell-address="'Usage- Cost Tables &amp; Graphs'.E7:'Usage- Cost Tables &amp; Graphs'.E7" chart:class="chart:line">
            <chart:data-point chart:repeated="15"/>
          </chart:series>
          <chart:series chart:attached-axis="primary-y" chart:style-name="ch11" chart:values-cell-range-address="'Usage- Cost Tables &amp; Graphs'.F13:'Usage- Cost Tables &amp; Graphs'.F27" chart:label-cell-address="'Usage- Cost Tables &amp; Graphs'.F7:'Usage- Cost Tables &amp; Graphs'.F7" chart:class="chart:line">
            <chart:data-point chart:repeated="15"/>
          </chart:series>
          <chart:series chart:attached-axis="primary-y" chart:style-name="ch12" chart:values-cell-range-address="'Usage- Cost Tables &amp; Graphs'.G13:'Usage- Cost Tables &amp; Graphs'.G27" chart:label-cell-address="'Usage- Cost Tables &amp; Graphs'.G7:'Usage- Cost Tables &amp; Graphs'.G7" chart:class="chart:line">
            <chart:data-point chart:repeated="15"/>
          </chart:series>
          <chart:series chart:attached-axis="primary-y" chart:style-name="ch13" chart:values-cell-range-address="'Usage- Cost Tables &amp; Graphs'.H13:'Usage- Cost Tables &amp; Graphs'.H27" chart:label-cell-address="'Usage- Cost Tables &amp; Graphs'.H7:'Usage- Cost Tables &amp; Graphs'.H7" chart:class="chart:line">
            <chart:data-point chart:repeated="15"/>
          </chart:series>
          <chart:series chart:attached-axis="primary-y" chart:style-name="ch14" chart:values-cell-range-address="'Usage- Cost Tables &amp; Graphs'.I13:'Usage- Cost Tables &amp; Graphs'.I27" chart:label-cell-address="'Usage- Cost Tables &amp; Graphs'.I7:'Usage- Cost Tables &amp; Graphs'.I7" chart:class="chart:line">
            <chart:data-point chart:repeated="15"/>
          </chart:series>
          <chart:series chart:attached-axis="primary-y" chart:style-name="ch15" chart:values-cell-range-address="'Usage- Cost Tables &amp; Graphs'.K13:'Usage- Cost Tables &amp; Graphs'.K27" chart:label-cell-address="'Usage- Cost Tables &amp; Graphs'.K7:'Usage- Cost Tables &amp; Graphs'.K7" chart:class="chart:line">
            <chart:data-point chart:repeated="15"/>
          </chart:series>
          <chart:series chart:attached-axis="primary-y" chart:style-name="ch16" chart:values-cell-range-address="'Usage- Cost Tables &amp; Graphs'.L13:'Usage- Cost Tables &amp; Graphs'.L27" chart:label-cell-address="'Usage- Cost Tables &amp; Graphs'.L7:'Usage- Cost Tables &amp; Graphs'.L7" chart:class="chart:line">
            <chart:data-point chart:repeated="15"/>
          </chart:series>
          <chart:series chart:attached-axis="primary-y" chart:style-name="ch15" chart:values-cell-range-address="'Usage- Cost Tables &amp; Graphs'.M13:'Usage- Cost Tables &amp; Graphs'.M27" chart:label-cell-address="'Usage- Cost Tables &amp; Graphs'.M7:'Usage- Cost Tables &amp; Graphs'.M7" chart:class="chart:line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A-R</text:p>
                <draw:g>
                  <svg:desc>'Usage- Cost Tables &amp; Graphs'.E7:'Usage- Cost Tables &amp; Graphs'.E7</svg:desc>
                </draw:g>
              </table:table-cell>
              <table:table-cell office:value-type="string">
                <text:p>NOVA-S</text:p>
                <draw:g>
                  <svg:desc>'Usage- Cost Tables &amp; Graphs'.F7:'Usage- Cost Tables &amp; Graphs'.F7</svg:desc>
                </draw:g>
              </table:table-cell>
              <table:table-cell office:value-type="string">
                <text:p>Trustpower-R</text:p>
                <draw:g>
                  <svg:desc>'Usage- Cost Tables &amp; Graphs'.G7:'Usage- Cost Tables &amp; Graphs'.G7</svg:desc>
                </draw:g>
              </table:table-cell>
              <table:table-cell office:value-type="string">
                <text:p>Trustpower-S</text:p>
                <draw:g>
                  <svg:desc>'Usage- Cost Tables &amp; Graphs'.H7:'Usage- Cost Tables &amp; Graphs'.H7</svg:desc>
                </draw:g>
              </table:table-cell>
              <table:table-cell office:value-type="string">
                <text:p>Contact</text:p>
                <draw:g>
                  <svg:desc>'Usage- Cost Tables &amp; Graphs'.I7:'Usage- Cost Tables &amp; Graphs'.I7</svg:desc>
                </draw:g>
              </table:table-cell>
              <table:table-cell office:value-type="string">
                <text:p>Genesis-R</text:p>
                <draw:g>
                  <svg:desc>'Usage- Cost Tables &amp; Graphs'.K7:'Usage- Cost Tables &amp; Graphs'.K7</svg:desc>
                </draw:g>
              </table:table-cell>
              <table:table-cell office:value-type="string">
                <text:p>Genesis-S</text:p>
                <draw:g>
                  <svg:desc>'Usage- Cost Tables &amp; Graphs'.L7:'Usage- Cost Tables &amp; Graphs'.L7</svg:desc>
                </draw:g>
              </table:table-cell>
              <table:table-cell office:value-type="string">
                <text:p>Mercury</text:p>
                <draw:g>
                  <svg:desc>'Usage- Cost Tables &amp; Graphs'.M7:'Usage- Cost Tables &amp; Graphs'.M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Usage- Cost Tables &amp; Graphs'.D12:'Usage- Cost Tables &amp; Graphs'.D27</svg:desc>
                </draw:g>
              </table:table-cell>
              <table:table-cell office:value-type="float" office:value="59.147605">
                <text:p>59.147605</text:p>
                <draw:g>
                  <svg:desc>'Usage- Cost Tables &amp; Graphs'.E13:'Usage- Cost Tables &amp; Graphs'.E27</svg:desc>
                </draw:g>
              </table:table-cell>
              <table:table-cell office:value-type="float" office:value="73.77043">
                <text:p>73.77043</text:p>
                <draw:g>
                  <svg:desc>'Usage- Cost Tables &amp; Graphs'.F13:'Usage- Cost Tables &amp; Graphs'.F27</svg:desc>
                </draw:g>
              </table:table-cell>
              <table:table-cell office:value-type="float" office:value="75.739">
                <text:p>75.739</text:p>
                <draw:g>
                  <svg:desc>'Usage- Cost Tables &amp; Graphs'.G13:'Usage- Cost Tables &amp; Graphs'.G27</svg:desc>
                </draw:g>
              </table:table-cell>
              <table:table-cell office:value-type="float" office:value="67.735">
                <text:p>67.735</text:p>
                <draw:g>
                  <svg:desc>'Usage- Cost Tables &amp; Graphs'.H13:'Usage- Cost Tables &amp; Graphs'.H27</svg:desc>
                </draw:g>
              </table:table-cell>
              <table:table-cell office:value-type="float" office:value="71.9946">
                <text:p>71.9946</text:p>
                <draw:g>
                  <svg:desc>'Usage- Cost Tables &amp; Graphs'.I13:'Usage- Cost Tables &amp; Graphs'.I27</svg:desc>
                </draw:g>
              </table:table-cell>
              <table:table-cell office:value-type="float" office:value="60.72575">
                <text:p>60.72575</text:p>
                <draw:g>
                  <svg:desc>'Usage- Cost Tables &amp; Graphs'.K13:'Usage- Cost Tables &amp; Graphs'.K27</svg:desc>
                </draw:g>
              </table:table-cell>
              <table:table-cell office:value-type="float" office:value="54.3927">
                <text:p>54.3927</text:p>
                <draw:g>
                  <svg:desc>'Usage- Cost Tables &amp; Graphs'.L13:'Usage- Cost Tables &amp; Graphs'.L27</svg:desc>
                </draw:g>
              </table:table-cell>
              <table:table-cell office:value-type="float" office:value="67.5395">
                <text:p>67.5395</text:p>
                <draw:g>
                  <svg:desc>'Usage- Cost Tables &amp; Graphs'.M13:'Usage- Cost Tables &amp; Graphs'.M2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1.884605">
                <text:p>61.884605</text:p>
              </table:table-cell>
              <table:table-cell office:value-type="float" office:value="79.86083">
                <text:p>79.86083</text:p>
              </table:table-cell>
              <table:table-cell office:value-type="float" office:value="77.6204">
                <text:p>77.6204</text:p>
              </table:table-cell>
              <table:table-cell office:value-type="float" office:value="70.817">
                <text:p>70.817</text:p>
              </table:table-cell>
              <table:table-cell office:value-type="float" office:value="73.6506">
                <text:p>73.6506</text:p>
              </table:table-cell>
              <table:table-cell office:value-type="float" office:value="62.55655">
                <text:p>62.55655</text:p>
              </table:table-cell>
              <table:table-cell office:value-type="float" office:value="55.752">
                <text:p>55.752</text:p>
              </table:table-cell>
              <table:table-cell office:value-type="float" office:value="69.4048">
                <text:p>69.40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2.832605">
                <text:p>72.832605</text:p>
              </table:table-cell>
              <table:table-cell office:value-type="float" office:value="104.22243">
                <text:p>104.22243</text:p>
              </table:table-cell>
              <table:table-cell office:value-type="float" office:value="85.146">
                <text:p>85.146</text:p>
              </table:table-cell>
              <table:table-cell office:value-type="float" office:value="83.145">
                <text:p>83.145</text:p>
              </table:table-cell>
              <table:table-cell office:value-type="float" office:value="80.2746">
                <text:p>80.2746</text:p>
              </table:table-cell>
              <table:table-cell office:value-type="float" office:value="69.87975">
                <text:p>69.87975</text:p>
              </table:table-cell>
              <table:table-cell office:value-type="float" office:value="61.1892">
                <text:p>61.1892</text:p>
              </table:table-cell>
              <table:table-cell office:value-type="float" office:value="76.866">
                <text:p>76.8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6.517605">
                <text:p>86.517605</text:p>
              </table:table-cell>
              <table:table-cell office:value-type="float" office:value="134.67443">
                <text:p>134.67443</text:p>
              </table:table-cell>
              <table:table-cell office:value-type="float" office:value="94.553">
                <text:p>94.553</text:p>
              </table:table-cell>
              <table:table-cell office:value-type="float" office:value="98.555">
                <text:p>98.555</text:p>
              </table:table-cell>
              <table:table-cell office:value-type="float" office:value="88.5546">
                <text:p>88.5546</text:p>
              </table:table-cell>
              <table:table-cell office:value-type="float" office:value="79.03375">
                <text:p>79.03375</text:p>
              </table:table-cell>
              <table:table-cell office:value-type="float" office:value="67.9857">
                <text:p>67.9857</text:p>
              </table:table-cell>
              <table:table-cell office:value-type="float" office:value="86.1925">
                <text:p>86.19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202605">
                <text:p>100.202605</text:p>
              </table:table-cell>
              <table:table-cell office:value-type="float" office:value="165.12643">
                <text:p>165.12643</text:p>
              </table:table-cell>
              <table:table-cell office:value-type="float" office:value="103.96">
                <text:p>103.96</text:p>
              </table:table-cell>
              <table:table-cell office:value-type="float" office:value="113.965">
                <text:p>113.965</text:p>
              </table:table-cell>
              <table:table-cell office:value-type="float" office:value="96.8346">
                <text:p>96.8346</text:p>
              </table:table-cell>
              <table:table-cell office:value-type="float" office:value="88.18775">
                <text:p>88.18775</text:p>
              </table:table-cell>
              <table:table-cell office:value-type="float" office:value="74.7822">
                <text:p>74.7822</text:p>
              </table:table-cell>
              <table:table-cell office:value-type="float" office:value="95.519">
                <text:p>95.5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3.887605">
                <text:p>113.887605</text:p>
              </table:table-cell>
              <table:table-cell office:value-type="float" office:value="195.57843">
                <text:p>195.57843</text:p>
              </table:table-cell>
              <table:table-cell office:value-type="float" office:value="113.367">
                <text:p>113.367</text:p>
              </table:table-cell>
              <table:table-cell office:value-type="float" office:value="129.375">
                <text:p>129.375</text:p>
              </table:table-cell>
              <table:table-cell office:value-type="float" office:value="105.1146">
                <text:p>105.1146</text:p>
              </table:table-cell>
              <table:table-cell office:value-type="float" office:value="97.34175">
                <text:p>97.34175</text:p>
              </table:table-cell>
              <table:table-cell office:value-type="float" office:value="81.5787">
                <text:p>81.5787</text:p>
              </table:table-cell>
              <table:table-cell office:value-type="float" office:value="104.8455">
                <text:p>104.845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572605">
                <text:p>127.572605</text:p>
              </table:table-cell>
              <table:table-cell office:value-type="float" office:value="226.03043">
                <text:p>226.03043</text:p>
              </table:table-cell>
              <table:table-cell office:value-type="float" office:value="122.774">
                <text:p>122.774</text:p>
              </table:table-cell>
              <table:table-cell office:value-type="float" office:value="144.785">
                <text:p>144.785</text:p>
              </table:table-cell>
              <table:table-cell office:value-type="float" office:value="113.3946">
                <text:p>113.3946</text:p>
              </table:table-cell>
              <table:table-cell office:value-type="float" office:value="106.49575">
                <text:p>106.49575</text:p>
              </table:table-cell>
              <table:table-cell office:value-type="float" office:value="88.3752">
                <text:p>88.3752</text:p>
              </table:table-cell>
              <table:table-cell office:value-type="float" office:value="114.172">
                <text:p>114.17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1.257605">
                <text:p>141.257605</text:p>
              </table:table-cell>
              <table:table-cell office:value-type="float" office:value="256.48243">
                <text:p>256.48243</text:p>
              </table:table-cell>
              <table:table-cell office:value-type="float" office:value="132.181">
                <text:p>132.181</text:p>
              </table:table-cell>
              <table:table-cell office:value-type="float" office:value="160.195">
                <text:p>160.195</text:p>
              </table:table-cell>
              <table:table-cell office:value-type="float" office:value="121.6746">
                <text:p>121.6746</text:p>
              </table:table-cell>
              <table:table-cell office:value-type="float" office:value="115.64975">
                <text:p>115.64975</text:p>
              </table:table-cell>
              <table:table-cell office:value-type="float" office:value="95.1717">
                <text:p>95.1717</text:p>
              </table:table-cell>
              <table:table-cell office:value-type="float" office:value="123.4985">
                <text:p>123.49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54.942605">
                <text:p>154.942605</text:p>
              </table:table-cell>
              <table:table-cell office:value-type="float" office:value="286.93443">
                <text:p>286.93443</text:p>
              </table:table-cell>
              <table:table-cell office:value-type="float" office:value="141.588">
                <text:p>141.588</text:p>
              </table:table-cell>
              <table:table-cell office:value-type="float" office:value="175.605">
                <text:p>175.605</text:p>
              </table:table-cell>
              <table:table-cell office:value-type="float" office:value="129.9546">
                <text:p>129.9546</text:p>
              </table:table-cell>
              <table:table-cell office:value-type="float" office:value="124.80375">
                <text:p>124.80375</text:p>
              </table:table-cell>
              <table:table-cell office:value-type="float" office:value="101.9682">
                <text:p>101.9682</text:p>
              </table:table-cell>
              <table:table-cell office:value-type="float" office:value="132.825">
                <text:p>132.8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8.627605">
                <text:p>168.627605</text:p>
              </table:table-cell>
              <table:table-cell office:value-type="float" office:value="317.38643">
                <text:p>317.38643</text:p>
              </table:table-cell>
              <table:table-cell office:value-type="float" office:value="150.995">
                <text:p>150.995</text:p>
              </table:table-cell>
              <table:table-cell office:value-type="float" office:value="191.015">
                <text:p>191.015</text:p>
              </table:table-cell>
              <table:table-cell office:value-type="float" office:value="138.2346">
                <text:p>138.2346</text:p>
              </table:table-cell>
              <table:table-cell office:value-type="float" office:value="133.95775">
                <text:p>133.95775</text:p>
              </table:table-cell>
              <table:table-cell office:value-type="float" office:value="108.7647">
                <text:p>108.7647</text:p>
              </table:table-cell>
              <table:table-cell office:value-type="float" office:value="142.1515">
                <text:p>142.15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2.312605">
                <text:p>182.312605</text:p>
              </table:table-cell>
              <table:table-cell office:value-type="float" office:value="347.83843">
                <text:p>347.83843</text:p>
              </table:table-cell>
              <table:table-cell office:value-type="float" office:value="160.402">
                <text:p>160.402</text:p>
              </table:table-cell>
              <table:table-cell office:value-type="float" office:value="206.425">
                <text:p>206.425</text:p>
              </table:table-cell>
              <table:table-cell office:value-type="float" office:value="146.5146">
                <text:p>146.5146</text:p>
              </table:table-cell>
              <table:table-cell office:value-type="float" office:value="143.11175">
                <text:p>143.11175</text:p>
              </table:table-cell>
              <table:table-cell office:value-type="float" office:value="115.5612">
                <text:p>115.5612</text:p>
              </table:table-cell>
              <table:table-cell office:value-type="float" office:value="151.478">
                <text:p>151.47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95.997605">
                <text:p>195.997605</text:p>
              </table:table-cell>
              <table:table-cell office:value-type="float" office:value="378.29043">
                <text:p>378.29043</text:p>
              </table:table-cell>
              <table:table-cell office:value-type="float" office:value="169.809">
                <text:p>169.809</text:p>
              </table:table-cell>
              <table:table-cell office:value-type="float" office:value="221.835">
                <text:p>221.835</text:p>
              </table:table-cell>
              <table:table-cell office:value-type="float" office:value="154.7946">
                <text:p>154.7946</text:p>
              </table:table-cell>
              <table:table-cell office:value-type="float" office:value="152.26575">
                <text:p>152.26575</text:p>
              </table:table-cell>
              <table:table-cell office:value-type="float" office:value="122.3577">
                <text:p>122.3577</text:p>
              </table:table-cell>
              <table:table-cell office:value-type="float" office:value="160.8045">
                <text:p>160.804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09.682605">
                <text:p>209.682605</text:p>
              </table:table-cell>
              <table:table-cell office:value-type="float" office:value="408.74243">
                <text:p>408.74243</text:p>
              </table:table-cell>
              <table:table-cell office:value-type="float" office:value="179.216">
                <text:p>179.216</text:p>
              </table:table-cell>
              <table:table-cell office:value-type="float" office:value="237.245">
                <text:p>237.245</text:p>
              </table:table-cell>
              <table:table-cell office:value-type="float" office:value="163.0746">
                <text:p>163.0746</text:p>
              </table:table-cell>
              <table:table-cell office:value-type="float" office:value="161.41975">
                <text:p>161.41975</text:p>
              </table:table-cell>
              <table:table-cell office:value-type="float" office:value="129.1542">
                <text:p>129.1542</text:p>
              </table:table-cell>
              <table:table-cell office:value-type="float" office:value="170.131">
                <text:p>170.1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23.367605">
                <text:p>223.367605</text:p>
              </table:table-cell>
              <table:table-cell office:value-type="float" office:value="439.19443">
                <text:p>439.19443</text:p>
              </table:table-cell>
              <table:table-cell office:value-type="float" office:value="188.623">
                <text:p>188.623</text:p>
              </table:table-cell>
              <table:table-cell office:value-type="float" office:value="252.655">
                <text:p>252.655</text:p>
              </table:table-cell>
              <table:table-cell office:value-type="float" office:value="171.3546">
                <text:p>171.3546</text:p>
              </table:table-cell>
              <table:table-cell office:value-type="float" office:value="170.57375">
                <text:p>170.57375</text:p>
              </table:table-cell>
              <table:table-cell office:value-type="float" office:value="135.9507">
                <text:p>135.9507</text:p>
              </table:table-cell>
              <table:table-cell office:value-type="float" office:value="179.4575">
                <text:p>179.457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37.052605">
                <text:p>237.052605</text:p>
              </table:table-cell>
              <table:table-cell office:value-type="float" office:value="469.64643">
                <text:p>469.64643</text:p>
              </table:table-cell>
              <table:table-cell office:value-type="float" office:value="198.03">
                <text:p>198.03</text:p>
              </table:table-cell>
              <table:table-cell office:value-type="float" office:value="268.065">
                <text:p>268.065</text:p>
              </table:table-cell>
              <table:table-cell office:value-type="float" office:value="179.6346">
                <text:p>179.6346</text:p>
              </table:table-cell>
              <table:table-cell office:value-type="float" office:value="179.72775">
                <text:p>179.72775</text:p>
              </table:table-cell>
              <table:table-cell office:value-type="float" office:value="142.7472">
                <text:p>142.7472</text:p>
              </table:table-cell>
              <table:table-cell office:value-type="float" office:value="188.784">
                <text:p>188.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